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799in" table:align="left" fo:background-color="#f9f9f9">
        <style:background-image/>
      </style:table-properties>
    </style:style>
    <style:style style:name="Table1.A" style:family="table-column">
      <style:table-column-properties style:column-width="6.5799in"/>
    </style:style>
    <style:style style:name="Table1.A1" style:family="table-cell">
      <style:table-cell-properties style:vertical-align="middle" fo:padding="0.0194in" fo:border="0.05pt solid #aaaaaa"/>
    </style:style>
    <style:style style:name="Table2" style:family="table">
      <style:table-properties style:width="5.4958in" table:align="left" fo:background-color="#f9f9f9">
        <style:background-image/>
      </style:table-properties>
    </style:style>
    <style:style style:name="Table2.A" style:family="table-column">
      <style:table-column-properties style:column-width="5.4958in"/>
    </style:style>
    <style:style style:name="Table2.A1" style:family="table-cell">
      <style:table-cell-properties style:vertical-align="middle" fo:padding="0.0194in" fo:border="0.05pt solid #aaaaaa"/>
    </style:style>
    <style:style style:name="Table3" style:family="table">
      <style:table-properties style:width="4.9451in" table:align="left" fo:background-color="#f9f9f9">
        <style:background-image/>
      </style:table-properties>
    </style:style>
    <style:style style:name="Table3.A" style:family="table-column">
      <style:table-column-properties style:column-width="4.9451in"/>
    </style:style>
    <style:style style:name="Table3.A1" style:family="table-cell">
      <style:table-cell-properties style:vertical-align="middle" fo:padding="0.0194in" fo:border="0.05pt solid #aaaaaa"/>
    </style:style>
    <style:style style:name="Table4" style:family="table">
      <style:table-properties style:width="5.9188in" table:align="left" fo:background-color="#f9f9f9">
        <style:background-image/>
      </style:table-properties>
    </style:style>
    <style:style style:name="Table4.A" style:family="table-column">
      <style:table-column-properties style:column-width="5.9188in"/>
    </style:style>
    <style:style style:name="Table4.A1" style:family="table-cell">
      <style:table-cell-properties style:vertical-align="middle" fo:padding="0.0194in" fo:border="0.05pt solid #aaaaaa"/>
    </style:style>
    <style:style style:name="Table5" style:family="table">
      <style:table-properties style:width="5.8486in" table:align="left" fo:background-color="#f9f9f9">
        <style:background-image/>
      </style:table-properties>
    </style:style>
    <style:style style:name="Table5.A" style:family="table-column">
      <style:table-column-properties style:column-width="5.8486in"/>
    </style:style>
    <style:style style:name="Table5.A1" style:family="table-cell">
      <style:table-cell-properties style:vertical-align="middle" fo:padding="0.0194in" fo:border="0.05pt solid #aaaaaa"/>
    </style:style>
    <style:style style:name="P1" style:family="paragraph" style:parent-style-name="Heading_20_3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style:line-height-at-least="0.25in" fo:orphans="2" fo:widows="2"/>
      <style:text-properties fo:font-variant="normal" fo:text-transform="none" fo:color="#000000" style:font-name="sans-serif" fo:font-size="12pt" fo:letter-spacing="normal" fo:font-style="normal" fo:font-weight="normal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able_20_Contents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00000" style:font-name="sans-serif" fo:font-size="12pt" fo:letter-spacing="normal" fo:font-style="normal" fo:font-weight="normal"/>
    </style:style>
    <style:style style:name="P7" style:family="paragraph" style:parent-style-name="Table_20_Contents">
      <style:paragraph-properties fo:margin-left="0in" fo:margin-right="0in" style:line-height-at-least="0.25in" fo:orphans="2" fo:widows="2" fo:text-indent="0in" style:auto-text-indent="false"/>
    </style:style>
    <style:style style:name="T1" style:family="text">
      <style:text-properties fo:color="#0b0080" style:text-underline-style="solid" style:text-underline-width="auto" style:text-underline-color="font-color"/>
    </style:style>
    <style:style style:name="T2" style:family="text">
      <style:text-properties fo:color="#0b0080" fo:font-size="15.75pt" style:text-underline-style="solid" style:text-underline-width="auto" style:text-underline-color="font-color" fo:font-weight="bold"/>
    </style:style>
    <style:style style:name="T3" style:family="text">
      <style:text-properties fo:color="#a55858" style:text-underline-style="solid" style:text-underline-width="auto" style:text-underline-color="font-color"/>
    </style:style>
    <style:style style:name="T4" style:family="text">
      <style:text-properties fo:color="#000000" fo:font-size="15.75pt" fo:font-weight="bold"/>
    </style:style>
    <style:style style:name="T5" style:family="text">
      <style:text-properties fo:font-variant="normal" fo:text-transform="none" fo:color="#0b0080" style:font-name="sans-serif" fo:font-size="12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s://en.wikipedia.org/wiki/User:Koavf"><text:span text:style-name="T1">Koavf</text:span></text:a></text:p>
          </table:table-cell>
        </table:table-row>
        <table:table-row>
          <table:table-cell table:style-name="Table1.A1" office:value-type="string">
            <text:p text:style-name="Table_20_Contents">Rich Farmbrough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aacstats"><text:span text:style-name="T1">Waacstat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arcat"><text:span text:style-name="T1">Bearca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jwilmsi"><text:span text:style-name="T1">Rjwilms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oohookitty"><text:span text:style-name="T1">Woohookitt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er_Amantio_di_Nicolao"><text:span text:style-name="T1">Ser Amantio di Nicola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mains"><text:span text:style-name="T1">Hmain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r._Blofeld"><text:span text:style-name="T1">Dr. Blofel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assedethe"><text:span text:style-name="T1">Tassedethe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D2412"><text:span text:style-name="T1">BD241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lansohn"><text:span text:style-name="T1">Alansoh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ourcelles"><text:span text:style-name="T1">Courcelle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gioladitis"><text:span text:style-name="T1">Magioladit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hisperToMe"><text:span text:style-name="T1">WhisperToM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fan00_IMG"><text:span text:style-name="T1">Sfan00 IM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arlossuarez46"><text:span text:style-name="T1">Carlossuarez4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llm06"><text:span text:style-name="T1">Jllm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rownHairedGirl"><text:span text:style-name="T1">BrownHairedGirl</text:span></text:a></text:p>
          </table:table-cell>
        </table:table-row>
        <table:table-row>
          <table:table-cell table:style-name="Table1.A1" office:value-type="string">
            <text:p text:style-name="Table_20_Contents">Kumioko (renamed)</text:p>
          </table:table-cell>
        </table:table-row>
        <table:table-row>
          <table:table-cell table:style-name="Table1.A1" office:value-type="string">
            <text:p text:style-name="Table_20_Contents">Skier Dud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OSlinker"><text:span text:style-name="T1">WOSlink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.delanoy"><text:span text:style-name="T1">J.delano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nyTheTiger"><text:span text:style-name="T1">TonyTheTig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terialscientist"><text:span text:style-name="T1">Materialscientis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ugnuts"><text:span text:style-name="T1">Lugnuts</text:span></text:a></text:p>
          </table:table-cell>
        </table:table-row>
        <table:table-row>
          <table:table-cell table:style-name="Table1.A1" office:value-type="string">
            <text:p text:style-name="Table_20_Contents">Epbr123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wamikagami"><text:span text:style-name="T1">Kwamikagam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gwhite"><text:span text:style-name="T1">Bgwhit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arles_Matthews"><text:span text:style-name="T1">Charles Matthew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%27n%27B"><text:span text:style-name="T1">R'n'B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ris_the_speller"><text:span text:style-name="T1">Chris the spell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ene93k"><text:span text:style-name="T1">Gene93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ndarax"><text:span text:style-name="T1">Mandarax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egaswikian"><text:span text:style-name="T1">Vegaswiki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im!"><text:span text:style-name="T1">Tim!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est.andrew.g"><text:span text:style-name="T1">West.andrew.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hn_of_Reading"><text:span text:style-name="T1">John of Reading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Tide_rolls"><text:span text:style-name="T1">Tide roll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ugo999"><text:span text:style-name="T1">Hugo99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enPoundHammer"><text:span text:style-name="T1">TenPoundHamm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hnpacklambert"><text:span text:style-name="T1">Johnpacklamber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yttend"><text:span text:style-name="T1">Nytten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awlinWiki"><text:span text:style-name="T1">NawlinWik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olonies_Chris"><text:span text:style-name="T1">Colonies Chr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hadani"><text:span text:style-name="T1">Bhadan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izardman"><text:span text:style-name="T1">Wizardm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utness"><text:span text:style-name="T1">Grutness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snow"><text:span text:style-name="T1">Ksnow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hconfucius"><text:span text:style-name="T1">Ohconfuci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rmbrust"><text:span text:style-name="T1">Armbrus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yulong"><text:span text:style-name="T1">Ryulo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ortdj33"><text:span text:style-name="T1">Fortdj3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boutmovies"><text:span text:style-name="T1">Aboutmovie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le_Arnett"><text:span text:style-name="T1">Dale Arnet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bachmann"><text:span text:style-name="T1">Dbachman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risGualtieri"><text:span text:style-name="T1">ChrisGualtier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chael_Hardy"><text:span text:style-name="T1">Michael Hard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iscospinster"><text:span text:style-name="T1">Discospinst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nder235"><text:span text:style-name="T1">Bender23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ZMcBride"><text:span text:style-name="T1">MZMcBride</text:span></text:a></text:p>
          </table:table-cell>
        </table:table-row>
        <table:table-row>
          <table:table-cell table:style-name="Table1.A1" office:value-type="string">
            <text:p text:style-name="Table_20_Contents">The Thing That Should Not B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ER-C"><text:span text:style-name="T1">MER-C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uigeroeland"><text:span text:style-name="T1">Ruigeroelan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oingBatty"><text:span text:style-name="T1">GoingBatty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eith_D"><text:span text:style-name="T1">Keith D</text:span></text:a></text:p>
          </table:table-cell>
        </table:table-row>
        <table:table-row>
          <table:table-cell table:style-name="Table1.A1" office:value-type="string">
            <text:p text:style-name="Table_20_Contents">Arcadian</text:p>
          </table:table-cell>
        </table:table-row>
        <table:table-row>
          <table:table-cell table:style-name="Table1.A1" office:value-type="string">
            <text:p text:style-name="Table_20_Contents">Darius Dhlom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hn_Carter"><text:span text:style-name="T1">John Cart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bhotch"><text:span text:style-name="T1">Tbhotc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helfSkewed"><text:span text:style-name="T1">ShelfSkewe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abletop"><text:span text:style-name="T1">Tableto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emonitis"><text:span text:style-name="T1">Stemonitis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irt"><text:span text:style-name="T1">Cir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ettetast"><text:span text:style-name="T1">Rettetast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Gogo_Dodo"><text:span text:style-name="T1">Gogo Dod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byabe"><text:span text:style-name="T1">Ebyab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iotrus"><text:span text:style-name="T1">Piotr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ram"><text:span text:style-name="T1">Fra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rek69"><text:span text:style-name="T1">Marek69</text:span></text:a></text:p>
          </table:table-cell>
        </table:table-row>
        <table:table-row>
          <table:table-cell table:style-name="Table1.A1" office:value-type="string">
            <text:p text:style-name="Table_20_Contents">Lightmous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wynn"><text:span text:style-name="T1">Dawyn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ndyGeorgia"><text:span text:style-name="T1">SandyGeorgia</text:span></text:a></text:p>
          </table:table-cell>
        </table:table-row>
        <table:table-row>
          <table:table-cell table:style-name="Table1.A1" office:value-type="string">
            <text:p text:style-name="Table_20_Contents">Malleus Fatuoru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2"><text:span text:style-name="T1">NE2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ichard_Arthur_Norton_(1958-_)"><text:span text:style-name="T1">Richard Arthur Norton (1958- )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zhiki"><text:span text:style-name="T1">Ezhik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lastikspork"><text:span text:style-name="T1">Plastikspor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avonian"><text:span text:style-name="T1">Favoni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hn"><text:span text:style-name="T1">Joh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intetsubuffalo"><text:span text:style-name="T1">Kintetsubuffal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losedmouth"><text:span text:style-name="T1">Closedmou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oleyn"><text:span text:style-name="T1">Boleyn</text:span></text:a></text:p>
          </table:table-cell>
        </table:table-row>
        <table:table-row>
          <table:table-cell table:style-name="Table1.A1" office:value-type="string">
            <text:p text:style-name="Table_20_Contents">Longhair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ahamHardy"><text:span text:style-name="T1">GrahamHard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laffs"><text:span text:style-name="T1">Mlaff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ustAGal"><text:span text:style-name="T1">JustAGa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hnoitsjamie"><text:span text:style-name="T1">Ohnoitsjami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lu"><text:span text:style-name="T1">Nlu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rtarius"><text:span text:style-name="T1">Martari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hazar2"><text:span text:style-name="T1">Khazar2</text:span></text:a></text:p>
          </table:table-cell>
        </table:table-row>
        <table:table-row>
          <table:table-cell table:style-name="Table1.A1" office:value-type="string">
            <text:p text:style-name="Table_20_Contents">Alan Lieft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orthamerica1000"><text:span text:style-name="T1">Northamerica100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rietjes"><text:span text:style-name="T1">Frietje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rmies"><text:span text:style-name="T1">Drmies</text:span></text:a></text:p>
          </table:table-cell>
        </table:table-row>
        <table:table-row>
          <table:table-cell table:style-name="Table1.A1" office:value-type="string">
            <text:p text:style-name="Table_20_Contents">Badagnan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uaidh"><text:span text:style-name="T1">Buaidh</text:span></text:a></text:p>
          </table:table-cell>
        </table:table-row>
        <table:table-row>
          <table:table-cell table:style-name="Table1.A1" office:value-type="string">
            <text:p text:style-name="Table_20_Contents">OOODD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elix"><text:span text:style-name="T1">Neelix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egorB"><text:span text:style-name="T1">GregorB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veryking"><text:span text:style-name="T1">Everyki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rwinek"><text:span text:style-name="T1">Darwine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lcolma"><text:span text:style-name="T1">Malcolma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GoodDa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erldwayd"><text:span text:style-name="T1">Werldway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rkussep"><text:span text:style-name="T1">Markusse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ttilios"><text:span text:style-name="T1">Attilio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j98"><text:span text:style-name="T1">Jj9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ll_Hallow%27s_Wraith"><text:span text:style-name="T1">All Hallow's Wrai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etstra"><text:span text:style-name="T1">Beetstr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limVirgin"><text:span text:style-name="T1">SlimVirgi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_Anome"><text:span text:style-name="T1">The Anom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aius_Cornelius"><text:span text:style-name="T1">Gaius Corneli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s-wolves"><text:span text:style-name="T1">Cs-wolve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xcirial"><text:span text:style-name="T1">Exciria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jroots"><text:span text:style-name="T1">Mjroot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spects"><text:span text:style-name="T1">Aspects</text:span></text:a></text:p>
          </table:table-cell>
        </table:table-row>
        <table:table-row>
          <table:table-cell table:style-name="Table1.A1" office:value-type="string">
            <text:p text:style-name="Table_20_Contents">Hydrogen Iodide</text:p>
          </table:table-cell>
        </table:table-row>
        <table:table-row>
          <table:table-cell table:style-name="Table1.A1" office:value-type="string">
            <text:p text:style-name="Table_20_Contents">Klemen Kocjancic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evero"><text:span text:style-name="T1">Sever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kabhishek"><text:span text:style-name="T1">Ekabhishe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bdank71"><text:span text:style-name="T1">Kbdank7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wmoll3"><text:span text:style-name="T1">Bwmoll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iriditas"><text:span text:style-name="T1">Viridita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ttythewhite"><text:span text:style-name="T1">Mattythewhit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eekster"><text:span text:style-name="T1">Eeekst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imadick"><text:span text:style-name="T1">Dimadic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vansen"><text:span text:style-name="T1">Jevans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atharineamy"><text:span text:style-name="T1">Katharineam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imrollpickering"><text:span text:style-name="T1">Timrollpickeri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Ulric1313"><text:span text:style-name="T1">Ulric13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ante4"><text:span text:style-name="T1">Kante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smith"><text:span text:style-name="T1">Vsmi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ddyseagoon"><text:span text:style-name="T1">Neddyseago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winsMetsFan"><text:span text:style-name="T1">TwinsMetsF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ildCherry06"><text:span text:style-name="T1">WildCherry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croterion"><text:span text:style-name="T1">Acroteri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hnbod"><text:span text:style-name="T1">Johnbo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onriddengirl"><text:span text:style-name="T1">Moonriddengir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unandtrvl"><text:span text:style-name="T1">Funandtrv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dgar181"><text:span text:style-name="T1">Edgar18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l2000"><text:span text:style-name="T1">Dl200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ongwarrior"><text:span text:style-name="T1">Bongwarrior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/index.php?title=User:Starcheerspeaksnewslostwars&amp;action=edit&amp;redlink=1"><text:span text:style-name="T3">Starcheerspeaksnewslostwars</text:span></text:a></text:p>
          </table:table-cell>
        </table:table-row>
        <table:table-row>
          <table:table-cell table:style-name="Table1.A1" office:value-type="string">
            <text:p text:style-name="Table_20_Contents">Fabrictram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ormskirk"><text:span text:style-name="T1">Dormskir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iantSnowman"><text:span text:style-name="T1">GiantSnowm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uliancolton"><text:span text:style-name="T1">Juliancolt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ichhoncho"><text:span text:style-name="T1">Richhonch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GG"><text:span text:style-name="T1">DG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emoneProjectors"><text:span text:style-name="T1">AnemoneProjector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peefleche"><text:span text:style-name="T1">Epeeflech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weiss11"><text:span text:style-name="T1">Jweiss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thomsen8"><text:span text:style-name="T1">Dthomsen8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Rodhullandemu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thony_Appleyard"><text:span text:style-name="T1">Anthony Appleyar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rcla2"><text:span text:style-name="T1">Jrcla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eadbomb"><text:span text:style-name="T1">Headbomb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lambo"><text:span text:style-name="T1">Slamb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uboshgu"><text:span text:style-name="T1">Muboshgu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asliber"><text:span text:style-name="T1">Caslib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obo192"><text:span text:style-name="T1">Bobo19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ahamec"><text:span text:style-name="T1">Grahamec</text:span></text:a></text:p>
          </table:table-cell>
        </table:table-row>
        <table:table-row>
          <table:table-cell table:style-name="Table1.A1" office:value-type="string">
            <text:p text:style-name="Table_20_Contents">Will Bebac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nhjones"><text:span text:style-name="T1">Ronhjone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e_Epsilon"><text:span text:style-name="T1">Moe Epsil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eszek_Jańczuk"><text:span text:style-name="T1">Leszek Jańczu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ound_Zero"><text:span text:style-name="T1">Ground Zer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niel_Case"><text:span text:style-name="T1">Daniel Cas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tthew_hk"><text:span text:style-name="T1">Matthew h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konrad"><text:span text:style-name="T1">Bkonrad</text:span></text:a></text:p>
          </table:table-cell>
        </table:table-row>
        <table:table-row>
          <table:table-cell table:style-name="Table1.A1" office:value-type="string">
            <text:p text:style-name="Table_20_Contents">Gurch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ackofOz"><text:span text:style-name="T1">JackofO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hoerstemeier"><text:span text:style-name="T1">Ahoerstemei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vid_Gerard"><text:span text:style-name="T1">David Gerard</text:span></text:a></text:p>
          </table:table-cell>
        </table:table-row>
        <table:table-row>
          <table:table-cell table:style-name="Table1.A1" office:value-type="string">
            <text:p text:style-name="Table_20_Contents">Jayjg</text:p>
          </table:table-cell>
        </table:table-row>
        <table:table-row>
          <table:table-cell table:style-name="Table1.A1" office:value-type="string">
            <text:p text:style-name="Table_20_Contents">JForg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oncram"><text:span text:style-name="T1">Doncra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umperward"><text:span text:style-name="T1">Thumperward</text:span></text:a></text:p>
          </table:table-cell>
        </table:table-row>
        <table:table-row>
          <table:table-cell table:style-name="Table1.A1" office:value-type="string">
            <text:p text:style-name="Table_20_Contents">WikHead</text:p>
          </table:table-cell>
        </table:table-row>
        <table:table-row>
          <table:table-cell table:style-name="Table1.A1" office:value-type="string">
            <text:p text:style-name="Table_20_Contents">AnmaFinoter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anheigeorge"><text:span text:style-name="T1">Chanheigeorge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Djln"><text:span text:style-name="T1">Djl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igsonthewing"><text:span text:style-name="T1">Pigsonthewi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ovineboy2008"><text:span text:style-name="T1">Bovineboy200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eeJay2K3"><text:span text:style-name="T1">PeeJay2K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ereSpielChequers"><text:span text:style-name="T1">WereSpielChequers</text:span></text:a></text:p>
          </table:table-cell>
        </table:table-row>
        <table:table-row>
          <table:table-cell table:style-name="Table1.A1" office:value-type="string">
            <text:p text:style-name="Table_20_Contents">TheFarix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_Bushranger"><text:span text:style-name="T1">The Bushrang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illy_Hathorn"><text:span text:style-name="T1">Billy Hathor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Bisanz"><text:span text:style-name="T1">MBisanz</text:span></text:a></text:p>
          </table:table-cell>
        </table:table-row>
        <table:table-row>
          <table:table-cell table:style-name="Table1.A1" office:value-type="string">
            <text:p text:style-name="Table_20_Contents">Jaraalbe</text:p>
          </table:table-cell>
        </table:table-row>
        <table:table-row>
          <table:table-cell table:style-name="Table1.A1" office:value-type="string">
            <text:p text:style-name="Table_20_Contents">TexasAndroi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imonP"><text:span text:style-name="T1">Simon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naldB"><text:span text:style-name="T1">RonaldB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jsasso"><text:span text:style-name="T1">Djsasso</text:span></text:a></text:p>
          </table:table-cell>
        </table:table-row>
        <table:table-row>
          <table:table-cell table:style-name="Table1.A1" office:value-type="string">
            <text:p text:style-name="Table_20_Contents">TMC1982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ndmatrix"><text:span text:style-name="T1">Mindmatrix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ewapack"><text:span text:style-name="T1">Tewapac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illiam"><text:span text:style-name="T1">Gillia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ougweller"><text:span text:style-name="T1">Dougwell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aham87"><text:span text:style-name="T1">Graham8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Zzyzx11"><text:span text:style-name="T1">Zzyzx1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bertgreer"><text:span text:style-name="T1">Robertgre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yumashu"><text:span text:style-name="T1">Mayumashu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Quadell"><text:span text:style-name="T1">Quadell</text:span></text:a></text:p>
          </table:table-cell>
        </table:table-row>
        <table:table-row>
          <table:table-cell table:style-name="Table1.A1" office:value-type="string">
            <text:p text:style-name="Table_20_Contents">Can't sleep, clown will eat m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iruitorul"><text:span text:style-name="T1">Biruitoru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.Fred"><text:span text:style-name="T1">C.Fre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ld_Bill_Hiccup"><text:span text:style-name="T1">Mild Bill Hiccu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ary_King"><text:span text:style-name="T1">Gary King</text:span></text:a></text:p>
          </table:table-cell>
        </table:table-row>
        <table:table-row>
          <table:table-cell table:style-name="Table1.A1" office:value-type="string">
            <text:p text:style-name="Table_20_Contents">Sardanaphalu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adfium"><text:span text:style-name="T1">Gadfium</text:span></text:a></text:p>
          </table:table-cell>
        </table:table-row>
        <table:table-row>
          <table:table-cell table:style-name="Table1.A1" office:value-type="string">
            <text:p text:style-name="Table_20_Contents">Mais oui!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_Rambling_Man"><text:span text:style-name="T1">The Rambling M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tandrus"><text:span text:style-name="T1">Antandr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_Milburn"><text:span text:style-name="T1">J Milbur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im1138"><text:span text:style-name="T1">Jim113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silvers"><text:span text:style-name="T1">Ssilver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nTD"><text:span text:style-name="T1">DanT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inksternet"><text:span text:style-name="T1">Binksterne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rident13"><text:span text:style-name="T1">Trident13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Monegasq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eb"><text:span text:style-name="T1">Deb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elix_Folio_Secundus"><text:span text:style-name="T1">Felix Folio Secund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roll"><text:span text:style-name="T1">Drol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ny1"><text:span text:style-name="T1">Tony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hnCD"><text:span text:style-name="T1">JohnC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itush"><text:span text:style-name="T1">Situs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rkwells"><text:span text:style-name="T1">Parkwells</text:span></text:a></text:p>
          </table:table-cell>
        </table:table-row>
        <table:table-row>
          <table:table-cell table:style-name="Table1.A1" office:value-type="string">
            <text:p text:style-name="Table_20_Contents">Nono64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Ukexpat"><text:span text:style-name="T1">Ukexpat</text:span></text:a></text:p>
          </table:table-cell>
        </table:table-row>
        <table:table-row>
          <table:table-cell table:style-name="Table1.A1" office:value-type="string">
            <text:p text:style-name="Table_20_Contents">Joseph Solis in Australia</text:p>
          </table:table-cell>
        </table:table-row>
        <table:table-row>
          <table:table-cell table:style-name="Table1.A1" office:value-type="string">
            <text:p text:style-name="Table_20_Contents">SchuminWeb</text:p>
          </table:table-cell>
        </table:table-row>
        <table:table-row>
          <table:table-cell table:style-name="Table1.A1" office:value-type="string">
            <text:p text:style-name="Table_20_Contents">Bryan Derkse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calamari"><text:span text:style-name="T1">Acalamari</text:span></text:a></text:p>
          </table:table-cell>
        </table:table-row>
        <table:table-row>
          <table:table-cell table:style-name="Table1.A1" office:value-type="string">
            <text:p text:style-name="Table_20_Contents">Gwernol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ussieLegend"><text:span text:style-name="T1">AussieLegen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utrality"><text:span text:style-name="T1">Neutralit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inethicket"><text:span text:style-name="T1">Pinethicket</text:span></text:a></text:p>
          </table:table-cell>
        </table:table-row>
        <table:table-row>
          <table:table-cell table:style-name="Table1.A1" office:value-type="string">
            <text:p text:style-name="Table_20_Contents">JaG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ocu"><text:span text:style-name="T1">Docu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livier"><text:span text:style-name="T1">Olivier</text:span></text:a></text:p>
          </table:table-cell>
        </table:table-row>
        <table:table-row>
          <table:table-cell table:style-name="Table1.A1" office:value-type="string">
            <text:p text:style-name="Table_20_Contents">TJ Spyke</text:p>
          </table:table-cell>
        </table:table-row>
        <table:table-row>
          <table:table-cell table:style-name="Table1.A1" office:value-type="string">
            <text:p text:style-name="Table_20_Contents">Rlevs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morrison230582"><text:span text:style-name="T1">Jmorrison23058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alliopejen1"><text:span text:style-name="T1">Calliopejen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nowmanradio"><text:span text:style-name="T1">Snowmanradio</text:span></text:a></text:p>
          </table:table-cell>
        </table:table-row>
        <table:table-row>
          <table:table-cell table:style-name="Table1.A1" office:value-type="string">
            <text:p text:style-name="Table_20_Contents">Greyhoo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amesBWatson"><text:span text:style-name="T1">JamesBWats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ff_G."><text:span text:style-name="T1">Jeff G.</text:span></text:a></text:p>
          </table:table-cell>
        </table:table-row>
        <table:table-row>
          <table:table-cell table:style-name="Table1.A1" office:value-type="string">
            <text:p text:style-name="Table_20_Contents">Hu12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ihonjoe"><text:span text:style-name="T1">Nihonjo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im_Sweeney"><text:span text:style-name="T1">Jim Sween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ord_Cornwallis"><text:span text:style-name="T1">Lord Cornwallis</text:span></text:a></text:p>
          </table:table-cell>
        </table:table-row>
        <table:table-row>
          <table:table-cell table:style-name="Table1.A1" office:value-type="string">
            <text:p text:style-name="Table_20_Contents">RJHall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eno25"><text:span text:style-name="T1">Meno2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uru"><text:span text:style-name="T1">Kuru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yacinth"><text:span text:style-name="T1">Hyacin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hunt"><text:span text:style-name="T1">Ahu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RSC"><text:span text:style-name="T1">MRSC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tuSuro"><text:span text:style-name="T1">SatuSuro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RHaworth"><text:span text:style-name="T1">RHawor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04n"><text:span text:style-name="T1">J04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ene_Nygaard"><text:span text:style-name="T1">Gene Nygaar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QuasyBoy"><text:span text:style-name="T1">QuasyBo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adioFan"><text:span text:style-name="T1">RadioF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lavat"><text:span text:style-name="T1">Salava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Xezbeth"><text:span text:style-name="T1">Xezbe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_Greb"><text:span text:style-name="T1">J Greb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knight94"><text:span text:style-name="T1">Wknight9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uhandes"><text:span text:style-name="T1">Muhande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zumanga1"><text:span text:style-name="T1">Azumanga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larityfiend"><text:span text:style-name="T1">Clarityfiend</text:span></text:a></text:p>
          </table:table-cell>
        </table:table-row>
        <table:table-row>
          <table:table-cell table:style-name="Table1.A1" office:value-type="string">
            <text:p text:style-name="Table_20_Contents">Xen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FD"><text:span text:style-name="T1">RF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erHexer"><text:span text:style-name="T1">DerHexer</text:span></text:a></text:p>
          </table:table-cell>
        </table:table-row>
        <table:table-row>
          <table:table-cell table:style-name="Table1.A1" office:value-type="string">
            <text:p text:style-name="Table_20_Contents">Jagged 85</text:p>
          </table:table-cell>
        </table:table-row>
        <table:table-row>
          <table:table-cell table:style-name="Table1.A1" office:value-type="string">
            <text:p text:style-name="Table_20_Contents">UtherSR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Zzuuzz"><text:span text:style-name="T1">Zzuuzz</text:span></text:a></text:p>
          </table:table-cell>
        </table:table-row>
        <table:table-row>
          <table:table-cell table:style-name="Table1.A1" office:value-type="string">
            <text:p text:style-name="Table_20_Contents">Guillaume2303</text:p>
          </table:table-cell>
        </table:table-row>
        <table:table-row>
          <table:table-cell table:style-name="Table1.A1" office:value-type="string">
            <text:p text:style-name="Table_20_Contents">Zombie433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YUL89YYZ"><text:span text:style-name="T1">YUL89YY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un_Creator"><text:span text:style-name="T1">Sun Creato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y"><text:span text:style-name="T1">Jo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nlayson"><text:span text:style-name="T1">Fnlays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lanchardb"><text:span text:style-name="T1">Blanchardb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eschichte"><text:span text:style-name="T1">Geschicht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ke_Selinker"><text:span text:style-name="T1">Mike Selink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lasticspork"><text:span text:style-name="T1">Plasticspork</text:span></text:a></text:p>
          </table:table-cell>
        </table:table-row>
        <table:table-row>
          <table:table-cell table:style-name="Table1.A1" office:value-type="string">
            <text:p text:style-name="Table_20_Contents">Betacomman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lexf"><text:span text:style-name="T1">Alexf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ric444"><text:span text:style-name="T1">Eric44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anne_boleyn"><text:span text:style-name="T1">Jeanne boley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schen7754"><text:span text:style-name="T1">Rschen775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reybien"><text:span text:style-name="T1">Treybi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rahStierch"><text:span text:style-name="T1">SarahStierc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ightscream"><text:span text:style-name="T1">Nightscream</text:span></text:a></text:p>
          </table:table-cell>
        </table:table-row>
        <table:table-row>
          <table:table-cell table:style-name="Table1.A1" office:value-type="string">
            <text:p text:style-name="Table_20_Contents">YellowMonke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elsh"><text:span text:style-name="T1">Wels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plakidas"><text:span text:style-name="T1">Cplakida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gr"><text:span text:style-name="T1">Angr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etman"><text:span text:style-name="T1">Wetm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ehwalt"><text:span text:style-name="T1">Wehwalt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ddst1"><text:span text:style-name="T1">Toddst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vicennasis"><text:span text:style-name="T1">Avicennas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aseball_Bugs"><text:span text:style-name="T1">Baseball Bug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rangemike"><text:span text:style-name="T1">Orangemik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iceguyedc"><text:span text:style-name="T1">Niceguyedc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ravecky"><text:span text:style-name="T1">Draveck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en_Gallager"><text:span text:style-name="T1">Ken Gallag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Infrogmation"><text:span text:style-name="T1">Infrogmati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evinalewis"><text:span text:style-name="T1">Kevinalew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rthur_Rubin"><text:span text:style-name="T1">Arthur Rubi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lborneOne"><text:span text:style-name="T1">MilborneOn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egbard"><text:span text:style-name="T1">Gregbard</text:span></text:a></text:p>
          </table:table-cell>
        </table:table-row>
        <table:table-row>
          <table:table-cell table:style-name="Table1.A1" office:value-type="string">
            <text:p text:style-name="Table_20_Contents">Ckatz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imfbleak"><text:span text:style-name="T1">Jimfbleak</text:span></text:a></text:p>
          </table:table-cell>
        </table:table-row>
        <table:table-row>
          <table:table-cell table:style-name="Table1.A1" office:value-type="string">
            <text:p text:style-name="Table_20_Contents">Borgard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eter_I._Vardy"><text:span text:style-name="T1">Peter I. Vard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edrose64"><text:span text:style-name="T1">Redrose6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Anselm"><text:span text:style-name="T1">StAnsel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dernist"><text:span text:style-name="T1">Modernis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mabel"><text:span text:style-name="T1">Jmabe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H85868993"><text:span text:style-name="T1">DH8586899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hrams2020"><text:span text:style-name="T1">Nehrams20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_Transhumanist"><text:span text:style-name="T1">The Transhumanis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Anthony"><text:span text:style-name="T1">TAnthon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uclearWarfare"><text:span text:style-name="T1">NuclearWarfare</text:span></text:a></text:p>
          </table:table-cell>
        </table:table-row>
        <table:table-row>
          <table:table-cell table:style-name="Table1.A1" office:value-type="string">
            <text:p text:style-name="Table_20_Contents">Ttonyb1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Zagalejo"><text:span text:style-name="T1">Zagalej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yond_My_Ken"><text:span text:style-name="T1">Beyond My K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VnayR"><text:span text:style-name="T1">GVnay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edWolf"><text:span text:style-name="T1">RedWolf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hirlandajo"><text:span text:style-name="T1">Ghirlandaj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Utcursch"><text:span text:style-name="T1">Utcursc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gDel"><text:span text:style-name="T1">RogDe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hadowjams"><text:span text:style-name="T1">Shadowjam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enebrae"><text:span text:style-name="T1">Tenebrae</text:span></text:a></text:p>
          </table:table-cell>
        </table:table-row>
        <table:table-row>
          <table:table-cell table:style-name="Table1.A1" office:value-type="string">
            <text:p text:style-name="Table_20_Contents">Acntx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SMcCandlish"><text:span text:style-name="T1">SMcCandlish</text:span></text:a></text:p>
          </table:table-cell>
        </table:table-row>
        <table:table-row>
          <table:table-cell table:style-name="Table1.A1" office:value-type="string">
            <text:p text:style-name="Table_20_Contents">Off2riorob</text:p>
          </table:table-cell>
        </table:table-row>
        <table:table-row>
          <table:table-cell table:style-name="Table1.A1" office:value-type="string">
            <text:p text:style-name="Table_20_Contents">Bellhall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rusoe8181"><text:span text:style-name="T1">Crusoe8181</text:span></text:a></text:p>
          </table:table-cell>
        </table:table-row>
        <table:table-row>
          <table:table-cell table:style-name="Table1.A1" office:value-type="string">
            <text:p text:style-name="Table_20_Contents">Oxymoron83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mh649"><text:span text:style-name="T1">Jmh64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alcon8765"><text:span text:style-name="T1">Falcon8765</text:span></text:a></text:p>
          </table:table-cell>
        </table:table-row>
        <table:table-row>
          <table:table-cell table:style-name="Table1.A1" office:value-type="string">
            <text:p text:style-name="Table_20_Contents">Tony Sidaway</text:p>
          </table:table-cell>
        </table:table-row>
        <table:table-row>
          <table:table-cell table:style-name="Table1.A1" office:value-type="string">
            <text:p text:style-name="Table_20_Contents">VanishedUserABC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iciVampireHeart"><text:span text:style-name="T1">NiciVampireHear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erek_R_Bullamore"><text:span text:style-name="T1">Derek R Bullamor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eanorStar7"><text:span text:style-name="T1">FeanorStar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wnseeker2000"><text:span text:style-name="T1">Dawnseeker200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KT"><text:span text:style-name="T1">PK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ussavia"><text:span text:style-name="T1">Russavi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ms125a@hotmail.com"><text:span text:style-name="T1">Rms125a@hotmail.co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epheng3"><text:span text:style-name="T1">Stepheng3</text:span></text:a></text:p>
          </table:table-cell>
        </table:table-row>
        <table:table-row>
          <table:table-cell table:style-name="Table1.A1" office:value-type="string">
            <text:p text:style-name="Table_20_Contents">Mattiss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rdfern"><text:span text:style-name="T1">Ardfer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hn"><text:span text:style-name="T1">Dah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aldgyth"><text:span text:style-name="T1">Ealdgy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BS"><text:span text:style-name="T1">PB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owcheng"><text:span text:style-name="T1">Howche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avelength"><text:span text:style-name="T1">Waveleng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astlaw"><text:span text:style-name="T1">Eastlaw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bl62"><text:span text:style-name="T1">Cbl6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v"><text:span text:style-name="T1">Mav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lovedfreak"><text:span text:style-name="T1">Belovedfrea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amiba"><text:span text:style-name="T1">Namib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ernel_Saunters"><text:span text:style-name="T1">Kernel Saunter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æ"><text:span text:style-name="T1">Fæ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hilip_Trueman"><text:span text:style-name="T1">Philip Truem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n_Ritzman"><text:span text:style-name="T1">Ron Ritzman</text:span></text:a></text:p>
          </table:table-cell>
        </table:table-row>
        <table:table-row>
          <table:table-cell table:style-name="Table1.A1" office:value-type="string">
            <text:p text:style-name="Table_20_Contents">Icairn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ightstallion"><text:span text:style-name="T1">Nightstalli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uhachi"><text:span text:style-name="T1">Juhach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arofdreams"><text:span text:style-name="T1">Warofdream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ikipelli"><text:span text:style-name="T1">Wikipell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leinzach"><text:span text:style-name="T1">Kleinzach</text:span></text:a></text:p>
          </table:table-cell>
        </table:table-row>
        <table:table-row>
          <table:table-cell table:style-name="Table1.A1" office:value-type="string">
            <text:p text:style-name="Table_20_Contents">Pats1</text:p>
          </table:table-cell>
        </table:table-row>
        <text:soft-page-break/>
        <table:table-row>
          <table:table-cell table:style-name="Table1.A1" office:value-type="string">
            <text:p text:style-name="Table_20_Contents">Kumiok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hilKnight"><text:span text:style-name="T1">PhilKnigh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nappy"><text:span text:style-name="T1">Snapp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bofish"><text:span text:style-name="T1">Robofis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emonic_Kangaroo"><text:span text:style-name="T1">Daemonic Kangaro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ibson_Flying_V"><text:span text:style-name="T1">Gibson Flying V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ownload"><text:span text:style-name="T1">Downloa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Invertzoo"><text:span text:style-name="T1">Invertzo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lways_Learning"><text:span text:style-name="T1">Always Learning</text:span></text:a></text:p>
          </table:table-cell>
        </table:table-row>
        <table:table-row>
          <table:table-cell table:style-name="Table1.A1" office:value-type="string">
            <text:p text:style-name="Table_20_Contents">Explici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lik_Shabazz"><text:span text:style-name="T1">Malik Shabaz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_wub"><text:span text:style-name="T1">The wub</text:span></text:a></text:p>
          </table:table-cell>
        </table:table-row>
        <table:table-row>
          <table:table-cell table:style-name="Table1.A1" office:value-type="string">
            <text:p text:style-name="Table_20_Contents">AnnaKucsma</text:p>
          </table:table-cell>
        </table:table-row>
        <table:table-row>
          <table:table-cell table:style-name="Table1.A1" office:value-type="string">
            <text:p text:style-name="Table_20_Contents">SPU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jensen"><text:span text:style-name="T1">Rjens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orgQueen"><text:span text:style-name="T1">BorgQue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hawn_in_Montreal"><text:span text:style-name="T1">Shawn in Montrea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hyamsunder"><text:span text:style-name="T1">Shyamsund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n56"><text:span text:style-name="T1">Dan5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mD"><text:span text:style-name="T1">Pam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lyer22"><text:span text:style-name="T1">Flyer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ockley"><text:span text:style-name="T1">Lockl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ysmorodrepanis"><text:span text:style-name="T1">Dysmorodrepan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olar-Wind"><text:span text:style-name="T1">Solar-Win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inton5"><text:span text:style-name="T1">Tinton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revor_MacInnis"><text:span text:style-name="T1">Trevor MacInn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kookum1"><text:span text:style-name="T1">Skookum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w2censor"><text:span text:style-name="T1">Ww2censo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Skog"><text:span text:style-name="T1">ESko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untof6"><text:span text:style-name="T1">Auntof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nz"><text:span text:style-name="T1">Ron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ick_Number"><text:span text:style-name="T1">Nick Numb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ilCat"><text:span text:style-name="T1">BilCa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siestep"><text:span text:style-name="T1">Rosieste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ostdlf"><text:span text:style-name="T1">Postdlf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fdwolff"><text:span text:style-name="T1">Jfdwolff</text:span></text:a></text:p>
          </table:table-cell>
        </table:table-row>
        <table:table-row>
          <table:table-cell table:style-name="Table1.A1" office:value-type="string">
            <text:p text:style-name="Table_20_Contents">Firsfr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v8200p"><text:span text:style-name="T1">Nv8200p</text:span></text:a></text:p>
          </table:table-cell>
        </table:table-row>
        <table:table-row>
          <table:table-cell table:style-name="Table1.A1" office:value-type="string">
            <text:p text:style-name="Table_20_Contents">Merent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agel"><text:span text:style-name="T1">Beagel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Diannaa"><text:span text:style-name="T1">Dianna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drwsc"><text:span text:style-name="T1">Andrwsc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aymond_Cruise"><text:span text:style-name="T1">Raymond Cruise</text:span></text:a></text:p>
          </table:table-cell>
        </table:table-row>
        <table:table-row>
          <table:table-cell table:style-name="Table1.A1" office:value-type="string">
            <text:p text:style-name="Table_20_Contents">Joss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-5-"><text:span text:style-name="T1">-5-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IZAK"><text:span text:style-name="T1">IZA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ebresser"><text:span text:style-name="T1">Debress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tr101"><text:span text:style-name="T1">Ktr101</text:span></text:a></text:p>
          </table:table-cell>
        </table:table-row>
        <table:table-row>
          <table:table-cell table:style-name="Table1.A1" office:value-type="string">
            <text:p text:style-name="Table_20_Contents">MBK004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eo_Swan"><text:span text:style-name="T1">Geo Swan</text:span></text:a></text:p>
          </table:table-cell>
        </table:table-row>
        <table:table-row>
          <table:table-cell table:style-name="Table1.A1" office:value-type="string">
            <text:p text:style-name="Table_20_Contents">The Rogue Pengui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Macks"><text:span text:style-name="T1">DMack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ddayexpress"><text:span text:style-name="T1">Middayexpress</text:span></text:a></text:p>
          </table:table-cell>
        </table:table-row>
        <table:table-row>
          <table:table-cell table:style-name="Table1.A1" office:value-type="string">
            <text:p text:style-name="Table_20_Contents">Useight</text:p>
          </table:table-cell>
        </table:table-row>
        <table:table-row>
          <table:table-cell table:style-name="Table1.A1" office:value-type="string">
            <text:p text:style-name="Table_20_Contents">Khoikho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WGB"><text:span text:style-name="T1">WWGB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ifle"><text:span text:style-name="T1">Stifl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sterBee1966"><text:span text:style-name="T1">MisterBee196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Ironholds"><text:span text:style-name="T1">Ironhold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udesleeper"><text:span text:style-name="T1">Dudesleep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dads"><text:span text:style-name="T1">Sadad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ww"><text:span text:style-name="T1">Kww</text:span></text:a></text:p>
          </table:table-cell>
        </table:table-row>
        <table:table-row>
          <table:table-cell table:style-name="Table1.A1" office:value-type="string">
            <text:p text:style-name="Table_20_Contents">Raul654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fter_Midnight"><text:span text:style-name="T1">After Midnigh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Imzadi1979"><text:span text:style-name="T1">Imzadi1979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ul_Barlow"><text:span text:style-name="T1">Paul Barlow</text:span></text:a></text:p>
          </table:table-cell>
        </table:table-row>
        <table:table-row>
          <table:table-cell table:style-name="Table1.A1" office:value-type="string">
            <text:p text:style-name="Table_20_Contents">Thing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uZemike"><text:span text:style-name="T1">MuZemik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alter_Görlitz"><text:span text:style-name="T1">Walter Görlit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icklyon"><text:span text:style-name="T1">Dickly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lcolmxl5"><text:span text:style-name="T1">Malcolmxl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risco_1492"><text:span text:style-name="T1">Crisco 149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hatamIdoing"><text:span text:style-name="T1">WhatamIdoi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adget850"><text:span text:style-name="T1">Gadget85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irill_Lokshin"><text:span text:style-name="T1">Kirill Lokshin</text:span></text:a></text:p>
          </table:table-cell>
        </table:table-row>
        <table:table-row>
          <table:table-cell table:style-name="Table1.A1" office:value-type="string">
            <text:p text:style-name="Table_20_Contents">El C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oward_the_Duck"><text:span text:style-name="T1">Howard the Duc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vid_Eppstein"><text:span text:style-name="T1">David Eppstei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umber_57"><text:span text:style-name="T1">Number 5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drzejbanas"><text:span text:style-name="T1">Andrzejbanas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Elonka"><text:span text:style-name="T1">Elonk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tkat3"><text:span text:style-name="T1">Rtkat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C78"><text:span text:style-name="T1">PC78</text:span></text:a></text:p>
          </table:table-cell>
        </table:table-row>
        <table:table-row>
          <table:table-cell table:style-name="Table1.A1" office:value-type="string">
            <text:p text:style-name="Table_20_Contents">Tim1357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ceptre"><text:span text:style-name="T1">Sceptre</text:span></text:a></text:p>
          </table:table-cell>
        </table:table-row>
        <table:table-row>
          <table:table-cell table:style-name="Table1.A1" office:value-type="string">
            <text:p text:style-name="Table_20_Contents">Calt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ul_August"><text:span text:style-name="T1">Paul Augus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dward"><text:span text:style-name="T1">Edward</text:span></text:a></text:p>
          </table:table-cell>
        </table:table-row>
        <table:table-row>
          <table:table-cell table:style-name="Table1.A1" office:value-type="string">
            <text:p text:style-name="Table_20_Contents">Tommy2010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/index.php?title=User:JzG&amp;action=edit&amp;redlink=1"><text:span text:style-name="T3">Jz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rderinchaos"><text:span text:style-name="T1">Orderinchao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ybercobra"><text:span text:style-name="T1">Cybercobr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ean_as_custard"><text:span text:style-name="T1">Mean as custar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corpion0422"><text:span text:style-name="T1">Scorpion04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nBroxton"><text:span text:style-name="T1">JonBroxt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Yamla"><text:span text:style-name="T1">Yaml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OldJacobite"><text:span text:style-name="T1">TheOldJacobit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uckshot06"><text:span text:style-name="T1">Buckshot0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dy_Dingley"><text:span text:style-name="T1">Andy Dingley</text:span></text:a></text:p>
          </table:table-cell>
        </table:table-row>
        <table:table-row>
          <table:table-cell table:style-name="Table1.A1" office:value-type="string">
            <text:p text:style-name="Table_20_Contents">Black Falcon</text:p>
          </table:table-cell>
        </table:table-row>
        <table:table-row>
          <table:table-cell table:style-name="Table1.A1" office:value-type="string">
            <text:p text:style-name="Table_20_Contents">Andycj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alfontis"><text:span text:style-name="T1">Valfont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rik"><text:span text:style-name="T1">Eri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rnetteD"><text:span text:style-name="T1">Marnette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eregen2"><text:span text:style-name="T1">Geregen2</text:span></text:a></text:p>
          </table:table-cell>
        </table:table-row>
        <table:table-row>
          <table:table-cell table:style-name="Table1.A1" office:value-type="string">
            <text:p text:style-name="Table_20_Contents">Dabomb87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ismas"><text:span text:style-name="T1">Disma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ayenatic_london"><text:span text:style-name="T1">Fayenatic lond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xy"><text:span text:style-name="T1">Mox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trick"><text:span text:style-name="T1">Patric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ummerPhD"><text:span text:style-name="T1">SummerPhD</text:span></text:a></text:p>
          </table:table-cell>
        </table:table-row>
        <table:table-row>
          <table:table-cell table:style-name="Table1.A1" office:value-type="string">
            <text:p text:style-name="Table_20_Contents">Bobblewi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ayKurat"><text:span text:style-name="T1">WayKura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dw"><text:span text:style-name="T1">Rodw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eblebrox"><text:span text:style-name="T1">Beeblebrox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Jan"><text:span text:style-name="T1">JoJ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arlaam"><text:span text:style-name="T1">Varlaam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ilkTork"><text:span text:style-name="T1">SilkTork</text:span></text:a></text:p>
          </table:table-cell>
        </table:table-row>
        <table:table-row>
          <table:table-cell table:style-name="Table1.A1" office:value-type="string">
            <text:p text:style-name="Table_20_Contents">Luna Santin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Future_Perfect_at_Sunrise"><text:span text:style-name="T1">Future Perfect at Sunris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ga_City"><text:span text:style-name="T1">Saga Cit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eoil"><text:span text:style-name="T1">Ceoi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ufka"><text:span text:style-name="T1">Mufka</text:span></text:a></text:p>
          </table:table-cell>
        </table:table-row>
        <table:table-row>
          <table:table-cell table:style-name="Table1.A1" office:value-type="string">
            <text:p text:style-name="Table_20_Contents">Tnxman307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inetooth"><text:span text:style-name="T1">Finetoo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asted_Time_R"><text:span text:style-name="T1">Wasted Time 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cRusgail"><text:span text:style-name="T1">MacRusgai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J_Mitchell"><text:span text:style-name="T1">HJ Mitchel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igerboy1966"><text:span text:style-name="T1">Tigerboy196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sriram_mt"><text:span text:style-name="T1">Ssriram m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crothesp"><text:span text:style-name="T1">Necrothes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ndstein"><text:span text:style-name="T1">Sandstei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acklever"><text:span text:style-name="T1">Racklev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eor"><text:span text:style-name="T1">Deo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leassar"><text:span text:style-name="T1">Eleassa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renator"><text:span text:style-name="T1">Vrenato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gusmclellan"><text:span text:style-name="T1">Angusmclell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hilip_Cross"><text:span text:style-name="T1">Philip Cros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ubdog"><text:span text:style-name="T1">Pubdo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uRat"><text:span text:style-name="T1">StuRa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aemeLeggett"><text:span text:style-name="T1">GraemeLegget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ilhelmina_Will"><text:span text:style-name="T1">Wilhelmina Will</text:span></text:a></text:p>
          </table:table-cell>
        </table:table-row>
        <table:table-row>
          <table:table-cell table:style-name="Table1.A1" office:value-type="string">
            <text:p text:style-name="Table_20_Contents">Capricorn42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na_Frodesiak"><text:span text:style-name="T1">Anna Frodesia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archaroth"><text:span text:style-name="T1">Carcharoth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evineps"><text:span text:style-name="T1">Levinep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anadian_Paul"><text:span text:style-name="T1">Canadian Pau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ibbon_Salminen"><text:span text:style-name="T1">Ribbon Salmin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hn_Vandenberg"><text:span text:style-name="T1">John Vandenber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lEnglish"><text:span text:style-name="T1">OlEnglish</text:span></text:a></text:p>
          </table:table-cell>
        </table:table-row>
        <table:table-row>
          <table:table-cell table:style-name="Table1.A1" office:value-type="string">
            <text:p text:style-name="Table_20_Contents">RexNL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ensiyuan"><text:span text:style-name="T1">Chensiyu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pbowen"><text:span text:style-name="T1">Jpbow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erda_Arendt"><text:span text:style-name="T1">Gerda Arend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oceditenore"><text:span text:style-name="T1">Voceditenor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gurney"><text:span text:style-name="T1">Jogurn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manderson"><text:span text:style-name="T1">Pmanderson</text:span></text:a></text:p>
          </table:table-cell>
        </table:table-row>
        <table:table-row>
          <table:table-cell table:style-name="Table1.A1" office:value-type="string">
            <text:p text:style-name="Table_20_Contents">Wiki alf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RJFJR"><text:span text:style-name="T1">RJFJ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atoclass"><text:span text:style-name="T1">Gatoclas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idr"><text:span text:style-name="T1">Wid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ubba73"><text:span text:style-name="T1">Bubba7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illiam_Avery"><text:span text:style-name="T1">William Aver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ller17CU94"><text:span text:style-name="T1">Miller17CU9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ingturtle"><text:span text:style-name="T1">Kingturtl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r.K."><text:span text:style-name="T1">Dr.K.</text:span></text:a></text:p>
          </table:table-cell>
        </table:table-row>
        <table:table-row>
          <table:table-cell table:style-name="Table1.A1" office:value-type="string">
            <text:p text:style-name="Table_20_Contents">Girolamo Savonarol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ercurywoodrose"><text:span text:style-name="T1">Mercurywoodros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ul_A"><text:span text:style-name="T1">Paul A</text:span></text:a></text:p>
          </table:table-cell>
        </table:table-row>
        <table:table-row>
          <table:table-cell table:style-name="Table1.A1" office:value-type="string">
            <text:p text:style-name="Table_20_Contents">Durov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ynamoDegsy"><text:span text:style-name="T1">DynamoDegs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giganteus1"><text:span text:style-name="T1">Mgiganteus1</text:span></text:a></text:p>
          </table:table-cell>
        </table:table-row>
        <table:table-row>
          <table:table-cell table:style-name="Table1.A1" office:value-type="string">
            <text:p text:style-name="Table_20_Contents">SNIyer12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arl_Andrew"><text:span text:style-name="T1">Earl Andrew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uhghettaboutit"><text:span text:style-name="T1">Fuhghettabouti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sp13"><text:span text:style-name="T1">Dsp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udent7"><text:span text:style-name="T1">Student7</text:span></text:a></text:p>
          </table:table-cell>
        </table:table-row>
        <table:table-row>
          <table:table-cell table:style-name="Table1.A1" office:value-type="string">
            <text:p text:style-name="Table_20_Contents">Mel Etiti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oman"><text:span text:style-name="T1">Soman</text:span></text:a></text:p>
          </table:table-cell>
        </table:table-row>
        <table:table-row>
          <table:table-cell table:style-name="Table1.A1" office:value-type="string">
            <text:p text:style-name="Table_20_Contents">Skomorokh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tthewVanitas"><text:span text:style-name="T1">MatthewVanita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byssal"><text:span text:style-name="T1">Abyssa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In_ictu_oculi"><text:span text:style-name="T1">In ictu oculi</text:span></text:a></text:p>
          </table:table-cell>
        </table:table-row>
        <table:table-row>
          <table:table-cell table:style-name="Table1.A1" office:value-type="string">
            <text:p text:style-name="Table_20_Contents">DuncanHill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efan2"><text:span text:style-name="T1">Stefan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e_Decker"><text:span text:style-name="T1">Joe Deck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loudz679"><text:span text:style-name="T1">Cloudz679</text:span></text:a></text:p>
          </table:table-cell>
        </table:table-row>
        <table:table-row>
          <table:table-cell table:style-name="Table1.A1" office:value-type="string">
            <text:p text:style-name="Table_20_Contents">Otto4711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sem"><text:span text:style-name="T1">Mase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urope22"><text:span text:style-name="T1">Europe2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mruen"><text:span text:style-name="T1">Tomru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eter_Horn"><text:span text:style-name="T1">Peter Hor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Zscout370"><text:span text:style-name="T1">Zscout370</text:span></text:a></text:p>
          </table:table-cell>
        </table:table-row>
        <table:table-row>
          <table:table-cell table:style-name="Table1.A1" office:value-type="string">
            <text:p text:style-name="Table_20_Contents">Iki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rianboulton"><text:span text:style-name="T1">Brianboulton</text:span></text:a></text:p>
          </table:table-cell>
        </table:table-row>
        <table:table-row>
          <table:table-cell table:style-name="Table1.A1" office:value-type="string">
            <text:p text:style-name="Table_20_Contents">IllaZill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oing!_said_Zebedee"><text:span text:style-name="T1">Boing! said Zebede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risjnelson"><text:span text:style-name="T1">Chrisjnelson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Ala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panneraol"><text:span text:style-name="T1">Spannerao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irtlawyer1"><text:span text:style-name="T1">Dirtlawyer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mas_e"><text:span text:style-name="T1">Tomas 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HunterJ"><text:span text:style-name="T1">JHunterJ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zhotwells"><text:span text:style-name="T1">Jezhotwells</text:span></text:a></text:p>
          </table:table-cell>
        </table:table-row>
        <table:table-row>
          <table:table-cell table:style-name="Table1.A1" office:value-type="string">
            <text:p text:style-name="Table_20_Contents">TimVicke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janag"><text:span text:style-name="T1">Rjana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thorpe"><text:span text:style-name="T1">Rothorpe</text:span></text:a></text:p>
          </table:table-cell>
        </table:table-row>
        <table:table-row>
          <table:table-cell table:style-name="Table1.A1" office:value-type="string">
            <text:p text:style-name="Table_20_Contents">Captain pand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nk"><text:span text:style-name="T1">Dan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chreiberBike"><text:span text:style-name="T1">SchreiberBik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etebutt"><text:span text:style-name="T1">Petebutt</text:span></text:a></text:p>
          </table:table-cell>
        </table:table-row>
        <table:table-row>
          <table:table-cell table:style-name="Table1.A1" office:value-type="string">
            <text:p text:style-name="Table_20_Contents">CJCurri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nkyo2"><text:span text:style-name="T1">Enkyo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zuk"><text:span text:style-name="T1">Bzu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rctic.gnome"><text:span text:style-name="T1">Arctic.gnom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Vdm"><text:span text:style-name="T1">DVd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queakBox"><text:span text:style-name="T1">SqueakBox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hn_K"><text:span text:style-name="T1">John 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ignole"><text:span text:style-name="T1">Bignol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ka1h"><text:span text:style-name="T1">Mika1h</text:span></text:a></text:p>
          </table:table-cell>
        </table:table-row>
        <table:table-row>
          <table:table-cell table:style-name="Table1.A1" office:value-type="string">
            <text:p text:style-name="Table_20_Contents">FisherQuee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oldRingChip"><text:span text:style-name="T1">GoldRingChi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edder"><text:span text:style-name="T1">Tedder</text:span></text:a></text:p>
          </table:table-cell>
        </table:table-row>
        <table:table-row>
          <table:table-cell table:style-name="Table1.A1" office:value-type="string">
            <text:p text:style-name="Table_20_Contents">Alientraveller</text:p>
          </table:table-cell>
        </table:table-row>
        <table:table-row>
          <table:table-cell table:style-name="Table1.A1" office:value-type="string">
            <text:p text:style-name="Table_20_Contents">Kell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illiam_M._Connolley"><text:span text:style-name="T1">William M. Connoll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d_Poor"><text:span text:style-name="T1">Ed Poo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/index.php?title=User:TheRedPenOfDoom&amp;action=edit&amp;redlink=1"><text:span text:style-name="T3">TheRedPenOfDoom</text:span></text:a></text:p>
          </table:table-cell>
        </table:table-row>
        <table:table-row>
          <table:table-cell table:style-name="Table1.A1" office:value-type="string">
            <text:p text:style-name="Table_20_Contents">Brad101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NGO"><text:span text:style-name="T1">MONG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udpung"><text:span text:style-name="T1">Kudpu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chetusXe"><text:span text:style-name="T1">EchetusX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rine_69-71"><text:span text:style-name="T1">Marine 69-7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gog_the_Ogre"><text:span text:style-name="T1">Magog the Ogr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itodutta"><text:span text:style-name="T1">Titodutt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iscuittin"><text:span text:style-name="T1">Biscuitti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adesga"><text:span text:style-name="T1">Fadesga</text:span></text:a></text:p>
          </table:table-cell>
        </table:table-row>
        <table:table-row>
          <table:table-cell table:style-name="Table1.A1" office:value-type="string">
            <text:p text:style-name="Table_20_Contents">Wuhwuzdat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7%266%3Dthirteen"><text:span text:style-name="T1">7&amp;6=thirte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rwen"><text:span text:style-name="T1">Morw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eaphoto"><text:span text:style-name="T1">Seaphot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ick-D"><text:span text:style-name="T1">Nick-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laney2k"><text:span text:style-name="T1">Alaney2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ericlesofAthens"><text:span text:style-name="T1">PericlesofAthen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usdafax"><text:span text:style-name="T1">Jusdafax</text:span></text:a></text:p>
          </table:table-cell>
        </table:table-row>
        <table:table-row>
          <table:table-cell table:style-name="Table1.A1" office:value-type="string">
            <text:p text:style-name="Table_20_Contents">Jwillbur</text:p>
          </table:table-cell>
        </table:table-row>
        <table:table-row>
          <table:table-cell table:style-name="Table1.A1" office:value-type="string">
            <text:p text:style-name="Table_20_Contents">Lacket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amaliel"><text:span text:style-name="T1">Gamaliel</text:span></text:a></text:p>
          </table:table-cell>
        </table:table-row>
        <table:table-row>
          <table:table-cell table:style-name="Table1.A1" office:value-type="string">
            <text:p text:style-name="Table_20_Contents">Rangoon11</text:p>
          </table:table-cell>
        </table:table-row>
        <table:table-row>
          <table:table-cell table:style-name="Table1.A1" office:value-type="string">
            <text:p text:style-name="Table_20_Contents">Wildhartlivi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Ynhockey"><text:span text:style-name="T1">Ynhock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erendipodous"><text:span text:style-name="T1">Serendipodo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onadea"><text:span text:style-name="T1">Bonade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sata"><text:span text:style-name="T1">Sasat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onquistador2k6"><text:span text:style-name="T1">Conquistador2k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rk_Arsten"><text:span text:style-name="T1">Mark Arst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pipelagic"><text:span text:style-name="T1">Epipelagic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ullaballoo_Wolfowitz"><text:span text:style-name="T1">Hullaballoo Wolfowit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aeme_Bartlett"><text:span text:style-name="T1">Graeme Bartlet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afen"><text:span text:style-name="T1">Grafen</text:span></text:a></text:p>
          </table:table-cell>
        </table:table-row>
        <table:table-row>
          <table:table-cell table:style-name="Table1.A1" office:value-type="string">
            <text:p text:style-name="Table_20_Contents">Kukin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eaper_Eternal"><text:span text:style-name="T1">Reaper Eterna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elusion23"><text:span text:style-name="T1">Delusion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ul_MacDermott"><text:span text:style-name="T1">Paul MacDermot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ihaas"><text:span text:style-name="T1">Lihaa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SGJ"><text:span text:style-name="T1">MSGJ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ias"><text:span text:style-name="T1">Maia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-Pope"><text:span text:style-name="T1">The-Pope</text:span></text:a></text:p>
          </table:table-cell>
        </table:table-row>
        <table:table-row>
          <table:table-cell table:style-name="Table1.A1" office:value-type="string">
            <text:p text:style-name="Table_20_Contents">WesleyDodd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tmitchell"><text:span text:style-name="T1">Wtmitchell</text:span></text:a></text:p>
          </table:table-cell>
        </table:table-row>
        <table:table-row>
          <table:table-cell table:style-name="Table1.A1" office:value-type="string">
            <text:p text:style-name="Table_20_Contents">Savida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ConWiki"><text:span text:style-name="T1">KConWik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ayron32"><text:span text:style-name="T1">Jayron32</text:span></text:a></text:p>
          </table:table-cell>
        </table:table-row>
        <table:table-row>
          <table:table-cell table:style-name="Table1.A1" office:value-type="string">
            <text:p text:style-name="Table_20_Contents">Cattu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ubularWorld"><text:span text:style-name="T1">TubularWorl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ondyne"><text:span text:style-name="T1">Moondyne</text:span></text:a></text:p>
          </table:table-cell>
        </table:table-row>
        <table:table-row>
          <table:table-cell table:style-name="Table1.A1" office:value-type="string">
            <text:p text:style-name="Table_20_Contents">GTBacchu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elesse"><text:span text:style-name="T1">Melesse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Rd232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olbez"><text:span text:style-name="T1">Golbe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ingpin13"><text:span text:style-name="T1">Kingpin1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cGeddon"><text:span text:style-name="T1">McGedd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rusilver"><text:span text:style-name="T1">Trusilv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ricorbit"><text:span text:style-name="T1">Ericorbi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onMoos"><text:span text:style-name="T1">AnonMoo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raveler100"><text:span text:style-name="T1">Traveler100</text:span></text:a></text:p>
          </table:table-cell>
        </table:table-row>
        <table:table-row>
          <table:table-cell table:style-name="Table1.A1" office:value-type="string">
            <text:p text:style-name="Table_20_Contents">Mec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"><text:span text:style-name="T1">B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lendog"><text:span text:style-name="T1">Rlendo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aellee"><text:span text:style-name="T1">Jaelle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alentinian"><text:span text:style-name="T1">Valentini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rmicourt"><text:span text:style-name="T1">Bermicour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imp"><text:span text:style-name="T1">Jim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angingCurve"><text:span text:style-name="T1">HangingCurv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Zyxw"><text:span text:style-name="T1">Zyxw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inucherian"><text:span text:style-name="T1">Tinucherian</text:span></text:a></text:p>
          </table:table-cell>
        </table:table-row>
        <table:table-row>
          <table:table-cell table:style-name="Table1.A1" office:value-type="string">
            <text:p text:style-name="Table_20_Contents">Fastily</text:p>
          </table:table-cell>
        </table:table-row>
        <table:table-row>
          <table:table-cell table:style-name="Table1.A1" office:value-type="string">
            <text:p text:style-name="Table_20_Contents">Piano non tropp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imbouctou"><text:span text:style-name="T1">Timbouctou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rbero"><text:span text:style-name="T1">Arber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uchullain"><text:span text:style-name="T1">Cuchullai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iemti"><text:span text:style-name="T1">Niemt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rishmt0423"><text:span text:style-name="T1">Chrishmt042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oremaster"><text:span text:style-name="T1">Loremast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yberSkull"><text:span text:style-name="T1">CyberSkull</text:span></text:a></text:p>
          </table:table-cell>
        </table:table-row>
        <table:table-row>
          <table:table-cell table:style-name="Table1.A1" office:value-type="string">
            <text:p text:style-name="Table_20_Contents">Jj137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erovingian"><text:span text:style-name="T1">Merovingi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ds"><text:span text:style-name="T1">Ld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m_Morris"><text:span text:style-name="T1">Tom Morr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haraoh_of_the_Wizards"><text:span text:style-name="T1">Pharaoh of the Wizard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ASpencer"><text:span text:style-name="T1">JASpenc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ictuallers"><text:span text:style-name="T1">Victualler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thewignash"><text:span text:style-name="T1">Mathewignas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rsecboy"><text:span text:style-name="T1">Parsecboy</text:span></text:a></text:p>
          </table:table-cell>
        </table:table-row>
        <table:table-row>
          <table:table-cell table:style-name="Table1.A1" office:value-type="string">
            <text:p text:style-name="Table_20_Contents">Nak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ANONIAN"><text:span text:style-name="T1">PANONI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gne27"><text:span text:style-name="T1">Agne27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Qwyrxian"><text:span text:style-name="T1">Qwyrxi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ogan"><text:span text:style-name="T1">Log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eddi"><text:span text:style-name="T1">Reddi</text:span></text:a></text:p>
          </table:table-cell>
        </table:table-row>
        <table:table-row>
          <table:table-cell table:style-name="Table1.A1" office:value-type="string">
            <text:p text:style-name="Table_20_Contents">Per Honor et Glori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pbradbury"><text:span text:style-name="T1">Tpbradbur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jones23"><text:span text:style-name="T1">Sjones23</text:span></text:a></text:p>
          </table:table-cell>
        </table:table-row>
        <table:table-row>
          <table:table-cell table:style-name="Table1.A1" office:value-type="string">
            <text:p text:style-name="Table_20_Contents">A Nobod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1exec1"><text:span text:style-name="T1">1exec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ddshore"><text:span text:style-name="T1">Addshor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lackJack"><text:span text:style-name="T1">BlackJack</text:span></text:a></text:p>
          </table:table-cell>
        </table:table-row>
        <table:table-row>
          <table:table-cell table:style-name="Table1.A1" office:value-type="string">
            <text:p text:style-name="Table_20_Contents">Ram-Man</text:p>
          </table:table-cell>
        </table:table-row>
        <table:table-row>
          <table:table-cell table:style-name="Table1.A1" office:value-type="string">
            <text:p text:style-name="Table_20_Contents">Candlewick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arian"><text:span text:style-name="T1">Beari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iler_diablo"><text:span text:style-name="T1">Mailer diabl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hmyrtle"><text:span text:style-name="T1">Ghmyrtle</text:span></text:a></text:p>
          </table:table-cell>
        </table:table-row>
        <table:table-row>
          <table:table-cell table:style-name="Table1.A1" office:value-type="string">
            <text:p text:style-name="Table_20_Contents">Geniac</text:p>
          </table:table-cell>
        </table:table-row>
        <table:table-row>
          <table:table-cell table:style-name="Table1.A1" office:value-type="string">
            <text:p text:style-name="Table_20_Contents">Curp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rewcrewer"><text:span text:style-name="T1">Brewcrewer</text:span></text:a></text:p>
          </table:table-cell>
        </table:table-row>
        <table:table-row>
          <table:table-cell table:style-name="Table1.A1" office:value-type="string">
            <text:p text:style-name="Table_20_Contents">Crystallina</text:p>
          </table:table-cell>
        </table:table-row>
        <table:table-row>
          <table:table-cell table:style-name="Table1.A1" office:value-type="string">
            <text:p text:style-name="Table_20_Contents">Soxroc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erbabu"><text:span text:style-name="T1">Merbabu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utralhomer"><text:span text:style-name="T1">Neutralhom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ough4872"><text:span text:style-name="T1">Dough487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mCat4680"><text:span text:style-name="T1">TomCat4680</text:span></text:a></text:p>
          </table:table-cell>
        </table:table-row>
        <table:table-row>
          <table:table-cell table:style-name="Table1.A1" office:value-type="string">
            <text:p text:style-name="Table_20_Contents">Omicronpersei8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yp932"><text:span text:style-name="T1">Typ93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mperor"><text:span text:style-name="T1">Emperor</text:span></text:a></text:p>
          </table:table-cell>
        </table:table-row>
        <table:table-row>
          <table:table-cell table:style-name="Table1.A1" office:value-type="string">
            <text:p text:style-name="Table_20_Contents">PDH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ruce1ee"><text:span text:style-name="T1">Bruce1e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hshshsh"><text:span text:style-name="T1">Shshshs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lexiusHoratius"><text:span text:style-name="T1">AlexiusHorati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LU"><text:span text:style-name="T1">WLU</text:span></text:a></text:p>
          </table:table-cell>
        </table:table-row>
        <table:table-row>
          <table:table-cell table:style-name="Table1.A1" office:value-type="string">
            <text:p text:style-name="Table_20_Contents">Nishkid64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onnormah"><text:span text:style-name="T1">Connorma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leaney"><text:span text:style-name="T1">Blean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roveIt"><text:span text:style-name="T1">ProveI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aponer"><text:span text:style-name="T1">Capon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NW"><text:span text:style-name="T1">JNW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rtVandelay13"><text:span text:style-name="T1">ArtVandelay13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Dewelar"><text:span text:style-name="T1">Dewela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ke_Rosoft"><text:span text:style-name="T1">Mike Rosof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wisterTwister"><text:span text:style-name="T1">SwisterTwist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mhermen"><text:span text:style-name="T1">Rmherm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lywrch"><text:span text:style-name="T1">Llywrch</text:span></text:a></text:p>
          </table:table-cell>
        </table:table-row>
        <table:table-row>
          <table:table-cell table:style-name="Table1.A1" office:value-type="string">
            <text:p text:style-name="Table_20_Contents">Andreasegd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oGuy"><text:span text:style-name="T1">EoGuy</text:span></text:a></text:p>
          </table:table-cell>
        </table:table-row>
        <table:table-row>
          <table:table-cell table:style-name="Table1.A1" office:value-type="string">
            <text:p text:style-name="Table_20_Contents">ST47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arion96"><text:span text:style-name="T1">Garion96</text:span></text:a></text:p>
          </table:table-cell>
        </table:table-row>
        <table:table-row>
          <table:table-cell table:style-name="Table1.A1" office:value-type="string">
            <text:p text:style-name="Table_20_Contents">Drilnoth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とある白い猫"><text:span text:style-name="T1">とある白い猫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erry_D"><text:span text:style-name="T1">Gerry D</text:span></text:a></text:p>
          </table:table-cell>
        </table:table-row>
        <table:table-row>
          <table:table-cell table:style-name="Table1.A1" office:value-type="string">
            <text:p text:style-name="Table_20_Contents">RenamedUser01302013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risTheDude"><text:span text:style-name="T1">ChrisTheDud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ook2See1"><text:span text:style-name="T1">Look2See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pbanana"><text:span text:style-name="T1">Topbanan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wanyewest"><text:span text:style-name="T1">Dwanyewes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readstar"><text:span text:style-name="T1">Dreadsta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Zigzig20s"><text:span text:style-name="T1">Zigzig20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ncherlite"><text:span text:style-name="T1">Bencherlite</text:span></text:a></text:p>
          </table:table-cell>
        </table:table-row>
        <table:table-row>
          <table:table-cell table:style-name="Table1.A1" office:value-type="string">
            <text:p text:style-name="Table_20_Contents">Rlandman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agosNavy"><text:span text:style-name="T1">DagosNav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pgordon"><text:span text:style-name="T1">Jpgord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v1"><text:span text:style-name="T1">Nev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ing_of_Hearts"><text:span text:style-name="T1">King of Hearts</text:span></text:a></text:p>
          </table:table-cell>
        </table:table-row>
        <table:table-row>
          <table:table-cell table:style-name="Table1.A1" office:value-type="string">
            <text:p text:style-name="Table_20_Contents">Jokestres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ason_Rees"><text:span text:style-name="T1">Jason Ree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Qyd"><text:span text:style-name="T1">Qy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BM"><text:span text:style-name="T1">CB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Yankees10"><text:span text:style-name="T1">Yankees10</text:span></text:a></text:p>
          </table:table-cell>
        </table:table-row>
        <table:table-row>
          <table:table-cell table:style-name="Table1.A1" office:value-type="string">
            <text:p text:style-name="Table_20_Contents">SMasters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ntanabw"><text:span text:style-name="T1">Montanabw</text:span></text:a></text:p>
          </table:table-cell>
        </table:table-row>
        <table:table-row>
          <table:table-cell table:style-name="Table1.A1" office:value-type="string">
            <text:p text:style-name="Table_20_Contents">Benjiboi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rekphiler"><text:span text:style-name="T1">Trekphil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eilana"><text:span text:style-name="T1">Keilana</text:span></text:a></text:p>
          </table:table-cell>
        </table:table-row>
        <table:table-row>
          <table:table-cell table:style-name="Table1.A1" office:value-type="string">
            <text:p text:style-name="Table_20_Contents">Wayne Sla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adewitz"><text:span text:style-name="T1">Wadewit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ple_Leaf"><text:span text:style-name="T1">Maple Leaf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Plucas58"><text:span text:style-name="T1">Plucas58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dam_Bishop"><text:span text:style-name="T1">Adam Bisho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rivialist"><text:span text:style-name="T1">Trivialist</text:span></text:a></text:p>
          </table:table-cell>
        </table:table-row>
        <table:table-row>
          <table:table-cell table:style-name="Table1.A1" office:value-type="string">
            <text:p text:style-name="Table_20_Contents">Ricky81682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nowolf"><text:span text:style-name="T1">Snowolf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erBorg"><text:span text:style-name="T1">DerBor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rKiernan"><text:span text:style-name="T1">DrKiernan</text:span></text:a></text:p>
          </table:table-cell>
        </table:table-row>
        <table:table-row>
          <table:table-cell table:style-name="Table1.A1" office:value-type="string">
            <text:p text:style-name="Table_20_Contents">Aitia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uhrfisch"><text:span text:style-name="T1">Ruhrfisc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ugia2453"><text:span text:style-name="T1">Lugia245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Yworo"><text:span text:style-name="T1">Ywor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eyockey"><text:span text:style-name="T1">Ceyock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ruitMonkey"><text:span text:style-name="T1">FruitMonk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rzy"><text:span text:style-name="T1">Jerz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ushroom"><text:span text:style-name="T1">Mushroo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Ixfd64"><text:span text:style-name="T1">Ixfd6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117Avenue"><text:span text:style-name="T1">117Avenu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atus"><text:span text:style-name="T1">Stat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gingold"><text:span text:style-name="T1">Cgingold</text:span></text:a></text:p>
          </table:table-cell>
        </table:table-row>
        <table:table-row>
          <table:table-cell table:style-name="Table1.A1" office:value-type="string">
            <text:p text:style-name="Table_20_Contents">Marudubshink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jmayerinsf"><text:span text:style-name="T1">Tjmayerinsf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fil"><text:span text:style-name="T1">Afi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onyo"><text:span text:style-name="T1">Pony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oseNuggets"><text:span text:style-name="T1">NoseNugget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ektor"><text:span text:style-name="T1">Hektor</text:span></text:a></text:p>
          </table:table-cell>
        </table:table-row>
        <table:table-row>
          <table:table-cell table:style-name="Table1.A1" office:value-type="string">
            <text:p text:style-name="Table_20_Contents">King of the North Ea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ymatth2"><text:span text:style-name="T1">Aymatth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ttinbgn"><text:span text:style-name="T1">Mattinbgn</text:span></text:a></text:p>
          </table:table-cell>
        </table:table-row>
        <table:table-row>
          <table:table-cell table:style-name="Table1.A1" office:value-type="string">
            <text:p text:style-name="Table_20_Contents">Versus22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ichpich"><text:span text:style-name="T1">Pichpic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eorgeLouis"><text:span text:style-name="T1">GeorgeLoui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lassicfilms"><text:span text:style-name="T1">Classicfilm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/index.php?title=User:Onorem&amp;action=edit&amp;redlink=1"><text:span text:style-name="T3">Onorem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olylerus"><text:span text:style-name="T1">Polyler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bb23"><text:span text:style-name="T1">Bbb23</text:span></text:a></text:p>
          </table:table-cell>
        </table:table-row>
        <table:table-row>
          <table:table-cell table:style-name="Table1.A1" office:value-type="string">
            <text:p text:style-name="Table_20_Contents">L Kensingt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oliday56"><text:span text:style-name="T1">Holiday5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ePiep"><text:span text:style-name="T1">DePiep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E-Kartoffel"><text:span text:style-name="T1">E-Kartoffe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mnedon"><text:span text:style-name="T1">Omned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other_Believer"><text:span text:style-name="T1">Another Believer</text:span></text:a></text:p>
          </table:table-cell>
        </table:table-row>
        <table:table-row>
          <table:table-cell table:style-name="Table1.A1" office:value-type="string">
            <text:p text:style-name="Table_20_Contents">Retired username</text:p>
          </table:table-cell>
        </table:table-row>
        <table:table-row>
          <table:table-cell table:style-name="Table1.A1" office:value-type="string">
            <text:p text:style-name="Table_20_Contents">TUF-KAT</text:p>
          </table:table-cell>
        </table:table-row>
        <table:table-row>
          <table:table-cell table:style-name="Table1.A1" office:value-type="string">
            <text:p text:style-name="Table_20_Contents">Jenks24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T2"><text:span text:style-name="T1">FT2</text:span></text:a></text:p>
          </table:table-cell>
        </table:table-row>
        <table:table-row>
          <table:table-cell table:style-name="Table1.A1" office:value-type="string">
            <text:p text:style-name="Table_20_Contents">Caerwin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B_fan"><text:span text:style-name="T1">GB f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irceus"><text:span text:style-name="T1">Circe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oess"><text:span text:style-name="T1">Choes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kinsmoke"><text:span text:style-name="T1">Skinsmok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ubigula"><text:span text:style-name="T1">Kubigul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tshymanski"><text:span text:style-name="T1">Wtshymanski</text:span></text:a></text:p>
          </table:table-cell>
        </table:table-row>
        <table:table-row>
          <table:table-cell table:style-name="Table1.A1" office:value-type="string">
            <text:p text:style-name="Table_20_Contents">KnowledgeOfSelf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eland"><text:span text:style-name="T1">Belan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inkadelica"><text:span text:style-name="T1">Pinkadelic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Mighton"><text:span text:style-name="T1">DMight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reejithk2000"><text:span text:style-name="T1">Sreejithk2000</text:span></text:a></text:p>
          </table:table-cell>
        </table:table-row>
        <table:table-row>
          <table:table-cell table:style-name="Table1.A1" office:value-type="string">
            <text:p text:style-name="Table_20_Contents">Tagishsim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oyalbroil"><text:span text:style-name="T1">Royalbroil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oghog"><text:span text:style-name="T1">Bogho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illyfolkboy"><text:span text:style-name="T1">Sillyfolkbo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idgee"><text:span text:style-name="T1">Bidge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wen_Gale"><text:span text:style-name="T1">Gwen Gal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TF83!"><text:span text:style-name="T1">CTF83!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kitko"><text:span text:style-name="T1">Rkitk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rburke"><text:span text:style-name="T1">Rrburke</text:span></text:a></text:p>
          </table:table-cell>
        </table:table-row>
        <table:table-row>
          <table:table-cell table:style-name="Table1.A1" office:value-type="string">
            <text:p text:style-name="Table_20_Contents">ThinkB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rem43"><text:span text:style-name="T1">Jerem4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im.henderson"><text:span text:style-name="T1">Jim.henders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gainme"><text:span text:style-name="T1">Againm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yrofrog"><text:span text:style-name="T1">Gyrofro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sfitToys"><text:span text:style-name="T1">MisfitToys</text:span></text:a></text:p>
          </table:table-cell>
        </table:table-row>
        <table:table-row>
          <table:table-cell table:style-name="Table1.A1" office:value-type="string">
            <text:p text:style-name="Table_20_Contents">N. Harmoni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edtigerxyz"><text:span text:style-name="T1">Redtigerxyz</text:span></text:a></text:p>
          </table:table-cell>
        </table:table-row>
        <table:table-row>
          <table:table-cell table:style-name="Table1.A1" office:value-type="string">
            <text:p text:style-name="Table_20_Contents">Old Moonraker</text:p>
          </table:table-cell>
        </table:table-row>
        <table:table-row>
          <table:table-cell table:style-name="Table1.A1" office:value-type="string">
            <text:p text:style-name="Table_20_Contents">PFHLa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ngod"><text:span text:style-name="T1">Jengod</text:span></text:a></text:p>
          </table:table-cell>
        </table:table-row>
        <table:table-row>
          <table:table-cell table:style-name="Table1.A1" office:value-type="string">
            <text:p text:style-name="Table_20_Contents">SatyrTN</text:p>
          </table:table-cell>
        </table:table-row>
        <text:soft-page-break/>
        <table:table-row>
          <table:table-cell table:style-name="Table1.A1" office:value-type="string">
            <text:p text:style-name="Table_20_Contents">Aelfthryth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llen3"><text:span text:style-name="T1">Allen3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ditor2020"><text:span text:style-name="T1">Editor202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utOffTies"><text:span text:style-name="T1">CutOffTies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Seth Ily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ikiDan61"><text:span text:style-name="T1">WikiDan6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ephenb"><text:span text:style-name="T1">Stephenb</text:span></text:a></text:p>
          </table:table-cell>
        </table:table-row>
        <table:table-row>
          <table:table-cell table:style-name="Table1.A1" office:value-type="string">
            <text:p text:style-name="Table_20_Contents">Dlohcierekim</text:p>
          </table:table-cell>
        </table:table-row>
        <table:table-row>
          <table:table-cell table:style-name="Table1.A1" office:value-type="string">
            <text:p text:style-name="Table_20_Contents">TreasuryTa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ingboyk"><text:span text:style-name="T1">Kingboy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requiembellishere"><text:span text:style-name="T1">Therequiembellishere</text:span></text:a></text:p>
          </table:table-cell>
        </table:table-row>
        <table:table-row>
          <table:table-cell table:style-name="Table1.A1" office:value-type="string">
            <text:p text:style-name="Table_20_Contents">Yamamoto Ichir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dison"><text:span text:style-name="T1">Edis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leg_Alexandrov"><text:span text:style-name="T1">Oleg Alexandrov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ocWatson42"><text:span text:style-name="T1">DocWatson4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aldari"><text:span text:style-name="T1">Kaldar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ol098"><text:span text:style-name="T1">Pol09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/index.php?title=User:Alexk785&amp;action=edit&amp;redlink=1"><text:span text:style-name="T3">Alexk78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ISEman"><text:span text:style-name="T1">DISEman</text:span></text:a></text:p>
          </table:table-cell>
        </table:table-row>
        <table:table-row>
          <table:table-cell table:style-name="Table1.A1" office:value-type="string">
            <text:p text:style-name="Table_20_Contents">Aiman abmaji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IREKTOR"><text:span text:style-name="T1">DIREKTO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rah777"><text:span text:style-name="T1">Sarah77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ilabrand"><text:span text:style-name="T1">Gilabrand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oary"><text:span text:style-name="T1">Hoary</text:span></text:a></text:p>
          </table:table-cell>
        </table:table-row>
        <table:table-row>
          <table:table-cell table:style-name="Table1.A1" office:value-type="string">
            <text:p text:style-name="Table_20_Contents">PMDrive1061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Σ"><text:span text:style-name="T1">Σ</text:span></text:a></text:p>
          </table:table-cell>
        </table:table-row>
        <table:table-row>
          <table:table-cell table:style-name="Table1.A1" office:value-type="string">
            <text:p text:style-name="Table_20_Contents">Fratrep</text:p>
          </table:table-cell>
        </table:table-row>
        <table:table-row>
          <table:table-cell table:style-name="Table1.A1" office:value-type="string">
            <text:p text:style-name="Table_20_Contents">Nikki311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nkerz"><text:span text:style-name="T1">Jonkerz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EMIV"><text:span text:style-name="T1">EEMIV</text:span></text:a></text:p>
          </table:table-cell>
        </table:table-row>
        <table:table-row>
          <table:table-cell table:style-name="Table1.A1" office:value-type="string">
            <text:p text:style-name="Table_20_Contents">TerriersFan</text:p>
          </table:table-cell>
        </table:table-row>
        <table:table-row>
          <table:table-cell table:style-name="Table1.A1" office:value-type="string">
            <text:p text:style-name="Table_20_Contents">Irishguy</text:p>
          </table:table-cell>
        </table:table-row>
        <table:table-row>
          <table:table-cell table:style-name="Table1.A1" office:value-type="string">
            <text:p text:style-name="Table_20_Contents">DARTH SIDIOUS 2</text:p>
          </table:table-cell>
        </table:table-row>
        <table:table-row>
          <table:table-cell table:style-name="Table1.A1" office:value-type="string">
            <text:p text:style-name="Table_20_Contents">Kolindig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om_harrison"><text:span text:style-name="T1">Tom harris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howbok"><text:span text:style-name="T1">Chowbo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rbor_to_SJ"><text:span text:style-name="T1">Arbor to SJ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iftarn"><text:span text:style-name="T1">Liftar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Wwoods"><text:span text:style-name="T1">Wwoods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Cla68"><text:span text:style-name="T1">Cla6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PG-GR"><text:span text:style-name="T1">JPG-GR</text:span></text:a></text:p>
          </table:table-cell>
        </table:table-row>
        <table:table-row>
          <table:table-cell table:style-name="Table1.A1" office:value-type="string">
            <text:p text:style-name="Table_20_Contents">R-41</text:p>
          </table:table-cell>
        </table:table-row>
        <table:table-row>
          <table:table-cell table:style-name="Table1.A1" office:value-type="string">
            <text:p text:style-name="Table_20_Contents">Uncle 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IP"><text:span text:style-name="T1">JIP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_ed17"><text:span text:style-name="T1">The ed17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ohsen1248"><text:span text:style-name="T1">Mohsen1248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ndrew_Gray"><text:span text:style-name="T1">Andrew Gra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eam5"><text:span text:style-name="T1">Steam5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joef"><text:span text:style-name="T1">Pjoef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chaelQSchmidt"><text:span text:style-name="T1">MichaelQSchmidt</text:span></text:a></text:p>
          </table:table-cell>
        </table:table-row>
        <table:table-row>
          <table:table-cell table:style-name="Table1.A1" office:value-type="string">
            <text:p text:style-name="Table_20_Contents">A. B.</text:p>
          </table:table-cell>
        </table:table-row>
        <table:table-row>
          <table:table-cell table:style-name="Table1.A1" office:value-type="string">
            <text:p text:style-name="Table_20_Contents">Vanished user ewfisn2348tui2f8n2fio2utjfeoi210r39jf</text:p>
          </table:table-cell>
        </table:table-row>
        <table:table-row>
          <table:table-cell table:style-name="Table1.A1" office:value-type="string">
            <text:p text:style-name="Table_20_Contents">Angel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Od_Mishehu"><text:span text:style-name="T1">Od Mishehu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LadyofShalott"><text:span text:style-name="T1">LadyofShalot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avichandar84"><text:span text:style-name="T1">Ravichandar84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Catalyst31"><text:span text:style-name="T1">TheCatalyst3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ckensen"><text:span text:style-name="T1">Mackense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kysmith"><text:span text:style-name="T1">Skysmith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reenshed"><text:span text:style-name="T1">Greenshed</text:span></text:a></text:p>
          </table:table-cell>
        </table:table-row>
        <table:table-row>
          <table:table-cell table:style-name="Table1.A1" office:value-type="string">
            <text:p text:style-name="Table_20_Contents">Pumpi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elella"><text:span text:style-name="T1">Velella</text:span></text:a></text:p>
          </table:table-cell>
        </table:table-row>
        <table:table-row>
          <table:table-cell table:style-name="Table1.A1" office:value-type="string">
            <text:p text:style-name="Table_20_Contents">Gimmetrow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vraham"><text:span text:style-name="T1">Avraham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ared_Preston"><text:span text:style-name="T1">Jared Prest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Disavian"><text:span text:style-name="T1">Disavia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FunkMonk"><text:span text:style-name="T1">FunkMon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urricanehink"><text:span text:style-name="T1">Hurricanehin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ar4d"><text:span text:style-name="T1">Mar4d</text:span></text:a></text:p>
          </table:table-cell>
        </table:table-row>
        <table:table-row>
          <table:table-cell table:style-name="Table1.A1" office:value-type="string">
            <text:p text:style-name="Table_20_Contents">MacGyverMagic</text:p>
          </table:table-cell>
        </table:table-row>
        <table:table-row>
          <table:table-cell table:style-name="Table1.A1" office:value-type="string">
            <text:p text:style-name="Table_20_Contents">Catapul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Polaron"><text:span text:style-name="T1">Polaron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esolute"><text:span text:style-name="T1">Resolut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rOllie"><text:span text:style-name="T1">MrOlli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iptoety"><text:span text:style-name="T1">Tiptoety</text:span></text:a></text:p>
          </table:table-cell>
        </table:table-row>
        <table:table-row>
          <table:table-cell table:style-name="Table1.A1" office:value-type="string">
            <text:p text:style-name="Table_20_Contents">RichardF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Kittybrewster"><text:span text:style-name="T1">Kittybrewste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ff3000"><text:span text:style-name="T1">Jeff3000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lack_Kite"><text:span text:style-name="T1">Black Kite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en.wikipedia.org/wiki/User:Omnipaedista"><text:span text:style-name="T1">Omnipaedist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akuyaMurata"><text:span text:style-name="T1">TakuyaMurat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ir_Sputnik"><text:span text:style-name="T1">Sir Sputnik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iants27"><text:span text:style-name="T1">Giants27</text:span></text:a></text:p>
          </table:table-cell>
        </table:table-row>
        <table:table-row>
          <table:table-cell table:style-name="Table1.A1" office:value-type="string">
            <text:p text:style-name="Table_20_Contents">JuJub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ryduulf"><text:span text:style-name="T1">Thryduulf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NeilN"><text:span text:style-name="T1">NeilN</text:span></text:a></text:p>
          </table:table-cell>
        </table:table-row>
        <table:table-row>
          <table:table-cell table:style-name="Table1.A1" office:value-type="string">
            <text:p text:style-name="Table_20_Contents">Art LaPell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even_Walling"><text:span text:style-name="T1">Steven Walli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Rrius"><text:span text:style-name="T1">Rriu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abrebd"><text:span text:style-name="T1">Sabrebd</text:span></text:a></text:p>
          </table:table-cell>
        </table:table-row>
        <table:table-row>
          <table:table-cell table:style-name="Table1.A1" office:value-type="string">
            <text:p text:style-name="Table_20_Contents">Carabinieri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apitalR"><text:span text:style-name="T1">CapitalR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entifisto"><text:span text:style-name="T1">Mentifist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uric"><text:span text:style-name="T1">Auric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ayen466"><text:span text:style-name="T1">Jayen466</text:span></text:a></text:p>
          </table:table-cell>
        </table:table-row>
        <table:table-row>
          <table:table-cell table:style-name="Table1.A1" office:value-type="string">
            <text:p text:style-name="Table_20_Contents">Cangles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chwede66"><text:span text:style-name="T1">Schwede66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esse_V."><text:span text:style-name="T1">Jesse V.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iding"><text:span text:style-name="T1">Hidin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Guettarda"><text:span text:style-name="T1">Guettarda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X201"><text:span text:style-name="T1">X201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ElKevbo"><text:span text:style-name="T1">ElKevbo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rnec"><text:span text:style-name="T1">Srnec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AustralianRupert"><text:span text:style-name="T1">AustralianRuper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The_JPS"><text:span text:style-name="T1">The JPS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iang"><text:span text:style-name="T1">Jiang</text:span></text:a></text:p>
          </table:table-cell>
        </table:table-row>
        <table:table-row>
          <table:table-cell table:style-name="Table1.A1" office:value-type="string">
            <text:p text:style-name="Table_20_Contents">Delld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Joseph_A._Spadaro"><text:span text:style-name="T1">Joseph A. Spadaro</text:span></text:a></text:p>
          </table:table-cell>
        </table:table-row>
        <table:table-row>
          <table:table-cell table:style-name="Table1.A1" office:value-type="string">
            <text:p text:style-name="Table_20_Contents">Realist2</text:p>
          </table:table-cell>
        </table:table-row>
        <table:table-row>
          <table:table-cell table:style-name="Table1.A1" office:value-type="string">
            <text:p text:style-name="Table_20_Contents">CJLL Wrigh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Struway2"><text:span text:style-name="T1">Struway2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/index.php?title=User:Gorobay&amp;action=edit&amp;redlink=1"><text:span text:style-name="T3">Goroba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CeeGee"><text:span text:style-name="T1">CeeGee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Huaiwei"><text:span text:style-name="T1">Huaiwei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Yintan"><text:span text:style-name="T1">Yintan</text:span></text:a></text:p>
          </table:table-cell>
        </table:table-row>
        <table:table-row>
          <table:table-cell table:style-name="Table1.A1" office:value-type="string">
            <text:p text:style-name="Table_20_Contents">[Placeholder]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VernoWhitney"><text:span text:style-name="T1">VernoWhitney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Michig"><text:span text:style-name="T1">Michig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en.wikipedia.org/wiki/User:Bretonbanquet"><text:span text:style-name="T1">Bretonbanquet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ChildofMidnight</text:p>
          </table:table-cell>
        </table:table-row>
      </table:table>
      <text:h text:style-name="P1" text:outline-level="3"><text:span text:style-name="T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Chris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elirium"><text:span text:style-name="T1">Deliriu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evertigo"><text:span text:style-name="T1">Stevertig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wern"><text:span text:style-name="T1">Gwer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tchazenia"><text:span text:style-name="T1">Mitchazenia</text:span></text:a></text:p>
          </table:table-cell>
        </table:table-row>
        <table:table-row>
          <table:table-cell table:style-name="Table2.A1" office:value-type="string">
            <text:p text:style-name="Table_20_Contents">LeaveSleaves</text:p>
          </table:table-cell>
        </table:table-row>
        <table:table-row>
          <table:table-cell table:style-name="Table2.A1" office:value-type="string">
            <text:p text:style-name="Table_20_Contents">Mogism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NeverCry"><text:span text:style-name="T1">INeverCr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urtsicna"><text:span text:style-name="T1">Surtsicn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usanLesch"><text:span text:style-name="T1">SusanLesc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LaTondre"><text:span text:style-name="T1">JLaTondr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ennis_Brown"><text:span text:style-name="T1">Dennis Brown</text:span></text:a></text:p>
          </table:table-cell>
        </table:table-row>
        <table:table-row>
          <table:table-cell table:style-name="Table2.A1" office:value-type="string">
            <text:p text:style-name="Table_20_Contents">New Age Retro Hippi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mesAM"><text:span text:style-name="T1">JamesA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eksandr_Grigoryev"><text:span text:style-name="T1">Aleksandr Grigoryev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rrite"><text:span text:style-name="T1">Carrit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oPurpleNGold24"><text:span text:style-name="T1">GoPurpleNGold2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hnfos"><text:span text:style-name="T1">Johnfo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ris_j_wood"><text:span text:style-name="T1">Chris j woo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ragonflySixtyseven"><text:span text:style-name="T1">DragonflySixtyseven</text:span></text:a></text:p>
          </table:table-cell>
        </table:table-row>
        <table:table-row>
          <table:table-cell table:style-name="Table2.A1" office:value-type="string">
            <text:p text:style-name="Table_20_Contents">John254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ntor2"><text:span text:style-name="T1">Tintor2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hyamal"><text:span text:style-name="T1">Shyama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an_Shebs"><text:span text:style-name="T1">Stan Sheb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agles247"><text:span text:style-name="T1">Eagles247</text:span></text:a></text:p>
          </table:table-cell>
        </table:table-row>
        <table:table-row>
          <table:table-cell table:style-name="Table2.A1" office:value-type="string">
            <text:p text:style-name="Table_20_Contents">Apprais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damDeanHall"><text:span text:style-name="T1">AdamDeanHal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Victoriaearle"><text:span text:style-name="T1">Victoriaearle</text:span></text:a></text:p>
          </table:table-cell>
        </table:table-row>
        <table:table-row>
          <table:table-cell table:style-name="Table2.A1" office:value-type="string">
            <text:p text:style-name="Table_20_Contents">ERchec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_Emperor%27s_New_Spy"><text:span text:style-name="T1">The Emperor's New Sp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toxd"><text:span text:style-name="T1">Titox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ison"><text:span text:style-name="T1">Alis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elloAnnyong"><text:span text:style-name="T1">HelloAnnyon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ronGargoyle"><text:span text:style-name="T1">IronGargoyl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efore_My_Ken"><text:span text:style-name="T1">Before My Ken</text:span></text:a></text:p>
          </table:table-cell>
        </table:table-row>
        <table:table-row>
          <table:table-cell table:style-name="Table2.A1" office:value-type="string">
            <text:p text:style-name="Table_20_Contents">FayssalF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ythingyouwant"><text:span text:style-name="T1">Anythingyouwa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geymi"><text:span text:style-name="T1">Egeymi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ACS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lethering_Scot"><text:span text:style-name="T1">Blethering Sco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dnavman"><text:span text:style-name="T1">Mdnavm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pha_Quadrant"><text:span text:style-name="T1">Alpha Quadra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sonpatriot"><text:span text:style-name="T1">Masonpatriot</text:span></text:a></text:p>
          </table:table-cell>
        </table:table-row>
        <table:table-row>
          <table:table-cell table:style-name="Table2.A1" office:value-type="string">
            <text:p text:style-name="Table_20_Contents">Allen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rickeg"><text:span text:style-name="T1">Frickeg</text:span></text:a></text:p>
          </table:table-cell>
        </table:table-row>
        <table:table-row>
          <table:table-cell table:style-name="Table2.A1" office:value-type="string">
            <text:p text:style-name="Table_20_Contents">Brian0918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uk"><text:span text:style-name="T1">Lu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_dream_of_horses"><text:span text:style-name="T1">I dream of horses</text:span></text:a></text:p>
          </table:table-cell>
        </table:table-row>
        <table:table-row>
          <table:table-cell table:style-name="Table2.A1" office:value-type="string">
            <text:p text:style-name="Table_20_Contents">Fetchcomm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5_albert_square"><text:span text:style-name="T1">5 albert squar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iker_Biker"><text:span text:style-name="T1">Biker Bik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Y2kcrazyjoker4"><text:span text:style-name="T1">Y2kcrazyjoker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greatdr"><text:span text:style-name="T1">Thegreatd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Volcanoguy"><text:span text:style-name="T1">Volcanogu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merson7"><text:span text:style-name="T1">Emerson7</text:span></text:a></text:p>
          </table:table-cell>
        </table:table-row>
        <table:table-row>
          <table:table-cell table:style-name="Table2.A1" office:value-type="string">
            <text:p text:style-name="Table_20_Contents">NYSchola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ealkyhick"><text:span text:style-name="T1">Realkyhic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nny"><text:span text:style-name="T1">Dann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ubbles"><text:span text:style-name="T1">Chubble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wampyank"><text:span text:style-name="T1">Swampyank</text:span></text:a></text:p>
          </table:table-cell>
        </table:table-row>
        <table:table-row>
          <table:table-cell table:style-name="Table2.A1" office:value-type="string">
            <text:p text:style-name="Table_20_Contents">Alex Bakharev</text:p>
          </table:table-cell>
        </table:table-row>
        <table:table-row>
          <table:table-cell table:style-name="Table2.A1" office:value-type="string">
            <text:p text:style-name="Table_20_Contents">Joao10Siamu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bertSM"><text:span text:style-name="T1">AlbertS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osser1954"><text:span text:style-name="T1">Rosser195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arekOfVulcan"><text:span text:style-name="T1">SarekOfVulc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usiCitizen"><text:span text:style-name="T1">MusiCitize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imon_nelson"><text:span text:style-name="T1">Simon nels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zajac"><text:span text:style-name="T1">Mzaja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Yeepsi&amp;action=edit&amp;redlink=1"><text:span text:style-name="T3">Yeepsi</text:span></text:a></text:p>
          </table:table-cell>
        </table:table-row>
        <table:table-row>
          <table:table-cell table:style-name="Table2.A1" office:value-type="string">
            <text:p text:style-name="Table_20_Contents">Allstarech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il_Einne"><text:span text:style-name="T1">Nil Einn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ldorwards4"><text:span text:style-name="T1">Caldorwards4</text:span></text:a></text:p>
          </table:table-cell>
        </table:table-row>
        <table:table-row>
          <table:table-cell table:style-name="Table2.A1" office:value-type="string">
            <text:p text:style-name="Table_20_Contents">Arsenik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vewild"><text:span text:style-name="T1">Davewild</text:span></text:a></text:p>
          </table:table-cell>
        </table:table-row>
        <table:table-row>
          <table:table-cell table:style-name="Table2.A1" office:value-type="string">
            <text:p text:style-name="Table_20_Contents">David Kernow</text:p>
          </table:table-cell>
        </table:table-row>
        <table:table-row>
          <table:table-cell table:style-name="Table2.A1" office:value-type="string">
            <text:p text:style-name="Table_20_Contents">PhnomPencil</text:p>
          </table:table-cell>
        </table:table-row>
        <table:table-row>
          <table:table-cell table:style-name="Table2.A1" office:value-type="string">
            <text:p text:style-name="Table_20_Contents">Fsmatovu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e728631"><text:span text:style-name="T1">De728631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TT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onymous_Dissident"><text:span text:style-name="T1">Anonymous Dissid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ashereyre"><text:span text:style-name="T1">Bashereyre</text:span></text:a></text:p>
          </table:table-cell>
        </table:table-row>
        <table:table-row>
          <table:table-cell table:style-name="Table2.A1" office:value-type="string">
            <text:p text:style-name="Table_20_Contents">Sesshomaru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anblair23"><text:span text:style-name="T1">Ianblair23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otje"><text:span text:style-name="T1">Lotj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nadianLinuxUser"><text:span text:style-name="T1">CanadianLinuxUs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ck1956"><text:span text:style-name="T1">Jack1956</text:span></text:a></text:p>
          </table:table-cell>
        </table:table-row>
        <table:table-row>
          <table:table-cell table:style-name="Table2.A1" office:value-type="string">
            <text:p text:style-name="Table_20_Contents">ReyBruj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dokter"><text:span text:style-name="T1">Edokt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erome_Kohl"><text:span text:style-name="T1">Jerome Kohl</text:span></text:a></text:p>
          </table:table-cell>
        </table:table-row>
        <table:table-row>
          <table:table-cell table:style-name="Table2.A1" office:value-type="string">
            <text:p text:style-name="Table_20_Contents">LO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il-unique1"><text:span text:style-name="T1">Lil-unique1</text:span></text:a></text:p>
          </table:table-cell>
        </table:table-row>
        <table:table-row>
          <table:table-cell table:style-name="Table2.A1" office:value-type="string">
            <text:p text:style-name="Table_20_Contents">Wolfer68</text:p>
          </table:table-cell>
        </table:table-row>
        <table:table-row>
          <table:table-cell table:style-name="Table2.A1" office:value-type="string">
            <text:p text:style-name="Table_20_Contents">UnqstnableTruth</text:p>
          </table:table-cell>
        </table:table-row>
        <table:table-row>
          <table:table-cell table:style-name="Table2.A1" office:value-type="string">
            <text:p text:style-name="Table_20_Contents">MPF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eb_az86556"><text:span text:style-name="T1">Seb az86556</text:span></text:a></text:p>
          </table:table-cell>
        </table:table-row>
        <table:table-row>
          <table:table-cell table:style-name="Table2.A1" office:value-type="string">
            <text:p text:style-name="Table_20_Contents">Kbthompson</text:p>
          </table:table-cell>
        </table:table-row>
        <table:table-row>
          <table:table-cell table:style-name="Table2.A1" office:value-type="string">
            <text:p text:style-name="Table_20_Contents">Eliya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iraffedata"><text:span text:style-name="T1">Giraffedat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c37"><text:span text:style-name="T1">Jc3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r_Hall_of_England"><text:span text:style-name="T1">Mr Hall of Englan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eorge_Ho"><text:span text:style-name="T1">George Ho</text:span></text:a></text:p>
          </table:table-cell>
        </table:table-row>
        <table:table-row>
          <table:table-cell table:style-name="Table2.A1" office:value-type="string">
            <text:p text:style-name="Table_20_Contents">Kotniski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ricystephi"><text:span text:style-name="T1">Ericysteph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rc87"><text:span text:style-name="T1">Marc8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na_boomer"><text:span text:style-name="T1">Dana boom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inningspark"><text:span text:style-name="T1">Spinningspark</text:span></text:a></text:p>
          </table:table-cell>
        </table:table-row>
        <table:table-row>
          <table:table-cell table:style-name="Table2.A1" office:value-type="string">
            <text:p text:style-name="Table_20_Contents">Bkel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meshift9"><text:span text:style-name="T1">Timeshift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weller"><text:span text:style-name="T1">Dwell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ertz1888"><text:span text:style-name="T1">Hertz1888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aul_Erik"><text:span text:style-name="T1">Paul Erik</text:span></text:a></text:p>
          </table:table-cell>
        </table:table-row>
        <table:table-row>
          <table:table-cell table:style-name="Table2.A1" office:value-type="string">
            <text:p text:style-name="Table_20_Contents">Corvus cornix</text:p>
          </table:table-cell>
        </table:table-row>
        <table:table-row>
          <table:table-cell table:style-name="Table2.A1" office:value-type="string">
            <text:p text:style-name="Table_20_Contents">Hraf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ammersoft"><text:span text:style-name="T1">Hammersof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lasma_east"><text:span text:style-name="T1">Plasma eas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rust_Is_All_You_Need"><text:span text:style-name="T1">Trust Is All You Nee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ikkimaria"><text:span text:style-name="T1">Nikkimari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jflem"><text:span text:style-name="T1">Djflem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Snek01"><text:span text:style-name="T1">Snek0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oma-w"><text:span text:style-name="T1">Doma-w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arrot_of_Doom"><text:span text:style-name="T1">Parrot of Doo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thsci"><text:span text:style-name="T1">Mathsc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Volunteer_Marek"><text:span text:style-name="T1">Volunteer Marek</text:span></text:a></text:p>
          </table:table-cell>
        </table:table-row>
        <table:table-row>
          <table:table-cell table:style-name="Table2.A1" office:value-type="string">
            <text:p text:style-name="Table_20_Contents">DBigXra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ambiam"><text:span text:style-name="T1">Lambia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boverload"><text:span text:style-name="T1">Mboverloa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ikid77"><text:span text:style-name="T1">Wikid7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iefer.Wolfowitz"><text:span text:style-name="T1">Kiefer.Wolfowitz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aus"><text:span text:style-name="T1">Hau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obrayner"><text:span text:style-name="T1">Bobrayn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hn_Cline"><text:span text:style-name="T1">John Clin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dfpdf"><text:span text:style-name="T1">Pdfpdf</text:span></text:a></text:p>
          </table:table-cell>
        </table:table-row>
        <table:table-row>
          <table:table-cell table:style-name="Table2.A1" office:value-type="string">
            <text:p text:style-name="Table_20_Contents">MegX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ed_Scott"><text:span text:style-name="T1">Ned Scot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urmvogel_66"><text:span text:style-name="T1">Sturmvogel 66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ebrides"><text:span text:style-name="T1">Hebride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uneGloom07"><text:span text:style-name="T1">JuneGloom07</text:span></text:a></text:p>
          </table:table-cell>
        </table:table-row>
        <table:table-row>
          <table:table-cell table:style-name="Table2.A1" office:value-type="string">
            <text:p text:style-name="Table_20_Contents">Looper5920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oniago"><text:span text:style-name="T1">Doniago</text:span></text:a></text:p>
          </table:table-cell>
        </table:table-row>
        <table:table-row>
          <table:table-cell table:style-name="Table2.A1" office:value-type="string">
            <text:p text:style-name="Table_20_Contents">Calmer Water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ine_Antique_Pen"><text:span text:style-name="T1">Thine Antique Pe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eenf1"><text:span text:style-name="T1">Aleenf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unus"><text:span text:style-name="T1">Maunus</text:span></text:a></text:p>
          </table:table-cell>
        </table:table-row>
        <table:table-row>
          <table:table-cell table:style-name="Table2.A1" office:value-type="string">
            <text:p text:style-name="Table_20_Contents">Wizard191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ennavecia"><text:span text:style-name="T1">Jennaveci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aneshk"><text:span text:style-name="T1">Ganesh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rioca"><text:span text:style-name="T1">Carioc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etiltrout"><text:span text:style-name="T1">Ketiltrou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hilbrick"><text:span text:style-name="T1">Sphilbrick</text:span></text:a></text:p>
          </table:table-cell>
        </table:table-row>
        <table:table-row>
          <table:table-cell table:style-name="Table2.A1" office:value-type="string">
            <text:p text:style-name="Table_20_Contents">Striv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illking1979"><text:span text:style-name="T1">Willking197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ncMstr"><text:span text:style-name="T1">EncMst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thaenara"><text:span text:style-name="T1">Athaenar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oyBoy"><text:span text:style-name="T1">RoyBo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ude"><text:span text:style-name="T1">Aud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overfish"><text:span text:style-name="T1">Hoverfis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nbarnesdavies"><text:span text:style-name="T1">Danbarnesdavie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._Carty"><text:span text:style-name="T1">A. Carty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Brews_ohare"><text:span text:style-name="T1">Brews ohare</text:span></text:a></text:p>
          </table:table-cell>
        </table:table-row>
        <table:table-row>
          <table:table-cell table:style-name="Table2.A1" office:value-type="string">
            <text:p text:style-name="Table_20_Contents">Boleyn2</text:p>
          </table:table-cell>
        </table:table-row>
        <table:table-row>
          <table:table-cell table:style-name="Table2.A1" office:value-type="string">
            <text:p text:style-name="Table_20_Contents">Francs2000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iftlite"><text:span text:style-name="T1">Giftlit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tgamer"><text:span text:style-name="T1">Catgam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oneyard90"><text:span text:style-name="T1">Boneyard90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ven_Manguard"><text:span text:style-name="T1">Sven Manguard</text:span></text:a></text:p>
          </table:table-cell>
        </table:table-row>
        <table:table-row>
          <table:table-cell table:style-name="Table2.A1" office:value-type="string">
            <text:p text:style-name="Table_20_Contents">Gay Cdn</text:p>
          </table:table-cell>
        </table:table-row>
        <table:table-row>
          <table:table-cell table:style-name="Table2.A1" office:value-type="string">
            <text:p text:style-name="Table_20_Contents">Khaoswork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Urhixidur"><text:span text:style-name="T1">Urhixidur</text:span></text:a></text:p>
          </table:table-cell>
        </table:table-row>
        <table:table-row>
          <table:table-cell table:style-name="Table2.A1" office:value-type="string">
            <text:p text:style-name="Table_20_Contents">Sengkang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uartyeates"><text:span text:style-name="T1">Stuartyeates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Nei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ogdangiusca"><text:span text:style-name="T1">Bogdangiusc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ingjeff"><text:span text:style-name="T1">Kingjeff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jorly"><text:span text:style-name="T1">Majorl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ences_and_windows"><text:span text:style-name="T1">Fences and window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edickey"><text:span text:style-name="T1">Tedickey</text:span></text:a></text:p>
          </table:table-cell>
        </table:table-row>
        <table:table-row>
          <table:table-cell table:style-name="Table2.A1" office:value-type="string">
            <text:p text:style-name="Table_20_Contents">Deacon of Pndapetzim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kael_Häggström"><text:span text:style-name="T1">Mikael Häggström</text:span></text:a></text:p>
          </table:table-cell>
        </table:table-row>
        <table:table-row>
          <table:table-cell table:style-name="Table2.A1" office:value-type="string">
            <text:p text:style-name="Table_20_Contents">T@n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recklefoot"><text:span text:style-name="T1">Frecklefoot</text:span></text:a></text:p>
          </table:table-cell>
        </table:table-row>
        <table:table-row>
          <table:table-cell table:style-name="Table2.A1" office:value-type="string">
            <text:p text:style-name="Table_20_Contents">Uncle Dic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Vula"><text:span text:style-name="T1">EVul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SDFGH"><text:span text:style-name="T1">ASDFG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ine_Mai"><text:span text:style-name="T1">Bine Ma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vmoutside"><text:span text:style-name="T1">Pvmoutsid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GK"><text:span text:style-name="T1">AG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ke_Cline"><text:span text:style-name="T1">Mike Clin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GGH"><text:span text:style-name="T1">SGGH</text:span></text:a></text:p>
          </table:table-cell>
        </table:table-row>
        <table:table-row>
          <table:table-cell table:style-name="Table2.A1" office:value-type="string">
            <text:p text:style-name="Table_20_Contents">A Man In Blac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awkeye7"><text:span text:style-name="T1">Hawkeye7</text:span></text:a></text:p>
          </table:table-cell>
        </table:table-row>
        <table:table-row>
          <table:table-cell table:style-name="Table2.A1" office:value-type="string">
            <text:p text:style-name="Table_20_Contents">Tgeair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imbo_online"><text:span text:style-name="T1">Jimbo onlin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ut_8.5"><text:span text:style-name="T1">Hut 8.5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ullRangifer"><text:span text:style-name="T1">BullRangifer</text:span></text:a></text:p>
          </table:table-cell>
        </table:table-row>
        <table:table-row>
          <table:table-cell table:style-name="Table2.A1" office:value-type="string">
            <text:p text:style-name="Table_20_Contents">LittleWin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irplaneman"><text:span text:style-name="T1">Airplanem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airhorn"><text:span text:style-name="T1">Hairhorn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Judgesurreal777"><text:span text:style-name="T1">Judgesurreal777</text:span></text:a></text:p>
          </table:table-cell>
        </table:table-row>
        <table:table-row>
          <table:table-cell table:style-name="Table2.A1" office:value-type="string">
            <text:p text:style-name="Table_20_Contents">RandySavageFTW</text:p>
          </table:table-cell>
        </table:table-row>
        <table:table-row>
          <table:table-cell table:style-name="Table2.A1" office:value-type="string">
            <text:p text:style-name="Table_20_Contents">Mr Accountabl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xG"><text:span text:style-name="T1">Ax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uzzy510"><text:span text:style-name="T1">Fuzzy510</text:span></text:a></text:p>
          </table:table-cell>
        </table:table-row>
        <table:table-row>
          <table:table-cell table:style-name="Table2.A1" office:value-type="string">
            <text:p text:style-name="Table_20_Contents">Intoronto1125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auraHale"><text:span text:style-name="T1">LauraHal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xelBoldt"><text:span text:style-name="T1">AxelBold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stCell"><text:span text:style-name="T1">MastCel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Nimetapoeg&amp;action=edit&amp;redlink=1"><text:span text:style-name="T3">Nimetapoeg</text:span></text:a></text:p>
          </table:table-cell>
        </table:table-row>
        <table:table-row>
          <table:table-cell table:style-name="Table2.A1" office:value-type="string">
            <text:p text:style-name="Table_20_Contents">Tyreniu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imon_Burchell"><text:span text:style-name="T1">Simon Burchel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ergaal"><text:span text:style-name="T1">Nergaa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eedmalloy"><text:span text:style-name="T1">Reedmallo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red_Bauder"><text:span text:style-name="T1">Fred Baud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suorangecrush"><text:span text:style-name="T1">Bsuorangecrush</text:span></text:a></text:p>
          </table:table-cell>
        </table:table-row>
        <table:table-row>
          <table:table-cell table:style-name="Table2.A1" office:value-type="string">
            <text:p text:style-name="Table_20_Contents">AndrewHows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Ucucha"><text:span text:style-name="T1">Ucuch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DGraham"><text:span text:style-name="T1">WDGraha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oq"><text:span text:style-name="T1">Noq</text:span></text:a></text:p>
          </table:table-cell>
        </table:table-row>
        <table:table-row>
          <table:table-cell table:style-name="Table2.A1" office:value-type="string">
            <text:p text:style-name="Table_20_Contents">We hope</text:p>
          </table:table-cell>
        </table:table-row>
        <table:table-row>
          <table:table-cell table:style-name="Table2.A1" office:value-type="string">
            <text:p text:style-name="Table_20_Contents">Tobias Conradi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an_Rose"><text:span text:style-name="T1">Ian Ros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ejnar"><text:span text:style-name="T1">Bejna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venswing"><text:span text:style-name="T1">Ravenswing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23skidoo"><text:span text:style-name="T1">23skido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uslik0"><text:span text:style-name="T1">Ruslik0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nadaolympic989"><text:span text:style-name="T1">Canadaolympic98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.e.b."><text:span text:style-name="T1">R.e.b.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r1977"><text:span text:style-name="T1">Str197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Will"><text:span text:style-name="T1">NWill</text:span></text:a></text:p>
          </table:table-cell>
        </table:table-row>
        <table:table-row>
          <table:table-cell table:style-name="Table2.A1" office:value-type="string">
            <text:p text:style-name="Table_20_Contents">Persian Poet Gal</text:p>
          </table:table-cell>
        </table:table-row>
        <table:table-row>
          <table:table-cell table:style-name="Table2.A1" office:value-type="string">
            <text:p text:style-name="Table_20_Contents">Eugene van der Pijl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JBscribe"><text:span text:style-name="T1">WJBscrib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yagawa"><text:span text:style-name="T1">Miyagaw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rjayay"><text:span text:style-name="T1">Arjaya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andan_Guha"><text:span text:style-name="T1">Chandan Guh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oczilla"><text:span text:style-name="T1">Doczill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roadislong"><text:span text:style-name="T1">Theroadislong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Rklawton"><text:span text:style-name="T1">Rklawton</text:span></text:a></text:p>
          </table:table-cell>
        </table:table-row>
        <table:table-row>
          <table:table-cell table:style-name="Table2.A1" office:value-type="string">
            <text:p text:style-name="Table_20_Contents">Centrx</text:p>
          </table:table-cell>
        </table:table-row>
        <table:table-row>
          <table:table-cell table:style-name="Table2.A1" office:value-type="string">
            <text:p text:style-name="Table_20_Contents">Norot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owellian"><text:span text:style-name="T1">Lowelli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Unreal7"><text:span text:style-name="T1">Unreal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._Anthony"><text:span text:style-name="T1">T. Anthon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lueboar"><text:span text:style-name="T1">Blueboa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manWilm"><text:span text:style-name="T1">EmanWilm</text:span></text:a></text:p>
          </table:table-cell>
        </table:table-row>
        <table:table-row>
          <table:table-cell table:style-name="Table2.A1" office:value-type="string">
            <text:p text:style-name="Table_20_Contents">DJ Clayworth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rDg"><text:span text:style-name="T1">NrD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imWae"><text:span text:style-name="T1">JimWa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lly4bolly"><text:span text:style-name="T1">Tolly4boll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heald"><text:span text:style-name="T1">Jheal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lockid"><text:span text:style-name="T1">Elockid</text:span></text:a></text:p>
          </table:table-cell>
        </table:table-row>
        <table:table-row>
          <table:table-cell table:style-name="Table2.A1" office:value-type="string">
            <text:p text:style-name="Table_20_Contents">Freakofnurtur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ig_iron"><text:span text:style-name="T1">Big iron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evietheman"><text:span text:style-name="T1">Stevietheman</text:span></text:a></text:p>
          </table:table-cell>
        </table:table-row>
        <table:table-row>
          <table:table-cell table:style-name="Table2.A1" office:value-type="string">
            <text:p text:style-name="Table_20_Contents">Handicapper</text:p>
          </table:table-cell>
        </table:table-row>
        <table:table-row>
          <table:table-cell table:style-name="Table2.A1" office:value-type="string">
            <text:p text:style-name="Table_20_Contents">Badbilltucker</text:p>
          </table:table-cell>
        </table:table-row>
        <table:table-row>
          <table:table-cell table:style-name="Table2.A1" office:value-type="string">
            <text:p text:style-name="Table_20_Contents">Sugar Bear</text:p>
          </table:table-cell>
        </table:table-row>
        <table:table-row>
          <table:table-cell table:style-name="Table2.A1" office:value-type="string">
            <text:p text:style-name="Table_20_Contents">Radiant!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leftorium"><text:span text:style-name="T1">Theleftoriu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AThrawnIGF"><text:span text:style-name="T1">GAThrawnIGF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vrik"><text:span text:style-name="T1">Evrik</text:span></text:a></text:p>
          </table:table-cell>
        </table:table-row>
        <table:table-row>
          <table:table-cell table:style-name="Table2.A1" office:value-type="string">
            <text:p text:style-name="Table_20_Contents">Kapp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ozleader"><text:span text:style-name="T1">Lozlead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napSnap"><text:span text:style-name="T1">SnapSnap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Quiddity"><text:span text:style-name="T1">Quiddity</text:span></text:a></text:p>
          </table:table-cell>
        </table:table-row>
        <table:table-row>
          <table:table-cell table:style-name="Table2.A1" office:value-type="string">
            <text:p text:style-name="Table_20_Contents">Rick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meraude"><text:span text:style-name="T1">Emeraude</text:span></text:a></text:p>
          </table:table-cell>
        </table:table-row>
        <table:table-row>
          <table:table-cell table:style-name="Table2.A1" office:value-type="string">
            <text:p text:style-name="Table_20_Contents">Tryd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yrthiss"><text:span text:style-name="T1">Syrthis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roleHenson"><text:span text:style-name="T1">CaroleHens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rolog"><text:span text:style-name="T1">Prolo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ackerfansam"><text:span text:style-name="T1">Packerfansa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rtinevans123"><text:span text:style-name="T1">Martinevans123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jasekhar1961"><text:span text:style-name="T1">Rajasekhar196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quids_and_Chips"><text:span text:style-name="T1">Squids and Chip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efanomione"><text:span text:style-name="T1">Stefanomione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Aeci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clemens"><text:span text:style-name="T1">Jclemen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eydey"><text:span text:style-name="T1">Feydey</text:span></text:a></text:p>
          </table:table-cell>
        </table:table-row>
        <table:table-row>
          <table:table-cell table:style-name="Table2.A1" office:value-type="string">
            <text:p text:style-name="Table_20_Contents">Legolas2186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rcus_Qwertyus"><text:span text:style-name="T1">Marcus Qwertyus</text:span></text:a></text:p>
          </table:table-cell>
        </table:table-row>
        <table:table-row>
          <table:table-cell table:style-name="Table2.A1" office:value-type="string">
            <text:p text:style-name="Table_20_Contents">FSII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olovis"><text:span text:style-name="T1">Dolovis</text:span></text:a></text:p>
          </table:table-cell>
        </table:table-row>
        <table:table-row>
          <table:table-cell table:style-name="Table2.A1" office:value-type="string">
            <text:p text:style-name="Table_20_Contents">Berean Hunt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quazcion"><text:span text:style-name="T1">Equazci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Quentin_X"><text:span text:style-name="T1">Quentin X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scape_Orbit"><text:span text:style-name="T1">Escape Orbi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kemor92"><text:span text:style-name="T1">Mikemor92</text:span></text:a></text:p>
          </table:table-cell>
        </table:table-row>
        <table:table-row>
          <table:table-cell table:style-name="Table2.A1" office:value-type="string">
            <text:p text:style-name="Table_20_Contents">Qxz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coetzee"><text:span text:style-name="T1">Dcoetze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usond"><text:span text:style-name="T1">Husond</text:span></text:a></text:p>
          </table:table-cell>
        </table:table-row>
        <table:table-row>
          <table:table-cell table:style-name="Table2.A1" office:value-type="string">
            <text:p text:style-name="Table_20_Contents">JonHard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undostund"><text:span text:style-name="T1">Sundostund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Andonic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hil_Boswell"><text:span text:style-name="T1">Phil Boswel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iva1979"><text:span text:style-name="T1">Siva197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aggers"><text:span text:style-name="T1">Waggers</text:span></text:a></text:p>
          </table:table-cell>
        </table:table-row>
        <table:table-row>
          <table:table-cell table:style-name="Table2.A1" office:value-type="string">
            <text:p text:style-name="Table_20_Contents">Sherurcij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VasuVR"><text:span text:style-name="T1">VasuV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obert_Moore"><text:span text:style-name="T1">Robert Moor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azonka"><text:span text:style-name="T1">Bazonk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hnelwaq"><text:span text:style-name="T1">Johnelwaq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ohannes_Animosus"><text:span text:style-name="T1">Iohannes Animosu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oethean"><text:span text:style-name="T1">Goethe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ismightbezach"><text:span text:style-name="T1">Thismightbezac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en_MacDui"><text:span text:style-name="T1">Ben MacDu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dgrid"><text:span text:style-name="T1">Midgri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malljim"><text:span text:style-name="T1">Smallji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bharris"><text:span text:style-name="T1">Sbharri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X96lee15"><text:span text:style-name="T1">X96lee15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ietaster"><text:span text:style-name="T1">Pietast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ometown_Kid"><text:span text:style-name="T1">Hometown Ki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quilter"><text:span text:style-name="T1">Lquilter</text:span></text:a></text:p>
          </table:table-cell>
        </table:table-row>
        <table:table-row>
          <table:table-cell table:style-name="Table2.A1" office:value-type="string">
            <text:p text:style-name="Table_20_Contents">Previously ScienceApologis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Katydidit&amp;action=edit&amp;redlink=1"><text:span text:style-name="T3">Katydidit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Shirt58"><text:span text:style-name="T1">Shirt58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etri_Krohn"><text:span text:style-name="T1">Petri Kroh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Jim_Michael&amp;action=edit&amp;redlink=1"><text:span text:style-name="T3">Jim Michae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Zanimum"><text:span text:style-name="T1">Zanimu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rayerfortheworld"><text:span text:style-name="T1">Prayerfortheworl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rpingstone"><text:span text:style-name="T1">Arpingston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otteville"><text:span text:style-name="T1">Bottevill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pparition11"><text:span text:style-name="T1">Apparition11</text:span></text:a></text:p>
          </table:table-cell>
        </table:table-row>
        <table:table-row>
          <table:table-cell table:style-name="Table2.A1" office:value-type="string">
            <text:p text:style-name="Table_20_Contents">Bobblehead</text:p>
          </table:table-cell>
        </table:table-row>
        <table:table-row>
          <table:table-cell table:style-name="Table2.A1" office:value-type="string">
            <text:p text:style-name="Table_20_Contents">Gunmetal Ange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ngolfson"><text:span text:style-name="T1">Ingolfs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wy43"><text:span text:style-name="T1">Hwy43</text:span></text:a></text:p>
          </table:table-cell>
        </table:table-row>
        <table:table-row>
          <table:table-cell table:style-name="Table2.A1" office:value-type="string">
            <text:p text:style-name="Table_20_Contents">Roleplay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even_Zhang"><text:span text:style-name="T1">Steven Zhan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Oanabay04"><text:span text:style-name="T1">Oanabay0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Xufanc"><text:span text:style-name="T1">Xufanc</text:span></text:a></text:p>
          </table:table-cell>
        </table:table-row>
        <table:table-row>
          <table:table-cell table:style-name="Table2.A1" office:value-type="string">
            <text:p text:style-name="Table_20_Contents">Wiki Greek Basketbal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EMoreira042281"><text:span text:style-name="T1">AEMoreira042281</text:span></text:a></text:p>
          </table:table-cell>
        </table:table-row>
        <table:table-row>
          <table:table-cell table:style-name="Table2.A1" office:value-type="string">
            <text:p text:style-name="Table_20_Contents">Shark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c16888"><text:span text:style-name="T1">Jac16888</text:span></text:a></text:p>
          </table:table-cell>
        </table:table-row>
        <table:table-row>
          <table:table-cell table:style-name="Table2.A1" office:value-type="string">
            <text:p text:style-name="Table_20_Contents">Jmlk17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ZooFari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onald_Albury"><text:span text:style-name="T1">Donald Albury</text:span></text:a></text:p>
          </table:table-cell>
        </table:table-row>
        <table:table-row>
          <table:table-cell table:style-name="Table2.A1" office:value-type="string">
            <text:p text:style-name="Table_20_Contents">Zo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unray"><text:span text:style-name="T1">Sunra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evin_McE"><text:span text:style-name="T1">Kevin McE</text:span></text:a></text:p>
          </table:table-cell>
        </table:table-row>
        <table:table-row>
          <table:table-cell table:style-name="Table2.A1" office:value-type="string">
            <text:p text:style-name="Table_20_Contents">MECU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alvio_giuliano"><text:span text:style-name="T1">Salvio giulian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ikster2"><text:span text:style-name="T1">Rikster2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vid_Levy"><text:span text:style-name="T1">David Lev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elbourneStar"><text:span text:style-name="T1">MelbourneSta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willhickers"><text:span text:style-name="T1">Gwillhicker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assocks5489"><text:span text:style-name="T1">Hassocks5489</text:span></text:a></text:p>
          </table:table-cell>
        </table:table-row>
        <table:table-row>
          <table:table-cell table:style-name="Table2.A1" office:value-type="string">
            <text:p text:style-name="Table_20_Contents">Δ</text:p>
          </table:table-cell>
        </table:table-row>
        <table:table-row>
          <table:table-cell table:style-name="Table2.A1" office:value-type="string">
            <text:p text:style-name="Table_20_Contents">Triwb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ve_souza"><text:span text:style-name="T1">Dave souz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oonraker"><text:span text:style-name="T1">Moonrak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keWazowski"><text:span text:style-name="T1">MikeWazowsk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chc2009"><text:span text:style-name="T1">Hchc2009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Ben_Ben"><text:span text:style-name="T1">Ben Be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ecretlondon"><text:span text:style-name="T1">Secretlond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7"><text:span text:style-name="T1">7</text:span></text:a></text:p>
          </table:table-cell>
        </table:table-row>
        <table:table-row>
          <table:table-cell table:style-name="Table2.A1" office:value-type="string">
            <text:p text:style-name="Table_20_Contents">Jack Merridew</text:p>
          </table:table-cell>
        </table:table-row>
        <table:table-row>
          <table:table-cell table:style-name="Table2.A1" office:value-type="string">
            <text:p text:style-name="Table_20_Contents">Nrswanson</text:p>
          </table:table-cell>
        </table:table-row>
        <table:table-row>
          <table:table-cell table:style-name="Table2.A1" office:value-type="string">
            <text:p text:style-name="Table_20_Contents">Ling.Nut</text:p>
          </table:table-cell>
        </table:table-row>
        <table:table-row>
          <table:table-cell table:style-name="Table2.A1" office:value-type="string">
            <text:p text:style-name="Table_20_Contents">Jogers</text:p>
          </table:table-cell>
        </table:table-row>
        <table:table-row>
          <table:table-cell table:style-name="Table2.A1" office:value-type="string">
            <text:p text:style-name="Table_20_Contents">Violetrig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rovethrughosts"><text:span text:style-name="T1">Drovethrughost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x24"><text:span text:style-name="T1">Max2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drewa"><text:span text:style-name="T1">Andrew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ehochman"><text:span text:style-name="T1">Jehochm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igrTex"><text:span text:style-name="T1">BigrTex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illl"><text:span text:style-name="T1">Fill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foley4"><text:span text:style-name="T1">Gfoley4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yJasper"><text:span text:style-name="T1">JayJasp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hortride"><text:span text:style-name="T1">Shortride</text:span></text:a></text:p>
          </table:table-cell>
        </table:table-row>
        <table:table-row>
          <table:table-cell table:style-name="Table2.A1" office:value-type="string">
            <text:p text:style-name="Table_20_Contents">Nitsansh</text:p>
          </table:table-cell>
        </table:table-row>
        <table:table-row>
          <table:table-cell table:style-name="Table2.A1" office:value-type="string">
            <text:p text:style-name="Table_20_Contents">Mirand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yclonebiskit"><text:span text:style-name="T1">Cyclonebiski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mcat7"><text:span text:style-name="T1">Tomcat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jhutton"><text:span text:style-name="T1">Jojhutt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ris.urs-o"><text:span text:style-name="T1">Chris.urs-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at%26Happy"><text:span text:style-name="T1">Fat&amp;Happy</text:span></text:a></text:p>
          </table:table-cell>
        </table:table-row>
        <table:table-row>
          <table:table-cell table:style-name="Table2.A1" office:value-type="string">
            <text:p text:style-name="Table_20_Contents">Active Banan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idonb"><text:span text:style-name="T1">Gidonb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ellcast"><text:span text:style-name="T1">Spellcast</text:span></text:a></text:p>
          </table:table-cell>
        </table:table-row>
        <table:table-row>
          <table:table-cell table:style-name="Table2.A1" office:value-type="string">
            <text:p text:style-name="Table_20_Contents">Cmdrjames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rf8128"><text:span text:style-name="T1">Mrf8128</text:span></text:a></text:p>
          </table:table-cell>
        </table:table-row>
        <table:table-row>
          <table:table-cell table:style-name="Table2.A1" office:value-type="string">
            <text:p text:style-name="Table_20_Contents">Graeme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orth8000"><text:span text:style-name="T1">North8000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akabeg"><text:span text:style-name="T1">Takabe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omeguy1221"><text:span text:style-name="T1">Someguy122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ortsMaster"><text:span text:style-name="T1">SportsMast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lariosophic"><text:span text:style-name="T1">Clariosophi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hl4hamilton"><text:span text:style-name="T1">Nhl4hamilt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enisarona"><text:span text:style-name="T1">Denisaron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33dyphil"><text:span text:style-name="T1">Sp33dyphil</text:span></text:a></text:p>
          </table:table-cell>
        </table:table-row>
        <table:table-row>
          <table:table-cell table:style-name="Table2.A1" office:value-type="string">
            <text:p text:style-name="Table_20_Contents">SkyWalker</text:p>
          </table:table-cell>
        </table:table-row>
        <text:soft-page-break/>
        <table:table-row>
          <table:table-cell table:style-name="Table2.A1" office:value-type="string">
            <text:p text:style-name="Table_20_Contents">Ram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DJ"><text:span text:style-name="T1">TheDJ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oops_gza"><text:span text:style-name="T1">Hoops gz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aine_Ellsworth"><text:span text:style-name="T1">Paine Ellswort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meboy"><text:span text:style-name="T1">Jameboy</text:span></text:a></text:p>
          </table:table-cell>
        </table:table-row>
        <table:table-row>
          <table:table-cell table:style-name="Table2.A1" office:value-type="string">
            <text:p text:style-name="Table_20_Contents">Otolemur crassicaudatu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yous!"><text:span text:style-name="T1">Joyous!</text:span></text:a></text:p>
          </table:table-cell>
        </table:table-row>
        <table:table-row>
          <table:table-cell table:style-name="Table2.A1" office:value-type="string">
            <text:p text:style-name="Table_20_Contents">Rossr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QGibbon"><text:span text:style-name="T1">SQGibb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mith609"><text:span text:style-name="T1">Smith60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Ottawahitech"><text:span text:style-name="T1">Ottawahitec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luffernutter"><text:span text:style-name="T1">Fluffernutter</text:span></text:a></text:p>
          </table:table-cell>
        </table:table-row>
        <table:table-row>
          <table:table-cell table:style-name="Table2.A1" office:value-type="string">
            <text:p text:style-name="Table_20_Contents">Consciou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dJohnston"><text:span text:style-name="T1">EdJohnst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dd"><text:span text:style-name="T1">Md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nigmaman"><text:span text:style-name="T1">Enigmaman</text:span></text:a></text:p>
          </table:table-cell>
        </table:table-row>
        <table:table-row>
          <table:table-cell table:style-name="Table2.A1" office:value-type="string">
            <text:p text:style-name="Table_20_Contents">Sam Spad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fasmit"><text:span text:style-name="T1">Afasmit</text:span></text:a></text:p>
          </table:table-cell>
        </table:table-row>
        <table:table-row>
          <table:table-cell table:style-name="Table2.A1" office:value-type="string">
            <text:p text:style-name="Table_20_Contents">Kathleen.wright5</text:p>
          </table:table-cell>
        </table:table-row>
        <table:table-row>
          <table:table-cell table:style-name="Table2.A1" office:value-type="string">
            <text:p text:style-name="Table_20_Contents">MuffledThu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illiamJE"><text:span text:style-name="T1">WilliamJ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cPhail"><text:span text:style-name="T1">McPhai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ritmax"><text:span text:style-name="T1">Britmax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kpCascais"><text:span text:style-name="T1">FkpCascai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Omegatron"><text:span text:style-name="T1">Omegatr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ttgirling"><text:span text:style-name="T1">Mattgirling</text:span></text:a></text:p>
          </table:table-cell>
        </table:table-row>
        <table:table-row>
          <table:table-cell table:style-name="Table2.A1" office:value-type="string">
            <text:p text:style-name="Table_20_Contents">DCGeis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wilkins"><text:span text:style-name="T1">Bwilkin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ttlore"><text:span text:style-name="T1">Mattlore</text:span></text:a></text:p>
          </table:table-cell>
        </table:table-row>
        <table:table-row>
          <table:table-cell table:style-name="Table2.A1" office:value-type="string">
            <text:p text:style-name="Table_20_Contents">Aaron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hockey"><text:span text:style-name="T1">Mhockey</text:span></text:a></text:p>
          </table:table-cell>
        </table:table-row>
        <table:table-row>
          <table:table-cell table:style-name="Table2.A1" office:value-type="string">
            <text:p text:style-name="Table_20_Contents">Skizzi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pitalistroadster"><text:span text:style-name="T1">Capitalistroadst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feluv"><text:span text:style-name="T1">Jafeluv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ortyNort"><text:span text:style-name="T1">NortyNort</text:span></text:a></text:p>
          </table:table-cell>
        </table:table-row>
        <table:table-row>
          <table:table-cell table:style-name="Table2.A1" office:value-type="string">
            <text:p text:style-name="Table_20_Contents">Physchim62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ike395"><text:span text:style-name="T1">Hike395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rKIA11"><text:span text:style-name="T1">MrKIA1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meparkgc"><text:span text:style-name="T1">Themeparkg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ralizec!"><text:span text:style-name="T1">Kralizec!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CharlotteWebb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ltas"><text:span text:style-name="T1">Calta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olfmanSF"><text:span text:style-name="T1">WolfmanSF</text:span></text:a></text:p>
          </table:table-cell>
        </table:table-row>
        <table:table-row>
          <table:table-cell table:style-name="Table2.A1" office:value-type="string">
            <text:p text:style-name="Table_20_Contents">Ultramarin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imbus227"><text:span text:style-name="T1">Nimbus227</text:span></text:a></text:p>
          </table:table-cell>
        </table:table-row>
        <table:table-row>
          <table:table-cell table:style-name="Table2.A1" office:value-type="string">
            <text:p text:style-name="Table_20_Contents">Starzynk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ristophanes68"><text:span text:style-name="T1">Aristophanes68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rookie"><text:span text:style-name="T1">Brooki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listemon"><text:span text:style-name="T1">Calistemon</text:span></text:a></text:p>
          </table:table-cell>
        </table:table-row>
        <table:table-row>
          <table:table-cell table:style-name="Table2.A1" office:value-type="string">
            <text:p text:style-name="Table_20_Contents">Deucalionit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gelo.romano"><text:span text:style-name="T1">Angelo.roman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dis90"><text:span text:style-name="T1">Aldis90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edim_Ardoğa"><text:span text:style-name="T1">Nedim Ardoğa</text:span></text:a></text:p>
          </table:table-cell>
        </table:table-row>
        <table:table-row>
          <table:table-cell table:style-name="Table2.A1" office:value-type="string">
            <text:p text:style-name="Table_20_Contents">Scapl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hil_Bridger"><text:span text:style-name="T1">Phil Bridg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auffner"><text:span text:style-name="T1">Kauffn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illerChihuahua"><text:span text:style-name="T1">KillerChihuahu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nger"><text:span text:style-name="T1">Dang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r._Stradivarius"><text:span text:style-name="T1">Mr. Stradivariu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rdinalDan"><text:span text:style-name="T1">CardinalD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omas_Paine1776"><text:span text:style-name="T1">Thomas Paine1776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lami72"><text:span text:style-name="T1">Flami72</text:span></text:a></text:p>
          </table:table-cell>
        </table:table-row>
        <table:table-row>
          <table:table-cell table:style-name="Table2.A1" office:value-type="string">
            <text:p text:style-name="Table_20_Contents">Hersfol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amfang"><text:span text:style-name="T1">Tamfan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aihsu"><text:span text:style-name="T1">Kaihsu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enale52"><text:span text:style-name="T1">Penale52</text:span></text:a></text:p>
          </table:table-cell>
        </table:table-row>
        <table:table-row>
          <table:table-cell table:style-name="Table2.A1" office:value-type="string">
            <text:p text:style-name="Table_20_Contents">Eagle4000</text:p>
          </table:table-cell>
        </table:table-row>
        <table:table-row>
          <table:table-cell table:style-name="Table2.A1" office:value-type="string">
            <text:p text:style-name="Table_20_Contents">Amala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sanchez7587"><text:span text:style-name="T1">Esanchez758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nxruler"><text:span text:style-name="T1">Manxruler</text:span></text:a></text:p>
          </table:table-cell>
        </table:table-row>
        <table:table-row>
          <table:table-cell table:style-name="Table2.A1" office:value-type="string">
            <text:p text:style-name="Table_20_Contents">Shell Kinne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xim"><text:span text:style-name="T1">Maxi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ome_jerk_on_the_Internet"><text:span text:style-name="T1">Some jerk on the Internet</text:span></text:a></text:p>
          </table:table-cell>
        </table:table-row>
        <table:table-row>
          <table:table-cell table:style-name="Table2.A1" office:value-type="string">
            <text:p text:style-name="Table_20_Contents">HalfShadow</text:p>
          </table:table-cell>
        </table:table-row>
        <table:table-row>
          <table:table-cell table:style-name="Table2.A1" office:value-type="string">
            <text:p text:style-name="Table_20_Contents">One Night In Hackne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eedy"><text:span text:style-name="T1">Reed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otafly"><text:span text:style-name="T1">Notafl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alcadore"><text:span text:style-name="T1">Falcador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ibStar"><text:span text:style-name="T1">LibStar</text:span></text:a></text:p>
          </table:table-cell>
        </table:table-row>
        <table:table-row>
          <table:table-cell table:style-name="Table2.A1" office:value-type="string">
            <text:p text:style-name="Table_20_Contents">Ta bu shi da yu</text:p>
          </table:table-cell>
        </table:table-row>
        <text:soft-page-break/>
        <table:table-row>
          <table:table-cell table:style-name="Table2.A1" office:value-type="string">
            <text:p text:style-name="Table_20_Contents">N5iln</text:p>
          </table:table-cell>
        </table:table-row>
        <table:table-row>
          <table:table-cell table:style-name="Table2.A1" office:value-type="string">
            <text:p text:style-name="Table_20_Contents">Bubba hotep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herool"><text:span text:style-name="T1">Sheroo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ewyorkbrad"><text:span text:style-name="T1">Newyorkbra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vick"><text:span text:style-name="T1">Svic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tlant"><text:span text:style-name="T1">Atla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tairisfar"><text:span text:style-name="T1">Altairisfa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etropolitan90"><text:span text:style-name="T1">Metropolitan90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aberwyn"><text:span text:style-name="T1">Saberwy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vid_Fuchs"><text:span text:style-name="T1">David Fuch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motheus_Canens"><text:span text:style-name="T1">Timotheus Canen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cbutcher"><text:span text:style-name="T1">Rcbutch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ymf"><text:span text:style-name="T1">Nymf</text:span></text:a></text:p>
          </table:table-cell>
        </table:table-row>
        <table:table-row>
          <table:table-cell table:style-name="Table2.A1" office:value-type="string">
            <text:p text:style-name="Table_20_Contents">Nixeagl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_Ameer_son"><text:span text:style-name="T1">Al Ameer s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razyC83"><text:span text:style-name="T1">CrazyC83</text:span></text:a></text:p>
          </table:table-cell>
        </table:table-row>
        <table:table-row>
          <table:table-cell table:style-name="Table2.A1" office:value-type="string">
            <text:p text:style-name="Table_20_Contents">My Core Competency is Competency</text:p>
          </table:table-cell>
        </table:table-row>
        <table:table-row>
          <table:table-cell table:style-name="Table2.A1" office:value-type="string">
            <text:p text:style-name="Table_20_Contents">Instantnoo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articus88"><text:span text:style-name="T1">Barticus88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cad_Ronin"><text:span text:style-name="T1">Acad Ronin</text:span></text:a></text:p>
          </table:table-cell>
        </table:table-row>
        <table:table-row>
          <table:table-cell table:style-name="Table2.A1" office:value-type="string">
            <text:p text:style-name="Table_20_Contents">Irpe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OZ"><text:span text:style-name="T1">BOZ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ikidemon"><text:span text:style-name="T1">Wikidem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za84"><text:span text:style-name="T1">Jza8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olbo"><text:span text:style-name="T1">Wolbo</text:span></text:a></text:p>
          </table:table-cell>
        </table:table-row>
        <table:table-row>
          <table:table-cell table:style-name="Table2.A1" office:value-type="string">
            <text:p text:style-name="Table_20_Contents">RobJ1981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jd0060"><text:span text:style-name="T1">Rjd0060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enbat"><text:span text:style-name="T1">Penbat</text:span></text:a></text:p>
          </table:table-cell>
        </table:table-row>
        <table:table-row>
          <table:table-cell table:style-name="Table2.A1" office:value-type="string">
            <text:p text:style-name="Table_20_Contents">Deckill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one"><text:span text:style-name="T1">Ston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Backspace&amp;action=edit&amp;redlink=1"><text:span text:style-name="T3">Backspac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nley"><text:span text:style-name="T1">Canle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ariqabjotu"><text:span text:style-name="T1">Tariqabjotu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-le-mot-dit"><text:span text:style-name="T1">M-le-mot-dit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kyblueshaun"><text:span text:style-name="T1">Skyblueshau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igaro"><text:span text:style-name="T1">Figar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oWhy"><text:span text:style-name="T1">SoWhy</text:span></text:a></text:p>
          </table:table-cell>
        </table:table-row>
        <table:table-row>
          <table:table-cell table:style-name="Table2.A1" office:value-type="string">
            <text:p text:style-name="Table_20_Contents">DoubleBlu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bibln"><text:span text:style-name="T1">Tobibln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Splash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aulmcdonald"><text:span text:style-name="T1">Paulmcdonal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vtonightokc"><text:span text:style-name="T1">Tvtonightok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Ymblanter"><text:span text:style-name="T1">Ymblant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atken4"><text:span text:style-name="T1">Patken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latterworld"><text:span text:style-name="T1">Flatterworld</text:span></text:a></text:p>
          </table:table-cell>
        </table:table-row>
        <table:table-row>
          <table:table-cell table:style-name="Table2.A1" office:value-type="string">
            <text:p text:style-name="Table_20_Contents">PigFlu Oin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ihil_novi"><text:span text:style-name="T1">Nihil nov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reamGuy"><text:span text:style-name="T1">DreamGu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coplane"><text:span text:style-name="T1">Jacoplan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kiwont"><text:span text:style-name="T1">Tikiwo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mericasroof"><text:span text:style-name="T1">Americasroof</text:span></text:a></text:p>
          </table:table-cell>
        </table:table-row>
        <table:table-row>
          <table:table-cell table:style-name="Table2.A1" office:value-type="string">
            <text:p text:style-name="Table_20_Contents">Zanoni</text:p>
          </table:table-cell>
        </table:table-row>
        <table:table-row>
          <table:table-cell table:style-name="Table2.A1" office:value-type="string">
            <text:p text:style-name="Table_20_Contents">Poll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csprinter123"><text:span text:style-name="T1">Rcsprinter123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onorTheKing"><text:span text:style-name="T1">HonorTheKing</text:span></text:a></text:p>
          </table:table-cell>
        </table:table-row>
        <table:table-row>
          <table:table-cell table:style-name="Table2.A1" office:value-type="string">
            <text:p text:style-name="Table_20_Contents">John Cardina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mes086"><text:span text:style-name="T1">James086</text:span></text:a></text:p>
          </table:table-cell>
        </table:table-row>
        <table:table-row>
          <table:table-cell table:style-name="Table2.A1" office:value-type="string">
            <text:p text:style-name="Table_20_Contents">Ef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m1965"><text:span text:style-name="T1">Tim1965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ractyl"><text:span text:style-name="T1">Fractyl</text:span></text:a></text:p>
          </table:table-cell>
        </table:table-row>
        <table:table-row>
          <table:table-cell table:style-name="Table2.A1" office:value-type="string">
            <text:p text:style-name="Table_20_Contents">Wolfkeeper</text:p>
          </table:table-cell>
        </table:table-row>
        <table:table-row>
          <table:table-cell table:style-name="Table2.A1" office:value-type="string">
            <text:p text:style-name="Table_20_Contents">Nobunaga24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drew_c"><text:span text:style-name="T1">Andrew c</text:span></text:a></text:p>
          </table:table-cell>
        </table:table-row>
        <table:table-row>
          <table:table-cell table:style-name="Table2.A1" office:value-type="string">
            <text:p text:style-name="Table_20_Contents">Wrestlinglover</text:p>
          </table:table-cell>
        </table:table-row>
        <table:table-row>
          <table:table-cell table:style-name="Table2.A1" office:value-type="string">
            <text:p text:style-name="Table_20_Contents">Peripitus</text:p>
          </table:table-cell>
        </table:table-row>
        <table:table-row>
          <table:table-cell table:style-name="Table2.A1" office:value-type="string">
            <text:p text:style-name="Table_20_Contents">Nuklear</text:p>
          </table:table-cell>
        </table:table-row>
        <table:table-row>
          <table:table-cell table:style-name="Table2.A1" office:value-type="string">
            <text:p text:style-name="Table_20_Contents">Extraordinary Machine</text:p>
          </table:table-cell>
        </table:table-row>
        <table:table-row>
          <table:table-cell table:style-name="Table2.A1" office:value-type="string">
            <text:p text:style-name="Table_20_Contents">Olessi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ralia"><text:span text:style-name="T1">Marali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reechild"><text:span text:style-name="T1">Freechild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abercil"><text:span text:style-name="T1">Taberci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Versageek"><text:span text:style-name="T1">Versageek</text:span></text:a></text:p>
          </table:table-cell>
        </table:table-row>
        <table:table-row>
          <table:table-cell table:style-name="Table2.A1" office:value-type="string">
            <text:p text:style-name="Table_20_Contents">Kusm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uperMarioMan"><text:span text:style-name="T1">SuperMarioM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bmeirow"><text:span text:style-name="T1">Sbmeirow</text:span></text:a></text:p>
          </table:table-cell>
        </table:table-row>
        <table:table-row>
          <table:table-cell table:style-name="Table2.A1" office:value-type="string">
            <text:p text:style-name="Table_20_Contents">The Man in Quest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arlesdrakew"><text:span text:style-name="T1">Charlesdrakew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oger_Davies"><text:span text:style-name="T1">Roger Davies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Gareth_E_Kegg"><text:span text:style-name="T1">Gareth E Keg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encer"><text:span text:style-name="T1">Spencer</text:span></text:a></text:p>
          </table:table-cell>
        </table:table-row>
        <table:table-row>
          <table:table-cell table:style-name="Table2.A1" office:value-type="string">
            <text:p text:style-name="Table_20_Contents">XLerat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eraunos"><text:span text:style-name="T1">Keraunos</text:span></text:a></text:p>
          </table:table-cell>
        </table:table-row>
        <table:table-row>
          <table:table-cell table:style-name="Table2.A1" office:value-type="string">
            <text:p text:style-name="Table_20_Contents">Faithlessthewonderbo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ortillo"><text:span text:style-name="T1">Portill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dnightblueowl"><text:span text:style-name="T1">Midnightblueow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shuaZ"><text:span text:style-name="T1">JoshuaZ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ifleman_82"><text:span text:style-name="T1">Rifleman 82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nielCD"><text:span text:style-name="T1">DanielC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cademic_Challenger"><text:span text:style-name="T1">Academic Challeng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-KP"><text:span text:style-name="T1">SP-KP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ongshow"><text:span text:style-name="T1">Gongshow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Quarl"><text:span text:style-name="T1">Quar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eith_Edkins"><text:span text:style-name="T1">Keith Edkin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ury_Markowitz"><text:span text:style-name="T1">Maury Markowitz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ull-Doser"><text:span text:style-name="T1">Bull-Dos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ssociateAffiliate"><text:span text:style-name="T1">AssociateAffiliat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anfranman59"><text:span text:style-name="T1">Sanfranman59</text:span></text:a></text:p>
          </table:table-cell>
        </table:table-row>
        <table:table-row>
          <table:table-cell table:style-name="Table2.A1" office:value-type="string">
            <text:p text:style-name="Table_20_Contents">Craigy144</text:p>
          </table:table-cell>
        </table:table-row>
        <table:table-row>
          <table:table-cell table:style-name="Table2.A1" office:value-type="string">
            <text:p text:style-name="Table_20_Contents">Vaoverland</text:p>
          </table:table-cell>
        </table:table-row>
        <table:table-row>
          <table:table-cell table:style-name="Table2.A1" office:value-type="string">
            <text:p text:style-name="Table_20_Contents">Marasmusine</text:p>
          </table:table-cell>
        </table:table-row>
        <table:table-row>
          <table:table-cell table:style-name="Table2.A1" office:value-type="string">
            <text:p text:style-name="Table_20_Contents">Wim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rX"><text:span text:style-name="T1">MrX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malthea"><text:span text:style-name="T1">Amalthe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igel_Ish"><text:span text:style-name="T1">Nigel Is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jakkalle"><text:span text:style-name="T1">Sjakkall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mwi"><text:span text:style-name="T1">Timwi</text:span></text:a></text:p>
          </table:table-cell>
        </table:table-row>
        <table:table-row>
          <table:table-cell table:style-name="Table2.A1" office:value-type="string">
            <text:p text:style-name="Table_20_Contents">Hodja Nasreddi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elchoir"><text:span text:style-name="T1">Melchoi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nysp"><text:span text:style-name="T1">Canysp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alibutt"><text:span text:style-name="T1">Halibutt</text:span></text:a></text:p>
          </table:table-cell>
        </table:table-row>
        <table:table-row>
          <table:table-cell table:style-name="Table2.A1" office:value-type="string">
            <text:p text:style-name="Table_20_Contents">Tiamu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ruryfire"><text:span text:style-name="T1">Druryfire</text:span></text:a></text:p>
          </table:table-cell>
        </table:table-row>
        <table:table-row>
          <table:table-cell table:style-name="Table2.A1" office:value-type="string">
            <text:p text:style-name="Table_20_Contents">Joyson Prabhu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eorgejdorner"><text:span text:style-name="T1">Georgejdorn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resN"><text:span text:style-name="T1">Pres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Dima"><text:span text:style-name="T1">DDim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rschimpf"><text:span text:style-name="T1">Mrschimpf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_Blade_of_the_Northern_Lights"><text:span text:style-name="T1">The Blade of the Northern Lights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CT_Cooper"><text:span text:style-name="T1">CT Coop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MyrleFuller"><text:span text:style-name="T1">JMyrleFull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en._Quon"><text:span text:style-name="T1">Gen. Qu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maury"><text:span text:style-name="T1">Amaur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hantomsteve"><text:span text:style-name="T1">Phantomstev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dyjsmith"><text:span text:style-name="T1">Andyjsmit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inoguy2"><text:span text:style-name="T1">Dinoguy2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vlekis"><text:span text:style-name="T1">Evleki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uyabribri"><text:span text:style-name="T1">Kuyabribr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ymarcbadz"><text:span text:style-name="T1">Raymarcbadz</text:span></text:a></text:p>
          </table:table-cell>
        </table:table-row>
        <table:table-row>
          <table:table-cell table:style-name="Table2.A1" office:value-type="string">
            <text:p text:style-name="Table_20_Contents">Calistemon1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iggy"><text:span text:style-name="T1">Gigg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isdom89"><text:span text:style-name="T1">Wisdom89</text:span></text:a></text:p>
          </table:table-cell>
        </table:table-row>
        <table:table-row>
          <table:table-cell table:style-name="Table2.A1" office:value-type="string">
            <text:p text:style-name="Table_20_Contents">Boleyn3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eometry_guy"><text:span text:style-name="T1">Geometry guy</text:span></text:a></text:p>
          </table:table-cell>
        </table:table-row>
        <table:table-row>
          <table:table-cell table:style-name="Table2.A1" office:value-type="string">
            <text:p text:style-name="Table_20_Contents">Gareth Griffith-Jone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m_riley"><text:span text:style-name="T1">Tim rile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m_Danson"><text:span text:style-name="T1">Tom Dans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loudbound"><text:span text:style-name="T1">Cloudboun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16@r"><text:span text:style-name="T1">16@r</text:span></text:a></text:p>
          </table:table-cell>
        </table:table-row>
        <table:table-row>
          <table:table-cell table:style-name="Table2.A1" office:value-type="string">
            <text:p text:style-name="Table_20_Contents">Orangemarli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chael_Devore"><text:span text:style-name="T1">Michael Devore</text:span></text:a></text:p>
          </table:table-cell>
        </table:table-row>
        <table:table-row>
          <table:table-cell table:style-name="Table2.A1" office:value-type="string">
            <text:p text:style-name="Table_20_Contents">LessHeard vanU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walte04"><text:span text:style-name="T1">Jwalte04</text:span></text:a></text:p>
          </table:table-cell>
        </table:table-row>
        <table:table-row>
          <table:table-cell table:style-name="Table2.A1" office:value-type="string">
            <text:p text:style-name="Table_20_Contents">Signalhead</text:p>
          </table:table-cell>
        </table:table-row>
        <table:table-row>
          <table:table-cell table:style-name="Table2.A1" office:value-type="string">
            <text:p text:style-name="Table_20_Contents">Fieldday-sunda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haros"><text:span text:style-name="T1">Pharo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yrotec"><text:span text:style-name="T1">Pyrotec</text:span></text:a></text:p>
          </table:table-cell>
        </table:table-row>
        <table:table-row>
          <table:table-cell table:style-name="Table2.A1" office:value-type="string">
            <text:p text:style-name="Table_20_Contents">Slrubenstein</text:p>
          </table:table-cell>
        </table:table-row>
        <table:table-row>
          <table:table-cell table:style-name="Table2.A1" office:value-type="string">
            <text:p text:style-name="Table_20_Contents">Bene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an_Pitchford"><text:span text:style-name="T1">Ian Pitchfor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cottandrewhutchins"><text:span text:style-name="T1">Scottandrewhutchins</text:span></text:a></text:p>
          </table:table-cell>
        </table:table-row>
        <table:table-row>
          <table:table-cell table:style-name="Table2.A1" office:value-type="string">
            <text:p text:style-name="Table_20_Contents">Anger22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pbsmith"><text:span text:style-name="T1">Dpbsmit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abregas0414"><text:span text:style-name="T1">Fabregas0414</text:span></text:a></text:p>
          </table:table-cell>
        </table:table-row>
        <table:table-row>
          <table:table-cell table:style-name="Table2.A1" office:value-type="string">
            <text:p text:style-name="Table_20_Contents">Noleande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ryptofish"><text:span text:style-name="T1">Tryptofish</text:span></text:a></text:p>
          </table:table-cell>
        </table:table-row>
        <table:table-row>
          <table:table-cell table:style-name="Table2.A1" office:value-type="string">
            <text:p text:style-name="Table_20_Contents">Pohick2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uster7"><text:span text:style-name="T1">Buster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r_Stephen"><text:span text:style-name="T1">Mr Stephen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Magicpiano"><text:span text:style-name="T1">Magicpian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ordAmeth"><text:span text:style-name="T1">LordAmeth</text:span></text:a></text:p>
          </table:table-cell>
        </table:table-row>
        <table:table-row>
          <table:table-cell table:style-name="Table2.A1" office:value-type="string">
            <text:p text:style-name="Table_20_Contents">Duncharri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lkman"><text:span text:style-name="T1">Elkman</text:span></text:a></text:p>
          </table:table-cell>
        </table:table-row>
        <table:table-row>
          <table:table-cell table:style-name="Table2.A1" office:value-type="string">
            <text:p text:style-name="Table_20_Contents">Videmus Omni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imum"><text:span text:style-name="T1">Animu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ile66"><text:span text:style-name="T1">Maile66</text:span></text:a></text:p>
          </table:table-cell>
        </table:table-row>
        <table:table-row>
          <table:table-cell table:style-name="Table2.A1" office:value-type="string">
            <text:p text:style-name="Table_20_Contents">JBsupreme</text:p>
          </table:table-cell>
        </table:table-row>
        <table:table-row>
          <table:table-cell table:style-name="Table2.A1" office:value-type="string">
            <text:p text:style-name="Table_20_Contents">Alastair Haine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3Mrs"><text:span text:style-name="T1">J3Mr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renavitar"><text:span text:style-name="T1">Grenavitar</text:span></text:a></text:p>
          </table:table-cell>
        </table:table-row>
        <table:table-row>
          <table:table-cell table:style-name="Table2.A1" office:value-type="string">
            <text:p text:style-name="Table_20_Contents">Catgut</text:p>
          </table:table-cell>
        </table:table-row>
        <table:table-row>
          <table:table-cell table:style-name="Table2.A1" office:value-type="string">
            <text:p text:style-name="Table_20_Contents">Zafonic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ilgamesh"><text:span text:style-name="T1">Gilgames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ase_me_ladies,_I%27m_the_Cavalry"><text:span text:style-name="T1">Chase me ladies, I'm the Cavalr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siah_Rowe"><text:span text:style-name="T1">Josiah Row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ollect"><text:span text:style-name="T1">Collect</text:span></text:a></text:p>
          </table:table-cell>
        </table:table-row>
        <table:table-row>
          <table:table-cell table:style-name="Table2.A1" office:value-type="string">
            <text:p text:style-name="Table_20_Contents">Light current</text:p>
          </table:table-cell>
        </table:table-row>
        <table:table-row>
          <table:table-cell table:style-name="Table2.A1" office:value-type="string">
            <text:p text:style-name="Table_20_Contents">Cobaltblueton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ick_Block"><text:span text:style-name="T1">Rick Block</text:span></text:a></text:p>
          </table:table-cell>
        </table:table-row>
        <table:table-row>
          <table:table-cell table:style-name="Table2.A1" office:value-type="string">
            <text:p text:style-name="Table_20_Contents">Erik9</text:p>
          </table:table-cell>
        </table:table-row>
        <table:table-row>
          <table:table-cell table:style-name="Table2.A1" office:value-type="string">
            <text:p text:style-name="Table_20_Contents">Bedfor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RTEST4ECHO"><text:span text:style-name="T1">ARTEST4ECH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untster"><text:span text:style-name="T1">Huntst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bh3rd"><text:span text:style-name="T1">Kbh3r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nDaLeCoMpLeX"><text:span text:style-name="T1">EnDaLeCoMpLeX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inu"><text:span text:style-name="T1">Kinu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afuffle"><text:span text:style-name="T1">Kafuffl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ryffindor"><text:span text:style-name="T1">Gryffindor</text:span></text:a></text:p>
          </table:table-cell>
        </table:table-row>
        <table:table-row>
          <table:table-cell table:style-name="Table2.A1" office:value-type="string">
            <text:p text:style-name="Table_20_Contents">Calabe1992</text:p>
          </table:table-cell>
        </table:table-row>
        <table:table-row>
          <table:table-cell table:style-name="Table2.A1" office:value-type="string">
            <text:p text:style-name="Table_20_Contents">FF2010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_Banner"><text:span text:style-name="T1">The Bann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istairMcMillan"><text:span text:style-name="T1">AlistairMcMill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oothy443"><text:span text:style-name="T1">Boothy443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ary_J"><text:span text:style-name="T1">Gary J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ptain_Assassin!"><text:span text:style-name="T1">Captain Assassin!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iswick_Chap"><text:span text:style-name="T1">Chiswick Chap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ed_UK"><text:span text:style-name="T1">Ged UK</text:span></text:a></text:p>
          </table:table-cell>
        </table:table-row>
        <table:table-row>
          <table:table-cell table:style-name="Table2.A1" office:value-type="string">
            <text:p text:style-name="Table_20_Contents">Wood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rianhe"><text:span text:style-name="T1">Brianhe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Happysailor"><text:span text:style-name="T1">Happysailor</text:span></text:a></text:p>
          </table:table-cell>
        </table:table-row>
        <table:table-row>
          <table:table-cell table:style-name="Table2.A1" office:value-type="string">
            <text:p text:style-name="Table_20_Contents">Redver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imply_south"><text:span text:style-name="T1">Simply south</text:span></text:a></text:p>
          </table:table-cell>
        </table:table-row>
        <table:table-row>
          <table:table-cell table:style-name="Table2.A1" office:value-type="string">
            <text:p text:style-name="Table_20_Contents">BrokenSpher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abeMc"><text:span text:style-name="T1">GabeMc</text:span></text:a></text:p>
          </table:table-cell>
        </table:table-row>
        <table:table-row>
          <table:table-cell table:style-name="Table2.A1" office:value-type="string">
            <text:p text:style-name="Table_20_Contents">Polisher of Cobweb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olonel_Warden"><text:span text:style-name="T1">Colonel Warden</text:span></text:a></text:p>
          </table:table-cell>
        </table:table-row>
        <table:table-row>
          <table:table-cell table:style-name="Table2.A1" office:value-type="string">
            <text:p text:style-name="Table_20_Contents">Instinct</text:p>
          </table:table-cell>
        </table:table-row>
        <table:table-row>
          <table:table-cell table:style-name="Table2.A1" office:value-type="string">
            <text:p text:style-name="Table_20_Contents">Dineshkannambadi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enlisquare"><text:span text:style-name="T1">Benlisquare</text:span></text:a></text:p>
          </table:table-cell>
        </table:table-row>
        <table:table-row>
          <table:table-cell table:style-name="Table2.A1" office:value-type="string">
            <text:p text:style-name="Table_20_Contents">Cburnet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rleffler"><text:span text:style-name="T1">Srleffler</text:span></text:a></text:p>
          </table:table-cell>
        </table:table-row>
        <table:table-row>
          <table:table-cell table:style-name="Table2.A1" office:value-type="string">
            <text:p text:style-name="Table_20_Contents">EncycloPete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CuriousGnome"><text:span text:style-name="T1">TheCuriousGnom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geureka"><text:span text:style-name="T1">Sgeureka</text:span></text:a></text:p>
          </table:table-cell>
        </table:table-row>
        <table:table-row>
          <table:table-cell table:style-name="Table2.A1" office:value-type="string">
            <text:p text:style-name="Table_20_Contents">Nouse4anam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voShandor"><text:span text:style-name="T1">IvoShando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illowW"><text:span text:style-name="T1">WillowW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ekerui"><text:span text:style-name="T1">Hekeru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ivesh_boodhun"><text:span text:style-name="T1">Jivesh boodhu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dnightdreary"><text:span text:style-name="T1">Midnightdrear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emember_the_dot"><text:span text:style-name="T1">Remember the do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ishonen"><text:span text:style-name="T1">Bishonen</text:span></text:a></text:p>
          </table:table-cell>
        </table:table-row>
        <table:table-row>
          <table:table-cell table:style-name="Table2.A1" office:value-type="string">
            <text:p text:style-name="Table_20_Contents">Kranar drogin</text:p>
          </table:table-cell>
        </table:table-row>
        <table:table-row>
          <table:table-cell table:style-name="Table2.A1" office:value-type="string">
            <text:p text:style-name="Table_20_Contents">Spitfir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Uyvsdi"><text:span text:style-name="T1">Uyvsdi</text:span></text:a></text:p>
          </table:table-cell>
        </table:table-row>
        <table:table-row>
          <table:table-cell table:style-name="Table2.A1" office:value-type="string">
            <text:p text:style-name="Table_20_Contents">Pahari Sahib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hcoyc"><text:span text:style-name="T1">Ihcoy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nny2x4"><text:span text:style-name="T1">Jonny2x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hanes"><text:span text:style-name="T1">Shane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ob_Burkhardt"><text:span text:style-name="T1">Bob Burkhardt</text:span></text:a></text:p>
          </table:table-cell>
        </table:table-row>
        <table:table-row>
          <table:table-cell table:style-name="Table2.A1" office:value-type="string">
            <text:p text:style-name="Table_20_Contents">Cometstyle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lassCobra"><text:span text:style-name="T1">GlassCobr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dd92"><text:span text:style-name="T1">Add92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epso2"><text:span text:style-name="T1">Pepso2</text:span></text:a></text:p>
          </table:table-cell>
        </table:table-row>
        <table:table-row>
          <table:table-cell table:style-name="Table2.A1" office:value-type="string">
            <text:p text:style-name="Table_20_Contents">G.-M. Cupertin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astmain"><text:span text:style-name="T1">Eastmain</text:span></text:a></text:p>
          </table:table-cell>
        </table:table-row>
        <table:table-row>
          <table:table-cell table:style-name="Table2.A1" office:value-type="string">
            <text:p text:style-name="Table_20_Contents">Hada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Vejvančický"><text:span text:style-name="T1">Vejvančický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rodego"><text:span text:style-name="T1">Prodego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Freshacconci"><text:span text:style-name="T1">Freshacconci</text:span></text:a></text:p>
          </table:table-cell>
        </table:table-row>
        <table:table-row>
          <table:table-cell table:style-name="Table2.A1" office:value-type="string">
            <text:p text:style-name="Table_20_Contents">Studerb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vidWBrooks"><text:span text:style-name="T1">DavidWBrook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saa"><text:span text:style-name="T1">Nsa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acemanSpiff"><text:span text:style-name="T1">SpacemanSpiff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ennis_Bratland"><text:span text:style-name="T1">Dennis Bratland</text:span></text:a></text:p>
          </table:table-cell>
        </table:table-row>
        <table:table-row>
          <table:table-cell table:style-name="Table2.A1" office:value-type="string">
            <text:p text:style-name="Table_20_Contents">Killervogel5</text:p>
          </table:table-cell>
        </table:table-row>
        <table:table-row>
          <table:table-cell table:style-name="Table2.A1" office:value-type="string">
            <text:p text:style-name="Table_20_Contents">CalJW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4meter4"><text:span text:style-name="T1">4meter4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nric_Naval"><text:span text:style-name="T1">Enric Naval</text:span></text:a></text:p>
          </table:table-cell>
        </table:table-row>
        <table:table-row>
          <table:table-cell table:style-name="Table2.A1" office:value-type="string">
            <text:p text:style-name="Table_20_Contents">Alphachimp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eywas92"><text:span text:style-name="T1">Reywas92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ynwolfe"><text:span text:style-name="T1">Cynwolf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osprings"><text:span text:style-name="T1">Cosprings</text:span></text:a></text:p>
          </table:table-cell>
        </table:table-row>
        <table:table-row>
          <table:table-cell table:style-name="Table2.A1" office:value-type="string">
            <text:p text:style-name="Table_20_Contents">Bluemoose</text:p>
          </table:table-cell>
        </table:table-row>
        <table:table-row>
          <table:table-cell table:style-name="Table2.A1" office:value-type="string">
            <text:p text:style-name="Table_20_Contents">Qampune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indamuse"><text:span text:style-name="T1">Cindamus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arles_Edward"><text:span text:style-name="T1">Charles Edwar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ishidani"><text:span text:style-name="T1">Nishidan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urykh"><text:span text:style-name="T1">Kurykh</text:span></text:a></text:p>
          </table:table-cell>
        </table:table-row>
        <table:table-row>
          <table:table-cell table:style-name="Table2.A1" office:value-type="string">
            <text:p text:style-name="Table_20_Contents">Twas Now</text:p>
          </table:table-cell>
        </table:table-row>
        <table:table-row>
          <table:table-cell table:style-name="Table2.A1" office:value-type="string">
            <text:p text:style-name="Table_20_Contents">HexaChord</text:p>
          </table:table-cell>
        </table:table-row>
        <table:table-row>
          <table:table-cell table:style-name="Table2.A1" office:value-type="string">
            <text:p text:style-name="Table_20_Contents">Khaza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inlay_McWalter"><text:span text:style-name="T1">Finlay McWalter</text:span></text:a></text:p>
          </table:table-cell>
        </table:table-row>
        <table:table-row>
          <table:table-cell table:style-name="Table2.A1" office:value-type="string">
            <text:p text:style-name="Table_20_Contents">PeterSymond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gib"><text:span text:style-name="T1">Ragib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axial"><text:span text:style-name="T1">Anaxia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mfromspace"><text:span text:style-name="T1">Themfromspac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Betty_Logan&amp;action=edit&amp;redlink=1"><text:span text:style-name="T3">Betty Log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urrykef"><text:span text:style-name="T1">Furrykef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Oda_Mari"><text:span text:style-name="T1">Oda Mari</text:span></text:a></text:p>
          </table:table-cell>
        </table:table-row>
        <table:table-row>
          <table:table-cell table:style-name="Table2.A1" office:value-type="string">
            <text:p text:style-name="Table_20_Contents">Fvasconcello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opolisme"><text:span text:style-name="T1">Theopolisme</text:span></text:a></text:p>
          </table:table-cell>
        </table:table-row>
        <table:table-row>
          <table:table-cell table:style-name="Table2.A1" office:value-type="string">
            <text:p text:style-name="Table_20_Contents">DeadEyeArrow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agleFan"><text:span text:style-name="T1">EagleF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eusoes1"><text:span text:style-name="T1">Aeusoes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Brandley"><text:span text:style-name="T1">TBrandle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sarelah"><text:span text:style-name="T1">Asarela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Visik"><text:span text:style-name="T1">Visi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rimeHunter"><text:span text:style-name="T1">PrimeHunter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Geni"><text:span text:style-name="T1">Gen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byc75"><text:span text:style-name="T1">Tobyc75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Ocaasi"><text:span text:style-name="T1">Ocaas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rthena"><text:span text:style-name="T1">Arthen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TATicVerseatide"><text:span text:style-name="T1">STATicVerseatid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Yulia_Romero"><text:span text:style-name="T1">Yulia Romero</text:span></text:a></text:p>
          </table:table-cell>
        </table:table-row>
        <table:table-row>
          <table:table-cell table:style-name="Table2.A1" office:value-type="string">
            <text:p text:style-name="Table_20_Contents">Gd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oxj"><text:span text:style-name="T1">Foxj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wn_Bard"><text:span text:style-name="T1">Dawn Bard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rkwind"><text:span text:style-name="T1">Darkwin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aint9016"><text:span text:style-name="T1">Saint9016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eithbob"><text:span text:style-name="T1">Keithbob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esianiacal"><text:span text:style-name="T1">Miesianiacal</text:span></text:a></text:p>
          </table:table-cell>
        </table:table-row>
        <table:table-row>
          <table:table-cell table:style-name="Table2.A1" office:value-type="string">
            <text:p text:style-name="Table_20_Contents">Baristarim</text:p>
          </table:table-cell>
        </table:table-row>
        <table:table-row>
          <table:table-cell table:style-name="Table2.A1" office:value-type="string">
            <text:p text:style-name="Table_20_Contents">CliffC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asper2006"><text:span text:style-name="T1">Kasper2006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cather96"><text:span text:style-name="T1">Acather96</text:span></text:a></text:p>
          </table:table-cell>
        </table:table-row>
        <table:table-row>
          <table:table-cell table:style-name="Table2.A1" office:value-type="string">
            <text:p text:style-name="Table_20_Contents">Sme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mijrp"><text:span text:style-name="T1">Emijrp</text:span></text:a></text:p>
          </table:table-cell>
        </table:table-row>
        <table:table-row>
          <table:table-cell table:style-name="Table2.A1" office:value-type="string">
            <text:p text:style-name="Table_20_Contents">Chrislk02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ar"><text:span text:style-name="T1">La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tsimp"><text:span text:style-name="T1">Ntsimp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tPowers"><text:span text:style-name="T1">LtPowers</text:span></text:a></text:p>
          </table:table-cell>
        </table:table-row>
        <table:table-row>
          <table:table-cell table:style-name="Table2.A1" office:value-type="string">
            <text:p text:style-name="Table_20_Contents">Dual Freq</text:p>
          </table:table-cell>
        </table:table-row>
        <table:table-row>
          <table:table-cell table:style-name="Table2.A1" office:value-type="string">
            <text:p text:style-name="Table_20_Contents">Lord Emsworth</text:p>
          </table:table-cell>
        </table:table-row>
        <table:table-row>
          <table:table-cell table:style-name="Table2.A1" office:value-type="string">
            <text:p text:style-name="Table_20_Contents">Rst20xx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ndhirreddy"><text:span text:style-name="T1">Randhirredd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Jaysuc&amp;action=edit&amp;redlink=1"><text:span text:style-name="T3">Jaysu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ruco"><text:span text:style-name="T1">Truc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0808"><text:span text:style-name="T1">RA0808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JRC"><text:span text:style-name="T1">TJR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drewman327"><text:span text:style-name="T1">Andrewman32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noozlepet"><text:span text:style-name="T1">Snoozlepe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akazam"><text:span text:style-name="T1">Alakazam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carian"><text:span text:style-name="T1">Scari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lying_Saucer"><text:span text:style-name="T1">Flying Sauc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arkwarriorblake"><text:span text:style-name="T1">Darkwarriorblak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eridon"><text:span text:style-name="T1">Perid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ober"><text:span text:style-name="T1">Kober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0z"><text:span text:style-name="T1">0z</text:span></text:a></text:p>
          </table:table-cell>
        </table:table-row>
        <table:table-row>
          <table:table-cell table:style-name="Table2.A1" office:value-type="string">
            <text:p text:style-name="Table_20_Contents">Nichalp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Yunshui"><text:span text:style-name="T1">Yunshui</text:span></text:a></text:p>
          </table:table-cell>
        </table:table-row>
        <table:table-row>
          <table:table-cell table:style-name="Table2.A1" office:value-type="string">
            <text:p text:style-name="Table_20_Contents">Dysprosia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atGallacher"><text:span text:style-name="T1">PatGallacher</text:span></text:a></text:p>
          </table:table-cell>
        </table:table-row>
        <table:table-row>
          <table:table-cell table:style-name="Table2.A1" office:value-type="string">
            <text:p text:style-name="Table_20_Contents">CJ</text:p>
          </table:table-cell>
        </table:table-row>
        <table:table-row>
          <table:table-cell table:style-name="Table2.A1" office:value-type="string">
            <text:p text:style-name="Table_20_Contents">Peanut4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yan_Postlethwaite"><text:span text:style-name="T1">Ryan Postlethwait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elburnian"><text:span text:style-name="T1">Melburni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lakr"><text:span text:style-name="T1">Slakr</text:span></text:a></text:p>
          </table:table-cell>
        </table:table-row>
        <table:table-row>
          <table:table-cell table:style-name="Table2.A1" office:value-type="string">
            <text:p text:style-name="Table_20_Contents">Doh286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illFlis"><text:span text:style-name="T1">BillFli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Cunard&amp;action=edit&amp;redlink=1"><text:span text:style-name="T3">Cunar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ockMFR"><text:span text:style-name="T1">RockMF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rglebargleIV"><text:span text:style-name="T1">ArglebargleIV</text:span></text:a></text:p>
          </table:table-cell>
        </table:table-row>
        <table:table-row>
          <table:table-cell table:style-name="Table2.A1" office:value-type="string">
            <text:p text:style-name="Table_20_Contents">Thatcher</text:p>
          </table:table-cell>
        </table:table-row>
        <table:table-row>
          <table:table-cell table:style-name="Table2.A1" office:value-type="string">
            <text:p text:style-name="Table_20_Contents">Ligulem</text:p>
          </table:table-cell>
        </table:table-row>
        <table:table-row>
          <table:table-cell table:style-name="Table2.A1" office:value-type="string">
            <text:p text:style-name="Table_20_Contents">Pdcoo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gathoclea"><text:span text:style-name="T1">Agathocle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ilipeS"><text:span text:style-name="T1">FilipeS</text:span></text:a></text:p>
          </table:table-cell>
        </table:table-row>
        <table:table-row>
          <table:table-cell table:style-name="Table2.A1" office:value-type="string">
            <text:p text:style-name="Table_20_Contents">Universal Her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oveMonkey"><text:span text:style-name="T1">LoveMonkey</text:span></text:a></text:p>
          </table:table-cell>
        </table:table-row>
        <table:table-row>
          <table:table-cell table:style-name="Table2.A1" office:value-type="string">
            <text:p text:style-name="Table_20_Contents">Cbrown1023</text:p>
          </table:table-cell>
        </table:table-row>
        <table:table-row>
          <table:table-cell table:style-name="Table2.A1" office:value-type="string">
            <text:p text:style-name="Table_20_Contents">Fastilysoc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uud_Koot"><text:span text:style-name="T1">Ruud Koot</text:span></text:a></text:p>
          </table:table-cell>
        </table:table-row>
        <table:table-row>
          <table:table-cell table:style-name="Table2.A1" office:value-type="string">
            <text:p text:style-name="Table_20_Contents">HanzoHattori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hakespeareFan00"><text:span text:style-name="T1">ShakespeareFan00</text:span></text:a></text:p>
          </table:table-cell>
        </table:table-row>
        <table:table-row>
          <table:table-cell table:style-name="Table2.A1" office:value-type="string">
            <text:p text:style-name="Table_20_Contents">VerruckteDa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rain2104"><text:span text:style-name="T1">Train2104</text:span></text:a></text:p>
          </table:table-cell>
        </table:table-row>
        <table:table-row>
          <table:table-cell table:style-name="Table2.A1" office:value-type="string">
            <text:p text:style-name="Table_20_Contents">Tangerine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iLo48"><text:span text:style-name="T1">HiLo48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appy-melon"><text:span text:style-name="T1">Happy-melon</text:span></text:a></text:p>
          </table:table-cell>
        </table:table-row>
        <table:table-row>
          <table:table-cell table:style-name="Table2.A1" office:value-type="string">
            <text:p text:style-name="Table_20_Contents">Wafulz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matulic"><text:span text:style-name="T1">Amatuli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nterbury_Tail"><text:span text:style-name="T1">Canterbury Tail</text:span></text:a></text:p>
          </table:table-cell>
        </table:table-row>
        <table:table-row>
          <table:table-cell table:style-name="Table2.A1" office:value-type="string">
            <text:p text:style-name="Table_20_Contents">MPJ-D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echnopat"><text:span text:style-name="T1">Technopa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pigott"><text:span text:style-name="T1">Ipigot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iCo"><text:span text:style-name="T1">PiCo</text:span></text:a></text:p>
          </table:table-cell>
        </table:table-row>
        <table:table-row>
          <table:table-cell table:style-name="Table2.A1" office:value-type="string">
            <text:p text:style-name="Table_20_Contents">[Placeholder]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Montell_74"><text:span text:style-name="T1">Montell 74</text:span></text:a></text:p>
          </table:table-cell>
        </table:table-row>
        <table:table-row>
          <table:table-cell table:style-name="Table2.A1" office:value-type="string">
            <text:p text:style-name="Table_20_Contents">Cyd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842U"><text:span text:style-name="T1">842U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NeoBatfreak&amp;action=edit&amp;redlink=1"><text:span text:style-name="T3">NeoBatfrea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hardlythinkso"><text:span text:style-name="T1">Ihardlythinks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cientizzle"><text:span text:style-name="T1">Scientizzle</text:span></text:a></text:p>
          </table:table-cell>
        </table:table-row>
        <table:table-row>
          <table:table-cell table:style-name="Table2.A1" office:value-type="string">
            <text:p text:style-name="Table_20_Contents">Fish and karat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Webclient101"><text:span text:style-name="T1">Webclient101</text:span></text:a></text:p>
          </table:table-cell>
        </table:table-row>
        <table:table-row>
          <table:table-cell table:style-name="Table2.A1" office:value-type="string">
            <text:p text:style-name="Table_20_Contents">Dapi89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Mc"><text:span text:style-name="T1">GMc</text:span></text:a></text:p>
          </table:table-cell>
        </table:table-row>
        <table:table-row>
          <table:table-cell table:style-name="Table2.A1" office:value-type="string">
            <text:p text:style-name="Table_20_Contents">Qetuth</text:p>
          </table:table-cell>
        </table:table-row>
        <table:table-row>
          <table:table-cell table:style-name="Table2.A1" office:value-type="string">
            <text:p text:style-name="Table_20_Contents">Calapez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eter_coxhead"><text:span text:style-name="T1">Peter coxhead</text:span></text:a></text:p>
          </table:table-cell>
        </table:table-row>
        <table:table-row>
          <table:table-cell table:style-name="Table2.A1" office:value-type="string">
            <text:p text:style-name="Table_20_Contents">Neurolysi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mbalachero"><text:span text:style-name="T1">Cambalacher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eraldo_Perez"><text:span text:style-name="T1">Geraldo Perez</text:span></text:a></text:p>
          </table:table-cell>
        </table:table-row>
        <table:table-row>
          <table:table-cell table:style-name="Table2.A1" office:value-type="string">
            <text:p text:style-name="Table_20_Contents">Searchm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oplimek"><text:span text:style-name="T1">Koplime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1ForTheMoney"><text:span text:style-name="T1">1ForTheMone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intheone"><text:span text:style-name="T1">Raintheon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oemgenus"><text:span text:style-name="T1">Coemgenu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uriousFreddy"><text:span text:style-name="T1">FuriousFredd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ilo1969"><text:span text:style-name="T1">Gilo1969</text:span></text:a></text:p>
          </table:table-cell>
        </table:table-row>
        <table:table-row>
          <table:table-cell table:style-name="Table2.A1" office:value-type="string">
            <text:p text:style-name="Table_20_Contents">Eubulide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tidiskriminator"><text:span text:style-name="T1">Antidiskriminato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oofbun"><text:span text:style-name="T1">Foofbu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orth_Shoreman"><text:span text:style-name="T1">North Shorem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x_0677"><text:span text:style-name="T1">Jax 0677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hbasketball6"><text:span text:style-name="T1">Phbasketball6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partaz"><text:span text:style-name="T1">Spartaz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erostratus"><text:span text:style-name="T1">Herostratus</text:span></text:a></text:p>
          </table:table-cell>
        </table:table-row>
        <table:table-row>
          <table:table-cell table:style-name="Table2.A1" office:value-type="string">
            <text:p text:style-name="Table_20_Contents">Jone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Pseudo-Richard"><text:span text:style-name="T1">Pseudo-Richar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uby2010"><text:span text:style-name="T1">Ruby2010</text:span></text:a></text:p>
          </table:table-cell>
        </table:table-row>
        <table:table-row>
          <table:table-cell table:style-name="Table2.A1" office:value-type="string">
            <text:p text:style-name="Table_20_Contents">Humus sapien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mStar81"><text:span text:style-name="T1">TomStar81</text:span></text:a></text:p>
          </table:table-cell>
        </table:table-row>
        <table:table-row>
          <table:table-cell table:style-name="Table2.A1" office:value-type="string">
            <text:p text:style-name="Table_20_Contents">Evb-wiki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Evolution2k8&amp;action=edit&amp;redlink=1"><text:span text:style-name="T3">Evolution2k8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ominic"><text:span text:style-name="T1">Dominic</text:span></text:a></text:p>
          </table:table-cell>
        </table:table-row>
        <table:table-row>
          <table:table-cell table:style-name="Table2.A1" office:value-type="string">
            <text:p text:style-name="Table_20_Contents">CaliforniaAliBaba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Avala"><text:span text:style-name="T1">Aval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tonl"><text:span text:style-name="T1">Hton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gister_Mathematicae"><text:span text:style-name="T1">Magister Mathematicae</text:span></text:a></text:p>
          </table:table-cell>
        </table:table-row>
        <table:table-row>
          <table:table-cell table:style-name="Table2.A1" office:value-type="string">
            <text:p text:style-name="Table_20_Contents">IceCreamAntisocia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waipayanc"><text:span text:style-name="T1">Dwaipayan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carls1"><text:span text:style-name="T1">Jcarls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lakinho"><text:span text:style-name="T1">Flakinho</text:span></text:a></text:p>
          </table:table-cell>
        </table:table-row>
        <table:table-row>
          <table:table-cell table:style-name="Table2.A1" office:value-type="string">
            <text:p text:style-name="Table_20_Contents">Dyseps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nnotata"><text:span text:style-name="T1">Innotat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uat6"><text:span text:style-name="T1">Guat6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obak"><text:span text:style-name="T1">Boba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atouffedisco"><text:span text:style-name="T1">Latouffedisco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urodog"><text:span text:style-name="T1">Eurodo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Ish_ishwar"><text:span text:style-name="T1">Ish ishwa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wanner"><text:span text:style-name="T1">Mwann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ndsford"><text:span text:style-name="T1">Mandsford</text:span></text:a></text:p>
          </table:table-cell>
        </table:table-row>
        <table:table-row>
          <table:table-cell table:style-name="Table2.A1" office:value-type="string">
            <text:p text:style-name="Table_20_Contents">P.T. Aufrette</text:p>
          </table:table-cell>
        </table:table-row>
        <table:table-row>
          <table:table-cell table:style-name="Table2.A1" office:value-type="string">
            <text:p text:style-name="Table_20_Contents">W guic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eepday"><text:span text:style-name="T1">Jeepda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ohn_Broughton"><text:span text:style-name="T1">John Broughto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ourthords"><text:span text:style-name="T1">Fourthord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osmof"><text:span text:style-name="T1">Mosmof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yasuda"><text:span text:style-name="T1">Myasud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oustien"><text:span text:style-name="T1">Goustie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solbergj"><text:span text:style-name="T1">Ssolbergj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e359"><text:span text:style-name="T1">The35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irproofing"><text:span text:style-name="T1">Airproofin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GNozaki"><text:span text:style-name="T1">GNozak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uerback"><text:span text:style-name="T1">Jauerback</text:span></text:a></text:p>
          </table:table-cell>
        </table:table-row>
        <table:table-row>
          <table:table-cell table:style-name="Table2.A1" office:value-type="string">
            <text:p text:style-name="Table_20_Contents">Commander Kean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wawer"><text:span text:style-name="T1">Ewaw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ibana"><text:span text:style-name="T1">Hiban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barth"><text:span text:style-name="T1">Nbart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ory096"><text:span text:style-name="T1">Rory096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VMS_Mosaic"><text:span text:style-name="T1">VMS Mosaic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Zundark"><text:span text:style-name="T1">Zundark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oyets"><text:span text:style-name="T1">Coyet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eelar"><text:span text:style-name="T1">Meelar</text:span></text:a></text:p>
          </table:table-cell>
        </table:table-row>
        <table:table-row>
          <table:table-cell table:style-name="Table2.A1" office:value-type="string">
            <text:p text:style-name="Table_20_Contents">72Din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rketdiamond"><text:span text:style-name="T1">Marketdiamond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en.wikipedia.org/wiki/User:Greg_L"><text:span text:style-name="T1">Greg 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dioBroadcast"><text:span text:style-name="T1">RadioBroadcas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mclaughlin9"><text:span text:style-name="T1">Bmclaughlin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KumiokoCleanStart"><text:span text:style-name="T1">KumiokoCleanStar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eflective"><text:span text:style-name="T1">Deflective</text:span></text:a></text:p>
          </table:table-cell>
        </table:table-row>
        <table:table-row>
          <table:table-cell table:style-name="Table2.A1" office:value-type="string">
            <text:p text:style-name="Table_20_Contents">TFOWR</text:p>
          </table:table-cell>
        </table:table-row>
        <table:table-row>
          <table:table-cell table:style-name="Table2.A1" office:value-type="string">
            <text:p text:style-name="Table_20_Contents">Amit6</text:p>
          </table:table-cell>
        </table:table-row>
        <table:table-row>
          <table:table-cell table:style-name="Table2.A1" office:value-type="string">
            <text:p text:style-name="Table_20_Contents">Grstain</text:p>
          </table:table-cell>
        </table:table-row>
        <table:table-row>
          <table:table-cell table:style-name="Table2.A1" office:value-type="string">
            <text:p text:style-name="Table_20_Contents">Enviroboy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eo-Jay"><text:span text:style-name="T1">Neo-Jay</text:span></text:a></text:p>
          </table:table-cell>
        </table:table-row>
        <table:table-row>
          <table:table-cell table:style-name="Table2.A1" office:value-type="string">
            <text:p text:style-name="Table_20_Contents">Soccer-holic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eron"><text:span text:style-name="T1">Heron</text:span></text:a></text:p>
          </table:table-cell>
        </table:table-row>
        <table:table-row>
          <table:table-cell table:style-name="Table2.A1" office:value-type="string">
            <text:p text:style-name="Table_20_Contents">Josh Parris</text:p>
          </table:table-cell>
        </table:table-row>
        <table:table-row>
          <table:table-cell table:style-name="Table2.A1" office:value-type="string">
            <text:p text:style-name="Table_20_Contents">Dekimasu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uburnPilot"><text:span text:style-name="T1">AuburnPilo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nuckian89"><text:span text:style-name="T1">Canuckian8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vestrand"><text:span text:style-name="T1">Alvestran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HongQiGong"><text:span text:style-name="T1">HongQiGon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anyanTree"><text:span text:style-name="T1">BanyanTre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hris_Capoccia"><text:span text:style-name="T1">Chris Capocci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Camw"><text:span text:style-name="T1">Camw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ilowent"><text:span text:style-name="T1">Milowent</text:span></text:a></text:p>
          </table:table-cell>
        </table:table-row>
        <table:table-row>
          <table:table-cell table:style-name="Table2.A1" office:value-type="string">
            <text:p text:style-name="Table_20_Contents">Wiki lib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dorBozhinov"><text:span text:style-name="T1">TodorBozhinov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Camboxer&amp;action=edit&amp;redlink=1"><text:span text:style-name="T3">Cambox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paajones"><text:span text:style-name="T1">Dpaajone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ck_Cox"><text:span text:style-name="T1">Jack Cox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udde23"><text:span text:style-name="T1">Ludde23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martse"><text:span text:style-name="T1">Smarts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m"><text:span text:style-name="T1">Tom</text:span></text:a></text:p>
          </table:table-cell>
        </table:table-row>
        <table:table-row>
          <table:table-cell table:style-name="Table2.A1" office:value-type="string">
            <text:p text:style-name="Table_20_Contents">PoccilScrip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Digirami"><text:span text:style-name="T1">Digiram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oni3"><text:span text:style-name="T1">Moni3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alih"><text:span text:style-name="T1">Sali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l_Eulenspiegel"><text:span text:style-name="T1">Til Eulenspiegel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notherclown"><text:span text:style-name="T1">Anotherclow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madscientist"><text:span text:style-name="T1">Amadscientis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ellerophon5685"><text:span text:style-name="T1">Bellerophon5685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L93"><text:span text:style-name="T1">SL93</text:span></text:a></text:p>
          </table:table-cell>
        </table:table-row>
        <table:table-row>
          <table:table-cell table:style-name="Table2.A1" office:value-type="string">
            <text:p text:style-name="Table_20_Contents">Sfoskett</text:p>
          </table:table-cell>
        </table:table-row>
        <text:soft-page-break/>
        <table:table-row>
          <table:table-cell table:style-name="Table2.A1" office:value-type="string">
            <text:p text:style-name="Table_20_Contents">Londo06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oCuSandLeArN"><text:span text:style-name="T1">FoCuSandLeAr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hking"><text:span text:style-name="T1">Mhking</text:span></text:a></text:p>
          </table:table-cell>
        </table:table-row>
        <table:table-row>
          <table:table-cell table:style-name="Table2.A1" office:value-type="string">
            <text:p text:style-name="Table_20_Contents">Sjorfor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eague_Octopus"><text:span text:style-name="T1">League Octopus</text:span></text:a></text:p>
          </table:table-cell>
        </table:table-row>
        <table:table-row>
          <table:table-cell table:style-name="Table2.A1" office:value-type="string">
            <text:p text:style-name="Table_20_Contents">Adam Carr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alamurai"><text:span text:style-name="T1">Salamurai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Hans_Adler&amp;action=edit&amp;redlink=1"><text:span text:style-name="T3">Hans Adler</text:span></text:a></text:p>
          </table:table-cell>
        </table:table-row>
        <table:table-row>
          <table:table-cell table:style-name="Table2.A1" office:value-type="string">
            <text:p text:style-name="Table_20_Contents">Sango123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atthewedwards"><text:span text:style-name="T1">Matthewedward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icky@36"><text:span text:style-name="T1">Ricky@36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Nunh-huh"><text:span text:style-name="T1">Nunh-huh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28bytes"><text:span text:style-name="T1">28byte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ry29"><text:span text:style-name="T1">Ary29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RandomCritic"><text:span text:style-name="T1">RandomCritic</text:span></text:a></text:p>
          </table:table-cell>
        </table:table-row>
        <table:table-row>
          <table:table-cell table:style-name="Table2.A1" office:value-type="string">
            <text:p text:style-name="Table_20_Contents">El Grec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Bastin"><text:span text:style-name="T1">Basti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oncrief"><text:span text:style-name="T1">Moncrief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ord_Opeth"><text:span text:style-name="T1">Lord Opeth</text:span></text:a></text:p>
          </table:table-cell>
        </table:table-row>
        <table:table-row>
          <table:table-cell table:style-name="Table2.A1" office:value-type="string">
            <text:p text:style-name="Table_20_Contents">Arcayne</text:p>
          </table:table-cell>
        </table:table-row>
        <table:table-row>
          <table:table-cell table:style-name="Table2.A1" office:value-type="string">
            <text:p text:style-name="Table_20_Contents">Lucky 6.9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llyD"><text:span text:style-name="T1">AllyD</text:span></text:a></text:p>
          </table:table-cell>
        </table:table-row>
        <table:table-row>
          <table:table-cell table:style-name="Table2.A1" office:value-type="string">
            <text:p text:style-name="Table_20_Contents">Toussaint</text:p>
          </table:table-cell>
        </table:table-row>
        <table:table-row>
          <table:table-cell table:style-name="Table2.A1" office:value-type="string">
            <text:p text:style-name="Table_20_Contents">SJP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LeadSongDog"><text:span text:style-name="T1">LeadSongDog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ravelbird"><text:span text:style-name="T1">Travelbird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Mr.Z-man"><text:span text:style-name="T1">Mr.Z-man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Eraserhead1"><text:span text:style-name="T1">Eraserhead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/index.php?title=User:Chemgirl131&amp;action=edit&amp;redlink=1"><text:span text:style-name="T3">Chemgirl13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nestorius"><text:span text:style-name="T1">Jnestoriu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ive_Years"><text:span text:style-name="T1">Five Year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haddeusB"><text:span text:style-name="T1">ThaddeusB</text:span></text:a></text:p>
          </table:table-cell>
        </table:table-row>
        <table:table-row>
          <table:table-cell table:style-name="Table2.A1" office:value-type="string">
            <text:p text:style-name="Table_20_Contents">Jackyd101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imeshifter"><text:span text:style-name="T1">Timeshifter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acklee"><text:span text:style-name="T1">Jacklee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J_1982"><text:span text:style-name="T1">J 1982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pokryltaros"><text:span text:style-name="T1">Apokryltaros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Fraggle81"><text:span text:style-name="T1">Fraggle81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TommyBoy"><text:span text:style-name="T1">TommyBoy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Asiaticus"><text:span text:style-name="T1">Asiaticus</text:span></text:a></text:p>
          </table:table-cell>
        </table:table-row>
        <text:soft-page-break/>
        <table:table-row>
          <table:table-cell table:style-name="Table2.A1" office:value-type="string">
            <text:p text:style-name="Table_20_Contents">Shalom Yechiel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en.wikipedia.org/wiki/User:Shaidar_cuebiyar"><text:span text:style-name="T1">Shaidar cuebiyar</text:span></text:a></text:p>
          </table:table-cell>
        </table:table-row>
      </table:table>
      <text:h text:style-name="P1" text:outline-level="3"><text:span text:style-name="T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arTick</text:p>
          </table:table-cell>
        </table:table-row>
        <table:table-row>
          <table:table-cell table:style-name="Table3.A1" office:value-type="string">
            <text:p text:style-name="Table_20_Contents">Onl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imBentley"><text:span text:style-name="T1">TimBentle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chaelmas1957"><text:span text:style-name="T1">Michaelmas195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ndaliv"><text:span text:style-name="T1">Mendaliv</text:span></text:a></text:p>
          </table:table-cell>
        </table:table-row>
        <table:table-row>
          <table:table-cell table:style-name="Table3.A1" office:value-type="string">
            <text:p text:style-name="Table_20_Contents">Ptolemy Caesari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odger67"><text:span text:style-name="T1">Dodger6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._Spencer"><text:span text:style-name="T1">J. Spencer</text:span></text:a></text:p>
          </table:table-cell>
        </table:table-row>
        <table:table-row>
          <table:table-cell table:style-name="Table3.A1" office:value-type="string">
            <text:p text:style-name="Table_20_Contents">Kariteh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Xeworlebi"><text:span text:style-name="T1">Xeworleb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dries"><text:span text:style-name="T1">Andrie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srikanth05"><text:span text:style-name="T1">Rsrikanth0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abbe"><text:span text:style-name="T1">Gabb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cquidditch"><text:span text:style-name="T1">Wcquidditc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ammersfan"><text:span text:style-name="T1">Hammersfan</text:span></text:a></text:p>
          </table:table-cell>
        </table:table-row>
        <table:table-row>
          <table:table-cell table:style-name="Table3.A1" office:value-type="string">
            <text:p text:style-name="Table_20_Contents">GrahamBoul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igman"><text:span text:style-name="T1">Pigm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ean.hoyland"><text:span text:style-name="T1">Sean.hoylan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mallbones"><text:span text:style-name="T1">Smallbone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eveBaker"><text:span text:style-name="T1">SteveBak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C10"><text:span text:style-name="T1">MC10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Sonnenfeld"><text:span text:style-name="T1">DASonnenfel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Mkativerata&amp;action=edit&amp;redlink=1"><text:span text:style-name="T3">Mkativerat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wen"><text:span text:style-name="T1">Owe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ollinosisss"><text:span text:style-name="T1">Pollinosiss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eonard_G."><text:span text:style-name="T1">Leonard G.</text:span></text:a></text:p>
          </table:table-cell>
        </table:table-row>
        <table:table-row>
          <table:table-cell table:style-name="Table3.A1" office:value-type="string">
            <text:p text:style-name="Table_20_Contents">Doc glasgow</text:p>
          </table:table-cell>
        </table:table-row>
        <table:table-row>
          <table:table-cell table:style-name="Table3.A1" office:value-type="string">
            <text:p text:style-name="Table_20_Contents">Bost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ailey_C._Shannon"><text:span text:style-name="T1">Hailey C. Shann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loydian"><text:span text:style-name="T1">Floydi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onty845"><text:span text:style-name="T1">Monty84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d_g2s"><text:span text:style-name="T1">Ed g2s</text:span></text:a></text:p>
          </table:table-cell>
        </table:table-row>
        <table:table-row>
          <table:table-cell table:style-name="Table3.A1" office:value-type="string">
            <text:p text:style-name="Table_20_Contents">Melromer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eeJo"><text:span text:style-name="T1">GeeJ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ccurizer"><text:span text:style-name="T1">Accuriz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etode"><text:span text:style-name="T1">Anetode</text:span></text:a></text:p>
          </table:table-cell>
        </table:table-row>
        <table:table-row>
          <table:table-cell table:style-name="Table3.A1" office:value-type="string">
            <text:p text:style-name="Table_20_Contents">Tazmaniacs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JaMikePA"><text:span text:style-name="T1">JaMikeP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yan_Vesey"><text:span text:style-name="T1">Ryan Vesey</text:span></text:a></text:p>
          </table:table-cell>
        </table:table-row>
        <table:table-row>
          <table:table-cell table:style-name="Table3.A1" office:value-type="string">
            <text:p text:style-name="Table_20_Contents">Matthew</text:p>
          </table:table-cell>
        </table:table-row>
        <table:table-row>
          <table:table-cell table:style-name="Table3.A1" office:value-type="string">
            <text:p text:style-name="Table_20_Contents">Malo</text:p>
          </table:table-cell>
        </table:table-row>
        <table:table-row>
          <table:table-cell table:style-name="Table3.A1" office:value-type="string">
            <text:p text:style-name="Table_20_Contents">Jsmith006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aron_Schulz"><text:span text:style-name="T1">Aaron Schulz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sper_Deng"><text:span text:style-name="T1">Jasper Deng</text:span></text:a>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Gtrmp</text:p>
          </table:table-cell>
        </table:table-row>
        <table:table-row>
          <table:table-cell table:style-name="Table3.A1" office:value-type="string">
            <text:p text:style-name="Table_20_Contents">K1Bond007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ots42"><text:span text:style-name="T1">Lots42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Zidane_tribal"><text:span text:style-name="T1">Zidane tribal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umm13"><text:span text:style-name="T1">Bumm1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urekaLott"><text:span text:style-name="T1">EurekaLott</text:span></text:a></text:p>
          </table:table-cell>
        </table:table-row>
        <table:table-row>
          <table:table-cell table:style-name="Table3.A1" office:value-type="string">
            <text:p text:style-name="Table_20_Contents">Iqin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d!"><text:span text:style-name="T1">Ed!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hilafrenzy"><text:span text:style-name="T1">Philafrenz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nowded"><text:span text:style-name="T1">Snowded</text:span></text:a></text:p>
          </table:table-cell>
        </table:table-row>
        <table:table-row>
          <table:table-cell table:style-name="Table3.A1" office:value-type="string">
            <text:p text:style-name="Table_20_Contents">The Ogre</text:p>
          </table:table-cell>
        </table:table-row>
        <table:table-row>
          <table:table-cell table:style-name="Table3.A1" office:value-type="string">
            <text:p text:style-name="Table_20_Contents">RJII</text:p>
          </table:table-cell>
        </table:table-row>
        <table:table-row>
          <table:table-cell table:style-name="Table3.A1" office:value-type="string">
            <text:p text:style-name="Table_20_Contents">JeremyA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ptimist_on_the_run"><text:span text:style-name="T1">Optimist on the run</text:span></text:a></text:p>
          </table:table-cell>
        </table:table-row>
        <table:table-row>
          <table:table-cell table:style-name="Table3.A1" office:value-type="string">
            <text:p text:style-name="Table_20_Contents">Ward3001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talledo"><text:span text:style-name="T1">Jtalled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ntoz86"><text:span text:style-name="T1">Mentoz86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ster_of_Puppets"><text:span text:style-name="T1">Master of Puppet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DC"><text:span text:style-name="T1">SDC</text:span></text:a></text:p>
          </table:table-cell>
        </table:table-row>
        <table:table-row>
          <table:table-cell table:style-name="Table3.A1" office:value-type="string">
            <text:p text:style-name="Table_20_Contents">Ind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ast718"><text:span text:style-name="T1">East718</text:span></text:a></text:p>
          </table:table-cell>
        </table:table-row>
        <table:table-row>
          <table:table-cell table:style-name="Table3.A1" office:value-type="string">
            <text:p text:style-name="Table_20_Contents">Pascal.Tess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nielRigal"><text:span text:style-name="T1">DanielRigal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yle1278"><text:span text:style-name="T1">Kyle1278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mandajm"><text:span text:style-name="T1">Amandaj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UnitedStatesian"><text:span text:style-name="T1">UnitedStatesi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Martin451&amp;action=edit&amp;redlink=1"><text:span text:style-name="T3">Martin451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ntren"><text:span text:style-name="T1">Dentre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Visviva"><text:span text:style-name="T1">Visviva</text:span></text:a></text:p>
          </table:table-cell>
        </table:table-row>
        <table:table-row>
          <table:table-cell table:style-name="Table3.A1" office:value-type="string">
            <text:p text:style-name="Table_20_Contents">Wildroo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igadoun"><text:span text:style-name="T1">Rigadoun</text:span></text:a></text:p>
          </table:table-cell>
        </table:table-row>
        <table:table-row>
          <table:table-cell table:style-name="Table3.A1" office:value-type="string">
            <text:p text:style-name="Table_20_Contents">Briaboru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Michael_Bednarek"><text:span text:style-name="T1">Michael Bednare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imtrent"><text:span text:style-name="T1">Timtren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enata3"><text:span text:style-name="T1">Renata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udwater"><text:span text:style-name="T1">Mudwater</text:span></text:a></text:p>
          </table:table-cell>
        </table:table-row>
        <table:table-row>
          <table:table-cell table:style-name="Table3.A1" office:value-type="string">
            <text:p text:style-name="Table_20_Contents">Chris 73</text:p>
          </table:table-cell>
        </table:table-row>
        <table:table-row>
          <table:table-cell table:style-name="Table3.A1" office:value-type="string">
            <text:p text:style-name="Table_20_Contents">RainbowOfLight</text:p>
          </table:table-cell>
        </table:table-row>
        <table:table-row>
          <table:table-cell table:style-name="Table3.A1" office:value-type="string">
            <text:p text:style-name="Table_20_Contents">Linas</text:p>
          </table:table-cell>
        </table:table-row>
        <table:table-row>
          <table:table-cell table:style-name="Table3.A1" office:value-type="string">
            <text:p text:style-name="Table_20_Contents">Balloonman</text:p>
          </table:table-cell>
        </table:table-row>
        <table:table-row>
          <table:table-cell table:style-name="Table3.A1" office:value-type="string">
            <text:p text:style-name="Table_20_Contents">Timneu22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iscographer"><text:span text:style-name="T1">Discograph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ims2aholic8"><text:span text:style-name="T1">Sims2aholic8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ill_william_compton"><text:span text:style-name="T1">Bill william compton</text:span></text:a></text:p>
          </table:table-cell>
        </table:table-row>
        <table:table-row>
          <table:table-cell table:style-name="Table3.A1" office:value-type="string">
            <text:p text:style-name="Table_20_Contents">Darth Panda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diran"><text:span text:style-name="T1">Medir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utomaticStrikeout"><text:span text:style-name="T1">AutomaticStrikeout</text:span></text:a></text:p>
          </table:table-cell>
        </table:table-row>
        <table:table-row>
          <table:table-cell table:style-name="Table3.A1" office:value-type="string">
            <text:p text:style-name="Table_20_Contents">JustSomeRandomGuy32</text:p>
          </table:table-cell>
        </table:table-row>
        <table:table-row>
          <table:table-cell table:style-name="Table3.A1" office:value-type="string">
            <text:p text:style-name="Table_20_Contents">Jasepl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rolmooredc"><text:span text:style-name="T1">Carolmooredc</text:span></text:a></text:p>
          </table:table-cell>
        </table:table-row>
        <table:table-row>
          <table:table-cell table:style-name="Table3.A1" office:value-type="string">
            <text:p text:style-name="Table_20_Contents">Sephiroth BCR</text:p>
          </table:table-cell>
        </table:table-row>
        <table:table-row>
          <table:table-cell table:style-name="Table3.A1" office:value-type="string">
            <text:p text:style-name="Table_20_Contents">Phoe</text:p>
          </table:table-cell>
        </table:table-row>
        <table:table-row>
          <table:table-cell table:style-name="Table3.A1" office:value-type="string">
            <text:p text:style-name="Table_20_Contents">Niteowlneils</text:p>
          </table:table-cell>
        </table:table-row>
        <table:table-row>
          <table:table-cell table:style-name="Table3.A1" office:value-type="string">
            <text:p text:style-name="Table_20_Contents">Peregrine Fishe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ilyD"><text:span text:style-name="T1">WilyD</text:span></text:a></text:p>
          </table:table-cell>
        </table:table-row>
        <table:table-row>
          <table:table-cell table:style-name="Table3.A1" office:value-type="string">
            <text:p text:style-name="Table_20_Contents">Fisherjs</text:p>
          </table:table-cell>
        </table:table-row>
        <table:table-row>
          <table:table-cell table:style-name="Table3.A1" office:value-type="string">
            <text:p text:style-name="Table_20_Contents">Fg2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ipmunkdavis"><text:span text:style-name="T1">Chipmunkdavi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voz"><text:span text:style-name="T1">Tvoz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cirovic"><text:span text:style-name="T1">Dcirovic</text:span></text:a></text:p>
          </table:table-cell>
        </table:table-row>
        <table:table-row>
          <table:table-cell table:style-name="Table3.A1" office:value-type="string">
            <text:p text:style-name="Table_20_Contents">Aivazovsk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eenem"><text:span text:style-name="T1">Reenem</text:span></text:a></text:p>
          </table:table-cell>
        </table:table-row>
        <table:table-row>
          <table:table-cell table:style-name="Table3.A1" office:value-type="string">
            <text:p text:style-name="Table_20_Contents">Apostroph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lvin999"><text:span text:style-name="T1">Calvin999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an2"><text:span text:style-name="T1">Gran2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arScream1007"><text:span text:style-name="T1">StarScream100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ectonar"><text:span text:style-name="T1">Lectona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bbkr"><text:span text:style-name="T1">Cbbk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ung_Fu_Man"><text:span text:style-name="T1">Kung Fu Man</text:span></text:a></text:p>
          </table:table-cell>
        </table:table-row>
        <table:table-row>
          <table:table-cell table:style-name="Table3.A1" office:value-type="string">
            <text:p text:style-name="Table_20_Contents">Geogre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Zythe"><text:span text:style-name="T1">Zythe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Stepshep"><text:span text:style-name="T1">Stepshep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Dobie80&amp;action=edit&amp;redlink=1"><text:span text:style-name="T3">Dobie80</text:span></text:a></text:p>
          </table:table-cell>
        </table:table-row>
        <table:table-row>
          <table:table-cell table:style-name="Table3.A1" office:value-type="string">
            <text:p text:style-name="Table_20_Contents">Paulle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ageSkidmore"><text:span text:style-name="T1">GageSkidmore</text:span></text:a></text:p>
          </table:table-cell>
        </table:table-row>
        <table:table-row>
          <table:table-cell table:style-name="Table3.A1" office:value-type="string">
            <text:p text:style-name="Table_20_Contents">Brad101AWB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777sms"><text:span text:style-name="T1">777sms</text:span></text:a></text:p>
          </table:table-cell>
        </table:table-row>
        <table:table-row>
          <table:table-cell table:style-name="Table3.A1" office:value-type="string">
            <text:p text:style-name="Table_20_Contents">(aeropagitica)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lp1"><text:span text:style-name="T1">Slp1</text:span></text:a></text:p>
          </table:table-cell>
        </table:table-row>
        <table:table-row>
          <table:table-cell table:style-name="Table3.A1" office:value-type="string">
            <text:p text:style-name="Table_20_Contents">Kanatonia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ypodetos"><text:span text:style-name="T1">Anypodetos</text:span></text:a></text:p>
          </table:table-cell>
        </table:table-row>
        <table:table-row>
          <table:table-cell table:style-name="Table3.A1" office:value-type="string">
            <text:p text:style-name="Table_20_Contents">Madhero88</text:p>
          </table:table-cell>
        </table:table-row>
        <table:table-row>
          <table:table-cell table:style-name="Table3.A1" office:value-type="string">
            <text:p text:style-name="Table_20_Contents">Spearhea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ptnono"><text:span text:style-name="T1">Cptnon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rADHD"><text:span text:style-name="T1">MrADHD</text:span></text:a></text:p>
          </table:table-cell>
        </table:table-row>
        <table:table-row>
          <table:table-cell table:style-name="Table3.A1" office:value-type="string">
            <text:p text:style-name="Table_20_Contents">ADM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lpearc"><text:span text:style-name="T1">Mlpearc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okicaK"><text:span text:style-name="T1">Bokica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iteshift36"><text:span text:style-name="T1">Niteshift36</text:span></text:a></text:p>
          </table:table-cell>
        </table:table-row>
        <table:table-row>
          <table:table-cell table:style-name="Table3.A1" office:value-type="string">
            <text:p text:style-name="Table_20_Contents">Karanacs</text:p>
          </table:table-cell>
        </table:table-row>
        <table:table-row>
          <table:table-cell table:style-name="Table3.A1" office:value-type="string">
            <text:p text:style-name="Table_20_Contents">Junich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ast_London_Line"><text:span text:style-name="T1">East London Lin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etstreamer"><text:span text:style-name="T1">Jetstreamer</text:span></text:a></text:p>
          </table:table-cell>
        </table:table-row>
        <table:table-row>
          <table:table-cell table:style-name="Table3.A1" office:value-type="string">
            <text:p text:style-name="Table_20_Contents">Light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ordyB"><text:span text:style-name="T1">GordyB</text:span></text:a></text:p>
          </table:table-cell>
        </table:table-row>
        <table:table-row>
          <table:table-cell table:style-name="Table3.A1" office:value-type="string">
            <text:p text:style-name="Table_20_Contents">Mkpumphrey</text:p>
          </table:table-cell>
        </table:table-row>
        <table:table-row>
          <table:table-cell table:style-name="Table3.A1" office:value-type="string">
            <text:p text:style-name="Table_20_Contents">PaxEquilibrium</text:p>
          </table:table-cell>
        </table:table-row>
        <table:table-row>
          <table:table-cell table:style-name="Table3.A1" office:value-type="string">
            <text:p text:style-name="Table_20_Contents">Nameless Use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arthogDemon"><text:span text:style-name="T1">WarthogDemon</text:span></text:a></text:p>
          </table:table-cell>
        </table:table-row>
        <table:table-row>
          <table:table-cell table:style-name="Table3.A1" office:value-type="string">
            <text:p text:style-name="Table_20_Contents">Sam Hoceva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uddy_Wifter"><text:span text:style-name="T1">Cuddy Wif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ve1185"><text:span text:style-name="T1">Dave1185</text:span></text:a></text:p>
          </table:table-cell>
        </table:table-row>
        <table:table-row>
          <table:table-cell table:style-name="Table3.A1" office:value-type="string">
            <text:p text:style-name="Table_20_Contents">PL Alvarez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mchow78"><text:span text:style-name="T1">Amchow78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ahc21"><text:span text:style-name="T1">Hahc21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msarmad"><text:span text:style-name="T1">Smsarmad</text:span></text:a></text:p>
          </table:table-cell>
        </table:table-row>
        <table:table-row>
          <table:table-cell table:style-name="Table3.A1" office:value-type="string">
            <text:p text:style-name="Table_20_Contents">MartinHarpe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ehelpfulone"><text:span text:style-name="T1">Thehelpfulon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shae"><text:span text:style-name="T1">Misha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nimac"><text:span text:style-name="T1">Minimac</text:span></text:a></text:p>
          </table:table-cell>
        </table:table-row>
        <table:table-row>
          <table:table-cell table:style-name="Table3.A1" office:value-type="string">
            <text:p text:style-name="Table_20_Contents">172</text:p>
          </table:table-cell>
        </table:table-row>
        <text:soft-page-break/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Downward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oug_Coldwell"><text:span text:style-name="T1">Doug Coldwell</text:span></text:a></text:p>
          </table:table-cell>
        </table:table-row>
        <table:table-row>
          <table:table-cell table:style-name="Table3.A1" office:value-type="string">
            <text:p text:style-name="Table_20_Contents">Spacepotat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aploidavey"><text:span text:style-name="T1">Haploidave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ckpocket"><text:span text:style-name="T1">Rockpocke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ungadin"><text:span text:style-name="T1">Gungadi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ikthestunned"><text:span text:style-name="T1">Nikthestunne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Xnatedawgx"><text:span text:style-name="T1">Xnatedawgx</text:span></text:a></text:p>
          </table:table-cell>
        </table:table-row>
        <table:table-row>
          <table:table-cell table:style-name="Table3.A1" office:value-type="string">
            <text:p text:style-name="Table_20_Contents">DVD R W</text:p>
          </table:table-cell>
        </table:table-row>
        <table:table-row>
          <table:table-cell table:style-name="Table3.A1" office:value-type="string">
            <text:p text:style-name="Table_20_Contents">FreplySpang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udoGhost"><text:span text:style-name="T1">SudoGhost</text:span></text:a></text:p>
          </table:table-cell>
        </table:table-row>
        <table:table-row>
          <table:table-cell table:style-name="Table3.A1" office:value-type="string">
            <text:p text:style-name="Table_20_Contents">Silver Edge</text:p>
          </table:table-cell>
        </table:table-row>
        <table:table-row>
          <table:table-cell table:style-name="Table3.A1" office:value-type="string">
            <text:p text:style-name="Table_20_Contents">Buckboar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een_Giant"><text:span text:style-name="T1">Green Gian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Zoicon5"><text:span text:style-name="T1">Zoicon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ang_Aili"><text:span text:style-name="T1">Fang Aili</text:span></text:a></text:p>
          </table:table-cell>
        </table:table-row>
        <table:table-row>
          <table:table-cell table:style-name="Table3.A1" office:value-type="string">
            <text:p text:style-name="Table_20_Contents">Crzrussian</text:p>
          </table:table-cell>
        </table:table-row>
        <table:table-row>
          <table:table-cell table:style-name="Table3.A1" office:value-type="string">
            <text:p text:style-name="Table_20_Contents">Stbalbach</text:p>
          </table:table-cell>
        </table:table-row>
        <table:table-row>
          <table:table-cell table:style-name="Table3.A1" office:value-type="string">
            <text:p text:style-name="Table_20_Contents">HeartofaDog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otacilla"><text:span text:style-name="T1">Motacilla</text:span></text:a></text:p>
          </table:table-cell>
        </table:table-row>
        <table:table-row>
          <table:table-cell table:style-name="Table3.A1" office:value-type="string">
            <text:p text:style-name="Table_20_Contents">Philcha</text:p>
          </table:table-cell>
        </table:table-row>
        <table:table-row>
          <table:table-cell table:style-name="Table3.A1" office:value-type="string">
            <text:p text:style-name="Table_20_Contents">Davidcann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ke_Christie"><text:span text:style-name="T1">Mike Christi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Zntrip"><text:span text:style-name="T1">Zntrip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umos3"><text:span text:style-name="T1">Lumos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ckfang"><text:span text:style-name="T1">Rockfang</text:span></text:a></text:p>
          </table:table-cell>
        </table:table-row>
        <table:table-row>
          <table:table-cell table:style-name="Table3.A1" office:value-type="string">
            <text:p text:style-name="Table_20_Contents">Douglas Coldwell</text:p>
          </table:table-cell>
        </table:table-row>
        <table:table-row>
          <table:table-cell table:style-name="Table3.A1" office:value-type="string">
            <text:p text:style-name="Table_20_Contents">Trampike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Vchimpanzee"><text:span text:style-name="T1">Vchimpanze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ightfall87"><text:span text:style-name="T1">Nightfall8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kenorton"><text:span text:style-name="T1">Mikenort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gerd"><text:span text:style-name="T1">Roger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ssami"><text:span text:style-name="T1">Rossam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owler%26fowler"><text:span text:style-name="T1">Fowler&amp;fowler</text:span></text:a></text:p>
          </table:table-cell>
        </table:table-row>
        <table:table-row>
          <table:table-cell table:style-name="Table3.A1" office:value-type="string">
            <text:p text:style-name="Table_20_Contents">Gscshoyru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etvorno"><text:span text:style-name="T1">Chetvorn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Vensatry"><text:span text:style-name="T1">Vensatr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egoktm"><text:span text:style-name="T1">Legoktm</text:span></text:a></text:p>
          </table:table-cell>
        </table:table-row>
        <table:table-row>
          <table:table-cell table:style-name="Table3.A1" office:value-type="string">
            <text:p text:style-name="Table_20_Contents">Chochopk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Jhsounds"><text:span text:style-name="T1">Jhsound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RG"><text:span text:style-name="T1">BR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ichard001"><text:span text:style-name="T1">Richard001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shLin"><text:span text:style-name="T1">AshLin</text:span></text:a></text:p>
          </table:table-cell>
        </table:table-row>
        <table:table-row>
          <table:table-cell table:style-name="Table3.A1" office:value-type="string">
            <text:p text:style-name="Table_20_Contents">JD554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knazevad"><text:span text:style-name="T1">Oknazevad</text:span></text:a></text:p>
          </table:table-cell>
        </table:table-row>
        <table:table-row>
          <table:table-cell table:style-name="Table3.A1" office:value-type="string">
            <text:p text:style-name="Table_20_Contents">C777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Ian_Spackman"><text:span text:style-name="T1">Ian Spackman</text:span></text:a></text:p>
          </table:table-cell>
        </table:table-row>
        <table:table-row>
          <table:table-cell table:style-name="Table3.A1" office:value-type="string">
            <text:p text:style-name="Table_20_Contents">Yvesnimmo</text:p>
          </table:table-cell>
        </table:table-row>
        <table:table-row>
          <table:table-cell table:style-name="Table3.A1" office:value-type="string">
            <text:p text:style-name="Table_20_Contents">Jordans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elapstick"><text:span text:style-name="T1">Kelapstic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rovatore"><text:span text:style-name="T1">Trovatore</text:span></text:a></text:p>
          </table:table-cell>
        </table:table-row>
        <table:table-row>
          <table:table-cell table:style-name="Table3.A1" office:value-type="string">
            <text:p text:style-name="Table_20_Contents">Shyam</text:p>
          </table:table-cell>
        </table:table-row>
        <table:table-row>
          <table:table-cell table:style-name="Table3.A1" office:value-type="string">
            <text:p text:style-name="Table_20_Contents">Laurel Bush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afziel"><text:span text:style-name="T1">Kafziel</text:span></text:a></text:p>
          </table:table-cell>
        </table:table-row>
        <table:table-row>
          <table:table-cell table:style-name="Table3.A1" office:value-type="string">
            <text:p text:style-name="Table_20_Contents">Derek.cashma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m8900"><text:span text:style-name="T1">Sm8900</text:span></text:a></text:p>
          </table:table-cell>
        </table:table-row>
        <table:table-row>
          <table:table-cell table:style-name="Table3.A1" office:value-type="string">
            <text:p text:style-name="Table_20_Contents">LAX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rmadukePercy"><text:span text:style-name="T1">MarmadukePerc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Ultraexactzz"><text:span text:style-name="T1">Ultraexactzz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MK152"><text:span text:style-name="T1">AMK152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hartung"><text:span text:style-name="T1">Dhartun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otwiki"><text:span text:style-name="T1">Hotwik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ikidea"><text:span text:style-name="T1">Wikide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apedApe"><text:span text:style-name="T1">GrapedApe</text:span></text:a></text:p>
          </table:table-cell>
        </table:table-row>
        <table:table-row>
          <table:table-cell table:style-name="Table3.A1" office:value-type="string">
            <text:p text:style-name="Table_20_Contents">Tennis exper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ttbr"><text:span text:style-name="T1">Mattbr</text:span></text:a></text:p>
          </table:table-cell>
        </table:table-row>
        <table:table-row>
          <table:table-cell table:style-name="Table3.A1" office:value-type="string">
            <text:p text:style-name="Table_20_Contents">Slysplace</text:p>
          </table:table-cell>
        </table:table-row>
        <table:table-row>
          <table:table-cell table:style-name="Table3.A1" office:value-type="string">
            <text:p text:style-name="Table_20_Contents">Karada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eaDrinker"><text:span text:style-name="T1">TeaDrinker</text:span></text:a></text:p>
          </table:table-cell>
        </table:table-row>
        <table:table-row>
          <table:table-cell table:style-name="Table3.A1" office:value-type="string">
            <text:p text:style-name="Table_20_Contents">Caribbean H.Q.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Nutzer"><text:span text:style-name="T1">BNutz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ursus"><text:span text:style-name="T1">Rursus</text:span></text:a></text:p>
          </table:table-cell>
        </table:table-row>
        <table:table-row>
          <table:table-cell table:style-name="Table3.A1" office:value-type="string">
            <text:p text:style-name="Table_20_Contents">Twsx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na_Lincoln"><text:span text:style-name="T1">Anna Lincol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usa_sui"><text:span text:style-name="T1">Causa su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pylab"><text:span text:style-name="T1">Spylab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chroCat"><text:span text:style-name="T1">SchroCa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wkeye"><text:span text:style-name="T1">Dawkeye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NotWith"><text:span text:style-name="T1">NotWit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e_Four_Deuces"><text:span text:style-name="T1">The Four Deuces</text:span></text:a></text:p>
          </table:table-cell>
        </table:table-row>
        <table:table-row>
          <table:table-cell table:style-name="Table3.A1" office:value-type="string">
            <text:p text:style-name="Table_20_Contents">Jtdirl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son_Quinn"><text:span text:style-name="T1">Jason Quinn</text:span></text:a></text:p>
          </table:table-cell>
        </table:table-row>
        <table:table-row>
          <table:table-cell table:style-name="Table3.A1" office:value-type="string">
            <text:p text:style-name="Table_20_Contents">VirtualStev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ruthanado"><text:span text:style-name="T1">Truthanad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DD"><text:span text:style-name="T1">BDD</text:span></text:a></text:p>
          </table:table-cell>
        </table:table-row>
        <table:table-row>
          <table:table-cell table:style-name="Table3.A1" office:value-type="string">
            <text:p text:style-name="Table_20_Contents">Xn4</text:p>
          </table:table-cell>
        </table:table-row>
        <table:table-row>
          <table:table-cell table:style-name="Table3.A1" office:value-type="string">
            <text:p text:style-name="Table_20_Contents">Akradecki</text:p>
          </table:table-cell>
        </table:table-row>
        <table:table-row>
          <table:table-cell table:style-name="Table3.A1" office:value-type="string">
            <text:p text:style-name="Table_20_Contents">RetiredUser2</text:p>
          </table:table-cell>
        </table:table-row>
        <table:table-row>
          <table:table-cell table:style-name="Table3.A1" office:value-type="string">
            <text:p text:style-name="Table_20_Contents">Mets501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oremo"><text:span text:style-name="T1">Dorem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hnuniq"><text:span text:style-name="T1">Johnuniq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disque"><text:span text:style-name="T1">Drdisque</text:span></text:a></text:p>
          </table:table-cell>
        </table:table-row>
        <table:table-row>
          <table:table-cell table:style-name="Table3.A1" office:value-type="string">
            <text:p text:style-name="Table_20_Contents">SriMesh</text:p>
          </table:table-cell>
        </table:table-row>
        <table:table-row>
          <table:table-cell table:style-name="Table3.A1" office:value-type="string">
            <text:p text:style-name="Table_20_Contents">Jack O'Lanter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ve_logic"><text:span text:style-name="T1">Dave logic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avel_Vozenilek"><text:span text:style-name="T1">Pavel Vozenilek</text:span></text:a></text:p>
          </table:table-cell>
        </table:table-row>
        <table:table-row>
          <table:table-cell table:style-name="Table3.A1" office:value-type="string">
            <text:p text:style-name="Table_20_Contents">Qp10qp</text:p>
          </table:table-cell>
        </table:table-row>
        <table:table-row>
          <table:table-cell table:style-name="Table3.A1" office:value-type="string">
            <text:p text:style-name="Table_20_Contents">Rro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ilver_seren"><text:span text:style-name="T1">Silver sere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Illegitimate_Barrister"><text:span text:style-name="T1">Illegitimate Barris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ascar1996"><text:span text:style-name="T1">Nascar1996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greason"><text:span text:style-name="T1">Mgreas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SRL"><text:span text:style-name="T1">TSRL</text:span></text:a></text:p>
          </table:table-cell>
        </table:table-row>
        <table:table-row>
          <table:table-cell table:style-name="Table3.A1" office:value-type="string">
            <text:p text:style-name="Table_20_Contents">DarkFalls</text:p>
          </table:table-cell>
        </table:table-row>
        <table:table-row>
          <table:table-cell table:style-name="Table3.A1" office:value-type="string">
            <text:p text:style-name="Table_20_Contents">Glacialfox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Ian.thomson"><text:span text:style-name="T1">Ian.thoms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sarlaí"><text:span text:style-name="T1">Asarlaí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ibliomaniac15"><text:span text:style-name="T1">Bibliomaniac15</text:span></text:a></text:p>
          </table:table-cell>
        </table:table-row>
        <table:table-row>
          <table:table-cell table:style-name="Table3.A1" office:value-type="string">
            <text:p text:style-name="Table_20_Contents">Flibirigit</text:p>
          </table:table-cell>
        </table:table-row>
        <table:table-row>
          <table:table-cell table:style-name="Table3.A1" office:value-type="string">
            <text:p text:style-name="Table_20_Contents">Mhij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EWilco"><text:span text:style-name="T1">SEWilco</text:span></text:a></text:p>
          </table:table-cell>
        </table:table-row>
        <table:table-row>
          <table:table-cell table:style-name="Table3.A1" office:value-type="string">
            <text:p text:style-name="Table_20_Contents">Ash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vvchar"><text:span text:style-name="T1">Nvvcha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im62sch"><text:span text:style-name="T1">Jim62sc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eda"><text:span text:style-name="T1">Thed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duke"><text:span text:style-name="T1">Bduk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ormbay"><text:span text:style-name="T1">Stormbay</text:span></text:a></text:p>
          </table:table-cell>
        </table:table-row>
        <table:table-row>
          <table:table-cell table:style-name="Table3.A1" office:value-type="string">
            <text:p text:style-name="Table_20_Contents">Aldux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Bus_stop"><text:span text:style-name="T1">Bus stop</text:span></text:a></text:p>
          </table:table-cell>
        </table:table-row>
        <table:table-row>
          <table:table-cell table:style-name="Table3.A1" office:value-type="string">
            <text:p text:style-name="Table_20_Contents">Ncmvocalis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oriSmith"><text:span text:style-name="T1">DoriSmith</text:span></text:a></text:p>
          </table:table-cell>
        </table:table-row>
        <table:table-row>
          <table:table-cell table:style-name="Table3.A1" office:value-type="string">
            <text:p text:style-name="Table_20_Contents">George Ponderevo</text:p>
          </table:table-cell>
        </table:table-row>
        <table:table-row>
          <table:table-cell table:style-name="Table3.A1" office:value-type="string">
            <text:p text:style-name="Table_20_Contents">Rdsmith4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atalie_Erin"><text:span text:style-name="T1">Natalie Erin</text:span></text:a></text:p>
          </table:table-cell>
        </table:table-row>
        <table:table-row>
          <table:table-cell table:style-name="Table3.A1" office:value-type="string">
            <text:p text:style-name="Table_20_Contents">Katieh5584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lectionworld"><text:span text:style-name="T1">Electionworl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agumba"><text:span text:style-name="T1">Bagumb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thep"><text:span text:style-name="T1">Nthep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dJogg"><text:span text:style-name="T1">EdJogg</text:span></text:a></text:p>
          </table:table-cell>
        </table:table-row>
        <table:table-row>
          <table:table-cell table:style-name="Table3.A1" office:value-type="string">
            <text:p text:style-name="Table_20_Contents">Roux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rrenhusted"><text:span text:style-name="T1">Darrenhusted</text:span></text:a></text:p>
          </table:table-cell>
        </table:table-row>
        <table:table-row>
          <table:table-cell table:style-name="Table3.A1" office:value-type="string">
            <text:p text:style-name="Table_20_Contents">Bradeos Graphon</text:p>
          </table:table-cell>
        </table:table-row>
        <table:table-row>
          <table:table-cell table:style-name="Table3.A1" office:value-type="string">
            <text:p text:style-name="Table_20_Contents">Mind meal</text:p>
          </table:table-cell>
        </table:table-row>
        <table:table-row>
          <table:table-cell table:style-name="Table3.A1" office:value-type="string">
            <text:p text:style-name="Table_20_Contents">Tibetan Prayer</text:p>
          </table:table-cell>
        </table:table-row>
        <table:table-row>
          <table:table-cell table:style-name="Table3.A1" office:value-type="string">
            <text:p text:style-name="Table_20_Contents">Nanc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Uncle_Milty"><text:span text:style-name="T1">Uncle Milt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Chew"><text:span text:style-name="T1">MChew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at_Guy,_From_That_Show!"><text:span text:style-name="T1">That Guy, From That Show!</text:span></text:a></text:p>
          </table:table-cell>
        </table:table-row>
        <table:table-row>
          <table:table-cell table:style-name="Table3.A1" office:value-type="string">
            <text:p text:style-name="Table_20_Contents">Choste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majdan"><text:span text:style-name="T1">Nmajd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mkolins"><text:span text:style-name="T1">Smkolin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_Di"><text:span text:style-name="T1">J Di</text:span></text:a></text:p>
          </table:table-cell>
        </table:table-row>
        <table:table-row>
          <table:table-cell table:style-name="Table3.A1" office:value-type="string">
            <text:p text:style-name="Table_20_Contents">IRP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vid_Underdown"><text:span text:style-name="T1">David Underdow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mjwalsh"><text:span text:style-name="T1">Smjwals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hnny_Au"><text:span text:style-name="T1">Johnny Au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ugginsx"><text:span text:style-name="T1">Mugginsx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orillaWarfare"><text:span text:style-name="T1">GorillaWarfare</text:span></text:a></text:p>
          </table:table-cell>
        </table:table-row>
        <table:table-row>
          <table:table-cell table:style-name="Table3.A1" office:value-type="string">
            <text:p text:style-name="Table_20_Contents">H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unter_Kahn"><text:span text:style-name="T1">Hunter Kahn</text:span></text:a></text:p>
          </table:table-cell>
        </table:table-row>
        <table:table-row>
          <table:table-cell table:style-name="Table3.A1" office:value-type="string">
            <text:p text:style-name="Table_20_Contents">KF</text:p>
          </table:table-cell>
        </table:table-row>
        <table:table-row>
          <table:table-cell table:style-name="Table3.A1" office:value-type="string">
            <text:p text:style-name="Table_20_Contents">TheParanoidOne</text:p>
          </table:table-cell>
        </table:table-row>
        <table:table-row>
          <table:table-cell table:style-name="Table3.A1" office:value-type="string">
            <text:p text:style-name="Table_20_Contents">Argoli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nuary"><text:span text:style-name="T1">Januar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ephen"><text:span text:style-name="T1">Stephe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Xaosflux"><text:span text:style-name="T1">Xaosflux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ltaQuad"><text:span text:style-name="T1">DeltaQuad</text:span></text:a></text:p>
          </table:table-cell>
        </table:table-row>
        <table:table-row>
          <table:table-cell table:style-name="Table3.A1" office:value-type="string">
            <text:p text:style-name="Table_20_Contents">Basement12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CalendarWatcher"><text:span text:style-name="T1">CalendarWatch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AVEBEAR"><text:span text:style-name="T1">KAVEBEA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am_Blacketer"><text:span text:style-name="T1">Sam Blacke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eam_Focus"><text:span text:style-name="T1">Dream Focu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nBeyondZebrax"><text:span text:style-name="T1">OnBeyondZebrax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urly_Turkey"><text:span text:style-name="T1">Curly Turke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aosdruid"><text:span text:style-name="T1">Chaosdruid</text:span></text:a></text:p>
          </table:table-cell>
        </table:table-row>
        <table:table-row>
          <table:table-cell table:style-name="Table3.A1" office:value-type="string">
            <text:p text:style-name="Table_20_Contents">Zozo2kx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TLskyline"><text:span text:style-name="T1">MTLskylin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rmchair_QB"><text:span text:style-name="T1">Armchair QB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venue"><text:span text:style-name="T1">Avenu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vidCane"><text:span text:style-name="T1">DavidCan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k1011"><text:span text:style-name="T1">Grk1011</text:span></text:a></text:p>
          </table:table-cell>
        </table:table-row>
        <table:table-row>
          <table:table-cell table:style-name="Table3.A1" office:value-type="string">
            <text:p text:style-name="Table_20_Contents">Hmwith</text:p>
          </table:table-cell>
        </table:table-row>
        <table:table-row>
          <table:table-cell table:style-name="Table3.A1" office:value-type="string">
            <text:p text:style-name="Table_20_Contents">Barnstarbob</text:p>
          </table:table-cell>
        </table:table-row>
        <table:table-row>
          <table:table-cell table:style-name="Table3.A1" office:value-type="string">
            <text:p text:style-name="Table_20_Contents">User2004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olks_at_137"><text:span text:style-name="T1">Folks at 13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entgeen"><text:span text:style-name="T1">Gentgeen</text:span></text:a></text:p>
          </table:table-cell>
        </table:table-row>
        <table:table-row>
          <table:table-cell table:style-name="Table3.A1" office:value-type="string">
            <text:p text:style-name="Table_20_Contents">Zero Gravity</text:p>
          </table:table-cell>
        </table:table-row>
        <table:table-row>
          <table:table-cell table:style-name="Table3.A1" office:value-type="string">
            <text:p text:style-name="Table_20_Contents">MickMacNe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mguy777"><text:span text:style-name="T1">Cmguy777</text:span></text:a></text:p>
          </table:table-cell>
        </table:table-row>
        <table:table-row>
          <table:table-cell table:style-name="Table3.A1" office:value-type="string">
            <text:p text:style-name="Table_20_Contents">Diego Grez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KD"><text:span text:style-name="T1">TK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redrik"><text:span text:style-name="T1">Fredri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X!"><text:span text:style-name="T1">X!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aiser_matias"><text:span text:style-name="T1">Kaiser matia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wenX"><text:span text:style-name="T1">OwenX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gnus_Manske"><text:span text:style-name="T1">Magnus Manske</text:span></text:a></text:p>
          </table:table-cell>
        </table:table-row>
        <table:table-row>
          <table:table-cell table:style-name="Table3.A1" office:value-type="string">
            <text:p text:style-name="Table_20_Contents">Mac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yberGhostface"><text:span text:style-name="T1">CyberGhostface</text:span></text:a></text:p>
          </table:table-cell>
        </table:table-row>
        <table:table-row>
          <table:table-cell table:style-name="Table3.A1" office:value-type="string">
            <text:p text:style-name="Table_20_Contents">Postcard Cath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alaha"><text:span text:style-name="T1">Kalah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bsidian_Soul"><text:span text:style-name="T1">Obsidian Soul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amspear"><text:span text:style-name="T1">Famspea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B82"><text:span text:style-name="T1">JB82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LW"><text:span text:style-name="T1">CLW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n_arndt"><text:span text:style-name="T1">Dan arnd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ashersTierney"><text:span text:style-name="T1">RashersTierne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QuiteUnusual"><text:span text:style-name="T1">QuiteUnusual</text:span></text:a></text:p>
          </table:table-cell>
        </table:table-row>
        <table:table-row>
          <table:table-cell table:style-name="Table3.A1" office:value-type="string">
            <text:p text:style-name="Table_20_Contents">David Newton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Esrever"><text:span text:style-name="T1">Esrever</text:span></text:a></text:p>
          </table:table-cell>
        </table:table-row>
        <table:table-row>
          <table:table-cell table:style-name="Table3.A1" office:value-type="string">
            <text:p text:style-name="Table_20_Contents">Mysdaa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Night_Time&amp;action=edit&amp;redlink=1"><text:span text:style-name="T3">Night Tim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le_jrb"><text:span text:style-name="T1">Ale jrb</text:span></text:a></text:p>
          </table:table-cell>
        </table:table-row>
        <table:table-row>
          <table:table-cell table:style-name="Table3.A1" office:value-type="string">
            <text:p text:style-name="Table_20_Contents">Regan123</text:p>
          </table:table-cell>
        </table:table-row>
        <table:table-row>
          <table:table-cell table:style-name="Table3.A1" office:value-type="string">
            <text:p text:style-name="Table_20_Contents">Haukurth</text:p>
          </table:table-cell>
        </table:table-row>
        <table:table-row>
          <table:table-cell table:style-name="Table3.A1" office:value-type="string">
            <text:p text:style-name="Table_20_Contents">Esprit15d</text:p>
          </table:table-cell>
        </table:table-row>
        <table:table-row>
          <table:table-cell table:style-name="Table3.A1" office:value-type="string">
            <text:p text:style-name="Table_20_Contents">Matt Crypto</text:p>
          </table:table-cell>
        </table:table-row>
        <table:table-row>
          <table:table-cell table:style-name="Table3.A1" office:value-type="string">
            <text:p text:style-name="Table_20_Contents">Benjwong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UpstateNYer"><text:span text:style-name="T1">UpstateNYer</text:span></text:a></text:p>
          </table:table-cell>
        </table:table-row>
        <table:table-row>
          <table:table-cell table:style-name="Table3.A1" office:value-type="string">
            <text:p text:style-name="Table_20_Contents">Accounting4Tast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ivierr"><text:span text:style-name="T1">Thivier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usterD"><text:span text:style-name="T1">BusterD</text:span></text:a></text:p>
          </table:table-cell>
        </table:table-row>
        <table:table-row>
          <table:table-cell table:style-name="Table3.A1" office:value-type="string">
            <text:p text:style-name="Table_20_Contents">DESiegel</text:p>
          </table:table-cell>
        </table:table-row>
        <table:table-row>
          <table:table-cell table:style-name="Table3.A1" office:value-type="string">
            <text:p text:style-name="Table_20_Contents">Jwiniu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idefox"><text:span text:style-name="T1">Widefox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eRingess"><text:span text:style-name="T1">TheRingess</text:span></text:a></text:p>
          </table:table-cell>
        </table:table-row>
        <table:table-row>
          <table:table-cell table:style-name="Table3.A1" office:value-type="string">
            <text:p text:style-name="Table_20_Contents">Markvs88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amro"><text:span text:style-name="T1">Lamro</text:span></text:a></text:p>
          </table:table-cell>
        </table:table-row>
        <table:table-row>
          <table:table-cell table:style-name="Table3.A1" office:value-type="string">
            <text:p text:style-name="Table_20_Contents">Jonyungk</text:p>
          </table:table-cell>
        </table:table-row>
        <table:table-row>
          <table:table-cell table:style-name="Table3.A1" office:value-type="string">
            <text:p text:style-name="Table_20_Contents">Una Smith</text:p>
          </table:table-cell>
        </table:table-row>
        <table:table-row>
          <table:table-cell table:style-name="Table3.A1" office:value-type="string">
            <text:p text:style-name="Table_20_Contents">Riley Huntley</text:p>
          </table:table-cell>
        </table:table-row>
        <table:table-row>
          <table:table-cell table:style-name="Table3.A1" office:value-type="string">
            <text:p text:style-name="Table_20_Contents">Polarscrib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ennisuser123"><text:span text:style-name="T1">Tennisuser12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vid_Shankbone"><text:span text:style-name="T1">David Shankbone</text:span></text:a></text:p>
          </table:table-cell>
        </table:table-row>
        <table:table-row>
          <table:table-cell table:style-name="Table3.A1" office:value-type="string">
            <text:p text:style-name="Table_20_Contents">Plasticup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scelese"><text:span text:style-name="T1">Roscelese</text:span></text:a></text:p>
          </table:table-cell>
        </table:table-row>
        <table:table-row>
          <table:table-cell table:style-name="Table3.A1" office:value-type="string">
            <text:p text:style-name="Table_20_Contents">Flewi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xRat"><text:span text:style-name="T1">ExRa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ablammo"><text:span text:style-name="T1">Kablamm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gghead06"><text:span text:style-name="T1">Egghead06</text:span></text:a></text:p>
          </table:table-cell>
        </table:table-row>
        <table:table-row>
          <table:table-cell table:style-name="Table3.A1" office:value-type="string">
            <text:p text:style-name="Table_20_Contents">Theresa knot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ravesFan2006"><text:span text:style-name="T1">BravesFan2006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ohum"><text:span text:style-name="T1">Hohu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chrutedIt08"><text:span text:style-name="T1">SchrutedIt08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crakis"><text:span text:style-name="T1">Macraki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vidwr"><text:span text:style-name="T1">Davidw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arrias"><text:span text:style-name="T1">Harria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atori_Son"><text:span text:style-name="T1">Satori S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clean25"><text:span text:style-name="T1">Maclean25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Noboyo"><text:span text:style-name="T1">Noboyo</text:span></text:a></text:p>
          </table:table-cell>
        </table:table-row>
        <table:table-row>
          <table:table-cell table:style-name="Table3.A1" office:value-type="string">
            <text:p text:style-name="Table_20_Contents">Sam Kor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chmuckyTheCat"><text:span text:style-name="T1">SchmuckyTheCat</text:span></text:a></text:p>
          </table:table-cell>
        </table:table-row>
        <table:table-row>
          <table:table-cell table:style-name="Table3.A1" office:value-type="string">
            <text:p text:style-name="Table_20_Contents">Kimchi.sg</text:p>
          </table:table-cell>
        </table:table-row>
        <table:table-row>
          <table:table-cell table:style-name="Table3.A1" office:value-type="string">
            <text:p text:style-name="Table_20_Contents">Netscot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illum"><text:span text:style-name="T1">Chillu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deis"><text:span text:style-name="T1">Medeis</text:span></text:a></text:p>
          </table:table-cell>
        </table:table-row>
        <table:table-row>
          <table:table-cell table:style-name="Table3.A1" office:value-type="string">
            <text:p text:style-name="Table_20_Contents">Coredesat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kem"><text:span text:style-name="T1">Ekem</text:span></text:a></text:p>
          </table:table-cell>
        </table:table-row>
        <table:table-row>
          <table:table-cell table:style-name="Table3.A1" office:value-type="string">
            <text:p text:style-name="Table_20_Contents">Yahel Guha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aeB"><text:span text:style-name="T1">HaeB</text:span></text:a></text:p>
          </table:table-cell>
        </table:table-row>
        <table:table-row>
          <table:table-cell table:style-name="Table3.A1" office:value-type="string">
            <text:p text:style-name="Table_20_Contents">K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thonyhcole"><text:span text:style-name="T1">Anthonyhcol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verigekillen"><text:span text:style-name="T1">Sverigekille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js238"><text:span text:style-name="T1">Gjs238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octorKubla"><text:span text:style-name="T1">DoctorKubl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omobe03"><text:span text:style-name="T1">Tomobe0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ihiltres"><text:span text:style-name="T1">Nihiltre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aser"><text:span text:style-name="T1">Chaser</text:span></text:a></text:p>
          </table:table-cell>
        </table:table-row>
        <table:table-row>
          <table:table-cell table:style-name="Table3.A1" office:value-type="string">
            <text:p text:style-name="Table_20_Contents">SiobhanHansa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Dibyendu"><text:span text:style-name="T1">GDibyendu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zaToth"><text:span text:style-name="T1">AzaTot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gw"><text:span text:style-name="T1">Dgw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riiipleThreat"><text:span text:style-name="T1">TriiipleThrea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Underlying_lk"><text:span text:style-name="T1">Underlying l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luemask"><text:span text:style-name="T1">Bluemas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Valenciano"><text:span text:style-name="T1">Valencian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ecco"><text:span text:style-name="T1">Checco</text:span></text:a></text:p>
          </table:table-cell>
        </table:table-row>
        <table:table-row>
          <table:table-cell table:style-name="Table3.A1" office:value-type="string">
            <text:p text:style-name="Table_20_Contents">Open2universe</text:p>
          </table:table-cell>
        </table:table-row>
        <table:table-row>
          <table:table-cell table:style-name="Table3.A1" office:value-type="string">
            <text:p text:style-name="Table_20_Contents">Rama's Arrow</text:p>
          </table:table-cell>
        </table:table-row>
        <table:table-row>
          <table:table-cell table:style-name="Table3.A1" office:value-type="string">
            <text:p text:style-name="Table_20_Contents">Zereshk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omie"><text:span text:style-name="T1">Anomi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rry1250"><text:span text:style-name="T1">Jarry1250</text:span></text:a></text:p>
          </table:table-cell>
        </table:table-row>
        <table:table-row>
          <table:table-cell table:style-name="Table3.A1" office:value-type="string">
            <text:p text:style-name="Table_20_Contents">Leuko</text:p>
          </table:table-cell>
        </table:table-row>
        <table:table-row>
          <table:table-cell table:style-name="Table3.A1" office:value-type="string">
            <text:p text:style-name="Table_20_Contents">Matilda</text:p>
          </table:table-cell>
        </table:table-row>
        <table:table-row>
          <table:table-cell table:style-name="Table3.A1" office:value-type="string">
            <text:p text:style-name="Table_20_Contents">ChrisGriswold</text:p>
          </table:table-cell>
        </table:table-row>
        <table:table-row>
          <table:table-cell table:style-name="Table3.A1" office:value-type="string">
            <text:p text:style-name="Table_20_Contents">Strdst grl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luerasberry"><text:span text:style-name="T1">Bluerasberr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ob1960evens"><text:span text:style-name="T1">Bob1960evens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ZimZalaBim</text:p>
          </table:table-cell>
        </table:table-row>
        <table:table-row>
          <table:table-cell table:style-name="Table3.A1" office:value-type="string">
            <text:p text:style-name="Table_20_Contents">Lionelt</text:p>
          </table:table-cell>
        </table:table-row>
        <table:table-row>
          <table:table-cell table:style-name="Table3.A1" office:value-type="string">
            <text:p text:style-name="Table_20_Contents">17Drew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upo"><text:span text:style-name="T1">Lupo</text:span></text:a></text:p>
          </table:table-cell>
        </table:table-row>
        <table:table-row>
          <table:table-cell table:style-name="Table3.A1" office:value-type="string">
            <text:p text:style-name="Table_20_Contents">La goutte de pluie</text:p>
          </table:table-cell>
        </table:table-row>
        <table:table-row>
          <table:table-cell table:style-name="Table3.A1" office:value-type="string">
            <text:p text:style-name="Table_20_Contents">Catalographer</text:p>
          </table:table-cell>
        </table:table-row>
        <table:table-row>
          <table:table-cell table:style-name="Table3.A1" office:value-type="string">
            <text:p text:style-name="Table_20_Contents">Lady Aleena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okyogirl79"><text:span text:style-name="T1">Tokyogirl79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jron"><text:span text:style-name="T1">Jjr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Koala15&amp;action=edit&amp;redlink=1"><text:span text:style-name="T3">Koala1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ikited"><text:span text:style-name="T1">Wikite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rackinfo"><text:span text:style-name="T1">Trackinf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ricecube"><text:span text:style-name="T1">Thricecub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._fiend"><text:span text:style-name="T1">R. fien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megastar"><text:span text:style-name="T1">Omegastar</text:span></text:a></text:p>
          </table:table-cell>
        </table:table-row>
        <table:table-row>
          <table:table-cell table:style-name="Table3.A1" office:value-type="string">
            <text:p text:style-name="Table_20_Contents">Marskell</text:p>
          </table:table-cell>
        </table:table-row>
        <table:table-row>
          <table:table-cell table:style-name="Table3.A1" office:value-type="string">
            <text:p text:style-name="Table_20_Contents">Hephaesto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nniss"><text:span text:style-name="T1">Dennis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eteforsyth"><text:span text:style-name="T1">Peteforsyt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onenmac"><text:span text:style-name="T1">Nonenmac</text:span></text:a></text:p>
          </table:table-cell>
        </table:table-row>
        <table:table-row>
          <table:table-cell table:style-name="Table3.A1" office:value-type="string">
            <text:p text:style-name="Table_20_Contents">Evil Monke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rwel_Parry"><text:span text:style-name="T1">Arwel Parr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rt3366"><text:span text:style-name="T1">Mrt3366</text:span></text:a></text:p>
          </table:table-cell>
        </table:table-row>
        <table:table-row>
          <table:table-cell table:style-name="Table3.A1" office:value-type="string">
            <text:p text:style-name="Table_20_Contents">Tanthalas39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uls"><text:span text:style-name="T1">Maul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lueMoonset"><text:span text:style-name="T1">BlueMoonse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eraphimblade"><text:span text:style-name="T1">Seraphimblad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eranthor"><text:span text:style-name="T1">Cerantho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vid829"><text:span text:style-name="T1">David829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pprenticeFan"><text:span text:style-name="T1">ApprenticeFan</text:span></text:a></text:p>
          </table:table-cell>
        </table:table-row>
        <table:table-row>
          <table:table-cell table:style-name="Table3.A1" office:value-type="string">
            <text:p text:style-name="Table_20_Contents">Mbz1</text:p>
          </table:table-cell>
        </table:table-row>
        <table:table-row>
          <table:table-cell table:style-name="Table3.A1" office:value-type="string">
            <text:p text:style-name="Table_20_Contents">Vintagekits</text:p>
          </table:table-cell>
        </table:table-row>
        <table:table-row>
          <table:table-cell table:style-name="Table3.A1" office:value-type="string">
            <text:p text:style-name="Table_20_Contents">Formeruser-81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verlordQ"><text:span text:style-name="T1">OverlordQ</text:span></text:a></text:p>
          </table:table-cell>
        </table:table-row>
        <table:table-row>
          <table:table-cell table:style-name="Table3.A1" office:value-type="string">
            <text:p text:style-name="Table_20_Contents">Dekkappa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ohrflies"><text:span text:style-name="T1">Mohrflies</text:span></text:a></text:p>
          </table:table-cell>
        </table:table-row>
        <table:table-row>
          <table:table-cell table:style-name="Table3.A1" office:value-type="string">
            <text:p text:style-name="Table_20_Contents">Crum375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ga60"><text:span text:style-name="T1">Mega60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Andrej.yo&amp;action=edit&amp;redlink=1"><text:span text:style-name="T3">Andrej.yo</text:span></text:a></text:p>
          </table:table-cell>
        </table:table-row>
        <table:table-row>
          <table:table-cell table:style-name="Table3.A1" office:value-type="string">
            <text:p text:style-name="Table_20_Contents">Geoff B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Tentinator"><text:span text:style-name="T1">Tentinator</text:span></text:a></text:p>
          </table:table-cell>
        </table:table-row>
        <table:table-row>
          <table:table-cell table:style-name="Table3.A1" office:value-type="string">
            <text:p text:style-name="Table_20_Contents">Maurree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merus"><text:span text:style-name="T1">Smerus</text:span></text:a></text:p>
          </table:table-cell>
        </table:table-row>
        <table:table-row>
          <table:table-cell table:style-name="Table3.A1" office:value-type="string">
            <text:p text:style-name="Table_20_Contents">Giano I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onmike10"><text:span text:style-name="T1">Donmike10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irvana2013"><text:span text:style-name="T1">Nirvana201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raxler"><text:span text:style-name="T1">Kraxler</text:span></text:a></text:p>
          </table:table-cell>
        </table:table-row>
        <table:table-row>
          <table:table-cell table:style-name="Table3.A1" office:value-type="string">
            <text:p text:style-name="Table_20_Contents">Wahkeenah</text:p>
          </table:table-cell>
        </table:table-row>
        <table:table-row>
          <table:table-cell table:style-name="Table3.A1" office:value-type="string">
            <text:p text:style-name="Table_20_Contents">JoannaSerah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a_Faraq_Gatri"><text:span text:style-name="T1">Ka Faraq Gatr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_Wing"><text:span text:style-name="T1">E Win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hiftchange"><text:span text:style-name="T1">Shiftchange</text:span></text:a></text:p>
          </table:table-cell>
        </table:table-row>
        <table:table-row>
          <table:table-cell table:style-name="Table3.A1" office:value-type="string">
            <text:p text:style-name="Table_20_Contents">AAA765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writech"><text:span text:style-name="T1">Dewritec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urt_Shaped_Box"><text:span text:style-name="T1">Kurt Shaped Box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Cliff1911&amp;action=edit&amp;redlink=1"><text:span text:style-name="T3">Cliff1911</text:span></text:a></text:p>
          </table:table-cell>
        </table:table-row>
        <table:table-row>
          <table:table-cell table:style-name="Table3.A1" office:value-type="string">
            <text:p text:style-name="Table_20_Contents">T L Mile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entlemanGhost"><text:span text:style-name="T1">GentlemanGhos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enarium"><text:span text:style-name="T1">Cenariu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etsnipe"><text:span text:style-name="T1">Netsnip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idP"><text:span text:style-name="T1">SidP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davidb"><text:span text:style-name="T1">Adavidb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ikix"><text:span text:style-name="T1">Wikix</text:span></text:a></text:p>
          </table:table-cell>
        </table:table-row>
        <table:table-row>
          <table:table-cell table:style-name="Table3.A1" office:value-type="string">
            <text:p text:style-name="Table_20_Contents">DMG413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dyTheGrump"><text:span text:style-name="T1">AndyTheGrump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uralyov"><text:span text:style-name="T1">Kuralyov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199"><text:span text:style-name="T1">P199</text:span></text:a></text:p>
          </table:table-cell>
        </table:table-row>
        <table:table-row>
          <table:table-cell table:style-name="Table3.A1" office:value-type="string">
            <text:p text:style-name="Table_20_Contents">Orderinchaos 2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tej1234"><text:span text:style-name="T1">Matej1234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ydrargyrum"><text:span text:style-name="T1">Hydrargyru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ionk"><text:span text:style-name="T1">Sionk</text:span></text:a></text:p>
          </table:table-cell>
        </table:table-row>
        <table:table-row>
          <table:table-cell table:style-name="Table3.A1" office:value-type="string">
            <text:p text:style-name="Table_20_Contents">Steinsk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onner60"><text:span text:style-name="T1">Donner60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evlar67"><text:span text:style-name="T1">Kevlar6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agons_flight"><text:span text:style-name="T1">Dragons fligh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hnnyMrNinja"><text:span text:style-name="T1">JohnnyMrNinj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ilby"><text:span text:style-name="T1">Bilb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andsomeFella"><text:span text:style-name="T1">HandsomeFell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edro"><text:span text:style-name="T1">Pedro</text:span></text:a></text:p>
          </table:table-cell>
        </table:table-row>
        <table:table-row>
          <table:table-cell table:style-name="Table3.A1" office:value-type="string">
            <text:p text:style-name="Table_20_Contents">Morenooso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Intgr"><text:span text:style-name="T1">Intgr</text:span></text:a></text:p>
          </table:table-cell>
        </table:table-row>
        <table:table-row>
          <table:table-cell table:style-name="Table3.A1" office:value-type="string">
            <text:p text:style-name="Table_20_Contents">Verbal</text:p>
          </table:table-cell>
        </table:table-row>
        <table:table-row>
          <table:table-cell table:style-name="Table3.A1" office:value-type="string">
            <text:p text:style-name="Table_20_Contents">Saravask</text:p>
          </table:table-cell>
        </table:table-row>
        <table:table-row>
          <table:table-cell table:style-name="Table3.A1" office:value-type="string">
            <text:p text:style-name="Table_20_Contents">Makeemlighter</text:p>
          </table:table-cell>
        </table:table-row>
        <table:table-row>
          <table:table-cell table:style-name="Table3.A1" office:value-type="string">
            <text:p text:style-name="Table_20_Contents">Dramatic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AGON_BOOSTER"><text:span text:style-name="T1">DRAGON BOOS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2005"><text:span text:style-name="T1">200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iledhigheranddeeper"><text:span text:style-name="T1">Piledhigheranddeep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clipsed"><text:span text:style-name="T1">Eclipse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wenBlacker"><text:span text:style-name="T1">OwenBlacker</text:span></text:a></text:p>
          </table:table-cell>
        </table:table-row>
        <table:table-row>
          <table:table-cell table:style-name="Table3.A1" office:value-type="string">
            <text:p text:style-name="Table_20_Contents">La Pianista</text:p>
          </table:table-cell>
        </table:table-row>
        <table:table-row>
          <table:table-cell table:style-name="Table3.A1" office:value-type="string">
            <text:p text:style-name="Table_20_Contents">Admrboltz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nangarra"><text:span text:style-name="T1">Gnangarra</text:span></text:a></text:p>
          </table:table-cell>
        </table:table-row>
        <table:table-row>
          <table:table-cell table:style-name="Table3.A1" office:value-type="string">
            <text:p text:style-name="Table_20_Contents">NekoDaem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minae"><text:span text:style-name="T1">Omina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anami_Kamimura"><text:span text:style-name="T1">Nanami Kamimur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margi"><text:span text:style-name="T1">Drmarg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emightyquill"><text:span text:style-name="T1">Themightyquill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edthoreau"><text:span text:style-name="T1">Redthoreau</text:span></text:a></text:p>
          </table:table-cell>
        </table:table-row>
        <table:table-row>
          <table:table-cell table:style-name="Table3.A1" office:value-type="string">
            <text:p text:style-name="Table_20_Contents">Hede2000</text:p>
          </table:table-cell>
        </table:table-row>
        <table:table-row>
          <table:table-cell table:style-name="Table3.A1" office:value-type="string">
            <text:p text:style-name="Table_20_Contents">Synerg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isterer"><text:span text:style-name="T1">Roisterer</text:span></text:a></text:p>
          </table:table-cell>
        </table:table-row>
        <table:table-row>
          <table:table-cell table:style-name="Table3.A1" office:value-type="string">
            <text:p text:style-name="Table_20_Contents">Lulu of the Lotus-Eaters</text:p>
          </table:table-cell>
        </table:table-row>
        <table:table-row>
          <table:table-cell table:style-name="Table3.A1" office:value-type="string">
            <text:p text:style-name="Table_20_Contents">Kungfuadam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ullen328"><text:span text:style-name="T1">Cullen328</text:span></text:a></text:p>
          </table:table-cell>
        </table:table-row>
        <table:table-row>
          <table:table-cell table:style-name="Table3.A1" office:value-type="string">
            <text:p text:style-name="Table_20_Contents">Ioeth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pyder_Monkey"><text:span text:style-name="T1">Spyder Monke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éské_Couriano"><text:span text:style-name="T1">Jéské Couriano</text:span></text:a>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lizium23"><text:span text:style-name="T1">Elizium23</text:span></text:a></text:p>
          </table:table-cell>
        </table:table-row>
        <table:table-row>
          <table:table-cell table:style-name="Table3.A1" office:value-type="string">
            <text:p text:style-name="Table_20_Contents">Fan-1967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ol430"><text:span text:style-name="T1">Pol430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ephan_Schulz"><text:span text:style-name="T1">Stephan Schulz</text:span></text:a></text:p>
          </table:table-cell>
        </table:table-row>
        <table:table-row>
          <table:table-cell table:style-name="Table3.A1" office:value-type="string">
            <text:p text:style-name="Table_20_Contents">Wik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harmadhyaksha"><text:span text:style-name="T1">Dharmadhyaksh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lj"><text:span text:style-name="T1">Hlj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addhiyama"><text:span text:style-name="T1">Saddhiyam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ergecross73"><text:span text:style-name="T1">Sergecross73</text:span></text:a></text:p>
          </table:table-cell>
        </table:table-row>
        <table:table-row>
          <table:table-cell table:style-name="Table3.A1" office:value-type="string">
            <text:p text:style-name="Table_20_Contents">Johntex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kriegls"><text:span text:style-name="T1">Dkriegls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MikeAlle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otmit"><text:span text:style-name="T1">Motmi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amse"><text:span text:style-name="T1">Bams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Urutapu"><text:span text:style-name="T1">Urutapu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Hooperbloob&amp;action=edit&amp;redlink=1"><text:span text:style-name="T3">Hooperbloob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cwlong"><text:span text:style-name="T1">Scwlon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untieruth55"><text:span text:style-name="T1">Auntieruth55</text:span></text:a></text:p>
          </table:table-cell>
        </table:table-row>
        <table:table-row>
          <table:table-cell table:style-name="Table3.A1" office:value-type="string">
            <text:p text:style-name="Table_20_Contents">Maximus Rex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uldra"><text:span text:style-name="T1">Huldr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ditorofthewiki"><text:span text:style-name="T1">Editorofthewik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ms4880"><text:span text:style-name="T1">Bms4880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Ytfc23"><text:span text:style-name="T1">Ytfc2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ova_Falk"><text:span text:style-name="T1">Lova Fal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mes500"><text:span text:style-name="T1">James500</text:span></text:a></text:p>
          </table:table-cell>
        </table:table-row>
        <table:table-row>
          <table:table-cell table:style-name="Table3.A1" office:value-type="string">
            <text:p text:style-name="Table_20_Contents">Poccil</text:p>
          </table:table-cell>
        </table:table-row>
        <table:table-row>
          <table:table-cell table:style-name="Table3.A1" office:value-type="string">
            <text:p text:style-name="Table_20_Contents">Montrealai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ke_Halterman"><text:span text:style-name="T1">Mike Halterman</text:span></text:a></text:p>
          </table:table-cell>
        </table:table-row>
        <table:table-row>
          <table:table-cell table:style-name="Table3.A1" office:value-type="string">
            <text:p text:style-name="Table_20_Contents">Alexius08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razypaco"><text:span text:style-name="T1">Crazypac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uzikJunky"><text:span text:style-name="T1">MuzikJunk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rge_Stolfi"><text:span text:style-name="T1">Jorge Stolf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oap"><text:span text:style-name="T1">Soap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hanga"><text:span text:style-name="T1">Mahang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gnosticPreachersKid"><text:span text:style-name="T1">AgnosticPreachersKi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VQuakr"><text:span text:style-name="T1">VQuak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panglej"><text:span text:style-name="T1">Spanglej</text:span></text:a></text:p>
          </table:table-cell>
        </table:table-row>
        <table:table-row>
          <table:table-cell table:style-name="Table3.A1" office:value-type="string">
            <text:p text:style-name="Table_20_Contents">Strikehold</text:p>
          </table:table-cell>
        </table:table-row>
        <table:table-row>
          <table:table-cell table:style-name="Table3.A1" office:value-type="string">
            <text:p text:style-name="Table_20_Contents">Cantu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ergananim"><text:span text:style-name="T1">Fergananim</text:span></text:a></text:p>
          </table:table-cell>
        </table:table-row>
        <table:table-row>
          <table:table-cell table:style-name="Table3.A1" office:value-type="string">
            <text:p text:style-name="Table_20_Contents">Jinnai</text:p>
          </table:table-cell>
        </table:table-row>
        <table:table-row>
          <table:table-cell table:style-name="Table3.A1" office:value-type="string">
            <text:p text:style-name="Table_20_Contents">Dekisug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PIRFanSteve"><text:span text:style-name="T1">TPIRFanStev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ke_Searson"><text:span text:style-name="T1">Mike Sears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slynSKP"><text:span text:style-name="T1">RoslynSKP</text:span></text:a></text:p>
          </table:table-cell>
        </table:table-row>
        <table:table-row>
          <table:table-cell table:style-name="Table3.A1" office:value-type="string">
            <text:p text:style-name="Table_20_Contents">Essjay</text:p>
          </table:table-cell>
        </table:table-row>
        <table:table-row>
          <table:table-cell table:style-name="Table3.A1" office:value-type="string">
            <text:p text:style-name="Table_20_Contents">Garz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ooie496"><text:span text:style-name="T1">Looie496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giciandude"><text:span text:style-name="T1">Magiciandud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Miracle_Pen&amp;action=edit&amp;redlink=1"><text:span text:style-name="T3">Miracle Pe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L0919"><text:span text:style-name="T1">RL0919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Ramblersen"><text:span text:style-name="T1">Ramblersen</text:span></text:a></text:p>
          </table:table-cell>
        </table:table-row>
        <table:table-row>
          <table:table-cell table:style-name="Table3.A1" office:value-type="string">
            <text:p text:style-name="Table_20_Contents">Flyguy649</text:p>
          </table:table-cell>
        </table:table-row>
        <table:table-row>
          <table:table-cell table:style-name="Table3.A1" office:value-type="string">
            <text:p text:style-name="Table_20_Contents">StaticGull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fter"><text:span text:style-name="T1">Mif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elisi"><text:span text:style-name="T1">Kelisi</text:span></text:a></text:p>
          </table:table-cell>
        </table:table-row>
        <table:table-row>
          <table:table-cell table:style-name="Table3.A1" office:value-type="string">
            <text:p text:style-name="Table_20_Contents">Caulde</text:p>
          </table:table-cell>
        </table:table-row>
        <table:table-row>
          <table:table-cell table:style-name="Table3.A1" office:value-type="string">
            <text:p text:style-name="Table_20_Contents">Thecheesyki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Yoninah"><text:span text:style-name="T1">Yonina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varrone"><text:span text:style-name="T1">Cavarron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Vmenkov"><text:span text:style-name="T1">Vmenkov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ncter"><text:span text:style-name="T1">Danc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zeu"><text:span text:style-name="T1">Ezeu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bdragon88"><text:span text:style-name="T1">Hbdragon88</text:span></text:a></text:p>
          </table:table-cell>
        </table:table-row>
        <table:table-row>
          <table:table-cell table:style-name="Table3.A1" office:value-type="string">
            <text:p text:style-name="Table_20_Contents">CowboySpartan</text:p>
          </table:table-cell>
        </table:table-row>
        <table:table-row>
          <table:table-cell table:style-name="Table3.A1" office:value-type="string">
            <text:p text:style-name="Table_20_Contents">Adam sk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Monkeybait&amp;action=edit&amp;redlink=1"><text:span text:style-name="T3">Monkeybai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bina_Fox"><text:span text:style-name="T1">Robina Fox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eve_Dufour"><text:span text:style-name="T1">Steve Dufou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eg"><text:span text:style-name="T1">Ge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irst_Light"><text:span text:style-name="T1">First Ligh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ecretaria"><text:span text:style-name="T1">Secretari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aivo"><text:span text:style-name="T1">Taiv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ctusWriter"><text:span text:style-name="T1">CactusWriter</text:span></text:a></text:p>
          </table:table-cell>
        </table:table-row>
        <table:table-row>
          <table:table-cell table:style-name="Table3.A1" office:value-type="string">
            <text:p text:style-name="Table_20_Contents">Bahamut0013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chfiftyThree"><text:span text:style-name="T1">SchfiftyThre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cdixon"><text:span text:style-name="T1">Acdix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oclador"><text:span text:style-name="T1">Noclado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tonioMartin"><text:span text:style-name="T1">AntonioMartin</text:span></text:a></text:p>
          </table:table-cell>
        </table:table-row>
        <table:table-row>
          <table:table-cell table:style-name="Table3.A1" office:value-type="string">
            <text:p text:style-name="Table_20_Contents">Ludviku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lipongo"><text:span text:style-name="T1">Elipongo</text:span></text:a></text:p>
          </table:table-cell>
        </table:table-row>
        <table:table-row>
          <table:table-cell table:style-name="Table3.A1" office:value-type="string">
            <text:p text:style-name="Table_20_Contents">PaulHans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uper_cyclist"><text:span text:style-name="T1">Super cyclis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wimageglow"><text:span text:style-name="T1">Pwimageglow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amariki"><text:span text:style-name="T1">Tamariki</text:span></text:a></text:p>
          </table:table-cell>
        </table:table-row>
        <table:table-row>
          <table:table-cell table:style-name="Table3.A1" office:value-type="string">
            <text:p text:style-name="Table_20_Contents">Espresso Addic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li_nk"><text:span text:style-name="T1">Deli nk</text:span></text:a></text:p>
          </table:table-cell>
        </table:table-row>
        <table:table-row>
          <table:table-cell table:style-name="Table3.A1" office:value-type="string">
            <text:p text:style-name="Table_20_Contents">Hipocrite</text:p>
          </table:table-cell>
        </table:table-row>
        <table:table-row>
          <table:table-cell table:style-name="Table3.A1" office:value-type="string">
            <text:p text:style-name="Table_20_Contents">Threeafterthre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nelson83"><text:span text:style-name="T1">Denelson8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morymeltzer"><text:span text:style-name="T1">Amorymeltzer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Cordless_Larry"><text:span text:style-name="T1">Cordless Larr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niel_J._Leivick"><text:span text:style-name="T1">Daniel J. Leivic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mcq"><text:span text:style-name="T1">Dmcq</text:span></text:a></text:p>
          </table:table-cell>
        </table:table-row>
        <table:table-row>
          <table:table-cell table:style-name="Table3.A1" office:value-type="string">
            <text:p text:style-name="Table_20_Contents">Protonk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esel"><text:span text:style-name="T1">Sesel</text:span></text:a></text:p>
          </table:table-cell>
        </table:table-row>
        <table:table-row>
          <table:table-cell table:style-name="Table3.A1" office:value-type="string">
            <text:p text:style-name="Table_20_Contents">Samuel Blanning</text:p>
          </table:table-cell>
        </table:table-row>
        <table:table-row>
          <table:table-cell table:style-name="Table3.A1" office:value-type="string">
            <text:p text:style-name="Table_20_Contents">AngelOfSadnes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dward321"><text:span text:style-name="T1">Edward321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hnlp"><text:span text:style-name="T1">Johnlp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lon02"><text:span text:style-name="T1">Slon02</text:span></text:a>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PCE</text:p>
          </table:table-cell>
        </table:table-row>
        <table:table-row>
          <table:table-cell table:style-name="Table3.A1" office:value-type="string">
            <text:p text:style-name="Table_20_Contents">Qwghlm</text:p>
          </table:table-cell>
        </table:table-row>
        <table:table-row>
          <table:table-cell table:style-name="Table3.A1" office:value-type="string">
            <text:p text:style-name="Table_20_Contents">Pilotgu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rad"><text:span text:style-name="T1">Wrad</text:span></text:a></text:p>
          </table:table-cell>
        </table:table-row>
        <table:table-row>
          <table:table-cell table:style-name="Table3.A1" office:value-type="string">
            <text:p text:style-name="Table_20_Contents">Pit-yacker</text:p>
          </table:table-cell>
        </table:table-row>
        <table:table-row>
          <table:table-cell table:style-name="Table3.A1" office:value-type="string">
            <text:p text:style-name="Table_20_Contents">Wisekwa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each_Out_to_the_Truth"><text:span text:style-name="T1">Reach Out to the Trut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adeSimMiser"><text:span text:style-name="T1">WadeSimMiser</text:span></text:a></text:p>
          </table:table-cell>
        </table:table-row>
        <table:table-row>
          <table:table-cell table:style-name="Table3.A1" office:value-type="string">
            <text:p text:style-name="Table_20_Contents">E Pluribus Anthon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Divingpetrel&amp;action=edit&amp;redlink=1"><text:span text:style-name="T3">Divingpetrel</text:span></text:a></text:p>
          </table:table-cell>
        </table:table-row>
        <table:table-row>
          <table:table-cell table:style-name="Table3.A1" office:value-type="string">
            <text:p text:style-name="Table_20_Contents">Schmitey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dam.J.W.C."><text:span text:style-name="T1">Adam.J.W.C.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liftonian"><text:span text:style-name="T1">Cliftoni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sychonaut"><text:span text:style-name="T1">Psychonaut</text:span></text:a></text:p>
          </table:table-cell>
        </table:table-row>
        <table:table-row>
          <table:table-cell table:style-name="Table3.A1" office:value-type="string">
            <text:p text:style-name="Table_20_Contents">Stilltim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dgepedia"><text:span text:style-name="T1">Edgepedi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edheylin"><text:span text:style-name="T1">Redheyli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eterkingiron"><text:span text:style-name="T1">Peterkingir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nggeom"><text:span text:style-name="T1">Janggeom</text:span></text:a></text:p>
          </table:table-cell>
        </table:table-row>
        <table:table-row>
          <table:table-cell table:style-name="Table3.A1" office:value-type="string">
            <text:p text:style-name="Table_20_Contents">Deconstructhi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bductive"><text:span text:style-name="T1">Abductive</text:span></text:a></text:p>
          </table:table-cell>
        </table:table-row>
        <table:table-row>
          <table:table-cell table:style-name="Table3.A1" office:value-type="string">
            <text:p text:style-name="Table_20_Contents">Slowking4</text:p>
          </table:table-cell>
        </table:table-row>
        <table:table-row>
          <table:table-cell table:style-name="Table3.A1" office:value-type="string">
            <text:p text:style-name="Table_20_Contents">UltimatePyro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THEN WHO WAS PHONE?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arles01"><text:span text:style-name="T1">Charles01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Zoltan_Bukovszky&amp;action=edit&amp;redlink=1"><text:span text:style-name="T3">Zoltan Bukovszk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laen"><text:span text:style-name="T1">Melae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lackknight12"><text:span text:style-name="T1">Blackknight12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Brudder_Andrusha"><text:span text:style-name="T1">Brudder Andrush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cottDavis"><text:span text:style-name="T1">ScottDavi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fstevens"><text:span text:style-name="T1">Lfsteven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rickFrack"><text:span text:style-name="T1">FrickFrack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enticel"><text:span text:style-name="T1">Lenticel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8opinionater"><text:span text:style-name="T1">Gr8opinionater</text:span></text:a></text:p>
          </table:table-cell>
        </table:table-row>
        <table:table-row>
          <table:table-cell table:style-name="Table3.A1" office:value-type="string">
            <text:p text:style-name="Table_20_Contents">NHRHS2010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hn_Hill"><text:span text:style-name="T1">John Hill</text:span></text:a></text:p>
          </table:table-cell>
        </table:table-row>
        <table:table-row>
          <table:table-cell table:style-name="Table3.A1" office:value-type="string">
            <text:p text:style-name="Table_20_Contents">Wiglaf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illiam_Allen_Simpson"><text:span text:style-name="T1">William Allen Simpson</text:span></text:a></text:p>
          </table:table-cell>
        </table:table-row>
        <table:table-row>
          <table:table-cell table:style-name="Table3.A1" office:value-type="string">
            <text:p text:style-name="Table_20_Contents">Fainite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stros4477"><text:span text:style-name="T1">Astros447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keblas"><text:span text:style-name="T1">Mikeblas</text:span></text:a></text:p>
          </table:table-cell>
        </table:table-row>
        <table:table-row>
          <table:table-cell table:style-name="Table3.A1" office:value-type="string">
            <text:p text:style-name="Table_20_Contents">RyanCros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veryoneandeveryone"><text:span text:style-name="T1">Everyoneandeveryon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st17"><text:span text:style-name="T1">Cst1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ewismaster"><text:span text:style-name="T1">Lewismas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cheta_Wis"><text:span text:style-name="T1">Ancheta Wi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andmaster"><text:span text:style-name="T1">Grandmas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dGeographer"><text:span text:style-name="T1">MadGeograph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eironymous_Rowe"><text:span text:style-name="T1">Heironymous Row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sz11"><text:span text:style-name="T1">Grsz11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hms_law"><text:span text:style-name="T1">Ohms law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xl"><text:span text:style-name="T1">Axl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rance3470"><text:span text:style-name="T1">France3470</text:span></text:a></text:p>
          </table:table-cell>
        </table:table-row>
        <table:table-row>
          <table:table-cell table:style-name="Table3.A1" office:value-type="string">
            <text:p text:style-name="Table_20_Contents">Smallwee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redddie"><text:span text:style-name="T1">Fredddie</text:span></text:a></text:p>
          </table:table-cell>
        </table:table-row>
        <table:table-row>
          <table:table-cell table:style-name="Table3.A1" office:value-type="string">
            <text:p text:style-name="Table_20_Contents">Snapper2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hobite"><text:span text:style-name="T1">Rhobit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uon"><text:span text:style-name="T1">Huo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r_Tan"><text:span text:style-name="T1">Mr T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orchiest"><text:span text:style-name="T1">Torchies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hiteWriter"><text:span text:style-name="T1">WhiteWri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ysy"><text:span text:style-name="T1">Lys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chishol1970"><text:span text:style-name="T1">Kchishol1970</text:span></text:a></text:p>
          </table:table-cell>
        </table:table-row>
        <table:table-row>
          <table:table-cell table:style-name="Table3.A1" office:value-type="string">
            <text:p text:style-name="Table_20_Contents">Deeceevoic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.S._Brown"><text:span text:style-name="T1">A.S. Brown</text:span></text:a></text:p>
          </table:table-cell>
        </table:table-row>
        <table:table-row>
          <table:table-cell table:style-name="Table3.A1" office:value-type="string">
            <text:p text:style-name="Table_20_Contents">Mayall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ookandcoffee"><text:span text:style-name="T1">Bookandcoffe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licious_carbuncle"><text:span text:style-name="T1">Delicious carbuncle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Cacycle</text:p>
          </table:table-cell>
        </table:table-row>
        <table:table-row>
          <table:table-cell table:style-name="Table3.A1" office:value-type="string">
            <text:p text:style-name="Table_20_Contents">Od Mishehu AWB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jalozzo"><text:span text:style-name="T1">Jojalozzo</text:span></text:a></text:p>
          </table:table-cell>
        </table:table-row>
        <table:table-row>
          <table:table-cell table:style-name="Table3.A1" office:value-type="string">
            <text:p text:style-name="Table_20_Contents">Wh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erig"><text:span text:style-name="T1">Beri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drew_Lancaster"><text:span text:style-name="T1">Andrew Lancast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ablo_X"><text:span text:style-name="T1">Pablo X</text:span></text:a>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alkerma"><text:span text:style-name="T1">Walkerma</text:span></text:a></text:p>
          </table:table-cell>
        </table:table-row>
        <table:table-row>
          <table:table-cell table:style-name="Table3.A1" office:value-type="string">
            <text:p text:style-name="Table_20_Contents">Kim Bruning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rsoni"><text:span text:style-name="T1">Orsoni</text:span></text:a></text:p>
          </table:table-cell>
        </table:table-row>
        <table:table-row>
          <table:table-cell table:style-name="Table3.A1" office:value-type="string">
            <text:p text:style-name="Table_20_Contents">Hqb</text:p>
          </table:table-cell>
        </table:table-row>
        <table:table-row>
          <table:table-cell table:style-name="Table3.A1" office:value-type="string">
            <text:p text:style-name="Table_20_Contents">WBardwin</text:p>
          </table:table-cell>
        </table:table-row>
        <table:table-row>
          <table:table-cell table:style-name="Table3.A1" office:value-type="string">
            <text:p text:style-name="Table_20_Contents">NickOrnstei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vidiad"><text:span text:style-name="T1">Davidiad</text:span></text:a></text:p>
          </table:table-cell>
        </table:table-row>
        <table:table-row>
          <table:table-cell table:style-name="Table3.A1" office:value-type="string">
            <text:p text:style-name="Table_20_Contents">Shoemaker's Holiday</text:p>
          </table:table-cell>
        </table:table-row>
        <table:table-row>
          <table:table-cell table:style-name="Table3.A1" office:value-type="string">
            <text:p text:style-name="Table_20_Contents">Backslash Forwardslash</text:p>
          </table:table-cell>
        </table:table-row>
        <table:table-row>
          <table:table-cell table:style-name="Table3.A1" office:value-type="string">
            <text:p text:style-name="Table_20_Contents">Fritz Saalfel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Matthead&amp;action=edit&amp;redlink=1"><text:span text:style-name="T3">Matthea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hilip_Stevens"><text:span text:style-name="T1">Philip Steven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wiseman"><text:span text:style-name="T1">Awisem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aurel_Lodged"><text:span text:style-name="T1">Laurel Lodge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lazak"><text:span text:style-name="T1">Plazak</text:span></text:a></text:p>
          </table:table-cell>
        </table:table-row>
        <table:table-row>
          <table:table-cell table:style-name="Table3.A1" office:value-type="string">
            <text:p text:style-name="Table_20_Contents">Pgk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kCaGu"><text:span text:style-name="T1">HkCaGu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ick570"><text:span text:style-name="T1">Rick570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cott5114"><text:span text:style-name="T1">Scott5114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cjessey"><text:span text:style-name="T1">Scjessey</text:span></text:a></text:p>
          </table:table-cell>
        </table:table-row>
        <table:table-row>
          <table:table-cell table:style-name="Table3.A1" office:value-type="string">
            <text:p text:style-name="Table_20_Contents">Shirulashem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dre_Engels"><text:span text:style-name="T1">Andre Engel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culi"><text:span text:style-name="T1">Ocul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igureskatingfan"><text:span text:style-name="T1">Figureskatingfan</text:span></text:a></text:p>
          </table:table-cell>
        </table:table-row>
        <table:table-row>
          <table:table-cell table:style-name="Table3.A1" office:value-type="string">
            <text:p text:style-name="Table_20_Contents">SpaceFlight89</text:p>
          </table:table-cell>
        </table:table-row>
        <table:table-row>
          <table:table-cell table:style-name="Table3.A1" office:value-type="string">
            <text:p text:style-name="Table_20_Contents">Leandro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uffs"><text:span text:style-name="T1">Buff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ajbi"><text:span text:style-name="T1">Lajbi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uK3"><text:span text:style-name="T1">LuK3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eelbeard1"><text:span text:style-name="T1">Steelbeard1</text:span></text:a></text:p>
          </table:table-cell>
        </table:table-row>
        <table:table-row>
          <table:table-cell table:style-name="Table3.A1" office:value-type="string">
            <text:p text:style-name="Table_20_Contents">Sheynhertz-Unbayg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Victor_Lopes"><text:span text:style-name="T1">Victor Lopes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PKM"><text:span text:style-name="T1">PK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madeo"><text:span text:style-name="T1">Dmade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wmhiraeth"><text:span text:style-name="T1">Cwmhiraet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isker"><text:span text:style-name="T1">Risk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Paris"><text:span text:style-name="T1">TParis</text:span></text:a></text:p>
          </table:table-cell>
        </table:table-row>
        <table:table-row>
          <table:table-cell table:style-name="Table3.A1" office:value-type="string">
            <text:p text:style-name="Table_20_Contents">Pustelnik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ocrates2008"><text:span text:style-name="T1">Socrates2008</text:span></text:a></text:p>
          </table:table-cell>
        </table:table-row>
        <table:table-row>
          <table:table-cell table:style-name="Table3.A1" office:value-type="string">
            <text:p text:style-name="Table_20_Contents">MakeRocketGoNow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pyle731"><text:span text:style-name="T1">Rpyle731</text:span></text:a></text:p>
          </table:table-cell>
        </table:table-row>
        <table:table-row>
          <table:table-cell table:style-name="Table3.A1" office:value-type="string">
            <text:p text:style-name="Table_20_Contents">Hall Monito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einyday"><text:span text:style-name="T1">Reinyda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runch"><text:span text:style-name="T1">Crunch</text:span></text:a></text:p>
          </table:table-cell>
        </table:table-row>
        <table:table-row>
          <table:table-cell table:style-name="Table3.A1" office:value-type="string">
            <text:p text:style-name="Table_20_Contents">Johnleemk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cGill1974"><text:span text:style-name="T1">McGill1974</text:span></text:a></text:p>
          </table:table-cell>
        </table:table-row>
        <table:table-row>
          <table:table-cell table:style-name="Table3.A1" office:value-type="string">
            <text:p text:style-name="Table_20_Contents">Hajo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ob247"><text:span text:style-name="T1">Bob247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ribDigita"><text:span text:style-name="T1">CaribDigit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skana"><text:span text:style-name="T1">Deskana</text:span></text:a></text:p>
          </table:table-cell>
        </table:table-row>
        <table:table-row>
          <table:table-cell table:style-name="Table3.A1" office:value-type="string">
            <text:p text:style-name="Table_20_Contents">Pcb21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marsee"><text:span text:style-name="T1">Emarse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Dutchy85&amp;action=edit&amp;redlink=1"><text:span text:style-name="T3">Dutchy8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mesMLane"><text:span text:style-name="T1">JamesMLane</text:span></text:a>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EyeSeren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usjih"><text:span text:style-name="T1">Jusji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unquam_Dormio"><text:span text:style-name="T1">Nunquam Dormio</text:span></text:a></text:p>
          </table:table-cell>
        </table:table-row>
        <table:table-row>
          <table:table-cell table:style-name="Table3.A1" office:value-type="string">
            <text:p text:style-name="Table_20_Contents">Wilfried Derkse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CO"><text:span text:style-name="T1">TCO</text:span></text:a></text:p>
          </table:table-cell>
        </table:table-row>
        <table:table-row>
          <table:table-cell table:style-name="Table3.A1" office:value-type="string">
            <text:p text:style-name="Table_20_Contents">DanM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uciferMorgan"><text:span text:style-name="T1">LuciferMorg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ew_World_Man"><text:span text:style-name="T1">New World Man</text:span></text:a></text:p>
          </table:table-cell>
        </table:table-row>
        <table:table-row>
          <table:table-cell table:style-name="Table3.A1" office:value-type="string">
            <text:p text:style-name="Table_20_Contents">Oakster</text:p>
          </table:table-cell>
        </table:table-row>
        <table:table-row>
          <table:table-cell table:style-name="Table3.A1" office:value-type="string">
            <text:p text:style-name="Table_20_Contents">Ottava Rima</text:p>
          </table:table-cell>
        </table:table-row>
        <table:table-row>
          <table:table-cell table:style-name="Table3.A1" office:value-type="string">
            <text:p text:style-name="Table_20_Contents">Yannismarou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ristian75"><text:span text:style-name="T1">Christian7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odipt"><text:span text:style-name="T1">Meodipt</text:span></text:a></text:p>
          </table:table-cell>
        </table:table-row>
        <table:table-row>
          <table:table-cell table:style-name="Table3.A1" office:value-type="string">
            <text:p text:style-name="Table_20_Contents">Pschemp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luzzelin"><text:span text:style-name="T1">Sluzzeli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mith03"><text:span text:style-name="T1">Smith03</text:span></text:a></text:p>
          </table:table-cell>
        </table:table-row>
        <table:table-row>
          <table:table-cell table:style-name="Table3.A1" office:value-type="string">
            <text:p text:style-name="Table_20_Contents">Staxringold</text:p>
          </table:table-cell>
        </table:table-row>
        <text:soft-page-break/>
        <table:table-row>
          <table:table-cell table:style-name="Table3.A1" office:value-type="string">
            <text:p text:style-name="Table_20_Contents">Brand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IRWolfie-"><text:span text:style-name="T1">IRWolfie-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bce2"><text:span text:style-name="T1">Abce2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yrol5"><text:span text:style-name="T1">Tyrol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.frog"><text:span text:style-name="T1">Dr.frog</text:span></text:a></text:p>
          </table:table-cell>
        </table:table-row>
        <table:table-row>
          <table:table-cell table:style-name="Table3.A1" office:value-type="string">
            <text:p text:style-name="Table_20_Contents">Radon210</text:p>
          </table:table-cell>
        </table:table-row>
        <table:table-row>
          <table:table-cell table:style-name="Table3.A1" office:value-type="string">
            <text:p text:style-name="Table_20_Contents">Jamesonta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argoplazo"><text:span text:style-name="T1">Largoplazo</text:span></text:a></text:p>
          </table:table-cell>
        </table:table-row>
        <table:table-row>
          <table:table-cell table:style-name="Table3.A1" office:value-type="string">
            <text:p text:style-name="Table_20_Contents">Rj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rrantX"><text:span text:style-name="T1">ErrantX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orn2cycle"><text:span text:style-name="T1">Born2cycl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ciram"><text:span text:style-name="T1">Acira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agonZero"><text:span text:style-name="T1">DragonZer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hilosopher"><text:span text:style-name="T1">Philosoph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ate1481"><text:span text:style-name="T1">Nate1481</text:span></text:a></text:p>
          </table:table-cell>
        </table:table-row>
        <table:table-row>
          <table:table-cell table:style-name="Table3.A1" office:value-type="string">
            <text:p text:style-name="Table_20_Contents">Steve Smith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uperm401"><text:span text:style-name="T1">Superm401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ris_G"><text:span text:style-name="T1">Chris 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intha"><text:span text:style-name="T1">Hinth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Ianmacm"><text:span text:style-name="T1">Ianmac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illiondude"><text:span text:style-name="T1">Killiondud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illahnna"><text:span text:style-name="T1">Millahnn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eam_out_loud"><text:span text:style-name="T1">Dream out loud</text:span></text:a></text:p>
          </table:table-cell>
        </table:table-row>
        <table:table-row>
          <table:table-cell table:style-name="Table3.A1" office:value-type="string">
            <text:p text:style-name="Table_20_Contents">ThuranX</text:p>
          </table:table-cell>
        </table:table-row>
        <table:table-row>
          <table:table-cell table:style-name="Table3.A1" office:value-type="string">
            <text:p text:style-name="Table_20_Contents">JGXenite</text:p>
          </table:table-cell>
        </table:table-row>
        <table:table-row>
          <table:table-cell table:style-name="Table3.A1" office:value-type="string">
            <text:p text:style-name="Table_20_Contents">Henry Merrivale</text:p>
          </table:table-cell>
        </table:table-row>
        <table:table-row>
          <table:table-cell table:style-name="Table3.A1" office:value-type="string">
            <text:p text:style-name="Table_20_Contents">AliveFreeHapp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Little_Mountain_5"><text:span text:style-name="T1">Little Mountain 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xn"><text:span text:style-name="T1">Mx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HoldenV8&amp;action=edit&amp;redlink=1"><text:span text:style-name="T3">HoldenV8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hanaUnited"><text:span text:style-name="T1">OhanaUnite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cSly"><text:span text:style-name="T1">McSl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ngelo_De_La_Paz"><text:span text:style-name="T1">Angelo De La Paz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araht"><text:span text:style-name="T1">Narah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issolve"><text:span text:style-name="T1">Dissolv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eckless182"><text:span text:style-name="T1">Reckless182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lf.laylah.wa.laylah"><text:span text:style-name="T1">Alf.laylah.wa.layla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lvin_1998"><text:span text:style-name="T1">Calvin 1998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esdovi"><text:span text:style-name="T1">Chesdovi</text:span></text:a></text:p>
          </table:table-cell>
        </table:table-row>
        <table:table-row>
          <table:table-cell table:style-name="Table3.A1" office:value-type="string">
            <text:p text:style-name="Table_20_Contents">Steven J. Anderson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en.wikipedia.org/wiki/User:Mangoe"><text:span text:style-name="T1">Mango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e_Tom"><text:span text:style-name="T1">The To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inetyone"><text:span text:style-name="T1">Ninetyon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octorindy"><text:span text:style-name="T1">Doctorindy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rap"><text:span text:style-name="T1">Frap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rafidlo"><text:span text:style-name="T1">Strafidlo</text:span></text:a></text:p>
          </table:table-cell>
        </table:table-row>
        <table:table-row>
          <table:table-cell table:style-name="Table3.A1" office:value-type="string">
            <text:p text:style-name="Table_20_Contents">Meegs</text:p>
          </table:table-cell>
        </table:table-row>
        <table:table-row>
          <table:table-cell table:style-name="Table3.A1" office:value-type="string">
            <text:p text:style-name="Table_20_Contents">FlyingToaster</text:p>
          </table:table-cell>
        </table:table-row>
        <table:table-row>
          <table:table-cell table:style-name="Table3.A1" office:value-type="string">
            <text:p text:style-name="Table_20_Contents">LonelyBeac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Gizza"><text:span text:style-name="T1">DaGizza</text:span></text:a></text:p>
          </table:table-cell>
        </table:table-row>
        <table:table-row>
          <table:table-cell table:style-name="Table3.A1" office:value-type="string">
            <text:p text:style-name="Table_20_Contents">RadicalBende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st316"><text:span text:style-name="T1">Ost316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rble"><text:span text:style-name="T1">Jarbl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ngojuice"><text:span text:style-name="T1">Mangojuic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B9_hummingbird_hovering&amp;action=edit&amp;redlink=1"><text:span text:style-name="T3">B9 hummingbird hoverin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Oceanh&amp;action=edit&amp;redlink=1"><text:span text:style-name="T3">Ocean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hnluisocasio"><text:span text:style-name="T1">Johnluisocasio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unningonbrains"><text:span text:style-name="T1">Runningonbrains</text:span></text:a></text:p>
          </table:table-cell>
        </table:table-row>
        <table:table-row>
          <table:table-cell table:style-name="Table3.A1" office:value-type="string">
            <text:p text:style-name="Table_20_Contents">CWi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rk_Sublette"><text:span text:style-name="T1">Mark Sublett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2e"><text:span text:style-name="T1">N2e</text:span></text:a></text:p>
          </table:table-cell>
        </table:table-row>
        <table:table-row>
          <table:table-cell table:style-name="Table3.A1" office:value-type="string">
            <text:p text:style-name="Table_20_Contents">Quasirandom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hed"><text:span text:style-name="T1">Che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Xyzzyplugh"><text:span text:style-name="T1">Xyzzyplug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lanieN"><text:span text:style-name="T1">Melanie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omica"><text:span text:style-name="T1">Tomica</text:span></text:a></text:p>
          </table:table-cell>
        </table:table-row>
        <table:table-row>
          <table:table-cell table:style-name="Table3.A1" office:value-type="string">
            <text:p text:style-name="Table_20_Contents">John Reaves</text:p>
          </table:table-cell>
        </table:table-row>
        <table:table-row>
          <table:table-cell table:style-name="Table3.A1" office:value-type="string">
            <text:p text:style-name="Table_20_Contents">Marianocecowsk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Itsmejudith"><text:span text:style-name="T1">Itsmejudit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llanecc"><text:span text:style-name="T1">Callanecc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seudomonas"><text:span text:style-name="T1">Pseudomona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hefourdotelipsis"><text:span text:style-name="T1">Thefourdotelipsi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ithira"><text:span text:style-name="T1">Kithir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GCommand"><text:span text:style-name="T1">SGCommand</text:span></text:a></text:p>
          </table:table-cell>
        </table:table-row>
        <table:table-row>
          <table:table-cell table:style-name="Table3.A1" office:value-type="string">
            <text:p text:style-name="Table_20_Contents">Erebus555</text:p>
          </table:table-cell>
        </table:table-row>
        <table:table-row>
          <table:table-cell table:style-name="Table3.A1" office:value-type="string">
            <text:p text:style-name="Table_20_Contents">G2bambino</text:p>
          </table:table-cell>
        </table:table-row>
        <table:table-row>
          <table:table-cell table:style-name="Table3.A1" office:value-type="string">
            <text:p text:style-name="Table_20_Contents">Bakasuprman</text:p>
          </table:table-cell>
        </table:table-row>
        <table:table-row>
          <table:table-cell table:style-name="Table3.A1" office:value-type="string">
            <text:p text:style-name="Table_20_Contents">RetiredUser167213</text:p>
          </table:table-cell>
        </table:table-row>
        <table:table-row>
          <table:table-cell table:style-name="Table3.A1" office:value-type="string">
            <text:p text:style-name="Table_20_Contents">LarRa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yberia23"><text:span text:style-name="T1">Cyberia23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Qwfp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lekhh"><text:span text:style-name="T1">Elekhh</text:span></text:a></text:p>
          </table:table-cell>
        </table:table-row>
        <table:table-row>
          <table:table-cell table:style-name="Table3.A1" office:value-type="string">
            <text:p text:style-name="Table_20_Contents">Goldenrowle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dchester"><text:span text:style-name="T1">Madchester</text:span></text:a></text:p>
          </table:table-cell>
        </table:table-row>
        <table:table-row>
          <table:table-cell table:style-name="Table3.A1" office:value-type="string">
            <text:p text:style-name="Table_20_Contents">Daddy Kindsoul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Inwind"><text:span text:style-name="T1">Inwin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rvyn"><text:span text:style-name="T1">Mervy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aedalus969"><text:span text:style-name="T1">Daedalus969</text:span></text:a></text:p>
          </table:table-cell>
        </table:table-row>
        <table:table-row>
          <table:table-cell table:style-name="Table3.A1" office:value-type="string">
            <text:p text:style-name="Table_20_Contents">ThatPeskyCommoner</text:p>
          </table:table-cell>
        </table:table-row>
        <table:table-row>
          <table:table-cell table:style-name="Table3.A1" office:value-type="string">
            <text:p text:style-name="Table_20_Contents">Regushe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Ospalh"><text:span text:style-name="T1">Ospalh</text:span></text:a></text:p>
          </table:table-cell>
        </table:table-row>
        <table:table-row>
          <table:table-cell table:style-name="Table3.A1" office:value-type="string">
            <text:p text:style-name="Table_20_Contents">Wikidudeman</text:p>
          </table:table-cell>
        </table:table-row>
        <table:table-row>
          <table:table-cell table:style-name="Table3.A1" office:value-type="string">
            <text:p text:style-name="Table_20_Contents">Bart Versieck</text:p>
          </table:table-cell>
        </table:table-row>
        <table:table-row>
          <table:table-cell table:style-name="Table3.A1" office:value-type="string">
            <text:p text:style-name="Table_20_Contents">Veino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ed87"><text:span text:style-name="T1">Ted87</text:span></text:a></text:p>
          </table:table-cell>
        </table:table-row>
        <table:table-row>
          <table:table-cell table:style-name="Table3.A1" office:value-type="string">
            <text:p text:style-name="Table_20_Contents">Bdj</text:p>
          </table:table-cell>
        </table:table-row>
        <table:table-row>
          <table:table-cell table:style-name="Table3.A1" office:value-type="string">
            <text:p text:style-name="Table_20_Contents">D.M.N.</text:p>
          </table:table-cell>
        </table:table-row>
        <table:table-row>
          <table:table-cell table:style-name="Table3.A1" office:value-type="string">
            <text:p text:style-name="Table_20_Contents">Targarye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rioryman"><text:span text:style-name="T1">Prioryman</text:span></text:a></text:p>
          </table:table-cell>
        </table:table-row>
        <table:table-row>
          <table:table-cell table:style-name="Table3.A1" office:value-type="string">
            <text:p text:style-name="Table_20_Contents">Bart133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ypaetus"><text:span text:style-name="T1">Gypaetus</text:span></text:a></text:p>
          </table:table-cell>
        </table:table-row>
        <table:table-row>
          <table:table-cell table:style-name="Table3.A1" office:value-type="string">
            <text:p text:style-name="Table_20_Contents">Ricardo Carneiro Pires</text:p>
          </table:table-cell>
        </table:table-row>
        <table:table-row>
          <table:table-cell table:style-name="Table3.A1" office:value-type="string">
            <text:p text:style-name="Table_20_Contents">GirasoleDE</text:p>
          </table:table-cell>
        </table:table-row>
        <table:table-row>
          <table:table-cell table:style-name="Table3.A1" office:value-type="string">
            <text:p text:style-name="Table_20_Contents">Aaron Brennema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nathunder"><text:span text:style-name="T1">Jonathund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ahamColm"><text:span text:style-name="T1">GrahamCol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runoptsem"><text:span text:style-name="T1">Brunoptsem</text:span></text:a></text:p>
          </table:table-cell>
        </table:table-row>
        <table:table-row>
          <table:table-cell table:style-name="Table3.A1" office:value-type="string">
            <text:p text:style-name="Table_20_Contents">Sdrtir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illman"><text:span text:style-name="T1">Tillm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-Day"><text:span text:style-name="T1">D-Day</text:span></text:a></text:p>
          </table:table-cell>
        </table:table-row>
        <table:table-row>
          <table:table-cell table:style-name="Table3.A1" office:value-type="string">
            <text:p text:style-name="Table_20_Contents">Frida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landR"><text:span text:style-name="T1">RolandR</text:span></text:a></text:p>
          </table:table-cell>
        </table:table-row>
        <table:table-row>
          <table:table-cell table:style-name="Table3.A1" office:value-type="string">
            <text:p text:style-name="Table_20_Contents">Wool Minton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Willy_turner"><text:span text:style-name="T1">Willy turne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gil"><text:span text:style-name="T1">Egil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ockMagnetist"><text:span text:style-name="T1">RockMagnetist</text:span></text:a></text:p>
          </table:table-cell>
        </table:table-row>
        <table:table-row>
          <table:table-cell table:style-name="Table3.A1" office:value-type="string">
            <text:p text:style-name="Table_20_Contents">Seice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ar_Mississippi"><text:span text:style-name="T1">Star Mississippi</text:span></text:a></text:p>
          </table:table-cell>
        </table:table-row>
        <table:table-row>
          <table:table-cell table:style-name="Table3.A1" office:value-type="string">
            <text:p text:style-name="Table_20_Contents">Chapultepec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N328KF"><text:span text:style-name="T1">N328KF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Textur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cltype"><text:span text:style-name="T1">Decltyp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Hairy_Dude"><text:span text:style-name="T1">Hairy Dude</text:span></text:a></text:p>
          </table:table-cell>
        </table:table-row>
        <table:table-row>
          <table:table-cell table:style-name="Table3.A1" office:value-type="string">
            <text:p text:style-name="Table_20_Contents">Jkell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aryColemanFan"><text:span text:style-name="T1">GaryColemanFan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onzaka"><text:span text:style-name="T1">Gonzaka</text:span></text:a></text:p>
          </table:table-cell>
        </table:table-row>
        <table:table-row>
          <table:table-cell table:style-name="Table3.A1" office:value-type="string">
            <text:p text:style-name="Table_20_Contents">Fvw</text:p>
          </table:table-cell>
        </table:table-row>
        <table:table-row>
          <table:table-cell table:style-name="Table3.A1" office:value-type="string">
            <text:p text:style-name="Table_20_Contents">Coffe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TonyStarks"><text:span text:style-name="T1">TonyStarks</text:span></text:a></text:p>
          </table:table-cell>
        </table:table-row>
        <table:table-row>
          <table:table-cell table:style-name="Table3.A1" office:value-type="string">
            <text:p text:style-name="Table_20_Contents">Python egg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rctic_Kangaroo"><text:span text:style-name="T1">Arctic Kangaroo</text:span></text:a></text:p>
          </table:table-cell>
        </table:table-row>
        <table:table-row>
          <table:table-cell table:style-name="Table3.A1" office:value-type="string">
            <text:p text:style-name="Table_20_Contents">White Shadows</text:p>
          </table:table-cell>
        </table:table-row>
        <table:table-row>
          <table:table-cell table:style-name="Table3.A1" office:value-type="string">
            <text:p text:style-name="Table_20_Contents">Asalrifai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asy4me"><text:span text:style-name="T1">Easy4m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aste"><text:span text:style-name="T1">Paste</text:span></text:a></text:p>
          </table:table-cell>
        </table:table-row>
        <table:table-row>
          <table:table-cell table:style-name="Table3.A1" office:value-type="string">
            <text:p text:style-name="Table_20_Contents">Buchanan-Hermit</text:p>
          </table:table-cell>
        </table:table-row>
        <table:table-row>
          <table:table-cell table:style-name="Table3.A1" office:value-type="string">
            <text:p text:style-name="Table_20_Contents">Warren</text:p>
          </table:table-cell>
        </table:table-row>
        <table:table-row>
          <table:table-cell table:style-name="Table3.A1" office:value-type="string">
            <text:p text:style-name="Table_20_Contents">Big Bird</text:p>
          </table:table-cell>
        </table:table-row>
        <table:table-row>
          <table:table-cell table:style-name="Table3.A1" office:value-type="string">
            <text:p text:style-name="Table_20_Contents">97198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reaseven"><text:span text:style-name="T1">Areaseven</text:span></text:a></text:p>
          </table:table-cell>
        </table:table-row>
        <table:table-row>
          <table:table-cell table:style-name="Table3.A1" office:value-type="string">
            <text:p text:style-name="Table_20_Contents">ABF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ville"><text:span text:style-name="T1">Devill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teel"><text:span text:style-name="T1">Steel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abartus"><text:span text:style-name="T1">Fabartus</text:span></text:a></text:p>
          </table:table-cell>
        </table:table-row>
        <table:table-row>
          <table:table-cell table:style-name="Table3.A1" office:value-type="string">
            <text:p text:style-name="Table_20_Contents">SpecialWindler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tfish_Jim_and_the_soapdish"><text:span text:style-name="T1">Catfish Jim and the soapdish</text:span></text:a></text:p>
          </table:table-cell>
        </table:table-row>
        <table:table-row>
          <table:table-cell table:style-name="Table3.A1" office:value-type="string">
            <text:p text:style-name="Table_20_Contents">Lupi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osmic_Latte"><text:span text:style-name="T1">Cosmic Latte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ercy11"><text:span text:style-name="T1">Mercy11</text:span></text:a></text:p>
          </table:table-cell>
        </table:table-row>
        <table:table-row>
          <table:table-cell table:style-name="Table3.A1" office:value-type="string">
            <text:p text:style-name="Table_20_Contents">BrendelSignatur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yrius"><text:span text:style-name="T1">Cyriu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arthikndr"><text:span text:style-name="T1">Karthikndr</text:span></text:a></text:p>
          </table:table-cell>
        </table:table-row>
        <table:table-row>
          <table:table-cell table:style-name="Table3.A1" office:value-type="string">
            <text:p text:style-name="Table_20_Contents">Dispense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Ragesoss"><text:span text:style-name="T1">Ragesos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ISD"><text:span text:style-name="T1">IS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Billinghurst"><text:span text:style-name="T1">Billinghurst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reen_Cardamom"><text:span text:style-name="T1">Green Cardamo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org"><text:span text:style-name="T1">Korg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ark83"><text:span text:style-name="T1">Mark83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A18919</text:p>
          </table:table-cell>
        </table:table-row>
        <table:table-row>
          <table:table-cell table:style-name="Table3.A1" office:value-type="string">
            <text:p text:style-name="Table_20_Contents">Tango</text:p>
          </table:table-cell>
        </table:table-row>
        <table:table-row>
          <table:table-cell table:style-name="Table3.A1" office:value-type="string">
            <text:p text:style-name="Table_20_Contents">TheHoosierState89</text:p>
          </table:table-cell>
        </table:table-row>
        <table:table-row>
          <table:table-cell table:style-name="Table3.A1" office:value-type="string">
            <text:p text:style-name="Table_20_Contents">Euryalu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munited"><text:span text:style-name="T1">Pmunited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urgh"><text:span text:style-name="T1">Murgh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Caknuck"><text:span text:style-name="T1">Caknuck</text:span></text:a></text:p>
          </table:table-cell>
        </table:table-row>
        <table:table-row>
          <table:table-cell table:style-name="Table3.A1" office:value-type="string">
            <text:p text:style-name="Table_20_Contents">Indefatigable</text:p>
          </table:table-cell>
        </table:table-row>
        <table:table-row>
          <table:table-cell table:style-name="Table3.A1" office:value-type="string">
            <text:p text:style-name="Table_20_Contents">[Placeholder]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miurge1000"><text:span text:style-name="T1">Demiurge1000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Richiekim&amp;action=edit&amp;redlink=1"><text:span text:style-name="T3">Richiekim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eeper76"><text:span text:style-name="T1">Keeper76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Vecrumba"><text:span text:style-name="T1">Vecrumb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udzuVine"><text:span text:style-name="T1">KudzuVine</text:span></text:a></text:p>
          </table:table-cell>
        </table:table-row>
        <table:table-row>
          <table:table-cell table:style-name="Table3.A1" office:value-type="string">
            <text:p text:style-name="Table_20_Contents">Gavyn Syke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Swatjester"><text:span text:style-name="T1">Swatjester</text:span></text:a></text:p>
          </table:table-cell>
        </table:table-row>
        <table:table-row>
          <table:table-cell table:style-name="Table3.A1" office:value-type="string">
            <text:p text:style-name="Table_20_Contents">Soumyasch</text:p>
          </table:table-cell>
        </table:table-row>
        <table:table-row>
          <table:table-cell table:style-name="Table3.A1" office:value-type="string">
            <text:p text:style-name="Table_20_Contents">NellieBl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orisvS"><text:span text:style-name="T1">JorisvS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rat"><text:span text:style-name="T1">Drat</text:span></text:a></text:p>
          </table:table-cell>
        </table:table-row>
        <table:table-row>
          <table:table-cell table:style-name="Table3.A1" office:value-type="string">
            <text:p text:style-name="Table_20_Contents">Bigweebo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Mkdw"><text:span text:style-name="T1">Mkdw</text:span></text:a></text:p>
          </table:table-cell>
        </table:table-row>
        <table:table-row>
          <table:table-cell table:style-name="Table3.A1" office:value-type="string">
            <text:p text:style-name="Table_20_Contents">Jerr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dabow"><text:span text:style-name="T1">Adabow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aguar"><text:span text:style-name="T1">Jaguar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DeFaultRyan"><text:span text:style-name="T1">DeFaultRyan</text:span></text:a></text:p>
          </table:table-cell>
        </table:table-row>
        <table:table-row>
          <table:table-cell table:style-name="Table3.A1" office:value-type="string">
            <text:p text:style-name="Table_20_Contents">MJCdetroit</text:p>
          </table:table-cell>
        </table:table-row>
        <table:table-row>
          <table:table-cell table:style-name="Table3.A1" office:value-type="string">
            <text:p text:style-name="Table_20_Contents">Gle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Kjkolb"><text:span text:style-name="T1">Kjkolb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Glacier109"><text:span text:style-name="T1">Glacier109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Ptelea"><text:span text:style-name="T1">Ptelea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/index.php?title=User:Mmcannis&amp;action=edit&amp;redlink=1"><text:span text:style-name="T3">Mmcannis</text:span></text:a></text:p>
          </table:table-cell>
        </table:table-row>
        <table:table-row>
          <table:table-cell table:style-name="Table3.A1" office:value-type="string">
            <text:p text:style-name="Table_20_Contents">Ludwigs2</text:p>
          </table:table-cell>
        </table:table-row>
        <table:table-row>
          <table:table-cell table:style-name="Table3.A1" office:value-type="string">
            <text:p text:style-name="Table_20_Contents">XLR8TI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Jeffro77"><text:span text:style-name="T1">Jeffro77</text:span></text:a></text:p>
          </table:table-cell>
        </table:table-row>
        <table:table-row>
          <table:table-cell table:style-name="Table3.A1" office:value-type="string">
            <text:p text:style-name="Table_20_Contents">Phil Sandifer</text:p>
          </table:table-cell>
        </table:table-row>
        <table:table-row>
          <table:table-cell table:style-name="Table3.A1" office:value-type="string">
            <text:p text:style-name="Table_20_Contents">Patstuart</text:p>
          </table:table-cell>
        </table:table-row>
        <table:table-row>
          <table:table-cell table:style-name="Table3.A1" office:value-type="string">
            <text:p text:style-name="Table_20_Contents">Possum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Aircorn"><text:span text:style-name="T1">Aircorn</text:span></text:a></text:p>
          </table:table-cell>
        </table:table-row>
        <table:table-row>
          <table:table-cell table:style-name="Table3.A1" office:value-type="string">
            <text:p text:style-name="Table_20_Contents">TomTheHand</text:p>
          </table:table-cell>
        </table:table-row>
        <text:soft-page-break/>
        <table:table-row>
          <table:table-cell table:style-name="Table3.A1" office:value-type="string">
            <text:p text:style-name="Table_20_Contents">Zigger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Fawcett5"><text:span text:style-name="T1">Fawcett5</text:span></text:a>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en.wikipedia.org/wiki/User:Elf"><text:span text:style-name="T1">Elf</text:span></text:a></text:p>
          </table:table-cell>
        </table:table-row>
      </table:table>
      <text:h text:style-name="P1" text:outline-level="3"><text:span text:style-name="T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https://en.wikipedia.org/wiki/User:ZappaOMati"><text:span text:style-name="T1">ZappaOMati</text:span></text:a></text:p>
          </table:table-cell>
        </table:table-row>
        <table:table-row>
          <table:table-cell table:style-name="Table4.A1" office:value-type="string">
            <text:p text:style-name="Table_20_Contents">Rich257</text:p>
          </table:table-cell>
        </table:table-row>
        <table:table-row>
          <table:table-cell table:style-name="Table4.A1" office:value-type="string">
            <text:p text:style-name="Table_20_Contents">Colchicum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loodofox"><text:span text:style-name="T1">Bloodofo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benbenn"><text:span text:style-name="T1">Dbenben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lowerpotman"><text:span text:style-name="T1">Flowerpotman</text:span></text:a></text:p>
          </table:table-cell>
        </table:table-row>
        <table:table-row>
          <table:table-cell table:style-name="Table4.A1" office:value-type="string">
            <text:p text:style-name="Table_20_Contents">Ewlyahoocom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arryboyles"><text:span text:style-name="T1">Harryboyle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achlan_Foley"><text:span text:style-name="T1">Lachlan Fole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erek_Ross"><text:span text:style-name="T1">Derek Ros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ief12"><text:span text:style-name="T1">Thief1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arl_Dickman"><text:span text:style-name="T1">Karl Dickma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fficially_Mr_X"><text:span text:style-name="T1">Officially Mr 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ul_foord"><text:span text:style-name="T1">Paul foor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kudrafan1"><text:span text:style-name="T1">Skudrafan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_Quest_For_Knowledge"><text:span text:style-name="T1">A Quest For Knowledge</text:span></text:a></text:p>
          </table:table-cell>
        </table:table-row>
        <table:table-row>
          <table:table-cell table:style-name="Table4.A1" office:value-type="string">
            <text:p text:style-name="Table_20_Contents">JoanneB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samaK"><text:span text:style-name="T1">OsamaK</text:span></text:a></text:p>
          </table:table-cell>
        </table:table-row>
        <table:table-row>
          <table:table-cell table:style-name="Table4.A1" office:value-type="string">
            <text:p text:style-name="Table_20_Contents">QuackGuru</text:p>
          </table:table-cell>
        </table:table-row>
        <table:table-row>
          <table:table-cell table:style-name="Table4.A1" office:value-type="string">
            <text:p text:style-name="Table_20_Contents">Sabine's Sunbird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amiens.rf"><text:span text:style-name="T1">Damiens.rf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arptrash"><text:span text:style-name="T1">Carptrash</text:span></text:a></text:p>
          </table:table-cell>
        </table:table-row>
        <table:table-row>
          <table:table-cell table:style-name="Table4.A1" office:value-type="string">
            <text:p text:style-name="Table_20_Contents">Cntras</text:p>
          </table:table-cell>
        </table:table-row>
        <table:table-row>
          <table:table-cell table:style-name="Table4.A1" office:value-type="string">
            <text:p text:style-name="Table_20_Contents">RyanGerbil10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dforrester"><text:span text:style-name="T1">Jdforrester</text:span></text:a></text:p>
          </table:table-cell>
        </table:table-row>
        <table:table-row>
          <table:table-cell table:style-name="Table4.A1" office:value-type="string">
            <text:p text:style-name="Table_20_Contents">Crossm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eacemaker67"><text:span text:style-name="T1">Peacemaker67</text:span></text:a></text:p>
          </table:table-cell>
        </table:table-row>
        <table:table-row>
          <table:table-cell table:style-name="Table4.A1" office:value-type="string">
            <text:p text:style-name="Table_20_Contents">Bunnyhop11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_Nowicki"><text:span text:style-name="T1">W Nowicki</text:span></text:a></text:p>
          </table:table-cell>
        </table:table-row>
        <table:table-row>
          <table:table-cell table:style-name="Table4.A1" office:value-type="string">
            <text:p text:style-name="Table_20_Contents">Adambro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imonTrew"><text:span text:style-name="T1">SimonTrew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ugboy52.40"><text:span text:style-name="T1">Bugboy52.40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PAtl"><text:span text:style-name="T1">FPAtl</text:span></text:a></text:p>
          </table:table-cell>
        </table:table-row>
        <table:table-row>
          <table:table-cell table:style-name="Table4.A1" office:value-type="string">
            <text:p text:style-name="Table_20_Contents">Terenc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one"><text:span text:style-name="T1">Tone</text:span></text:a></text:p>
          </table:table-cell>
        </table:table-row>
        <table:table-row>
          <table:table-cell table:style-name="Table4.A1" office:value-type="string">
            <text:p text:style-name="Table_20_Contents">JoeSmack</text:p>
          </table:table-cell>
        </table:table-row>
        <text:soft-page-break/>
        <table:table-row>
          <table:table-cell table:style-name="Table4.A1" office:value-type="string">
            <text:p text:style-name="Table_20_Contents">MadMax</text:p>
          </table:table-cell>
        </table:table-row>
        <table:table-row>
          <table:table-cell table:style-name="Table4.A1" office:value-type="string">
            <text:p text:style-name="Table_20_Contents">Frickative</text:p>
          </table:table-cell>
        </table:table-row>
        <table:table-row>
          <table:table-cell table:style-name="Table4.A1" office:value-type="string">
            <text:p text:style-name="Table_20_Contents">WAS 4.250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MightyPeanut"><text:span text:style-name="T1">TheMightyPeanut</text:span></text:a></text:p>
          </table:table-cell>
        </table:table-row>
        <table:table-row>
          <table:table-cell table:style-name="Table4.A1" office:value-type="string">
            <text:p text:style-name="Table_20_Contents">Angie Y.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urb_Chain"><text:span text:style-name="T1">Curb Chai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avidruben"><text:span text:style-name="T1">Davidrub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rödel"><text:span text:style-name="T1">Tröde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rMicro"><text:span text:style-name="T1">DrMicro</text:span></text:a></text:p>
          </table:table-cell>
        </table:table-row>
        <table:table-row>
          <table:table-cell table:style-name="Table4.A1" office:value-type="string">
            <text:p text:style-name="Table_20_Contents">Dreamer.s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elotas"><text:span text:style-name="T1">Pelota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anihaveacookie"><text:span text:style-name="T1">Canihaveacooki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amembert"><text:span text:style-name="T1">Camember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nti"><text:span text:style-name="T1">Cont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rch_dude"><text:span text:style-name="T1">Arch dude</text:span></text:a></text:p>
          </table:table-cell>
        </table:table-row>
        <table:table-row>
          <table:table-cell table:style-name="Table4.A1" office:value-type="string">
            <text:p text:style-name="Table_20_Contents">Ted Wilkes</text:p>
          </table:table-cell>
        </table:table-row>
        <table:table-row>
          <table:table-cell table:style-name="Table4.A1" office:value-type="string">
            <text:p text:style-name="Table_20_Contents">Storm Ride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Zmarlin"><text:span text:style-name="T1">CZmarli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ryptic"><text:span text:style-name="T1">Cryptic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errillja"><text:span text:style-name="T1">Terrillja</text:span></text:a></text:p>
          </table:table-cell>
        </table:table-row>
        <table:table-row>
          <table:table-cell table:style-name="Table4.A1" office:value-type="string">
            <text:p text:style-name="Table_20_Contents">Netoholic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rpickem"><text:span text:style-name="T1">Drpickem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riordo"><text:span text:style-name="T1">Mariord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lconfort"><text:span text:style-name="T1">Malconfort</text:span></text:a></text:p>
          </table:table-cell>
        </table:table-row>
        <table:table-row>
          <table:table-cell table:style-name="Table4.A1" office:value-type="string">
            <text:p text:style-name="Table_20_Contents">Melcomb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orologium"><text:span text:style-name="T1">Horologium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ordmadoxfraud"><text:span text:style-name="T1">Fordmadoxfraud</text:span></text:a></text:p>
          </table:table-cell>
        </table:table-row>
        <table:table-row>
          <table:table-cell table:style-name="Table4.A1" office:value-type="string">
            <text:p text:style-name="Table_20_Contents">BritishWatcher</text:p>
          </table:table-cell>
        </table:table-row>
        <table:table-row>
          <table:table-cell table:style-name="Table4.A1" office:value-type="string">
            <text:p text:style-name="Table_20_Contents">Lilac Soul</text:p>
          </table:table-cell>
        </table:table-row>
        <table:table-row>
          <table:table-cell table:style-name="Table4.A1" office:value-type="string">
            <text:p text:style-name="Table_20_Contents">Corpx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unkarta"><text:span text:style-name="T1">Gunkarta</text:span></text:a></text:p>
          </table:table-cell>
        </table:table-row>
        <table:table-row>
          <table:table-cell table:style-name="Table4.A1" office:value-type="string">
            <text:p text:style-name="Table_20_Contents">Enochlau</text:p>
          </table:table-cell>
        </table:table-row>
        <table:table-row>
          <table:table-cell table:style-name="Table4.A1" office:value-type="string">
            <text:p text:style-name="Table_20_Contents">Gr1st</text:p>
          </table:table-cell>
        </table:table-row>
        <table:table-row>
          <table:table-cell table:style-name="Table4.A1" office:value-type="string">
            <text:p text:style-name="Table_20_Contents">Baa</text:p>
          </table:table-cell>
        </table:table-row>
        <table:table-row>
          <table:table-cell table:style-name="Table4.A1" office:value-type="string">
            <text:p text:style-name="Table_20_Contents">Sparki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bmurray"><text:span text:style-name="T1">Jbmurray</text:span></text:a></text:p>
          </table:table-cell>
        </table:table-row>
        <table:table-row>
          <table:table-cell table:style-name="Table4.A1" office:value-type="string">
            <text:p text:style-name="Table_20_Contents">Interio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Rehse"><text:span text:style-name="T1">PRehse</text:span></text:a></text:p>
          </table:table-cell>
        </table:table-row>
        <table:table-row>
          <table:table-cell table:style-name="Table4.A1" office:value-type="string">
            <text:p text:style-name="Table_20_Contents">Silly rabbi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rank"><text:span text:style-name="T1">Frank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Eustress"><text:span text:style-name="T1">Eustres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umpkinSky"><text:span text:style-name="T1">PumpkinSk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Yellowdesk"><text:span text:style-name="T1">Yellowdes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iperSnake151"><text:span text:style-name="T1">ViperSnake15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rnoldReinhold"><text:span text:style-name="T1">ArnoldReinhol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RRobinson"><text:span text:style-name="T1">JRRobins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AWylie"><text:span text:style-name="T1">CAWylie</text:span></text:a></text:p>
          </table:table-cell>
        </table:table-row>
        <table:table-row>
          <table:table-cell table:style-name="Table4.A1" office:value-type="string">
            <text:p text:style-name="Table_20_Contents">CieloEstrellado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elicans"><text:span text:style-name="T1">Melican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icknack009"><text:span text:style-name="T1">Nicknack009</text:span></text:a></text:p>
          </table:table-cell>
        </table:table-row>
        <table:table-row>
          <table:table-cell table:style-name="Table4.A1" office:value-type="string">
            <text:p text:style-name="Table_20_Contents">Jake Wartenber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orriswa"><text:span text:style-name="T1">Morrisw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_Marshall"><text:span text:style-name="T1">S Marshal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igDom"><text:span text:style-name="T1">BigDom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tminchi08"><text:span text:style-name="T1">Mtminchi08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ightCowLeftCoast"><text:span text:style-name="T1">RightCowLeftCoas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uigibob"><text:span text:style-name="T1">Luigibob</text:span></text:a></text:p>
          </table:table-cell>
        </table:table-row>
        <table:table-row>
          <table:table-cell table:style-name="Table4.A1" office:value-type="string">
            <text:p text:style-name="Table_20_Contents">Radagast83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egentsPark"><text:span text:style-name="T1">RegentsPar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lexikoua"><text:span text:style-name="T1">Alexikoua</text:span></text:a></text:p>
          </table:table-cell>
        </table:table-row>
        <table:table-row>
          <table:table-cell table:style-name="Table4.A1" office:value-type="string">
            <text:p text:style-name="Table_20_Contents">ClockworkSou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roid"><text:span text:style-name="T1">Froid</text:span></text:a></text:p>
          </table:table-cell>
        </table:table-row>
        <table:table-row>
          <table:table-cell table:style-name="Table4.A1" office:value-type="string">
            <text:p text:style-name="Table_20_Contents">CanadianCaesar</text:p>
          </table:table-cell>
        </table:table-row>
        <table:table-row>
          <table:table-cell table:style-name="Table4.A1" office:value-type="string">
            <text:p text:style-name="Table_20_Contents">Chamal N</text:p>
          </table:table-cell>
        </table:table-row>
        <table:table-row>
          <table:table-cell table:style-name="Table4.A1" office:value-type="string">
            <text:p text:style-name="Table_20_Contents">Davshul</text:p>
          </table:table-cell>
        </table:table-row>
        <table:table-row>
          <table:table-cell table:style-name="Table4.A1" office:value-type="string">
            <text:p text:style-name="Table_20_Contents">Oscarthecat</text:p>
          </table:table-cell>
        </table:table-row>
        <table:table-row>
          <table:table-cell table:style-name="Table4.A1" office:value-type="string">
            <text:p text:style-name="Table_20_Contents">Hemanshu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ergay"><text:span text:style-name="T1">Sergay</text:span></text:a></text:p>
          </table:table-cell>
        </table:table-row>
        <table:table-row>
          <table:table-cell table:style-name="Table4.A1" office:value-type="string">
            <text:p text:style-name="Table_20_Contents">Cgoodwi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huq"><text:span text:style-name="T1">Chuq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Shilo12"><text:span text:style-name="T1">TShilo1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brstooge"><text:span text:style-name="T1">Mbrstoog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ouble_sharp"><text:span text:style-name="T1">Double sharp</text:span></text:a></text:p>
          </table:table-cell>
        </table:table-row>
        <table:table-row>
          <table:table-cell table:style-name="Table4.A1" office:value-type="string">
            <text:p text:style-name="Table_20_Contents">MatthewUND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epper"><text:span text:style-name="T1">Pepp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n_vyi"><text:span text:style-name="T1">Man vy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arl.bunderson"><text:span text:style-name="T1">Carl.bunders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dolphus79"><text:span text:style-name="T1">Adolphus79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rash_Underride"><text:span text:style-name="T1">Crash Underride</text:span></text:a></text:p>
          </table:table-cell>
        </table:table-row>
        <table:table-row>
          <table:table-cell table:style-name="Table4.A1" office:value-type="string">
            <text:p text:style-name="Table_20_Contents">Morven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Gringo300"><text:span text:style-name="T1">Gringo300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ALTHAM2"><text:span text:style-name="T1">WALTHAM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@bre"><text:span text:style-name="T1">S@bre</text:span></text:a></text:p>
          </table:table-cell>
        </table:table-row>
        <table:table-row>
          <table:table-cell table:style-name="Table4.A1" office:value-type="string">
            <text:p text:style-name="Table_20_Contents">Leonard^Bloom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SX"><text:span text:style-name="T1">OS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urg"><text:span text:style-name="T1">Nurg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ewEnglandYankee"><text:span text:style-name="T1">NewEnglandYankee</text:span></text:a></text:p>
          </table:table-cell>
        </table:table-row>
        <table:table-row>
          <table:table-cell table:style-name="Table4.A1" office:value-type="string">
            <text:p text:style-name="Table_20_Contents">CharlesGillingham</text:p>
          </table:table-cell>
        </table:table-row>
        <table:table-row>
          <table:table-cell table:style-name="Table4.A1" office:value-type="string">
            <text:p text:style-name="Table_20_Contents">Malkinann</text:p>
          </table:table-cell>
        </table:table-row>
        <table:table-row>
          <table:table-cell table:style-name="Table4.A1" office:value-type="string">
            <text:p text:style-name="Table_20_Contents">Dina</text:p>
          </table:table-cell>
        </table:table-row>
        <table:table-row>
          <table:table-cell table:style-name="Table4.A1" office:value-type="string">
            <text:p text:style-name="Table_20_Contents">Dangerous-Boy</text:p>
          </table:table-cell>
        </table:table-row>
        <table:table-row>
          <table:table-cell table:style-name="Table4.A1" office:value-type="string">
            <text:p text:style-name="Table_20_Contents">RadioKirk</text:p>
          </table:table-cell>
        </table:table-row>
        <table:table-row>
          <table:table-cell table:style-name="Table4.A1" office:value-type="string">
            <text:p text:style-name="Table_20_Contents">Sam Vimes</text:p>
          </table:table-cell>
        </table:table-row>
        <table:table-row>
          <table:table-cell table:style-name="Table4.A1" office:value-type="string">
            <text:p text:style-name="Table_20_Contents">Gavin.collins</text:p>
          </table:table-cell>
        </table:table-row>
        <table:table-row>
          <table:table-cell table:style-name="Table4.A1" office:value-type="string">
            <text:p text:style-name="Table_20_Contents">Skäpperöd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nthony_Bradbury"><text:span text:style-name="T1">Anthony Bradbur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fiel"><text:span text:style-name="T1">Safie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rant65"><text:span text:style-name="T1">Grant65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Queenmomcat"><text:span text:style-name="T1">Queenmomcat</text:span></text:a></text:p>
          </table:table-cell>
        </table:table-row>
        <table:table-row>
          <table:table-cell table:style-name="Table4.A1" office:value-type="string">
            <text:p text:style-name="Table_20_Contents">Michael C Pric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r_who1975"><text:span text:style-name="T1">Dr who1975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12george1"><text:span text:style-name="T1">12george1</text:span></text:a></text:p>
          </table:table-cell>
        </table:table-row>
        <table:table-row>
          <table:table-cell table:style-name="Table4.A1" office:value-type="string">
            <text:p text:style-name="Table_20_Contents">Happyme22</text:p>
          </table:table-cell>
        </table:table-row>
        <table:table-row>
          <table:table-cell table:style-name="Table4.A1" office:value-type="string">
            <text:p text:style-name="Table_20_Contents">Michfan2123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BS-AWB"><text:span text:style-name="T1">PBS-AWB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onCalo"><text:span text:style-name="T1">DonCalo</text:span></text:a></text:p>
          </table:table-cell>
        </table:table-row>
        <table:table-row>
          <table:table-cell table:style-name="Table4.A1" office:value-type="string">
            <text:p text:style-name="Table_20_Contents">Urashimataro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keezix1000"><text:span text:style-name="T1">Skeezix1000</text:span></text:a></text:p>
          </table:table-cell>
        </table:table-row>
        <table:table-row>
          <table:table-cell table:style-name="Table4.A1" office:value-type="string">
            <text:p text:style-name="Table_20_Contents">Immuniz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econdarywaltz"><text:span text:style-name="T1">Secondarywaltz</text:span></text:a></text:p>
          </table:table-cell>
        </table:table-row>
        <table:table-row>
          <table:table-cell table:style-name="Table4.A1" office:value-type="string">
            <text:p text:style-name="Table_20_Contents">Jax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chael_Snow"><text:span text:style-name="T1">Michael Snow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rutakupiu"><text:span text:style-name="T1">Parutakupiu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sprqii"><text:span text:style-name="T1">Esprqii</text:span></text:a></text:p>
          </table:table-cell>
        </table:table-row>
        <table:table-row>
          <table:table-cell table:style-name="Table4.A1" office:value-type="string">
            <text:p text:style-name="Table_20_Contents">Cholmes75</text:p>
          </table:table-cell>
        </table:table-row>
        <table:table-row>
          <table:table-cell table:style-name="Table4.A1" office:value-type="string">
            <text:p text:style-name="Table_20_Contents">BaronLarf</text:p>
          </table:table-cell>
        </table:table-row>
        <table:table-row>
          <table:table-cell table:style-name="Table4.A1" office:value-type="string">
            <text:p text:style-name="Table_20_Contents">FeloniousMonk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rainyBabe"><text:span text:style-name="T1">BrainyBabe</text:span></text:a></text:p>
          </table:table-cell>
        </table:table-row>
        <table:table-row>
          <table:table-cell table:style-name="Table4.A1" office:value-type="string">
            <text:p text:style-name="Table_20_Contents">Unschoo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ankiveil"><text:span text:style-name="T1">Lankiveil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NickelSho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ufur222"><text:span text:style-name="T1">Sufur22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eymid"><text:span text:style-name="T1">Heymi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Wonchop&amp;action=edit&amp;redlink=1"><text:span text:style-name="T3">Wonchop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oftlavender"><text:span text:style-name="T1">Softlavend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ulius_Sahara"><text:span text:style-name="T1">Julius Sahar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_bit_iffy"><text:span text:style-name="T1">A bit iffy</text:span></text:a></text:p>
          </table:table-cell>
        </table:table-row>
        <table:table-row>
          <table:table-cell table:style-name="Table4.A1" office:value-type="string">
            <text:p text:style-name="Table_20_Contents">Gracenote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go_White_Tray"><text:span text:style-name="T1">Ego White Tray</text:span></text:a></text:p>
          </table:table-cell>
        </table:table-row>
        <table:table-row>
          <table:table-cell table:style-name="Table4.A1" office:value-type="string">
            <text:p text:style-name="Table_20_Contents">Cresix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antailfan"><text:span text:style-name="T1">Fantailfa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pidey104"><text:span text:style-name="T1">Spidey104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rover_cleveland"><text:span text:style-name="T1">Grover clevelan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uyinblack25"><text:span text:style-name="T1">Guyinblack25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ohan_Elisson"><text:span text:style-name="T1">Johan Eliss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ostoak"><text:span text:style-name="T1">Postoa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eancum"><text:span text:style-name="T1">Teancum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_Interior"><text:span text:style-name="T1">The Interio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hii"><text:span text:style-name="T1">Shi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lix_alba"><text:span text:style-name="T1">Salix alb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udemanfellabra"><text:span text:style-name="T1">Dudemanfellabr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Underneath-it-All"><text:span text:style-name="T1">Underneath-it-Al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enOfAllTrades"><text:span text:style-name="T1">TenOfAllTrade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co84"><text:span text:style-name="T1">Eco84</text:span></text:a></text:p>
          </table:table-cell>
        </table:table-row>
        <table:table-row>
          <table:table-cell table:style-name="Table4.A1" office:value-type="string">
            <text:p text:style-name="Table_20_Contents">Justmeherenow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pa_November"><text:span text:style-name="T1">Papa November</text:span></text:a></text:p>
          </table:table-cell>
        </table:table-row>
        <table:table-row>
          <table:table-cell table:style-name="Table4.A1" office:value-type="string">
            <text:p text:style-name="Table_20_Contents">Pcap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Qual"><text:span text:style-name="T1">IQua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ukkakukaku"><text:span text:style-name="T1">Mukkakukaku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NEder_Boy"><text:span text:style-name="T1">ONEder Bo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emlock_Martinis"><text:span text:style-name="T1">Hemlock Martini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enchi"><text:span text:style-name="T1">Mench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ren"><text:span text:style-name="T1">Cor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rDolomite"><text:span text:style-name="T1">MrDolomite</text:span></text:a></text:p>
          </table:table-cell>
        </table:table-row>
        <table:table-row>
          <table:table-cell table:style-name="Table4.A1" office:value-type="string">
            <text:p text:style-name="Table_20_Contents">Urbanrenewa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uwarOnline"><text:span text:style-name="T1">KuwarOnlin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yoga_Godai"><text:span text:style-name="T1">Ryoga Goda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iki-uk"><text:span text:style-name="T1">Wiki-uk</text:span></text:a></text:p>
          </table:table-cell>
        </table:table-row>
        <table:table-row>
          <table:table-cell table:style-name="Table4.A1" office:value-type="string">
            <text:p text:style-name="Table_20_Contents">Gai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Underbar_dk"><text:span text:style-name="T1">Underbar dk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Lapsed Pacifis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j"><text:span text:style-name="T1">Sj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mokefoot"><text:span text:style-name="T1">Smokefoo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amiltonstone"><text:span text:style-name="T1">Hamiltonston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hilaweb"><text:span text:style-name="T1">Philaweb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dgarde"><text:span text:style-name="T1">Edgard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Zero0000"><text:span text:style-name="T1">Zero0000</text:span></text:a></text:p>
          </table:table-cell>
        </table:table-row>
        <table:table-row>
          <table:table-cell table:style-name="Table4.A1" office:value-type="string">
            <text:p text:style-name="Table_20_Contents">TFCforeve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uchness"><text:span text:style-name="T1">Muchness</text:span></text:a></text:p>
          </table:table-cell>
        </table:table-row>
        <table:table-row>
          <table:table-cell table:style-name="Table4.A1" office:value-type="string">
            <text:p text:style-name="Table_20_Contents">Secfa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thenean"><text:span text:style-name="T1">Athenean</text:span></text:a></text:p>
          </table:table-cell>
        </table:table-row>
        <table:table-row>
          <table:table-cell table:style-name="Table4.A1" office:value-type="string">
            <text:p text:style-name="Table_20_Contents">Franamax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phois"><text:span text:style-name="T1">Ophoi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evelationDirect"><text:span text:style-name="T1">RevelationDirect</text:span></text:a></text:p>
          </table:table-cell>
        </table:table-row>
        <table:table-row>
          <table:table-cell table:style-name="Table4.A1" office:value-type="string">
            <text:p text:style-name="Table_20_Contents">Paxse</text:p>
          </table:table-cell>
        </table:table-row>
        <table:table-row>
          <table:table-cell table:style-name="Table4.A1" office:value-type="string">
            <text:p text:style-name="Table_20_Contents">WebHamste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om_Radulovich"><text:span text:style-name="T1">Tom Radulovic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arrtj"><text:span text:style-name="T1">Farrtj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rapple_X"><text:span text:style-name="T1">Grapple 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edi94"><text:span text:style-name="T1">Jedi94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awrencekhoo"><text:span text:style-name="T1">Lawrencekho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ordbuilder"><text:span text:style-name="T1">Wordbuild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stronaut"><text:span text:style-name="T1">Astronaut</text:span></text:a></text:p>
          </table:table-cell>
        </table:table-row>
        <table:table-row>
          <table:table-cell table:style-name="Table4.A1" office:value-type="string">
            <text:p text:style-name="Table_20_Contents">SuperHamster</text:p>
          </table:table-cell>
        </table:table-row>
        <table:table-row>
          <table:table-cell table:style-name="Table4.A1" office:value-type="string">
            <text:p text:style-name="Table_20_Contents">Thadius856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s112"><text:span text:style-name="T1">Ss11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rBat"><text:span text:style-name="T1">DrBa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eoboudv"><text:span text:style-name="T1">Leoboudv</text:span></text:a></text:p>
          </table:table-cell>
        </table:table-row>
        <table:table-row>
          <table:table-cell table:style-name="Table4.A1" office:value-type="string">
            <text:p text:style-name="Table_20_Contents">23prooti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arc"><text:span text:style-name="T1">Tarc</text:span></text:a></text:p>
          </table:table-cell>
        </table:table-row>
        <table:table-row>
          <table:table-cell table:style-name="Table4.A1" office:value-type="string">
            <text:p text:style-name="Table_20_Contents">Momo san</text:p>
          </table:table-cell>
        </table:table-row>
        <table:table-row>
          <table:table-cell table:style-name="Table4.A1" office:value-type="string">
            <text:p text:style-name="Table_20_Contents">Anbu121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ngmering"><text:span text:style-name="T1">Angmering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arout72"><text:span text:style-name="T1">Harout72</text:span></text:a></text:p>
          </table:table-cell>
        </table:table-row>
        <table:table-row>
          <table:table-cell table:style-name="Table4.A1" office:value-type="string">
            <text:p text:style-name="Table_20_Contents">The Mystery Ma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rakatoa"><text:span text:style-name="T1">Krakato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enryLi"><text:span text:style-name="T1">HenryL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neiros"><text:span text:style-name="T1">Oneiro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rbitrarily0"><text:span text:style-name="T1">Arbitrarily0</text:span></text:a></text:p>
          </table:table-cell>
        </table:table-row>
        <table:table-row>
          <table:table-cell table:style-name="Table4.A1" office:value-type="string">
            <text:p text:style-name="Table_20_Contents">Oli Filth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Darkness_Shines"><text:span text:style-name="T1">Darkness Shine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Coffee"><text:span text:style-name="T1">TheCoffee</text:span></text:a></text:p>
          </table:table-cell>
        </table:table-row>
        <table:table-row>
          <table:table-cell table:style-name="Table4.A1" office:value-type="string">
            <text:p text:style-name="Table_20_Contents">Gamsbar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kki01"><text:span text:style-name="T1">Ekki01</text:span></text:a></text:p>
          </table:table-cell>
        </table:table-row>
        <table:table-row>
          <table:table-cell table:style-name="Table4.A1" office:value-type="string">
            <text:p text:style-name="Table_20_Contents">MichaelBillingto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ulwersator"><text:span text:style-name="T1">Bulwersato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EB728"><text:span text:style-name="T1">TEB728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rtin_tamb"><text:span text:style-name="T1">Martin tamb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ithh"><text:span text:style-name="T1">Keith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illC"><text:span text:style-name="T1">BillC</text:span></text:a></text:p>
          </table:table-cell>
        </table:table-row>
        <table:table-row>
          <table:table-cell table:style-name="Table4.A1" office:value-type="string">
            <text:p text:style-name="Table_20_Contents">COMPFUNK2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ldakQuill"><text:span text:style-name="T1">OldakQuill</text:span></text:a></text:p>
          </table:table-cell>
        </table:table-row>
        <table:table-row>
          <table:table-cell table:style-name="Table4.A1" office:value-type="string">
            <text:p text:style-name="Table_20_Contents">Nconwaymicell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encod16"><text:span text:style-name="T1">Dencod16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raefen"><text:span text:style-name="T1">Hraefen</text:span></text:a></text:p>
          </table:table-cell>
        </table:table-row>
        <table:table-row>
          <table:table-cell table:style-name="Table4.A1" office:value-type="string">
            <text:p text:style-name="Table_20_Contents">Tesscass</text:p>
          </table:table-cell>
        </table:table-row>
        <table:table-row>
          <table:table-cell table:style-name="Table4.A1" office:value-type="string">
            <text:p text:style-name="Table_20_Contents">IMatthew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ug"><text:span text:style-name="T1">Nug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aktus999"><text:span text:style-name="T1">Kaktus999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inoguy1000"><text:span text:style-name="T1">Dinoguy1000</text:span></text:a></text:p>
          </table:table-cell>
        </table:table-row>
        <table:table-row>
          <table:table-cell table:style-name="Table4.A1" office:value-type="string">
            <text:p text:style-name="Table_20_Contents">Abecedar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raunoscopia"><text:span text:style-name="T1">Keraunoscopi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hoeofdeath"><text:span text:style-name="T1">Shoeofdeat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M800"><text:span text:style-name="T1">PM800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olphin51"><text:span text:style-name="T1">Dolphin5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hilippe"><text:span text:style-name="T1">Philippe</text:span></text:a></text:p>
          </table:table-cell>
        </table:table-row>
        <table:table-row>
          <table:table-cell table:style-name="Table4.A1" office:value-type="string">
            <text:p text:style-name="Table_20_Contents">Anthony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hatru2"><text:span text:style-name="T1">Khatru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1rt3en"><text:span text:style-name="T1">Th1rt3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rakatoaKatie"><text:span text:style-name="T1">KrakatoaKati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nowledgekid87"><text:span text:style-name="T1">Knowledgekid87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reikorp"><text:span text:style-name="T1">Freikorp</text:span></text:a></text:p>
          </table:table-cell>
        </table:table-row>
        <table:table-row>
          <table:table-cell table:style-name="Table4.A1" office:value-type="string">
            <text:p text:style-name="Table_20_Contents">Rlquall</text:p>
          </table:table-cell>
        </table:table-row>
        <table:table-row>
          <table:table-cell table:style-name="Table4.A1" office:value-type="string">
            <text:p text:style-name="Table_20_Contents">Vivio Testaross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JR_ZA"><text:span text:style-name="T1">NJR Z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amish59"><text:span text:style-name="T1">Hamish59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raiglduncan"><text:span text:style-name="T1">Craigldunca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rightStarSky"><text:span text:style-name="T1">BrightStarSk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ehevkor"><text:span text:style-name="T1">Rehevko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Ylee"><text:span text:style-name="T1">Ylee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Ugaji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awker"><text:span text:style-name="T1">Tawker</text:span></text:a></text:p>
          </table:table-cell>
        </table:table-row>
        <table:table-row>
          <table:table-cell table:style-name="Table4.A1" office:value-type="string">
            <text:p text:style-name="Table_20_Contents">The Haunted Angel</text:p>
          </table:table-cell>
        </table:table-row>
        <table:table-row>
          <table:table-cell table:style-name="Table4.A1" office:value-type="string">
            <text:p text:style-name="Table_20_Contents">Gerald Farina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nakngAraw"><text:span text:style-name="T1">AnakngAraw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bsolon"><text:span text:style-name="T1">Absolon</text:span></text:a></text:p>
          </table:table-cell>
        </table:table-row>
        <table:table-row>
          <table:table-cell table:style-name="Table4.A1" office:value-type="string">
            <text:p text:style-name="Table_20_Contents">Mike Dillo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eonblak"><text:span text:style-name="T1">Neonbla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uffin"><text:span text:style-name="T1">Puffi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oogaLouie"><text:span text:style-name="T1">BoogaLoui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riterHound"><text:span text:style-name="T1">WriterHound</text:span></text:a></text:p>
          </table:table-cell>
        </table:table-row>
        <table:table-row>
          <table:table-cell table:style-name="Table4.A1" office:value-type="string">
            <text:p text:style-name="Table_20_Contents">A8UD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onlammers"><text:span text:style-name="T1">Donlammer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ongm"><text:span text:style-name="T1">Wongm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emember"><text:span text:style-name="T1">Rememb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raNavigator"><text:span text:style-name="T1">EraNavigato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ob_the_Wikipedian"><text:span text:style-name="T1">Bob the Wikipedian</text:span></text:a></text:p>
          </table:table-cell>
        </table:table-row>
        <table:table-row>
          <table:table-cell table:style-name="Table4.A1" office:value-type="string">
            <text:p text:style-name="Table_20_Contents">Antaeus Feldspa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erminalPreppie"><text:span text:style-name="T1">TerminalPreppie</text:span></text:a></text:p>
          </table:table-cell>
        </table:table-row>
        <table:table-row>
          <table:table-cell table:style-name="Table4.A1" office:value-type="string">
            <text:p text:style-name="Table_20_Contents">SpuriousQ</text:p>
          </table:table-cell>
        </table:table-row>
        <table:table-row>
          <table:table-cell table:style-name="Table4.A1" office:value-type="string">
            <text:p text:style-name="Table_20_Contents">Wildthing61476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an1nad"><text:span text:style-name="T1">Jan1na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AF1970"><text:span text:style-name="T1">JAF1970</text:span></text:a></text:p>
          </table:table-cell>
        </table:table-row>
        <table:table-row>
          <table:table-cell table:style-name="Table4.A1" office:value-type="string">
            <text:p text:style-name="Table_20_Contents">RJN</text:p>
          </table:table-cell>
        </table:table-row>
        <table:table-row>
          <table:table-cell table:style-name="Table4.A1" office:value-type="string">
            <text:p text:style-name="Table_20_Contents">Mic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ony_Fox"><text:span text:style-name="T1">Tony Fox</text:span></text:a></text:p>
          </table:table-cell>
        </table:table-row>
        <table:table-row>
          <table:table-cell table:style-name="Table4.A1" office:value-type="string">
            <text:p text:style-name="Table_20_Contents">Kelly Martin</text:p>
          </table:table-cell>
        </table:table-row>
        <table:table-row>
          <table:table-cell table:style-name="Table4.A1" office:value-type="string">
            <text:p text:style-name="Table_20_Contents">AtticusX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rancis_Flinch"><text:span text:style-name="T1">Francis Flinc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ivertorch"><text:span text:style-name="T1">Rivertorch</text:span></text:a></text:p>
          </table:table-cell>
        </table:table-row>
        <table:table-row>
          <table:table-cell table:style-name="Table4.A1" office:value-type="string">
            <text:p text:style-name="Table_20_Contents">Pyrrhus16</text:p>
          </table:table-cell>
        </table:table-row>
        <table:table-row>
          <table:table-cell table:style-name="Table4.A1" office:value-type="string">
            <text:p text:style-name="Table_20_Contents">G-Man</text:p>
          </table:table-cell>
        </table:table-row>
        <table:table-row>
          <table:table-cell table:style-name="Table4.A1" office:value-type="string">
            <text:p text:style-name="Table_20_Contents">NJ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ono"><text:span text:style-name="T1">Mon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78.26"><text:span text:style-name="T1">78.26</text:span></text:a></text:p>
          </table:table-cell>
        </table:table-row>
        <table:table-row>
          <table:table-cell table:style-name="Table4.A1" office:value-type="string">
            <text:p text:style-name="Table_20_Contents">Sarah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Zora"><text:span text:style-name="T1">Zor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rtayloriv"><text:span text:style-name="T1">Jrtayloriv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edrutland"><text:span text:style-name="T1">Nedrutlan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eutha"><text:span text:style-name="T1">Leutha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Jpeeling</text:p>
          </table:table-cell>
        </table:table-row>
        <table:table-row>
          <table:table-cell table:style-name="Table4.A1" office:value-type="string">
            <text:p text:style-name="Table_20_Contents">P.K.Niyog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JA"><text:span text:style-name="T1">IJA</text:span></text:a></text:p>
          </table:table-cell>
        </table:table-row>
        <table:table-row>
          <table:table-cell table:style-name="Table4.A1" office:value-type="string">
            <text:p text:style-name="Table_20_Contents">Paul Sieber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upreme_Deliciousness"><text:span text:style-name="T1">Supreme Deliciousnes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latinum_Star"><text:span text:style-name="T1">Platinum Star</text:span></text:a></text:p>
          </table:table-cell>
        </table:table-row>
        <table:table-row>
          <table:table-cell table:style-name="Table4.A1" office:value-type="string">
            <text:p text:style-name="Table_20_Contents">PEJ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ohnArmagh"><text:span text:style-name="T1">JohnArmag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dex_Sinaiticus"><text:span text:style-name="T1">Codex Sinaiticus</text:span></text:a></text:p>
          </table:table-cell>
        </table:table-row>
        <table:table-row>
          <table:table-cell table:style-name="Table4.A1" office:value-type="string">
            <text:p text:style-name="Table_20_Contents">Optigan13</text:p>
          </table:table-cell>
        </table:table-row>
        <table:table-row>
          <table:table-cell table:style-name="Table4.A1" office:value-type="string">
            <text:p text:style-name="Table_20_Contents">TastyPoutin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belz"><text:span text:style-name="T1">Mibelz</text:span></text:a></text:p>
          </table:table-cell>
        </table:table-row>
        <table:table-row>
          <table:table-cell table:style-name="Table4.A1" office:value-type="string">
            <text:p text:style-name="Table_20_Contents">Drewcifer3000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abbaQ"><text:span text:style-name="T1">BabbaQ</text:span></text:a></text:p>
          </table:table-cell>
        </table:table-row>
        <table:table-row>
          <table:table-cell table:style-name="Table4.A1" office:value-type="string">
            <text:p text:style-name="Table_20_Contents">Picaroo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Ireland"><text:span text:style-name="T1">CIreland</text:span></text:a></text:p>
          </table:table-cell>
        </table:table-row>
        <table:table-row>
          <table:table-cell table:style-name="Table4.A1" office:value-type="string">
            <text:p text:style-name="Table_20_Contents">Crosstemplejay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antresman"><text:span text:style-name="T1">Iantresma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enan_Pepper"><text:span text:style-name="T1">Keenan Pepper</text:span></text:a></text:p>
          </table:table-cell>
        </table:table-row>
        <table:table-row>
          <table:table-cell table:style-name="Table4.A1" office:value-type="string">
            <text:p text:style-name="Table_20_Contents">Sticks66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vin"><text:span text:style-name="T1">Kevin</text:span></text:a></text:p>
          </table:table-cell>
        </table:table-row>
        <table:table-row>
          <table:table-cell table:style-name="Table4.A1" office:value-type="string">
            <text:p text:style-name="Table_20_Contents">Tcncv</text:p>
          </table:table-cell>
        </table:table-row>
        <table:table-row>
          <table:table-cell table:style-name="Table4.A1" office:value-type="string">
            <text:p text:style-name="Table_20_Contents">Kevin Myers</text:p>
          </table:table-cell>
        </table:table-row>
        <table:table-row>
          <table:table-cell table:style-name="Table4.A1" office:value-type="string">
            <text:p text:style-name="Table_20_Contents">Kanesu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oc9871"><text:span text:style-name="T1">Doc9871</text:span></text:a></text:p>
          </table:table-cell>
        </table:table-row>
        <table:table-row>
          <table:table-cell table:style-name="Table4.A1" office:value-type="string">
            <text:p text:style-name="Table_20_Contents">JamieS93</text:p>
          </table:table-cell>
        </table:table-row>
        <table:table-row>
          <table:table-cell table:style-name="Table4.A1" office:value-type="string">
            <text:p text:style-name="Table_20_Contents">Amcaj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atteryIncluded"><text:span text:style-name="T1">BatteryInclude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hienlit"><text:span text:style-name="T1">Chienlit</text:span></text:a></text:p>
          </table:table-cell>
        </table:table-row>
        <table:table-row>
          <table:table-cell table:style-name="Table4.A1" office:value-type="string">
            <text:p text:style-name="Table_20_Contents">Jeremy Bolwel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cp67"><text:span text:style-name="T1">Bcp67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Scaufape&amp;action=edit&amp;redlink=1"><text:span text:style-name="T3">Scaufap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eahtwosaints"><text:span text:style-name="T1">Leahtwosaint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oodshed"><text:span text:style-name="T1">Woodshe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urtneyBonnick"><text:span text:style-name="T1">CourtneyBonnic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oddefan2009"><text:span text:style-name="T1">Boddefan2009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makuru"><text:span text:style-name="T1">Amakuru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wtoews"><text:span text:style-name="T1">Mwtoew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voided"><text:span text:style-name="T1">Avoided</text:span></text:a></text:p>
          </table:table-cell>
        </table:table-row>
        <table:table-row>
          <table:table-cell table:style-name="Table4.A1" office:value-type="string">
            <text:p text:style-name="Table_20_Contents">Redfarmer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NorthernThunder"><text:span text:style-name="T1">NorthernThund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referee"><text:span text:style-name="T1">Jrefere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ollyjeff"><text:span text:style-name="T1">Bollyjeff</text:span></text:a></text:p>
          </table:table-cell>
        </table:table-row>
        <table:table-row>
          <table:table-cell table:style-name="Table4.A1" office:value-type="string">
            <text:p text:style-name="Table_20_Contents">Misza13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jmlhds"><text:span text:style-name="T1">Vjmlhd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salmon"><text:span text:style-name="T1">Msalmon</text:span></text:a></text:p>
          </table:table-cell>
        </table:table-row>
        <table:table-row>
          <table:table-cell table:style-name="Table4.A1" office:value-type="string">
            <text:p text:style-name="Table_20_Contents">JLogan</text:p>
          </table:table-cell>
        </table:table-row>
        <table:table-row>
          <table:table-cell table:style-name="Table4.A1" office:value-type="string">
            <text:p text:style-name="Table_20_Contents">Solipsis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othar_von_Richthofen"><text:span text:style-name="T1">Lothar von Richthof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cottywong"><text:span text:style-name="T1">Scottywong</text:span></text:a></text:p>
          </table:table-cell>
        </table:table-row>
        <table:table-row>
          <table:table-cell table:style-name="Table4.A1" office:value-type="string">
            <text:p text:style-name="Table_20_Contents">Fastifex</text:p>
          </table:table-cell>
        </table:table-row>
        <table:table-row>
          <table:table-cell table:style-name="Table4.A1" office:value-type="string">
            <text:p text:style-name="Table_20_Contents">VegaDark</text:p>
          </table:table-cell>
        </table:table-row>
        <table:table-row>
          <table:table-cell table:style-name="Table4.A1" office:value-type="string">
            <text:p text:style-name="Table_20_Contents">Jakew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ldumpo"><text:span text:style-name="T1">Eldump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ugeneZelenko"><text:span text:style-name="T1">EugeneZelenko</text:span></text:a></text:p>
          </table:table-cell>
        </table:table-row>
        <table:table-row>
          <table:table-cell table:style-name="Table4.A1" office:value-type="string">
            <text:p text:style-name="Table_20_Contents">Lim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aia_Octavia_Agrippa"><text:span text:style-name="T1">Gaia Octavia Agrippa</text:span></text:a></text:p>
          </table:table-cell>
        </table:table-row>
        <table:table-row>
          <table:table-cell table:style-name="Table4.A1" office:value-type="string">
            <text:p text:style-name="Table_20_Contents">Wjemather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Kevinbroger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sterknighted"><text:span text:style-name="T1">Masterknighte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encey"><text:span text:style-name="T1">Bence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ayy008"><text:span text:style-name="T1">Jayy008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oulparadox"><text:span text:style-name="T1">Soulparado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fotev"><text:span text:style-name="T1">Dfotev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ameron_Scott"><text:span text:style-name="T1">Cameron Scot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rechtheus"><text:span text:style-name="T1">Erechtheu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teve"><text:span text:style-name="T1">Stev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orgeCustersSabre"><text:span text:style-name="T1">GorgeCustersSabr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uy_Harris"><text:span text:style-name="T1">Guy Harri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rtinvl"><text:span text:style-name="T1">Martinv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ittleolive_oil"><text:span text:style-name="T1">Littleolive oi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arretB"><text:span text:style-name="T1">BarretB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eoboe84"><text:span text:style-name="T1">Geoboe84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ethwarp"><text:span text:style-name="T1">Jethwarp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Hzh&amp;action=edit&amp;redlink=1"><text:span text:style-name="T3">Hz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ellknowz"><text:span text:style-name="T1">Hellknowz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ТимофейЛееСуда"><text:span text:style-name="T1">ТимофейЛееСуда</text:span></text:a></text:p>
          </table:table-cell>
        </table:table-row>
        <table:table-row>
          <table:table-cell table:style-name="Table4.A1" office:value-type="string">
            <text:p text:style-name="Table_20_Contents">B137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JFF"><text:span text:style-name="T1">RJFF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Hantsheroes"><text:span text:style-name="T1">Hantsheroes</text:span></text:a></text:p>
          </table:table-cell>
        </table:table-row>
        <table:table-row>
          <table:table-cell table:style-name="Table4.A1" office:value-type="string">
            <text:p text:style-name="Table_20_Contents">TheCustomOfLif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ookworm857158367"><text:span text:style-name="T1">Bookworm857158367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ditya_Kabir"><text:span text:style-name="T1">Aditya Kabi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fly"><text:span text:style-name="T1">Pfly</text:span></text:a></text:p>
          </table:table-cell>
        </table:table-row>
        <table:table-row>
          <table:table-cell table:style-name="Table4.A1" office:value-type="string">
            <text:p text:style-name="Table_20_Contents">Vanished user 19794758563875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nt"><text:span text:style-name="T1">Wnt</text:span></text:a></text:p>
          </table:table-cell>
        </table:table-row>
        <table:table-row>
          <table:table-cell table:style-name="Table4.A1" office:value-type="string">
            <text:p text:style-name="Table_20_Contents">Hdt83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j1340"><text:span text:style-name="T1">Cj1340</text:span></text:a></text:p>
          </table:table-cell>
        </table:table-row>
        <table:table-row>
          <table:table-cell table:style-name="Table4.A1" office:value-type="string">
            <text:p text:style-name="Table_20_Contents">Andrewpmk</text:p>
          </table:table-cell>
        </table:table-row>
        <table:table-row>
          <table:table-cell table:style-name="Table4.A1" office:value-type="string">
            <text:p text:style-name="Table_20_Contents">Trialsanderror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ricoides"><text:span text:style-name="T1">Ericoides</text:span></text:a></text:p>
          </table:table-cell>
        </table:table-row>
        <table:table-row>
          <table:table-cell table:style-name="Table4.A1" office:value-type="string">
            <text:p text:style-name="Table_20_Contents">Petergriffin9901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apHit"><text:span text:style-name="T1">NapHi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leetCommand"><text:span text:style-name="T1">FleetCommand</text:span></text:a></text:p>
          </table:table-cell>
        </table:table-row>
        <table:table-row>
          <table:table-cell table:style-name="Table4.A1" office:value-type="string">
            <text:p text:style-name="Table_20_Contents">Adashiel</text:p>
          </table:table-cell>
        </table:table-row>
        <table:table-row>
          <table:table-cell table:style-name="Table4.A1" office:value-type="string">
            <text:p text:style-name="Table_20_Contents">Ran</text:p>
          </table:table-cell>
        </table:table-row>
        <table:table-row>
          <table:table-cell table:style-name="Table4.A1" office:value-type="string">
            <text:p text:style-name="Table_20_Contents">Abu badal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mr08"><text:span text:style-name="T1">Cmr08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iW"><text:span text:style-name="T1">GiW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ndopug"><text:span text:style-name="T1">Indopug</text:span></text:a></text:p>
          </table:table-cell>
        </table:table-row>
        <table:table-row>
          <table:table-cell table:style-name="Table4.A1" office:value-type="string">
            <text:p text:style-name="Table_20_Contents">NeilEvan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ick_Norwood"><text:span text:style-name="T1">Rick Norwood</text:span></text:a></text:p>
          </table:table-cell>
        </table:table-row>
        <table:table-row>
          <table:table-cell table:style-name="Table4.A1" office:value-type="string">
            <text:p text:style-name="Table_20_Contents">Cdogsimmons</text:p>
          </table:table-cell>
        </table:table-row>
        <table:table-row>
          <table:table-cell table:style-name="Table4.A1" office:value-type="string">
            <text:p text:style-name="Table_20_Contents">FMAFan1990</text:p>
          </table:table-cell>
        </table:table-row>
        <table:table-row>
          <table:table-cell table:style-name="Table4.A1" office:value-type="string">
            <text:p text:style-name="Table_20_Contents">Suffusion of Yellow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ingtailedFox"><text:span text:style-name="T1">RingtailedFo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elly42"><text:span text:style-name="T1">Melly42</text:span></text:a></text:p>
          </table:table-cell>
        </table:table-row>
        <table:table-row>
          <table:table-cell table:style-name="Table4.A1" office:value-type="string">
            <text:p text:style-name="Table_20_Contents">Mclay1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rnoutf"><text:span text:style-name="T1">Arnoutf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engo"><text:span text:style-name="T1">Peng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scal666"><text:span text:style-name="T1">Pascal666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ulad"><text:span text:style-name="T1">Mulad</text:span></text:a></text:p>
          </table:table-cell>
        </table:table-row>
        <table:table-row>
          <table:table-cell table:style-name="Table4.A1" office:value-type="string">
            <text:p text:style-name="Table_20_Contents">Akanemoto</text:p>
          </table:table-cell>
        </table:table-row>
        <table:table-row>
          <table:table-cell table:style-name="Table4.A1" office:value-type="string">
            <text:p text:style-name="Table_20_Contents">Kaisershatne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atureBoyMD"><text:span text:style-name="T1">NatureBoyM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esident_Mario"><text:span text:style-name="T1">Resident Mario</text:span></text:a></text:p>
          </table:table-cell>
        </table:table-row>
        <table:table-row>
          <table:table-cell table:style-name="Table4.A1" office:value-type="string">
            <text:p text:style-name="Table_20_Contents">Epolk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cps110"><text:span text:style-name="T1">Acps110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ddharmonic"><text:span text:style-name="T1">Oddharmonic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Zleitze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pt1973"><text:span text:style-name="T1">Ppt1973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Ucla90024"><text:span text:style-name="T1">Ucla90024</text:span></text:a></text:p>
          </table:table-cell>
        </table:table-row>
        <table:table-row>
          <table:table-cell table:style-name="Table4.A1" office:value-type="string">
            <text:p text:style-name="Table_20_Contents">Linche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Yellow_Evan"><text:span text:style-name="T1">Yellow Eva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amamelis"><text:span text:style-name="T1">Hamamelis</text:span></text:a></text:p>
          </table:table-cell>
        </table:table-row>
        <table:table-row>
          <table:table-cell table:style-name="Table4.A1" office:value-type="string">
            <text:p text:style-name="Table_20_Contents">Yomangan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GHowes"><text:span text:style-name="T1">JGHowes</text:span></text:a></text:p>
          </table:table-cell>
        </table:table-row>
        <table:table-row>
          <table:table-cell table:style-name="Table4.A1" office:value-type="string">
            <text:p text:style-name="Table_20_Contents">Fastfissio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ingiby"><text:span text:style-name="T1">Jingib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ogic"><text:span text:style-name="T1">Bogic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tch_Ames"><text:span text:style-name="T1">Mitch Ame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binebri"><text:span text:style-name="T1">Mbinebri</text:span></text:a>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reen-eyed_girl"><text:span text:style-name="T1">Green-eyed gir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ayAYang"><text:span text:style-name="T1">RayAYang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ereon"><text:span text:style-name="T1">Were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apPixel"><text:span text:style-name="T1">CapPixe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BornonJune8&amp;action=edit&amp;redlink=1"><text:span text:style-name="T3">BornonJune8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imDabelsteinPetersen"><text:span text:style-name="T1">KimDabelsteinPetersen</text:span></text:a></text:p>
          </table:table-cell>
        </table:table-row>
        <table:table-row>
          <table:table-cell table:style-name="Table4.A1" office:value-type="string">
            <text:p text:style-name="Table_20_Contents">RattleMan</text:p>
          </table:table-cell>
        </table:table-row>
        <table:table-row>
          <table:table-cell table:style-name="Table4.A1" office:value-type="string">
            <text:p text:style-name="Table_20_Contents">NielsenGW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F"><text:span text:style-name="T1">THF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ichard75"><text:span text:style-name="T1">Richard75</text:span></text:a></text:p>
          </table:table-cell>
        </table:table-row>
        <table:table-row>
          <table:table-cell table:style-name="Table4.A1" office:value-type="string">
            <text:p text:style-name="Table_20_Contents">Passportguy</text:p>
          </table:table-cell>
        </table:table-row>
        <table:table-row>
          <table:table-cell table:style-name="Table4.A1" office:value-type="string">
            <text:p text:style-name="Table_20_Contents">Razorflam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hirik"><text:span text:style-name="T1">Shiri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lYeller21"><text:span text:style-name="T1">OlYeller2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soglou"><text:span text:style-name="T1">Esoglou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ick"><text:span text:style-name="T1">Nic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CNative"><text:span text:style-name="T1">OCNativ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xem_Titanium"><text:span text:style-name="T1">Axem Titanium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ickst"><text:span text:style-name="T1">Nicks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stroHurricane001"><text:span text:style-name="T1">AstroHurricane00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arej"><text:span text:style-name="T1">Harej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_Utahraptor"><text:span text:style-name="T1">The Utahrapto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dve"><text:span text:style-name="T1">Bdv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nc"><text:span text:style-name="T1">Jnc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asmeet_181"><text:span text:style-name="T1">Jasmeet 18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rashanthns"><text:span text:style-name="T1">Prashanthns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TopGun"><text:span text:style-name="T1">TopGun</text:span></text:a></text:p>
          </table:table-cell>
        </table:table-row>
        <table:table-row>
          <table:table-cell table:style-name="Table4.A1" office:value-type="string">
            <text:p text:style-name="Table_20_Contents">Vanished user uih38riiw4hjlsd</text:p>
          </table:table-cell>
        </table:table-row>
        <table:table-row>
          <table:table-cell table:style-name="Table4.A1" office:value-type="string">
            <text:p text:style-name="Table_20_Contents">Dryaza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ivvt"><text:span text:style-name="T1">Vivv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teve_Quinn"><text:span text:style-name="T1">Steve Quin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itse_Niesen"><text:span text:style-name="T1">Jitse Nies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avid.Monniaux"><text:span text:style-name="T1">David.Monniau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loquence"><text:span text:style-name="T1">Eloquence</text:span></text:a></text:p>
          </table:table-cell>
        </table:table-row>
        <table:table-row>
          <table:table-cell table:style-name="Table4.A1" office:value-type="string">
            <text:p text:style-name="Table_20_Contents">Buddhipriy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hostexorcist"><text:span text:style-name="T1">Ghostexorcis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jembayz"><text:span text:style-name="T1">Djembayz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at_pig73"><text:span text:style-name="T1">Fat pig73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Yngvadottir"><text:span text:style-name="T1">Yngvadottir</text:span></text:a></text:p>
          </table:table-cell>
        </table:table-row>
        <table:table-row>
          <table:table-cell table:style-name="Table4.A1" office:value-type="string">
            <text:p text:style-name="Table_20_Contents">Mirv</text:p>
          </table:table-cell>
        </table:table-row>
        <table:table-row>
          <table:table-cell table:style-name="Table4.A1" office:value-type="string">
            <text:p text:style-name="Table_20_Contents">Tijfo098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lexchen4836"><text:span text:style-name="T1">Alexchen4836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bhishek191288"><text:span text:style-name="T1">Abhishek191288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entpacrr"><text:span text:style-name="T1">Centpacr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ikiklrsc"><text:span text:style-name="T1">Wikiklrsc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zuckier"><text:span text:style-name="T1">Gzucki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PH1110"><text:span text:style-name="T1">DPH1110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ldelpaso"><text:span text:style-name="T1">Oldelpas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imur"><text:span text:style-name="T1">Nimu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nilep"><text:span text:style-name="T1">Cnilep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jhonson"><text:span text:style-name="T1">Wjhonson</text:span></text:a></text:p>
          </table:table-cell>
        </table:table-row>
        <table:table-row>
          <table:table-cell table:style-name="Table4.A1" office:value-type="string">
            <text:p text:style-name="Table_20_Contents">Guanaco</text:p>
          </table:table-cell>
        </table:table-row>
        <table:table-row>
          <table:table-cell table:style-name="Table4.A1" office:value-type="string">
            <text:p text:style-name="Table_20_Contents">Sanns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itch"><text:span text:style-name="T1">Kitc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ke_Peel"><text:span text:style-name="T1">Mike Pee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iva-Verdi"><text:span text:style-name="T1">Viva-Verd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koGraf"><text:span text:style-name="T1">EkoGraf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umelow"><text:span text:style-name="T1">Dumelow</text:span></text:a></text:p>
          </table:table-cell>
        </table:table-row>
        <table:table-row>
          <table:table-cell table:style-name="Table4.A1" office:value-type="string">
            <text:p text:style-name="Table_20_Contents">Nepaheshgar</text:p>
          </table:table-cell>
        </table:table-row>
        <table:table-row>
          <table:table-cell table:style-name="Table4.A1" office:value-type="string">
            <text:p text:style-name="Table_20_Contents">Isotope23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affle_gab1978"><text:span text:style-name="T1">Baffle gab1978</text:span></text:a></text:p>
          </table:table-cell>
        </table:table-row>
        <table:table-row>
          <table:table-cell table:style-name="Table4.A1" office:value-type="string">
            <text:p text:style-name="Table_20_Contents">Smile a Whil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ttbuck"><text:span text:style-name="T1">Mattbuc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thoschild"><text:span text:style-name="T1">Pathoschil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ir_Nicholas_de_Mimsy-Porpington"><text:span text:style-name="T1">Sir Nicholas de Mimsy-Porpington</text:span></text:a></text:p>
          </table:table-cell>
        </table:table-row>
        <table:table-row>
          <table:table-cell table:style-name="Table4.A1" office:value-type="string">
            <text:p text:style-name="Table_20_Contents">Elen of the Roads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Saforrest"><text:span text:style-name="T1">Saforres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sowteric"><text:span text:style-name="T1">Esowteric</text:span></text:a></text:p>
          </table:table-cell>
        </table:table-row>
        <table:table-row>
          <table:table-cell table:style-name="Table4.A1" office:value-type="string">
            <text:p text:style-name="Table_20_Contents">Holderca1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rxiloxos"><text:span text:style-name="T1">Arxiloxo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tijn_Calle"><text:span text:style-name="T1">Stijn Calle</text:span></text:a></text:p>
          </table:table-cell>
        </table:table-row>
        <table:table-row>
          <table:table-cell table:style-name="Table4.A1" office:value-type="string">
            <text:p text:style-name="Table_20_Contents">Exploding Boy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orphh"><text:span text:style-name="T1">Morph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imon"><text:span text:style-name="T1">Kim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wain"><text:span text:style-name="T1">Owain</text:span></text:a></text:p>
          </table:table-cell>
        </table:table-row>
        <table:table-row>
          <table:table-cell table:style-name="Table4.A1" office:value-type="string">
            <text:p text:style-name="Table_20_Contents">Makem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ky"><text:span text:style-name="T1">Mak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oogie10w"><text:span text:style-name="T1">Woogie10w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alaka"><text:span text:style-name="T1">Calaka</text:span></text:a></text:p>
          </table:table-cell>
        </table:table-row>
        <table:table-row>
          <table:table-cell table:style-name="Table4.A1" office:value-type="string">
            <text:p text:style-name="Table_20_Contents">Insanity Incarnat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Yerevanci"><text:span text:style-name="T1">Yerevanci</text:span></text:a></text:p>
          </table:table-cell>
        </table:table-row>
        <table:table-row>
          <table:table-cell table:style-name="Table4.A1" office:value-type="string">
            <text:p text:style-name="Table_20_Contents">Artaxiad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Jaguar3"><text:span text:style-name="T1">RJaguar3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Wiki"><text:span text:style-name="T1">PAWik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rian_Crawford"><text:span text:style-name="T1">Brian Crawfor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حسن_علي_البط"><text:span text:style-name="T1">حسن علي البط</text:span></text:a></text:p>
          </table:table-cell>
        </table:table-row>
        <table:table-row>
          <table:table-cell table:style-name="Table4.A1" office:value-type="string">
            <text:p text:style-name="Table_20_Contents">Aranel</text:p>
          </table:table-cell>
        </table:table-row>
        <table:table-row>
          <table:table-cell table:style-name="Table4.A1" office:value-type="string">
            <text:p text:style-name="Table_20_Contents">Duj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braham,_B.S."><text:span text:style-name="T1">Abraham, B.S.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eandré_du_Toit"><text:span text:style-name="T1">Jeandré du Toi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pikeToronto"><text:span text:style-name="T1">SpikeToront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erne_Equinox"><text:span text:style-name="T1">Verne Equino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ictoriaedwards"><text:span text:style-name="T1">Victoriaedward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oug_butler"><text:span text:style-name="T1">Doug butl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loNight"><text:span text:style-name="T1">FloNigh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nnocuousPseudonym"><text:span text:style-name="T1">InnocuousPseudonym</text:span></text:a>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nna_Sora_no_Shita"><text:span text:style-name="T1">Minna Sora no Shita</text:span></text:a></text:p>
          </table:table-cell>
        </table:table-row>
        <table:table-row>
          <table:table-cell table:style-name="Table4.A1" office:value-type="string">
            <text:p text:style-name="Table_20_Contents">GRBerry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igddan11"><text:span text:style-name="T1">Bigddan1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reenock125"><text:span text:style-name="T1">Greenock125</text:span></text:a></text:p>
          </table:table-cell>
        </table:table-row>
        <table:table-row>
          <table:table-cell table:style-name="Table4.A1" office:value-type="string">
            <text:p text:style-name="Table_20_Contents">Coppertwi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rianga"><text:span text:style-name="T1">Briang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yūkotsusei"><text:span text:style-name="T1">Ryūkotsusei</text:span></text:a></text:p>
          </table:table-cell>
        </table:table-row>
        <table:table-row>
          <table:table-cell table:style-name="Table4.A1" office:value-type="string">
            <text:p text:style-name="Table_20_Contents">Racepacke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utseriouslyfolks"><text:span text:style-name="T1">Butseriouslyfolks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NinaGreen"><text:span text:style-name="T1">NinaGre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acerx11"><text:span text:style-name="T1">Racerx1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rcd30319"><text:span text:style-name="T1">Marcd30319</text:span></text:a></text:p>
          </table:table-cell>
        </table:table-row>
        <table:table-row>
          <table:table-cell table:style-name="Table4.A1" office:value-type="string">
            <text:p text:style-name="Table_20_Contents">Masamag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vmin"><text:span text:style-name="T1">Kevmin</text:span></text:a></text:p>
          </table:table-cell>
        </table:table-row>
        <table:table-row>
          <table:table-cell table:style-name="Table4.A1" office:value-type="string">
            <text:p text:style-name="Table_20_Contents">Drbreznjev</text:p>
          </table:table-cell>
        </table:table-row>
        <table:table-row>
          <table:table-cell table:style-name="Table4.A1" office:value-type="string">
            <text:p text:style-name="Table_20_Contents">Anlac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aime"><text:span text:style-name="T1">Raim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ushiya"><text:span text:style-name="T1">Sushiy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ebastianHelm"><text:span text:style-name="T1">SebastianHelm</text:span></text:a></text:p>
          </table:table-cell>
        </table:table-row>
        <table:table-row>
          <table:table-cell table:style-name="Table4.A1" office:value-type="string">
            <text:p text:style-name="Table_20_Contents">Anonymous edito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ndrick7"><text:span text:style-name="T1">Kendrick7</text:span></text:a></text:p>
          </table:table-cell>
        </table:table-row>
        <table:table-row>
          <table:table-cell table:style-name="Table4.A1" office:value-type="string">
            <text:p text:style-name="Table_20_Contents">Seraphim</text:p>
          </table:table-cell>
        </table:table-row>
        <table:table-row>
          <table:table-cell table:style-name="Table4.A1" office:value-type="string">
            <text:p text:style-name="Table_20_Contents">AgentPeppermin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J_Holden"><text:span text:style-name="T1">LJ Holden</text:span></text:a></text:p>
          </table:table-cell>
        </table:table-row>
        <table:table-row>
          <table:table-cell table:style-name="Table4.A1" office:value-type="string">
            <text:p text:style-name="Table_20_Contents">Tiddly Tom</text:p>
          </table:table-cell>
        </table:table-row>
        <table:table-row>
          <table:table-cell table:style-name="Table4.A1" office:value-type="string">
            <text:p text:style-name="Table_20_Contents">BigDunc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rnold17"><text:span text:style-name="T1">Sarnold17</text:span></text:a></text:p>
          </table:table-cell>
        </table:table-row>
        <table:table-row>
          <table:table-cell table:style-name="Table4.A1" office:value-type="string">
            <text:p text:style-name="Table_20_Contents">Davidgothber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iego_Moya"><text:span text:style-name="T1">Diego Moya</text:span></text:a></text:p>
          </table:table-cell>
        </table:table-row>
        <table:table-row>
          <table:table-cell table:style-name="Table4.A1" office:value-type="string">
            <text:p text:style-name="Table_20_Contents">CovenantD</text:p>
          </table:table-cell>
        </table:table-row>
        <table:table-row>
          <table:table-cell table:style-name="Table4.A1" office:value-type="string">
            <text:p text:style-name="Table_20_Contents">Thunderbrand</text:p>
          </table:table-cell>
        </table:table-row>
        <table:table-row>
          <table:table-cell table:style-name="Table4.A1" office:value-type="string">
            <text:p text:style-name="Table_20_Contents">ClubOranj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.Koslowski"><text:span text:style-name="T1">O.Koslowski</text:span></text:a></text:p>
          </table:table-cell>
        </table:table-row>
        <table:table-row>
          <table:table-cell table:style-name="Table4.A1" office:value-type="string">
            <text:p text:style-name="Table_20_Contents">Mtiedeman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lektrik_Shoos"><text:span text:style-name="T1">Elektrik Shoos</text:span></text:a></text:p>
          </table:table-cell>
        </table:table-row>
        <table:table-row>
          <table:table-cell table:style-name="Table4.A1" office:value-type="string">
            <text:p text:style-name="Table_20_Contents">Kslott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podnano05"><text:span text:style-name="T1">Ipodnano05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arklilac"><text:span text:style-name="T1">Darklilac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eech44"><text:span text:style-name="T1">Leech44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ith_Okamoto"><text:span text:style-name="T1">Keith Okamot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ibhijain"><text:span text:style-name="T1">Vibhijai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TC"><text:span text:style-name="T1">KTC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avid_Biddulph"><text:span text:style-name="T1">David Biddulp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jaxSmack"><text:span text:style-name="T1">AjaxSmac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wulp"><text:span text:style-name="T1">Ewulp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ncernedVancouverite"><text:span text:style-name="T1">ConcernedVancouverit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ynergyStar"><text:span text:style-name="T1">SynergySta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lanetStar"><text:span text:style-name="T1">PlanetStar</text:span></text:a></text:p>
          </table:table-cell>
        </table:table-row>
        <table:table-row>
          <table:table-cell table:style-name="Table4.A1" office:value-type="string">
            <text:p text:style-name="Table_20_Contents">28421u2232nfenfcenc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Walls_of_Jericho"><text:span text:style-name="T1">Walls of Jerich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icherman"><text:span text:style-name="T1">Richerman</text:span></text:a></text:p>
          </table:table-cell>
        </table:table-row>
        <table:table-row>
          <table:table-cell table:style-name="Table4.A1" office:value-type="string">
            <text:p text:style-name="Table_20_Contents">Jdorj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ickethewok"><text:span text:style-name="T1">Wickethewo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_High_Fin_Sperm_Whale"><text:span text:style-name="T1">The High Fin Sperm Whal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anguole"><text:span text:style-name="T1">Kanguole</text:span></text:a></text:p>
          </table:table-cell>
        </table:table-row>
        <table:table-row>
          <table:table-cell table:style-name="Table4.A1" office:value-type="string">
            <text:p text:style-name="Table_20_Contents">Ms2ge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guelemejia"><text:span text:style-name="T1">Miguelemeji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cDoobAU93"><text:span text:style-name="T1">McDoobAU93</text:span></text:a></text:p>
          </table:table-cell>
        </table:table-row>
        <table:table-row>
          <table:table-cell table:style-name="Table4.A1" office:value-type="string">
            <text:p text:style-name="Table_20_Contents">TheRealFennShysa</text:p>
          </table:table-cell>
        </table:table-row>
        <table:table-row>
          <table:table-cell table:style-name="Table4.A1" office:value-type="string">
            <text:p text:style-name="Table_20_Contents">Wikien2009</text:p>
          </table:table-cell>
        </table:table-row>
        <table:table-row>
          <table:table-cell table:style-name="Table4.A1" office:value-type="string">
            <text:p text:style-name="Table_20_Contents">Blaxthos</text:p>
          </table:table-cell>
        </table:table-row>
        <table:table-row>
          <table:table-cell table:style-name="Table4.A1" office:value-type="string">
            <text:p text:style-name="Table_20_Contents">GcSwRhIc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aan"><text:span text:style-name="T1">Jaa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is,_that_and_the_other"><text:span text:style-name="T1">This, that and the oth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lywelynII"><text:span text:style-name="T1">LlywelynII</text:span></text:a></text:p>
          </table:table-cell>
        </table:table-row>
        <table:table-row>
          <table:table-cell table:style-name="Table4.A1" office:value-type="string">
            <text:p text:style-name="Table_20_Contents">Managerarc</text:p>
          </table:table-cell>
        </table:table-row>
        <table:table-row>
          <table:table-cell table:style-name="Table4.A1" office:value-type="string">
            <text:p text:style-name="Table_20_Contents">Borgx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lin_MacLaurin"><text:span text:style-name="T1">Colin MacLauri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iefkinDR"><text:span text:style-name="T1">SiefkinDR</text:span></text:a></text:p>
          </table:table-cell>
        </table:table-row>
        <table:table-row>
          <table:table-cell table:style-name="Table4.A1" office:value-type="string">
            <text:p text:style-name="Table_20_Contents">Marcus Brute</text:p>
          </table:table-cell>
        </table:table-row>
        <table:table-row>
          <table:table-cell table:style-name="Table4.A1" office:value-type="string">
            <text:p text:style-name="Table_20_Contents">Andrevan</text:p>
          </table:table-cell>
        </table:table-row>
        <table:table-row>
          <table:table-cell table:style-name="Table4.A1" office:value-type="string">
            <text:p text:style-name="Table_20_Contents">Anupam</text:p>
          </table:table-cell>
        </table:table-row>
        <table:table-row>
          <table:table-cell table:style-name="Table4.A1" office:value-type="string">
            <text:p text:style-name="Table_20_Contents">MathewTownsend</text:p>
          </table:table-cell>
        </table:table-row>
        <table:table-row>
          <table:table-cell table:style-name="Table4.A1" office:value-type="string">
            <text:p text:style-name="Table_20_Contents">Remurmur</text:p>
          </table:table-cell>
        </table:table-row>
        <table:table-row>
          <table:table-cell table:style-name="Table4.A1" office:value-type="string">
            <text:p text:style-name="Table_20_Contents">Sharnak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ith-264"><text:span text:style-name="T1">Keith-264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keLynch"><text:span text:style-name="T1">MikeLync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less_sins"><text:span text:style-name="T1">Bless sins</text:span></text:a></text:p>
          </table:table-cell>
        </table:table-row>
        <table:table-row>
          <table:table-cell table:style-name="Table4.A1" office:value-type="string">
            <text:p text:style-name="Table_20_Contents">DBaba</text:p>
          </table:table-cell>
        </table:table-row>
        <table:table-row>
          <table:table-cell table:style-name="Table4.A1" office:value-type="string">
            <text:p text:style-name="Table_20_Contents">Supertouch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inavon"><text:span text:style-name="T1">Finavon</text:span></text:a></text:p>
          </table:table-cell>
        </table:table-row>
        <table:table-row>
          <table:table-cell table:style-name="Table4.A1" office:value-type="string">
            <text:p text:style-name="Table_20_Contents">UberCryxic</text:p>
          </table:table-cell>
        </table:table-row>
        <table:table-row>
          <table:table-cell table:style-name="Table4.A1" office:value-type="string">
            <text:p text:style-name="Table_20_Contents">Wmaha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m"><text:span text:style-name="T1">Sam</text:span></text:a></text:p>
          </table:table-cell>
        </table:table-row>
        <table:table-row>
          <table:table-cell table:style-name="Table4.A1" office:value-type="string">
            <text:p text:style-name="Table_20_Contents">RafikiSyke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indsayH"><text:span text:style-name="T1">LindsayH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ell_in_a_Bucket"><text:span text:style-name="T1">Hell in a Bucket</text:span></text:a></text:p>
          </table:table-cell>
        </table:table-row>
        <table:table-row>
          <table:table-cell table:style-name="Table4.A1" office:value-type="string">
            <text:p text:style-name="Table_20_Contents">Spanginee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aldBoris"><text:span text:style-name="T1">BaldBoris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Yasht101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Wernhe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Quale"><text:span text:style-name="T1">Quale</text:span></text:a></text:p>
          </table:table-cell>
        </table:table-row>
        <table:table-row>
          <table:table-cell table:style-name="Table4.A1" office:value-type="string">
            <text:p text:style-name="Table_20_Contents">Mr. Vernon</text:p>
          </table:table-cell>
        </table:table-row>
        <table:table-row>
          <table:table-cell table:style-name="Table4.A1" office:value-type="string">
            <text:p text:style-name="Table_20_Contents">Rmky87</text:p>
          </table:table-cell>
        </table:table-row>
        <table:table-row>
          <table:table-cell table:style-name="Table4.A1" office:value-type="string">
            <text:p text:style-name="Table_20_Contents">CultureDrone</text:p>
          </table:table-cell>
        </table:table-row>
        <table:table-row>
          <table:table-cell table:style-name="Table4.A1" office:value-type="string">
            <text:p text:style-name="Table_20_Contents">Euchiasmus</text:p>
          </table:table-cell>
        </table:table-row>
        <table:table-row>
          <table:table-cell table:style-name="Table4.A1" office:value-type="string">
            <text:p text:style-name="Table_20_Contents">Fred J</text:p>
          </table:table-cell>
        </table:table-row>
        <table:table-row>
          <table:table-cell table:style-name="Table4.A1" office:value-type="string">
            <text:p text:style-name="Table_20_Contents">The Evil Sparta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anjagenije"><text:span text:style-name="T1">Vanjagenije</text:span></text:a></text:p>
          </table:table-cell>
        </table:table-row>
        <table:table-row>
          <table:table-cell table:style-name="Table4.A1" office:value-type="string">
            <text:p text:style-name="Table_20_Contents">Everca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nder_Säde"><text:span text:style-name="T1">Sander Säd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trickneil"><text:span text:style-name="T1">Patricknei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reyGeek"><text:span text:style-name="T1">TreyGee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oscowconnection"><text:span text:style-name="T1">Moscowconnecti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rsenalFan700"><text:span text:style-name="T1">ArsenalFan700</text:span></text:a></text:p>
          </table:table-cell>
        </table:table-row>
        <table:table-row>
          <table:table-cell table:style-name="Table4.A1" office:value-type="string">
            <text:p text:style-name="Table_20_Contents">Koalorka</text:p>
          </table:table-cell>
        </table:table-row>
        <table:table-row>
          <table:table-cell table:style-name="Table4.A1" office:value-type="string">
            <text:p text:style-name="Table_20_Contents">Vary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wpb"><text:span text:style-name="T1">Swpb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eyk"><text:span text:style-name="T1">Reyk</text:span></text:a></text:p>
          </table:table-cell>
        </table:table-row>
        <table:table-row>
          <table:table-cell table:style-name="Table4.A1" office:value-type="string">
            <text:p text:style-name="Table_20_Contents">Raphie</text:p>
          </table:table-cell>
        </table:table-row>
        <table:table-row>
          <table:table-cell table:style-name="Table4.A1" office:value-type="string">
            <text:p text:style-name="Table_20_Contents">Laurinaviciu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mmblueversion"><text:span text:style-name="T1">Immblueversion</text:span></text:a></text:p>
          </table:table-cell>
        </table:table-row>
        <table:table-row>
          <table:table-cell table:style-name="Table4.A1" office:value-type="string">
            <text:p text:style-name="Table_20_Contents">Francis Schonken</text:p>
          </table:table-cell>
        </table:table-row>
        <table:table-row>
          <table:table-cell table:style-name="Table4.A1" office:value-type="string">
            <text:p text:style-name="Table_20_Contents">Domer48</text:p>
          </table:table-cell>
        </table:table-row>
        <table:table-row>
          <table:table-cell table:style-name="Table4.A1" office:value-type="string">
            <text:p text:style-name="Table_20_Contents">Peterlewi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ife_of_Riley"><text:span text:style-name="T1">Life of Rile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jharrity"><text:span text:style-name="T1">Djharrit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roject_FMF"><text:span text:style-name="T1">Project FMF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limmer721"><text:span text:style-name="T1">Glimmer72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conaway"><text:span text:style-name="T1">Fconawa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oodog"><text:span text:style-name="T1">Loodog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ndrew_Dalby"><text:span text:style-name="T1">Andrew Dalby</text:span></text:a></text:p>
          </table:table-cell>
        </table:table-row>
        <table:table-row>
          <table:table-cell table:style-name="Table4.A1" office:value-type="string">
            <text:p text:style-name="Table_20_Contents">Wimvandorst</text:p>
          </table:table-cell>
        </table:table-row>
        <table:table-row>
          <table:table-cell table:style-name="Table4.A1" office:value-type="string">
            <text:p text:style-name="Table_20_Contents">Evil saltin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wp"><text:span text:style-name="T1">Twp</text:span></text:a></text:p>
          </table:table-cell>
        </table:table-row>
        <table:table-row>
          <table:table-cell table:style-name="Table4.A1" office:value-type="string">
            <text:p text:style-name="Table_20_Contents">Barneca</text:p>
          </table:table-cell>
        </table:table-row>
        <table:table-row>
          <table:table-cell table:style-name="Table4.A1" office:value-type="string">
            <text:p text:style-name="Table_20_Contents">Mygerardromance</text:p>
          </table:table-cell>
        </table:table-row>
        <table:table-row>
          <table:table-cell table:style-name="Table4.A1" office:value-type="string">
            <text:p text:style-name="Table_20_Contents">Jivecat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Cdl_obelix"><text:span text:style-name="T1">Cdl obelix</text:span></text:a></text:p>
          </table:table-cell>
        </table:table-row>
        <table:table-row>
          <table:table-cell table:style-name="Table4.A1" office:value-type="string">
            <text:p text:style-name="Table_20_Contents">LittleOldMe</text:p>
          </table:table-cell>
        </table:table-row>
        <table:table-row>
          <table:table-cell table:style-name="Table4.A1" office:value-type="string">
            <text:p text:style-name="Table_20_Contents">2over0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lasmic_Physics"><text:span text:style-name="T1">Plasmic Physic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imVC3"><text:span text:style-name="T1">JimVC3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$1LENCE_D00600D"><text:span text:style-name="T1">$1LENCE D00600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icapica"><text:span text:style-name="T1">Picapica</text:span></text:a></text:p>
          </table:table-cell>
        </table:table-row>
        <table:table-row>
          <table:table-cell table:style-name="Table4.A1" office:value-type="string">
            <text:p text:style-name="Table_20_Contents">Jeffrey Mal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ompw"><text:span text:style-name="T1">Tompw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biwankenobi"><text:span text:style-name="T1">Obiwankenob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ujutacular"><text:span text:style-name="T1">Jujutacula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ogermx"><text:span text:style-name="T1">Rogerm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ecen"><text:span text:style-name="T1">Lec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eiz"><text:span text:style-name="T1">Deiz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MovieBuff"><text:span text:style-name="T1">TheMovieBuff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vivske"><text:span text:style-name="T1">Lvivske</text:span></text:a>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loseapple"><text:span text:style-name="T1">Closeappl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hearonink"><text:span text:style-name="T1">Shearonin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aroncrick"><text:span text:style-name="T1">Aaroncrick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tphelps"><text:span text:style-name="T1">Btphelp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rut-h-urts_man"><text:span text:style-name="T1">Trut-h-urts ma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ussav"><text:span text:style-name="T1">Mussav</text:span></text:a></text:p>
          </table:table-cell>
        </table:table-row>
        <table:table-row>
          <table:table-cell table:style-name="Table4.A1" office:value-type="string">
            <text:p text:style-name="Table_20_Contents">CAL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sadowski1"><text:span text:style-name="T1">Bsadowski1</text:span></text:a></text:p>
          </table:table-cell>
        </table:table-row>
        <table:table-row>
          <table:table-cell table:style-name="Table4.A1" office:value-type="string">
            <text:p text:style-name="Table_20_Contents">Melsaran</text:p>
          </table:table-cell>
        </table:table-row>
        <table:table-row>
          <table:table-cell table:style-name="Table4.A1" office:value-type="string">
            <text:p text:style-name="Table_20_Contents">JimCubb</text:p>
          </table:table-cell>
        </table:table-row>
        <table:table-row>
          <table:table-cell table:style-name="Table4.A1" office:value-type="string">
            <text:p text:style-name="Table_20_Contents">Eequo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ighKing"><text:span text:style-name="T1">HighKing</text:span></text:a></text:p>
          </table:table-cell>
        </table:table-row>
        <table:table-row>
          <table:table-cell table:style-name="Table4.A1" office:value-type="string">
            <text:p text:style-name="Table_20_Contents">Ludahai</text:p>
          </table:table-cell>
        </table:table-row>
        <table:table-row>
          <table:table-cell table:style-name="Table4.A1" office:value-type="string">
            <text:p text:style-name="Table_20_Contents">Mio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ue"><text:span text:style-name="T1">Thu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nShaneee"><text:span text:style-name="T1">InShaneee</text:span></text:a></text:p>
          </table:table-cell>
        </table:table-row>
        <table:table-row>
          <table:table-cell table:style-name="Table4.A1" office:value-type="string">
            <text:p text:style-name="Table_20_Contents">No Guru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UCKISJAMMMY"><text:span text:style-name="T1">DUCKISJAMMMY</text:span></text:a></text:p>
          </table:table-cell>
        </table:table-row>
        <table:table-row>
          <table:table-cell table:style-name="Table4.A1" office:value-type="string">
            <text:p text:style-name="Table_20_Contents">BlankVers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eatherPluma"><text:span text:style-name="T1">FeatherPlum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ocYako"><text:span text:style-name="T1">DocYak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ight_show"><text:span text:style-name="T1">Light show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aolin42"><text:span text:style-name="T1">Faolin42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Thibbs"><text:span text:style-name="T1">Thibbs</text:span></text:a></text:p>
          </table:table-cell>
        </table:table-row>
        <table:table-row>
          <table:table-cell table:style-name="Table4.A1" office:value-type="string">
            <text:p text:style-name="Table_20_Contents">NancyHeis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annpháirtí_anaithnid"><text:span text:style-name="T1">Rannpháirtí anaithni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ilelakeshoe"><text:span text:style-name="T1">Filelakesho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achrach44"><text:span text:style-name="T1">Bachrach44</text:span></text:a></text:p>
          </table:table-cell>
        </table:table-row>
        <table:table-row>
          <table:table-cell table:style-name="Table4.A1" office:value-type="string">
            <text:p text:style-name="Table_20_Contents">ILike2BeAnonymou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eresaspa"><text:span text:style-name="T1">Keresaspa</text:span></text:a></text:p>
          </table:table-cell>
        </table:table-row>
        <table:table-row>
          <table:table-cell table:style-name="Table4.A1" office:value-type="string">
            <text:p text:style-name="Table_20_Contents">Jguk</text:p>
          </table:table-cell>
        </table:table-row>
        <table:table-row>
          <table:table-cell table:style-name="Table4.A1" office:value-type="string">
            <text:p text:style-name="Table_20_Contents">Ridernyc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eimstern"><text:span text:style-name="T1">Heimstern</text:span></text:a></text:p>
          </table:table-cell>
        </table:table-row>
        <table:table-row>
          <table:table-cell table:style-name="Table4.A1" office:value-type="string">
            <text:p text:style-name="Table_20_Contents">Jn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tarblind"><text:span text:style-name="T1">Starblin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lanmaher"><text:span text:style-name="T1">Alanmah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llied45"><text:span text:style-name="T1">Allied45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buska"><text:span text:style-name="T1">Mabuska</text:span></text:a></text:p>
          </table:table-cell>
        </table:table-row>
        <table:table-row>
          <table:table-cell table:style-name="Table4.A1" office:value-type="string">
            <text:p text:style-name="Table_20_Contents">Goldfritha</text:p>
          </table:table-cell>
        </table:table-row>
        <table:table-row>
          <table:table-cell table:style-name="Table4.A1" office:value-type="string">
            <text:p text:style-name="Table_20_Contents">NerdyScienceDud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oodraise"><text:span text:style-name="T1">Goodraise</text:span></text:a></text:p>
          </table:table-cell>
        </table:table-row>
        <table:table-row>
          <table:table-cell table:style-name="Table4.A1" office:value-type="string">
            <text:p text:style-name="Table_20_Contents">Tempodivalse</text:p>
          </table:table-cell>
        </table:table-row>
        <table:table-row>
          <table:table-cell table:style-name="Table4.A1" office:value-type="string">
            <text:p text:style-name="Table_20_Contents">Decumanu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ydao"><text:span text:style-name="T1">Hyda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ohnBlackburne"><text:span text:style-name="T1">JohnBlackburn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ilas_S._Brown"><text:span text:style-name="T1">Silas S. Brow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odabottle"><text:span text:style-name="T1">Sodabottl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refo"><text:span text:style-name="T1">Saref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FBailey"><text:span text:style-name="T1">RFBailey</text:span></text:a></text:p>
          </table:table-cell>
        </table:table-row>
        <table:table-row>
          <table:table-cell table:style-name="Table4.A1" office:value-type="string">
            <text:p text:style-name="Table_20_Contents">Vanished user 194difuh2ruhqwdoinxojakdjncno234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ondel"><text:span text:style-name="T1">Jonde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mEV"><text:span text:style-name="T1">SamEV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ibernian"><text:span text:style-name="T1">Hibernian</text:span></text:a></text:p>
          </table:table-cell>
        </table:table-row>
        <table:table-row>
          <table:table-cell table:style-name="Table4.A1" office:value-type="string">
            <text:p text:style-name="Table_20_Contents">Formeruser-82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rothaTimothy"><text:span text:style-name="T1">BrothaTimoth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amonnPKeane"><text:span text:style-name="T1">EamonnPKean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msyyz"><text:span text:style-name="T1">Pmsyyz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ianello"><text:span text:style-name="T1">Vianell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1Sire&amp;action=edit&amp;redlink=1"><text:span text:style-name="T3">1Sir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rkMan"><text:span text:style-name="T1">CorkMan</text:span></text:a></text:p>
          </table:table-cell>
        </table:table-row>
        <table:table-row>
          <table:table-cell table:style-name="Table4.A1" office:value-type="string">
            <text:p text:style-name="Table_20_Contents">Erachima</text:p>
          </table:table-cell>
        </table:table-row>
        <table:table-row>
          <table:table-cell table:style-name="Table4.A1" office:value-type="string">
            <text:p text:style-name="Table_20_Contents">Avenged Eightfold</text:p>
          </table:table-cell>
        </table:table-row>
        <table:table-row>
          <table:table-cell table:style-name="Table4.A1" office:value-type="string">
            <text:p text:style-name="Table_20_Contents">Cremepuff222</text:p>
          </table:table-cell>
        </table:table-row>
        <text:soft-page-break/>
        <table:table-row>
          <table:table-cell table:style-name="Table4.A1" office:value-type="string">
            <text:p text:style-name="Table_20_Contents">RMHED</text:p>
          </table:table-cell>
        </table:table-row>
        <table:table-row>
          <table:table-cell table:style-name="Table4.A1" office:value-type="string">
            <text:p text:style-name="Table_20_Contents">Moeron</text:p>
          </table:table-cell>
        </table:table-row>
        <table:table-row>
          <table:table-cell table:style-name="Table4.A1" office:value-type="string">
            <text:p text:style-name="Table_20_Contents">HansM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.O.X"><text:span text:style-name="T1">M.O.X</text:span></text:a></text:p>
          </table:table-cell>
        </table:table-row>
        <table:table-row>
          <table:table-cell table:style-name="Table4.A1" office:value-type="string">
            <text:p text:style-name="Table_20_Contents">Iam4Lost</text:p>
          </table:table-cell>
        </table:table-row>
        <table:table-row>
          <table:table-cell table:style-name="Table4.A1" office:value-type="string">
            <text:p text:style-name="Table_20_Contents">BOLLYWOOD DREAMZ</text:p>
          </table:table-cell>
        </table:table-row>
        <table:table-row>
          <table:table-cell table:style-name="Table4.A1" office:value-type="string">
            <text:p text:style-name="Table_20_Contents">Danski14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prg1966"><text:span text:style-name="T1">Jprg1966</text:span></text:a></text:p>
          </table:table-cell>
        </table:table-row>
        <table:table-row>
          <table:table-cell table:style-name="Table4.A1" office:value-type="string">
            <text:p text:style-name="Table_20_Contents">Nifboy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orm_That_Turned"><text:span text:style-name="T1">Worm That Turne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Grappler"><text:span text:style-name="T1">TheGrappl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fterwriting"><text:span text:style-name="T1">Afterwriting</text:span></text:a></text:p>
          </table:table-cell>
        </table:table-row>
        <table:table-row>
          <table:table-cell table:style-name="Table4.A1" office:value-type="string">
            <text:p text:style-name="Table_20_Contents">Jaakobou</text:p>
          </table:table-cell>
        </table:table-row>
        <table:table-row>
          <table:table-cell table:style-name="Table4.A1" office:value-type="string">
            <text:p text:style-name="Table_20_Contents">Chick Bowen</text:p>
          </table:table-cell>
        </table:table-row>
        <table:table-row>
          <table:table-cell table:style-name="Table4.A1" office:value-type="string">
            <text:p text:style-name="Table_20_Contents">B.Wind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ovianeye"><text:span text:style-name="T1">Jovianeye</text:span></text:a></text:p>
          </table:table-cell>
        </table:table-row>
        <table:table-row>
          <table:table-cell table:style-name="Table4.A1" office:value-type="string">
            <text:p text:style-name="Table_20_Contents">Gdo01</text:p>
          </table:table-cell>
        </table:table-row>
        <table:table-row>
          <table:table-cell table:style-name="Table4.A1" office:value-type="string">
            <text:p text:style-name="Table_20_Contents">Wikignome0529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ernon39"><text:span text:style-name="T1">Vernon39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.A.S"><text:span text:style-name="T1">G.A.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un_Powder_Ma"><text:span text:style-name="T1">Gun Powder M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damdaley"><text:span text:style-name="T1">Adamdaley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64"><text:span text:style-name="T1">P64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oswento"><text:span text:style-name="T1">Moswento</text:span></text:a></text:p>
          </table:table-cell>
        </table:table-row>
        <table:table-row>
          <table:table-cell table:style-name="Table4.A1" office:value-type="string">
            <text:p text:style-name="Table_20_Contents">Paralympiakos</text:p>
          </table:table-cell>
        </table:table-row>
        <table:table-row>
          <table:table-cell table:style-name="Table4.A1" office:value-type="string">
            <text:p text:style-name="Table_20_Contents">AWeenieMa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laden"><text:span text:style-name="T1">Sladen</text:span></text:a></text:p>
          </table:table-cell>
        </table:table-row>
        <table:table-row>
          <table:table-cell table:style-name="Table4.A1" office:value-type="string">
            <text:p text:style-name="Table_20_Contents">Brian Boru is awesome</text:p>
          </table:table-cell>
        </table:table-row>
        <table:table-row>
          <table:table-cell table:style-name="Table4.A1" office:value-type="string">
            <text:p text:style-name="Table_20_Contents">Eliz81</text:p>
          </table:table-cell>
        </table:table-row>
        <table:table-row>
          <table:table-cell table:style-name="Table4.A1" office:value-type="string">
            <text:p text:style-name="Table_20_Contents">Candyo32</text:p>
          </table:table-cell>
        </table:table-row>
        <table:table-row>
          <table:table-cell table:style-name="Table4.A1" office:value-type="string">
            <text:p text:style-name="Table_20_Contents">Snocrates</text:p>
          </table:table-cell>
        </table:table-row>
        <table:table-row>
          <table:table-cell table:style-name="Table4.A1" office:value-type="string">
            <text:p text:style-name="Table_20_Contents">Kane5187</text:p>
          </table:table-cell>
        </table:table-row>
        <table:table-row>
          <table:table-cell table:style-name="Table4.A1" office:value-type="string">
            <text:p text:style-name="Table_20_Contents">Tycio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ster_sparky"><text:span text:style-name="T1">Mister sparky</text:span></text:a></text:p>
          </table:table-cell>
        </table:table-row>
        <table:table-row>
          <table:table-cell table:style-name="Table4.A1" office:value-type="string">
            <text:p text:style-name="Table_20_Contents">Magniu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sk92"><text:span text:style-name="T1">Nsk92</text:span></text:a>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akamaxa"><text:span text:style-name="T1">Takamaxa</text:span></text:a></text:p>
          </table:table-cell>
        </table:table-row>
        <table:table-row>
          <table:table-cell table:style-name="Table4.A1" office:value-type="string">
            <text:p text:style-name="Table_20_Contents">Bongomatic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MrNiceGuy1113"><text:span text:style-name="T1">MrNiceGuy1113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regJackP"><text:span text:style-name="T1">GregJackP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ansas_Bear"><text:span text:style-name="T1">Kansas Bea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olcaesar"><text:span text:style-name="T1">Coolcaesar</text:span></text:a></text:p>
          </table:table-cell>
        </table:table-row>
        <table:table-row>
          <table:table-cell table:style-name="Table4.A1" office:value-type="string">
            <text:p text:style-name="Table_20_Contents">JpGrB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ilfanion"><text:span text:style-name="T1">Nilfani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r.choppers"><text:span text:style-name="T1">Mr.chopper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nks.LWC"><text:span text:style-name="T1">Inks.LWC</text:span></text:a></text:p>
          </table:table-cell>
        </table:table-row>
        <table:table-row>
          <table:table-cell table:style-name="Table4.A1" office:value-type="string">
            <text:p text:style-name="Table_20_Contents">SCEhard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Hirolovesswords&amp;action=edit&amp;redlink=1"><text:span text:style-name="T3">Hirolovessword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Quebec99"><text:span text:style-name="T1">Quebec99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ogical_Fuzz"><text:span text:style-name="T1">Logical Fuzz</text:span></text:a></text:p>
          </table:table-cell>
        </table:table-row>
        <table:table-row>
          <table:table-cell table:style-name="Table4.A1" office:value-type="string">
            <text:p text:style-name="Table_20_Contents">Stormie</text:p>
          </table:table-cell>
        </table:table-row>
        <table:table-row>
          <table:table-cell table:style-name="Table4.A1" office:value-type="string">
            <text:p text:style-name="Table_20_Contents">Aktsu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kecat"><text:span text:style-name="T1">Makecat</text:span></text:a></text:p>
          </table:table-cell>
        </table:table-row>
        <table:table-row>
          <table:table-cell table:style-name="Table4.A1" office:value-type="string">
            <text:p text:style-name="Table_20_Contents">Tewfik</text:p>
          </table:table-cell>
        </table:table-row>
        <table:table-row>
          <table:table-cell table:style-name="Table4.A1" office:value-type="string">
            <text:p text:style-name="Table_20_Contents">4u1e</text:p>
          </table:table-cell>
        </table:table-row>
        <table:table-row>
          <table:table-cell table:style-name="Table4.A1" office:value-type="string">
            <text:p text:style-name="Table_20_Contents">De Administrando Imperio</text:p>
          </table:table-cell>
        </table:table-row>
        <table:table-row>
          <table:table-cell table:style-name="Table4.A1" office:value-type="string">
            <text:p text:style-name="Table_20_Contents">AdjustShif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twalkerster"><text:span text:style-name="T1">Stwalkerster</text:span></text:a></text:p>
          </table:table-cell>
        </table:table-row>
        <table:table-row>
          <table:table-cell table:style-name="Table4.A1" office:value-type="string">
            <text:p text:style-name="Table_20_Contents">Randall Brackett</text:p>
          </table:table-cell>
        </table:table-row>
        <table:table-row>
          <table:table-cell table:style-name="Table4.A1" office:value-type="string">
            <text:p text:style-name="Table_20_Contents">Deathphoenix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wnkingthree"><text:span text:style-name="T1">Pawnkingthre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yan_shell"><text:span text:style-name="T1">Ryan shell</text:span></text:a></text:p>
          </table:table-cell>
        </table:table-row>
        <table:table-row>
          <table:table-cell table:style-name="Table4.A1" office:value-type="string">
            <text:p text:style-name="Table_20_Contents">Xdam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enry_Flower"><text:span text:style-name="T1">Henry Flow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lumbago"><text:span text:style-name="T1">Plumbag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rporateM"><text:span text:style-name="T1">CorporateM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_Giant_Puffin"><text:span text:style-name="T1">The Giant Puffi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ma12"><text:span text:style-name="T1">Fma12</text:span></text:a></text:p>
          </table:table-cell>
        </table:table-row>
        <table:table-row>
          <table:table-cell table:style-name="Table4.A1" office:value-type="string">
            <text:p text:style-name="Table_20_Contents">Nima Baghae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rokwitz"><text:span text:style-name="T1">Marokwitz</text:span></text:a></text:p>
          </table:table-cell>
        </table:table-row>
        <table:table-row>
          <table:table-cell table:style-name="Table4.A1" office:value-type="string">
            <text:p text:style-name="Table_20_Contents">YellowAssessmentMonkey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uardian_of_the_Rings"><text:span text:style-name="T1">Guardian of the Ring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keets"><text:span text:style-name="T1">Pkeets</text:span></text:a></text:p>
          </table:table-cell>
        </table:table-row>
        <table:table-row>
          <table:table-cell table:style-name="Table4.A1" office:value-type="string">
            <text:p text:style-name="Table_20_Contents">BlueAg09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rc_Shepherd"><text:span text:style-name="T1">Marc Shepherd</text:span></text:a></text:p>
          </table:table-cell>
        </table:table-row>
        <table:table-row>
          <table:table-cell table:style-name="Table4.A1" office:value-type="string">
            <text:p text:style-name="Table_20_Contents">Lokyz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chaela_den"><text:span text:style-name="T1">Michaela d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ratyya_Ghosh"><text:span text:style-name="T1">Pratyya Ghosh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Robert_K_S"><text:span text:style-name="T1">Robert K 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rit_Keeper"><text:span text:style-name="T1">Writ Keep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elamstylez77"><text:span text:style-name="T1">Eelamstylez77</text:span></text:a></text:p>
          </table:table-cell>
        </table:table-row>
        <table:table-row>
          <table:table-cell table:style-name="Table4.A1" office:value-type="string">
            <text:p text:style-name="Table_20_Contents">Numbo3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elmeen10"><text:span text:style-name="T1">Pelmeen10</text:span></text:a></text:p>
          </table:table-cell>
        </table:table-row>
        <table:table-row>
          <table:table-cell table:style-name="Table4.A1" office:value-type="string">
            <text:p text:style-name="Table_20_Contents">Road Wizard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CEdwards1966"><text:span text:style-name="T1">DCEdwards1966</text:span></text:a></text:p>
          </table:table-cell>
        </table:table-row>
        <table:table-row>
          <table:table-cell table:style-name="Table4.A1" office:value-type="string">
            <text:p text:style-name="Table_20_Contents">Eumolpo</text:p>
          </table:table-cell>
        </table:table-row>
        <table:table-row>
          <table:table-cell table:style-name="Table4.A1" office:value-type="string">
            <text:p text:style-name="Table_20_Contents">SF007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acrimosus"><text:span text:style-name="T1">Lacrimosu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martyabag"><text:span text:style-name="T1">Amartyabag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loquenbeam"><text:span text:style-name="T1">Floquenbeam</text:span></text:a></text:p>
          </table:table-cell>
        </table:table-row>
        <table:table-row>
          <table:table-cell table:style-name="Table4.A1" office:value-type="string">
            <text:p text:style-name="Table_20_Contents">Nat Kraus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muelTheGhost"><text:span text:style-name="T1">SamuelTheGhost</text:span></text:a></text:p>
          </table:table-cell>
        </table:table-row>
        <table:table-row>
          <table:table-cell table:style-name="Table4.A1" office:value-type="string">
            <text:p text:style-name="Table_20_Contents">Flcelloguy</text:p>
          </table:table-cell>
        </table:table-row>
        <table:table-row>
          <table:table-cell table:style-name="Table4.A1" office:value-type="string">
            <text:p text:style-name="Table_20_Contents">Xoloz</text:p>
          </table:table-cell>
        </table:table-row>
        <table:table-row>
          <table:table-cell table:style-name="Table4.A1" office:value-type="string">
            <text:p text:style-name="Table_20_Contents">Brian in denver</text:p>
          </table:table-cell>
        </table:table-row>
        <table:table-row>
          <table:table-cell table:style-name="Table4.A1" office:value-type="string">
            <text:p text:style-name="Table_20_Contents">Mike Garci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tchy1"><text:span text:style-name="T1">Patchy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8rik"><text:span text:style-name="T1">V8rik</text:span></text:a></text:p>
          </table:table-cell>
        </table:table-row>
        <table:table-row>
          <table:table-cell table:style-name="Table4.A1" office:value-type="string">
            <text:p text:style-name="Table_20_Contents">Severa</text:p>
          </table:table-cell>
        </table:table-row>
        <table:table-row>
          <table:table-cell table:style-name="Table4.A1" office:value-type="string">
            <text:p text:style-name="Table_20_Contents">Richardcavel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eoChaosX"><text:span text:style-name="T1">NeoChaos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illcasey905"><text:span text:style-name="T1">Billcasey905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igerShark"><text:span text:style-name="T1">TigerShark</text:span></text:a></text:p>
          </table:table-cell>
        </table:table-row>
        <table:table-row>
          <table:table-cell table:style-name="Table4.A1" office:value-type="string">
            <text:p text:style-name="Table_20_Contents">RandomXYZb</text:p>
          </table:table-cell>
        </table:table-row>
        <table:table-row>
          <table:table-cell table:style-name="Table4.A1" office:value-type="string">
            <text:p text:style-name="Table_20_Contents">JodyB</text:p>
          </table:table-cell>
        </table:table-row>
        <table:table-row>
          <table:table-cell table:style-name="Table4.A1" office:value-type="string">
            <text:p text:style-name="Table_20_Contents">Gman124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aldir"><text:span text:style-name="T1">Waldi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oxTxob"><text:span text:style-name="T1">DoxTxob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BizarreLoveTriangle&amp;action=edit&amp;redlink=1"><text:span text:style-name="T3">BizarreLoveTriangl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Esn"><text:span text:style-name="T1">Esn</text:span></text:a></text:p>
          </table:table-cell>
        </table:table-row>
        <table:table-row>
          <table:table-cell table:style-name="Table4.A1" office:value-type="string">
            <text:p text:style-name="Table_20_Contents">Czarkoff</text:p>
          </table:table-cell>
        </table:table-row>
        <table:table-row>
          <table:table-cell table:style-name="Table4.A1" office:value-type="string">
            <text:p text:style-name="Table_20_Contents">GregManninLB</text:p>
          </table:table-cell>
        </table:table-row>
        <table:table-row>
          <table:table-cell table:style-name="Table4.A1" office:value-type="string">
            <text:p text:style-name="Table_20_Contents">Averett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ensin"><text:span text:style-name="T1">Bensi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niapolis"><text:span text:style-name="T1">Miniapoli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ieldMarine"><text:span text:style-name="T1">FieldMarin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lackmetalbaz"><text:span text:style-name="T1">Blackmetalbaz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yrobo"><text:span text:style-name="T1">Gyrobo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/index.php?title=User:Carniolus&amp;action=edit&amp;redlink=1"><text:span text:style-name="T3">Carniolu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rwojo"><text:span text:style-name="T1">Mrwoj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ck2"><text:span text:style-name="T1">Mack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Benzband"><text:span text:style-name="T1">Benzband</text:span></text:a></text:p>
          </table:table-cell>
        </table:table-row>
        <table:table-row>
          <table:table-cell table:style-name="Table4.A1" office:value-type="string">
            <text:p text:style-name="Table_20_Contents">Nora live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palion"><text:span text:style-name="T1">Kpalion</text:span></text:a></text:p>
          </table:table-cell>
        </table:table-row>
        <table:table-row>
          <table:table-cell table:style-name="Table4.A1" office:value-type="string">
            <text:p text:style-name="Table_20_Contents">ElinorD</text:p>
          </table:table-cell>
        </table:table-row>
        <table:table-row>
          <table:table-cell table:style-name="Table4.A1" office:value-type="string">
            <text:p text:style-name="Table_20_Contents">Alex '05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hsilver"><text:span text:style-name="T1">Shsilv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effq"><text:span text:style-name="T1">Jeffq</text:span></text:a></text:p>
          </table:table-cell>
        </table:table-row>
        <table:table-row>
          <table:table-cell table:style-name="Table4.A1" office:value-type="string">
            <text:p text:style-name="Table_20_Contents">Mrg3105</text:p>
          </table:table-cell>
        </table:table-row>
        <table:table-row>
          <table:table-cell table:style-name="Table4.A1" office:value-type="string">
            <text:p text:style-name="Table_20_Contents">Ugen64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olipon"><text:span text:style-name="T1">Colip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roteus"><text:span text:style-name="T1">Proteus</text:span></text:a></text:p>
          </table:table-cell>
        </table:table-row>
        <table:table-row>
          <table:table-cell table:style-name="Table4.A1" office:value-type="string">
            <text:p text:style-name="Table_20_Contents">Ng.j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ifione"><text:span text:style-name="T1">Wifione</text:span></text:a></text:p>
          </table:table-cell>
        </table:table-row>
        <table:table-row>
          <table:table-cell table:style-name="Table4.A1" office:value-type="string">
            <text:p text:style-name="Table_20_Contents">Youngamerica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tevvvv4444"><text:span text:style-name="T1">Stevvvv4444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Lobsterthermidor"><text:span text:style-name="T1">Lobsterthermido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Warpozio"><text:span text:style-name="T1">Warpozio</text:span></text:a></text:p>
          </table:table-cell>
        </table:table-row>
        <table:table-row>
          <table:table-cell table:style-name="Table4.A1" office:value-type="string">
            <text:p text:style-name="Table_20_Contents">Katalaveno</text:p>
          </table:table-cell>
        </table:table-row>
        <table:table-row>
          <table:table-cell table:style-name="Table4.A1" office:value-type="string">
            <text:p text:style-name="Table_20_Contents">Dugwiki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Hughpugh&amp;action=edit&amp;redlink=1"><text:span text:style-name="T3">Hughpugh</text:span></text:a></text:p>
          </table:table-cell>
        </table:table-row>
        <table:table-row>
          <table:table-cell table:style-name="Table4.A1" office:value-type="string">
            <text:p text:style-name="Table_20_Contents">Pdeitiker</text:p>
          </table:table-cell>
        </table:table-row>
        <table:table-row>
          <table:table-cell table:style-name="Table4.A1" office:value-type="string">
            <text:p text:style-name="Table_20_Contents">Djwilm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ummerWithMorons"><text:span text:style-name="T1">SummerWithMorons</text:span></text:a></text:p>
          </table:table-cell>
        </table:table-row>
        <table:table-row>
          <table:table-cell table:style-name="Table4.A1" office:value-type="string">
            <text:p text:style-name="Table_20_Contents">Skapur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Hrdinský"><text:span text:style-name="T1">Hrdinský</text:span></text:a></text:p>
          </table:table-cell>
        </table:table-row>
        <table:table-row>
          <table:table-cell table:style-name="Table4.A1" office:value-type="string">
            <text:p text:style-name="Table_20_Contents">Jyril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ybervoron"><text:span text:style-name="T1">Cybervoron</text:span></text:a></text:p>
          </table:table-cell>
        </table:table-row>
        <table:table-row>
          <table:table-cell table:style-name="Table4.A1" office:value-type="string">
            <text:p text:style-name="Table_20_Contents">Finngall</text:p>
          </table:table-cell>
        </table:table-row>
        <table:table-row>
          <table:table-cell table:style-name="Table4.A1" office:value-type="string">
            <text:p text:style-name="Table_20_Contents">Pomt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twfan52"><text:span text:style-name="T1">Gtwfan5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ooretwin"><text:span text:style-name="T1">Mooretwi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nesweeper"><text:span text:style-name="T1">Minesweep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patokal"><text:span text:style-name="T1">Jpatokal</text:span></text:a></text:p>
          </table:table-cell>
        </table:table-row>
        <table:table-row>
          <table:table-cell table:style-name="Table4.A1" office:value-type="string">
            <text:p text:style-name="Table_20_Contents">Pagrashtak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Zad68"><text:span text:style-name="T1">Zad68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urplebackpack89"><text:span text:style-name="T1">Purplebackpack89</text:span></text:a></text:p>
          </table:table-cell>
        </table:table-row>
        <text:soft-page-break/>
        <table:table-row>
          <table:table-cell table:style-name="Table4.A1" office:value-type="string">
            <text:p text:style-name="Table_20_Contents">Urthogie</text:p>
          </table:table-cell>
        </table:table-row>
        <table:table-row>
          <table:table-cell table:style-name="Table4.A1" office:value-type="string">
            <text:p text:style-name="Table_20_Contents">Tellyaddict</text:p>
          </table:table-cell>
        </table:table-row>
        <table:table-row>
          <table:table-cell table:style-name="Table4.A1" office:value-type="string">
            <text:p text:style-name="Table_20_Contents">Jeanenawhitney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loversMallRat"><text:span text:style-name="T1">CloversMallRat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nightLago"><text:span text:style-name="T1">KnightLago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rinceofpersia1"><text:span text:style-name="T1">Princeofpersia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Dger"><text:span text:style-name="T1">Dg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olelover"><text:span text:style-name="T1">Nolelover</text:span></text:a></text:p>
          </table:table-cell>
        </table:table-row>
        <table:table-row>
          <table:table-cell table:style-name="Table4.A1" office:value-type="string">
            <text:p text:style-name="Table_20_Contents">Yobmod</text:p>
          </table:table-cell>
        </table:table-row>
        <table:table-row>
          <table:table-cell table:style-name="Table4.A1" office:value-type="string">
            <text:p text:style-name="Table_20_Contents">[Placeholder]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InverseHypercube"><text:span text:style-name="T1">InverseHypercube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nomalocaris"><text:span text:style-name="T1">Anomalocari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erejota"><text:span text:style-name="T1">Cerejot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OliverTwisted"><text:span text:style-name="T1">OliverTwiste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Vipinhari"><text:span text:style-name="T1">Vipinhari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bontorab99"><text:span text:style-name="T1">Abontorab99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/index.php?title=User:JohnInDC&amp;action=edit&amp;redlink=1"><text:span text:style-name="T3">JohnInDC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igers_boy"><text:span text:style-name="T1">Tigers boy</text:span></text:a></text:p>
          </table:table-cell>
        </table:table-row>
        <table:table-row>
          <table:table-cell table:style-name="Table4.A1" office:value-type="string">
            <text:p text:style-name="Table_20_Contents">Jim Douglas</text:p>
          </table:table-cell>
        </table:table-row>
        <table:table-row>
          <table:table-cell table:style-name="Table4.A1" office:value-type="string">
            <text:p text:style-name="Table_20_Contents">MarkMysoe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aizan"><text:span text:style-name="T1">Faizan</text:span></text:a></text:p>
          </table:table-cell>
        </table:table-row>
        <table:table-row>
          <table:table-cell table:style-name="Table4.A1" office:value-type="string">
            <text:p text:style-name="Table_20_Contents">Kross</text:p>
          </table:table-cell>
        </table:table-row>
        <table:table-row>
          <table:table-cell table:style-name="Table4.A1" office:value-type="string">
            <text:p text:style-name="Table_20_Contents">Oberiko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_Earwig"><text:span text:style-name="T1">The Earwig</text:span></text:a></text:p>
          </table:table-cell>
        </table:table-row>
        <table:table-row>
          <table:table-cell table:style-name="Table4.A1" office:value-type="string">
            <text:p text:style-name="Table_20_Contents">Vassyan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heider"><text:span text:style-name="T1">Kheid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lty1984"><text:span text:style-name="T1">Salty1984</text:span></text:a></text:p>
          </table:table-cell>
        </table:table-row>
        <table:table-row>
          <table:table-cell table:style-name="Table4.A1" office:value-type="string">
            <text:p text:style-name="Table_20_Contents">John Nevard</text:p>
          </table:table-cell>
        </table:table-row>
        <table:table-row>
          <table:table-cell table:style-name="Table4.A1" office:value-type="string">
            <text:p text:style-name="Table_20_Contents">Lifebaka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usunose"><text:span text:style-name="T1">Kusunose</text:span></text:a></text:p>
          </table:table-cell>
        </table:table-row>
        <table:table-row>
          <table:table-cell table:style-name="Table4.A1" office:value-type="string">
            <text:p text:style-name="Table_20_Contents">Haiduc</text:p>
          </table:table-cell>
        </table:table-row>
        <table:table-row>
          <table:table-cell table:style-name="Table4.A1" office:value-type="string">
            <text:p text:style-name="Table_20_Contents">CarolGray</text:p>
          </table:table-cell>
        </table:table-row>
        <table:table-row>
          <table:table-cell table:style-name="Table4.A1" office:value-type="string">
            <text:p text:style-name="Table_20_Contents">Michaelsanders</text:p>
          </table:table-cell>
        </table:table-row>
        <table:table-row>
          <table:table-cell table:style-name="Table4.A1" office:value-type="string">
            <text:p text:style-name="Table_20_Contents">Macedonia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eudonym"><text:span text:style-name="T1">Feudonym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rcusBritish"><text:span text:style-name="T1">MarcusBritish</text:span></text:a></text:p>
          </table:table-cell>
        </table:table-row>
        <table:table-row>
          <table:table-cell table:style-name="Table4.A1" office:value-type="string">
            <text:p text:style-name="Table_20_Contents">AmiDaniel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Quidam65"><text:span text:style-name="T1">Quidam65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wy"><text:span text:style-name="T1">Jwy</text:span></text:a></text:p>
          </table:table-cell>
        </table:table-row>
        <table:table-row>
          <table:table-cell table:style-name="Table4.A1" office:value-type="string">
            <text:p text:style-name="Table_20_Contents">Simple Bob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Bob_K31416"><text:span text:style-name="T1">Bob K31416</text:span></text:a></text:p>
          </table:table-cell>
        </table:table-row>
        <table:table-row>
          <table:table-cell table:style-name="Table4.A1" office:value-type="string">
            <text:p text:style-name="Table_20_Contents">Davide41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Thenoflyzone"><text:span text:style-name="T1">Thenoflyzone</text:span></text:a></text:p>
          </table:table-cell>
        </table:table-row>
        <table:table-row>
          <table:table-cell table:style-name="Table4.A1" office:value-type="string">
            <text:p text:style-name="Table_20_Contents">HamburgerRadio</text:p>
          </table:table-cell>
        </table:table-row>
        <table:table-row>
          <table:table-cell table:style-name="Table4.A1" office:value-type="string">
            <text:p text:style-name="Table_20_Contents">Ecoleetage</text:p>
          </table:table-cell>
        </table:table-row>
        <table:table-row>
          <table:table-cell table:style-name="Table4.A1" office:value-type="string">
            <text:p text:style-name="Table_20_Contents">WaitingForConnection</text:p>
          </table:table-cell>
        </table:table-row>
        <table:table-row>
          <table:table-cell table:style-name="Table4.A1" office:value-type="string">
            <text:p text:style-name="Table_20_Contents">Extransi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KathrynLybarger"><text:span text:style-name="T1">KathrynLybarger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iants2008"><text:span text:style-name="T1">Giants2008</text:span></text:a></text:p>
          </table:table-cell>
        </table:table-row>
        <table:table-row>
          <table:table-cell table:style-name="Table4.A1" office:value-type="string">
            <text:p text:style-name="Table_20_Contents">FlagSteward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ohn_Foxe"><text:span text:style-name="T1">John Foxe</text:span></text:a></text:p>
          </table:table-cell>
        </table:table-row>
        <table:table-row>
          <table:table-cell table:style-name="Table4.A1" office:value-type="string">
            <text:p text:style-name="Table_20_Contents">RJASE1</text:p>
          </table:table-cell>
        </table:table-row>
        <table:table-row>
          <table:table-cell table:style-name="Table4.A1" office:value-type="string">
            <text:p text:style-name="Table_20_Contents">PL290</text:p>
          </table:table-cell>
        </table:table-row>
        <table:table-row>
          <table:table-cell table:style-name="Table4.A1" office:value-type="string">
            <text:p text:style-name="Table_20_Contents">Tarquin</text:p>
          </table:table-cell>
        </table:table-row>
        <table:table-row>
          <table:table-cell table:style-name="Table4.A1" office:value-type="string">
            <text:p text:style-name="Table_20_Contents">Mcginnly</text:p>
          </table:table-cell>
        </table:table-row>
        <table:table-row>
          <table:table-cell table:style-name="Table4.A1" office:value-type="string">
            <text:p text:style-name="Table_20_Contents">FallenWings47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OG5728"><text:span text:style-name="T1">ROG5728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alinaccier"><text:span text:style-name="T1">Malinaccier</text:span></text:a></text:p>
          </table:table-cell>
        </table:table-row>
        <table:table-row>
          <table:table-cell table:style-name="Table4.A1" office:value-type="string">
            <text:p text:style-name="Table_20_Contents">DavidLevinson</text:p>
          </table:table-cell>
        </table:table-row>
        <table:table-row>
          <table:table-cell table:style-name="Table4.A1" office:value-type="string">
            <text:p text:style-name="Table_20_Contents">B. Wolterdin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lex"><text:span text:style-name="T1">Flex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Newwhist"><text:span text:style-name="T1">Newwhist</text:span></text:a></text:p>
          </table:table-cell>
        </table:table-row>
        <table:table-row>
          <table:table-cell table:style-name="Table4.A1" office:value-type="string">
            <text:p text:style-name="Table_20_Contents">Ameliorate!</text:p>
          </table:table-cell>
        </table:table-row>
        <table:table-row>
          <table:table-cell table:style-name="Table4.A1" office:value-type="string">
            <text:p text:style-name="Table_20_Contents">Yboy83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Feinoha"><text:span text:style-name="T1">Feinoh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ndros_1337"><text:span text:style-name="T1">Andros 1337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andalf61"><text:span text:style-name="T1">Gandalf61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atriarca12"><text:span text:style-name="T1">Patriarca12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Samsara"><text:span text:style-name="T1">Samsara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CBDunkerson"><text:span text:style-name="T1">CBDunkerso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ike_s"><text:span text:style-name="T1">Mike s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nd1987"><text:span text:style-name="T1">And1987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Robsinden"><text:span text:style-name="T1">Robsinden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Amire80"><text:span text:style-name="T1">Amire80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GuillaumeTell"><text:span text:style-name="T1">GuillaumeTell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Peter_Isotalo"><text:span text:style-name="T1">Peter Isotalo</text:span></text:a></text:p>
          </table:table-cell>
        </table:table-row>
        <table:table-row>
          <table:table-cell table:style-name="Table4.A1" office:value-type="string">
            <text:p text:style-name="Table_20_Contents">GoneAwayNowAndRetired</text:p>
          </table:table-cell>
        </table:table-row>
        <table:table-row>
          <table:table-cell table:style-name="Table4.A1" office:value-type="string">
            <text:p text:style-name="Table_20_Contents">DionysosProteus</text:p>
          </table:table-cell>
        </table:table-row>
        <table:table-row>
          <table:table-cell table:style-name="Table4.A1" office:value-type="string">
            <text:p text:style-name="Table_20_Contents">Hu</text:p>
          </table:table-cell>
        </table:table-row>
        <table:table-row>
          <table:table-cell table:style-name="Table4.A1" office:value-type="string">
            <text:p text:style-name="Table_20_Contents">Georgewilliamherbert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en.wikipedia.org/wiki/User:Falcon9x5"><text:span text:style-name="T1">Falcon9x5</text:span></text:a></text:p>
          </table:table-cell>
        </table:table-row>
        <table:table-row>
          <table:table-cell table:style-name="Table4.A1" office:value-type="string">
            <text:p text:style-name="Table_20_Contents">LGagno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Jarkeld"><text:span text:style-name="T1">Jarkeld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en.wikipedia.org/wiki/User:MWAK"><text:span text:style-name="T1">MWAK</text:span></text:a></text:p>
          </table:table-cell>
        </table:table-row>
      </table:table>
      <text:h text:style-name="P1" text:outline-level="3"><text:span text:style-name="T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a xlink:type="simple" xlink:href="https://en.wikipedia.org/wiki/User:Crazycomputers"><text:span text:style-name="T1">Crazycomputer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ichmond96"><text:span text:style-name="T1">Richmond96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urnalist"><text:span text:style-name="T1">Journalist</text:span></text:a></text:p>
          </table:table-cell>
        </table:table-row>
        <table:table-row>
          <table:table-cell table:style-name="Table5.A1" office:value-type="string">
            <text:p text:style-name="Table_20_Contents">Coelacan</text:p>
          </table:table-cell>
        </table:table-row>
        <table:table-row>
          <table:table-cell table:style-name="Table5.A1" office:value-type="string">
            <text:p text:style-name="Table_20_Contents">Bwithh</text:p>
          </table:table-cell>
        </table:table-row>
        <table:table-row>
          <table:table-cell table:style-name="Table5.A1" office:value-type="string">
            <text:p text:style-name="Table_20_Contents">Flowerpart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aul_W"><text:span text:style-name="T1">Paul W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Bluesangrel&amp;action=edit&amp;redlink=1"><text:span text:style-name="T3">Bluesangrel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die5533"><text:span text:style-name="T1">Odie5533</text:span></text:a></text:p>
          </table:table-cell>
        </table:table-row>
        <table:table-row>
          <table:table-cell table:style-name="Table5.A1" office:value-type="string">
            <text:p text:style-name="Table_20_Contents">Fuzhead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ayC"><text:span text:style-name="T1">JayC</text:span></text:a></text:p>
          </table:table-cell>
        </table:table-row>
        <table:table-row>
          <table:table-cell table:style-name="Table5.A1" office:value-type="string">
            <text:p text:style-name="Table_20_Contents">HisSpaceResearc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anscottwalker"><text:span text:style-name="T1">Alanscottwalker</text:span></text:a></text:p>
          </table:table-cell>
        </table:table-row>
        <table:table-row>
          <table:table-cell table:style-name="Table5.A1" office:value-type="string">
            <text:p text:style-name="Table_20_Contents">ArcAngel</text:p>
          </table:table-cell>
        </table:table-row>
        <table:table-row>
          <table:table-cell table:style-name="Table5.A1" office:value-type="string">
            <text:p text:style-name="Table_20_Contents">Totalinari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ughesdarren"><text:span text:style-name="T1">Hughesdarren</text:span></text:a></text:p>
          </table:table-cell>
        </table:table-row>
        <table:table-row>
          <table:table-cell table:style-name="Table5.A1" office:value-type="string">
            <text:p text:style-name="Table_20_Contents">Gonzo fan2007</text:p>
          </table:table-cell>
        </table:table-row>
        <table:table-row>
          <table:table-cell table:style-name="Table5.A1" office:value-type="string">
            <text:p text:style-name="Table_20_Contents">Javer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Starbois&amp;action=edit&amp;redlink=1"><text:span text:style-name="T3">Starbois</text:span></text:a></text:p>
          </table:table-cell>
        </table:table-row>
        <table:table-row>
          <table:table-cell table:style-name="Table5.A1" office:value-type="string">
            <text:p text:style-name="Table_20_Contents">Usgnu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incolnite"><text:span text:style-name="T1">Lincolnite</text:span></text:a></text:p>
          </table:table-cell>
        </table:table-row>
        <table:table-row>
          <table:table-cell table:style-name="Table5.A1" office:value-type="string">
            <text:p text:style-name="Table_20_Contents">CloudNin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oshio_Yamaguchi"><text:span text:style-name="T1">Toshio Yamaguchi</text:span></text:a></text:p>
          </table:table-cell>
        </table:table-row>
        <table:table-row>
          <table:table-cell table:style-name="Table5.A1" office:value-type="string">
            <text:p text:style-name="Table_20_Contents">Winston365</text:p>
          </table:table-cell>
        </table:table-row>
        <table:table-row>
          <table:table-cell table:style-name="Table5.A1" office:value-type="string">
            <text:p text:style-name="Table_20_Contents">[Placeholder]</text:p>
          </table:table-cell>
        </table:table-row>
        <table:table-row>
          <table:table-cell table:style-name="Table5.A1" office:value-type="string">
            <text:p text:style-name="Table_20_Contents">Demiurg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Sb617&amp;action=edit&amp;redlink=1"><text:span text:style-name="T3">Sb617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taylor848"><text:span text:style-name="T1">Mtaylor848</text:span></text:a></text:p>
          </table:table-cell>
        </table:table-row>
        <table:table-row>
          <table:table-cell table:style-name="Table5.A1" office:value-type="string">
            <text:p text:style-name="Table_20_Contents">Dorftrottel</text:p>
          </table:table-cell>
        </table:table-row>
        <table:table-row>
          <table:table-cell table:style-name="Table5.A1" office:value-type="string">
            <text:p text:style-name="Table_20_Contents">Charles</text:p>
          </table:table-cell>
        </table:table-row>
        <table:table-row>
          <table:table-cell table:style-name="Table5.A1" office:value-type="string">
            <text:p text:style-name="Table_20_Contents">IngerAlHaosului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rceleb2007"><text:span text:style-name="T1">Mrceleb2007</text:span></text:a></text:p>
          </table:table-cell>
        </table:table-row>
        <table:table-row>
          <table:table-cell table:style-name="Table5.A1" office:value-type="string">
            <text:p text:style-name="Table_20_Contents">Electriccatfish2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exxS"><text:span text:style-name="T1">Rexx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srasnw"><text:span text:style-name="T1">Msrasnw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Rsabbatini</text:p>
          </table:table-cell>
        </table:table-row>
        <table:table-row>
          <table:table-cell table:style-name="Table5.A1" office:value-type="string">
            <text:p text:style-name="Table_20_Contents">Pnm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niMate"><text:span text:style-name="T1">AniMat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revj"><text:span text:style-name="T1">Trevj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onywalton"><text:span text:style-name="T1">Tonywalt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gnorantArmies"><text:span text:style-name="T1">IgnorantArmie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rphan_Wiki"><text:span text:style-name="T1">Orphan Wiki</text:span></text:a></text:p>
          </table:table-cell>
        </table:table-row>
        <table:table-row>
          <table:table-cell table:style-name="Table5.A1" office:value-type="string">
            <text:p text:style-name="Table_20_Contents">Gurt Pos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p76764"><text:span text:style-name="T1">Dp76764</text:span></text:a></text:p>
          </table:table-cell>
        </table:table-row>
        <table:table-row>
          <table:table-cell table:style-name="Table5.A1" office:value-type="string">
            <text:p text:style-name="Table_20_Contents">Taxman</text:p>
          </table:table-cell>
        </table:table-row>
        <table:table-row>
          <table:table-cell table:style-name="Table5.A1" office:value-type="string">
            <text:p text:style-name="Table_20_Contents">Alex 101</text:p>
          </table:table-cell>
        </table:table-row>
        <table:table-row>
          <table:table-cell table:style-name="Table5.A1" office:value-type="string">
            <text:p text:style-name="Table_20_Contents">Noclevernam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exein"><text:span text:style-name="T1">Lexein</text:span></text:a></text:p>
          </table:table-cell>
        </table:table-row>
        <table:table-row>
          <table:table-cell table:style-name="Table5.A1" office:value-type="string">
            <text:p text:style-name="Table_20_Contents">Vanished user vnsihoiewriu45iojsi3</text:p>
          </table:table-cell>
        </table:table-row>
        <table:table-row>
          <table:table-cell table:style-name="Table5.A1" office:value-type="string">
            <text:p text:style-name="Table_20_Contents">Fys</text:p>
          </table:table-cell>
        </table:table-row>
        <table:table-row>
          <table:table-cell table:style-name="Table5.A1" office:value-type="string">
            <text:p text:style-name="Table_20_Contents">Draggleduck</text:p>
          </table:table-cell>
        </table:table-row>
        <table:table-row>
          <table:table-cell table:style-name="Table5.A1" office:value-type="string">
            <text:p text:style-name="Table_20_Contents">Poulsen</text:p>
          </table:table-cell>
        </table:table-row>
        <table:table-row>
          <table:table-cell table:style-name="Table5.A1" office:value-type="string">
            <text:p text:style-name="Table_20_Contents">Chairman S.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oc_Strange"><text:span text:style-name="T1">Doc Strang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ranae"><text:span text:style-name="T1">Arana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ichard_David_Ramsey"><text:span text:style-name="T1">Richard David Ramsey</text:span></text:a></text:p>
          </table:table-cell>
        </table:table-row>
        <table:table-row>
          <table:table-cell table:style-name="Table5.A1" office:value-type="string">
            <text:p text:style-name="Table_20_Contents">Musicpvm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ay32183"><text:span text:style-name="T1">Jay32183</text:span></text:a></text:p>
          </table:table-cell>
        </table:table-row>
        <table:table-row>
          <table:table-cell table:style-name="Table5.A1" office:value-type="string">
            <text:p text:style-name="Table_20_Contents">Jersyk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GKlein"><text:span text:style-name="T1">JGKlei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eresin"><text:span text:style-name="T1">Seresin</text:span></text:a></text:p>
          </table:table-cell>
        </table:table-row>
        <table:table-row>
          <table:table-cell table:style-name="Table5.A1" office:value-type="string">
            <text:p text:style-name="Table_20_Contents">Lradram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ass_a_Method"><text:span text:style-name="T1">Pass a Method</text:span></text:a></text:p>
          </table:table-cell>
        </table:table-row>
        <table:table-row>
          <table:table-cell table:style-name="Table5.A1" office:value-type="string">
            <text:p text:style-name="Table_20_Contents">Xiaoyu of Yuxi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exDor"><text:span text:style-name="T1">DexDor</text:span></text:a></text:p>
          </table:table-cell>
        </table:table-row>
        <table:table-row>
          <table:table-cell table:style-name="Table5.A1" office:value-type="string">
            <text:p text:style-name="Table_20_Contents">CatherineMunr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rrante"><text:span text:style-name="T1">Marrant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iverDave"><text:span text:style-name="T1">DiverDave</text:span></text:a></text:p>
          </table:table-cell>
        </table:table-row>
        <table:table-row>
          <table:table-cell table:style-name="Table5.A1" office:value-type="string">
            <text:p text:style-name="Table_20_Contents">Christopher Parham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ernandosmission"><text:span text:style-name="T1">Fernandosmissi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apitan110295"><text:span text:style-name="T1">Kapitan110295</text:span></text:a></text:p>
          </table:table-cell>
        </table:table-row>
        <table:table-row>
          <table:table-cell table:style-name="Table5.A1" office:value-type="string">
            <text:p text:style-name="Table_20_Contents">Weatherman90</text:p>
          </table:table-cell>
        </table:table-row>
        <table:table-row>
          <table:table-cell table:style-name="Table5.A1" office:value-type="string">
            <text:p text:style-name="Table_20_Contents">Gwguffe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mmodramus"><text:span text:style-name="T1">Ammodramus</text:span></text:a></text:p>
          </table:table-cell>
        </table:table-row>
        <table:table-row>
          <table:table-cell table:style-name="Table5.A1" office:value-type="string">
            <text:p text:style-name="Table_20_Contents">Gimmetoo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Pencefn"><text:span text:style-name="T1">Pencefn</text:span></text:a></text:p>
          </table:table-cell>
        </table:table-row>
        <table:table-row>
          <table:table-cell table:style-name="Table5.A1" office:value-type="string">
            <text:p text:style-name="Table_20_Contents">Captain-tucker</text:p>
          </table:table-cell>
        </table:table-row>
        <table:table-row>
          <table:table-cell table:style-name="Table5.A1" office:value-type="string">
            <text:p text:style-name="Table_20_Contents">Harro5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tsmallwood"><text:span text:style-name="T1">Mtsmallwood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atics"><text:span text:style-name="T1">Latics</text:span></text:a></text:p>
          </table:table-cell>
        </table:table-row>
        <table:table-row>
          <table:table-cell table:style-name="Table5.A1" office:value-type="string">
            <text:p text:style-name="Table_20_Contents">Gazpach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dstretch"><text:span text:style-name="T1">Ddstretch</text:span></text:a></text:p>
          </table:table-cell>
        </table:table-row>
        <table:table-row>
          <table:table-cell table:style-name="Table5.A1" office:value-type="string">
            <text:p text:style-name="Table_20_Contents">Pb30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toshmaster"><text:span text:style-name="T1">Stoshmast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aBUru38"><text:span text:style-name="T1">NaBUru38</text:span></text:a></text:p>
          </table:table-cell>
        </table:table-row>
        <table:table-row>
          <table:table-cell table:style-name="Table5.A1" office:value-type="string">
            <text:p text:style-name="Table_20_Contents">PedanticallySpeaking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oman_Spinner"><text:span text:style-name="T1">Roman Spinner</text:span></text:a></text:p>
          </table:table-cell>
        </table:table-row>
        <table:table-row>
          <table:table-cell table:style-name="Table5.A1" office:value-type="string">
            <text:p text:style-name="Table_20_Contents">Tohd8BohaithuGh1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riori"><text:span text:style-name="T1">Moriori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eLoeb"><text:span text:style-name="T1">JoeLoeb</text:span></text:a></text:p>
          </table:table-cell>
        </table:table-row>
        <table:table-row>
          <table:table-cell table:style-name="Table5.A1" office:value-type="string">
            <text:p text:style-name="Table_20_Contents">Pak21</text:p>
          </table:table-cell>
        </table:table-row>
        <table:table-row>
          <table:table-cell table:style-name="Table5.A1" office:value-type="string">
            <text:p text:style-name="Table_20_Contents">Proofreader77</text:p>
          </table:table-cell>
        </table:table-row>
        <table:table-row>
          <table:table-cell table:style-name="Table5.A1" office:value-type="string">
            <text:p text:style-name="Table_20_Contents">Alkivar</text:p>
          </table:table-cell>
        </table:table-row>
        <table:table-row>
          <table:table-cell table:style-name="Table5.A1" office:value-type="string">
            <text:p text:style-name="Table_20_Contents">Wikiuser100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tevenj"><text:span text:style-name="T1">Stevenj</text:span></text:a></text:p>
          </table:table-cell>
        </table:table-row>
        <table:table-row>
          <table:table-cell table:style-name="Table5.A1" office:value-type="string">
            <text:p text:style-name="Table_20_Contents">Kensplanet</text:p>
          </table:table-cell>
        </table:table-row>
        <table:table-row>
          <table:table-cell table:style-name="Table5.A1" office:value-type="string">
            <text:p text:style-name="Table_20_Contents">Jons63</text:p>
          </table:table-cell>
        </table:table-row>
        <table:table-row>
          <table:table-cell table:style-name="Table5.A1" office:value-type="string">
            <text:p text:style-name="Table_20_Contents">Commander Shepard</text:p>
          </table:table-cell>
        </table:table-row>
        <table:table-row>
          <table:table-cell table:style-name="Table5.A1" office:value-type="string">
            <text:p text:style-name="Table_20_Contents">*drew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eratornis"><text:span text:style-name="T1">Teratornis</text:span></text:a></text:p>
          </table:table-cell>
        </table:table-row>
        <table:table-row>
          <table:table-cell table:style-name="Table5.A1" office:value-type="string">
            <text:p text:style-name="Table_20_Contents">Reconsider the static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hubinator"><text:span text:style-name="T1">Shubinato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uy_Macon"><text:span text:style-name="T1">Guy Mac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vanh2008"><text:span text:style-name="T1">Evanh2008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arastro1"><text:span text:style-name="T1">Sarastro1</text:span></text:a></text:p>
          </table:table-cell>
        </table:table-row>
        <table:table-row>
          <table:table-cell table:style-name="Table5.A1" office:value-type="string">
            <text:p text:style-name="Table_20_Contents">Lexicon</text:p>
          </table:table-cell>
        </table:table-row>
        <table:table-row>
          <table:table-cell table:style-name="Table5.A1" office:value-type="string">
            <text:p text:style-name="Table_20_Contents">Wiggy!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hootmaster_44"><text:span text:style-name="T1">Shootmaster 44</text:span></text:a></text:p>
          </table:table-cell>
        </table:table-row>
        <table:table-row>
          <table:table-cell table:style-name="Table5.A1" office:value-type="string">
            <text:p text:style-name="Table_20_Contents">Pcpcpc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icaregos"><text:span text:style-name="T1">Daicarego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%27Dea"><text:span text:style-name="T1">O'De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mallman12q"><text:span text:style-name="T1">Smallman12q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il_Gamesh"><text:span text:style-name="T1">Gil Games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phathon"><text:span text:style-name="T1">Alphathon</text:span></text:a></text:p>
          </table:table-cell>
        </table:table-row>
        <table:table-row>
          <table:table-cell table:style-name="Table5.A1" office:value-type="string">
            <text:p text:style-name="Table_20_Contents">Blargh29</text:p>
          </table:table-cell>
        </table:table-row>
        <text:soft-page-break/>
        <table:table-row>
          <table:table-cell table:style-name="Table5.A1" office:value-type="string">
            <text:p text:style-name="Table_20_Contents">SoCalSuperEagl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VitaleBaby"><text:span text:style-name="T1">VitaleBaby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jgreen77"><text:span text:style-name="T1">Ejgreen77</text:span></text:a></text:p>
          </table:table-cell>
        </table:table-row>
        <table:table-row>
          <table:table-cell table:style-name="Table5.A1" office:value-type="string">
            <text:p text:style-name="Table_20_Contents">Wiki Raj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avatar"><text:span text:style-name="T1">Tavata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ocketrod1960"><text:span text:style-name="T1">Rocketrod1960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oLando"><text:span text:style-name="T1">SoLand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ingstowngalway"><text:span text:style-name="T1">Kingstowngalway</text:span></text:a></text:p>
          </table:table-cell>
        </table:table-row>
        <table:table-row>
          <table:table-cell table:style-name="Table5.A1" office:value-type="string">
            <text:p text:style-name="Table_20_Contents">Van helsing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Ulf_Heinsohn&amp;action=edit&amp;redlink=1"><text:span text:style-name="T3">Ulf Heinsoh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range_Suede_Sofa"><text:span text:style-name="T1">Orange Suede Sof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nathan_Oldenbuck"><text:span text:style-name="T1">Jonathan Oldenbuck</text:span></text:a></text:p>
          </table:table-cell>
        </table:table-row>
        <table:table-row>
          <table:table-cell table:style-name="Table5.A1" office:value-type="string">
            <text:p text:style-name="Table_20_Contents">Briangotts</text:p>
          </table:table-cell>
        </table:table-row>
        <table:table-row>
          <table:table-cell table:style-name="Table5.A1" office:value-type="string">
            <text:p text:style-name="Table_20_Contents">Cool Hand Luke</text:p>
          </table:table-cell>
        </table:table-row>
        <table:table-row>
          <table:table-cell table:style-name="Table5.A1" office:value-type="string">
            <text:p text:style-name="Table_20_Contents">Chalde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aizhaider"><text:span text:style-name="T1">Faizhaid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lmari_Karonen"><text:span text:style-name="T1">Ilmari Karonen</text:span></text:a></text:p>
          </table:table-cell>
        </table:table-row>
        <table:table-row>
          <table:table-cell table:style-name="Table5.A1" office:value-type="string">
            <text:p text:style-name="Table_20_Contents">Epson291</text:p>
          </table:table-cell>
        </table:table-row>
        <table:table-row>
          <table:table-cell table:style-name="Table5.A1" office:value-type="string">
            <text:p text:style-name="Table_20_Contents">Gobbleswoggle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rtin_Hogbin"><text:span text:style-name="T1">Martin Hogbin</text:span></text:a></text:p>
          </table:table-cell>
        </table:table-row>
        <table:table-row>
          <table:table-cell table:style-name="Table5.A1" office:value-type="string">
            <text:p text:style-name="Table_20_Contents">AED</text:p>
          </table:table-cell>
        </table:table-row>
        <table:table-row>
          <table:table-cell table:style-name="Table5.A1" office:value-type="string">
            <text:p text:style-name="Table_20_Contents">Wandalstouring</text:p>
          </table:table-cell>
        </table:table-row>
        <table:table-row>
          <table:table-cell table:style-name="Table5.A1" office:value-type="string">
            <text:p text:style-name="Table_20_Contents">Evanreyes</text:p>
          </table:table-cell>
        </table:table-row>
        <table:table-row>
          <table:table-cell table:style-name="Table5.A1" office:value-type="string">
            <text:p text:style-name="Table_20_Contents">Megata Sanshir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lenfarclas"><text:span text:style-name="T1">Glenfarcla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eemu08"><text:span text:style-name="T1">Teemu08</text:span></text:a></text:p>
          </table:table-cell>
        </table:table-row>
        <table:table-row>
          <table:table-cell table:style-name="Table5.A1" office:value-type="string">
            <text:p text:style-name="Table_20_Contents">Npeters22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rtijn_Hoekstra"><text:span text:style-name="T1">Martijn Hoekstra</text:span></text:a></text:p>
          </table:table-cell>
        </table:table-row>
        <table:table-row>
          <table:table-cell table:style-name="Table5.A1" office:value-type="string">
            <text:p text:style-name="Table_20_Contents">Plange</text:p>
          </table:table-cell>
        </table:table-row>
        <table:table-row>
          <table:table-cell table:style-name="Table5.A1" office:value-type="string">
            <text:p text:style-name="Table_20_Contents">Bfigura</text:p>
          </table:table-cell>
        </table:table-row>
        <table:table-row>
          <table:table-cell table:style-name="Table5.A1" office:value-type="string">
            <text:p text:style-name="Table_20_Contents">Cygnis insigni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id"><text:span text:style-name="T1">Lid</text:span></text:a></text:p>
          </table:table-cell>
        </table:table-row>
        <table:table-row>
          <table:table-cell table:style-name="Table5.A1" office:value-type="string">
            <text:p text:style-name="Table_20_Contents">Z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oddy1"><text:span text:style-name="T1">Toddy1</text:span></text:a></text:p>
          </table:table-cell>
        </table:table-row>
        <table:table-row>
          <table:table-cell table:style-name="Table5.A1" office:value-type="string">
            <text:p text:style-name="Table_20_Contents">TimothyRias</text:p>
          </table:table-cell>
        </table:table-row>
        <table:table-row>
          <table:table-cell table:style-name="Table5.A1" office:value-type="string">
            <text:p text:style-name="Table_20_Contents">Wallo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ontificalibus"><text:span text:style-name="T1">Pontificalibus</text:span></text:a></text:p>
          </table:table-cell>
        </table:table-row>
        <table:table-row>
          <table:table-cell table:style-name="Table5.A1" office:value-type="string">
            <text:p text:style-name="Table_20_Contents">The Epop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odgdon%27s_secret_garden"><text:span text:style-name="T1">Hodgdon's secret garden</text:span></text:a></text:p>
          </table:table-cell>
        </table:table-row>
        <table:table-row>
          <table:table-cell table:style-name="Table5.A1" office:value-type="string">
            <text:p text:style-name="Table_20_Contents">Earth</text:p>
          </table:table-cell>
        </table:table-row>
        <text:soft-page-break/>
        <table:table-row>
          <table:table-cell table:style-name="Table5.A1" office:value-type="string">
            <text:p text:style-name="Table_20_Contents">THB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rohibitOnions"><text:span text:style-name="T1">ProhibitOnion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pikeJones"><text:span text:style-name="T1">SpikeJone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ushpuckena"><text:span text:style-name="T1">Hushpuckena</text:span></text:a></text:p>
          </table:table-cell>
        </table:table-row>
        <table:table-row>
          <table:table-cell table:style-name="Table5.A1" office:value-type="string">
            <text:p text:style-name="Table_20_Contents">Atam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ap9551"><text:span text:style-name="T1">Gap9551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._Parrot"><text:span text:style-name="T1">A. Parrot</text:span></text:a></text:p>
          </table:table-cell>
        </table:table-row>
        <table:table-row>
          <table:table-cell table:style-name="Table5.A1" office:value-type="string">
            <text:p text:style-name="Table_20_Contents">Combination</text:p>
          </table:table-cell>
        </table:table-row>
        <table:table-row>
          <table:table-cell table:style-name="Table5.A1" office:value-type="string">
            <text:p text:style-name="Table_20_Contents">CharlieEchoTang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JLippert"><text:span text:style-name="T1">CJLipper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rianreading"><text:span text:style-name="T1">Brianreadin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asnema"><text:span text:style-name="T1">Nasnema</text:span></text:a></text:p>
          </table:table-cell>
        </table:table-row>
        <table:table-row>
          <table:table-cell table:style-name="Table5.A1" office:value-type="string">
            <text:p text:style-name="Table_20_Contents">Abd</text:p>
          </table:table-cell>
        </table:table-row>
        <table:table-row>
          <table:table-cell table:style-name="Table5.A1" office:value-type="string">
            <text:p text:style-name="Table_20_Contents">Pollinato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eorge_Burgess"><text:span text:style-name="T1">George Burgess</text:span></text:a></text:p>
          </table:table-cell>
        </table:table-row>
        <table:table-row>
          <table:table-cell table:style-name="Table5.A1" office:value-type="string">
            <text:p text:style-name="Table_20_Contents">Anas Salloum</text:p>
          </table:table-cell>
        </table:table-row>
        <table:table-row>
          <table:table-cell table:style-name="Table5.A1" office:value-type="string">
            <text:p text:style-name="Table_20_Contents">Ashley kennedy3</text:p>
          </table:table-cell>
        </table:table-row>
        <table:table-row>
          <table:table-cell table:style-name="Table5.A1" office:value-type="string">
            <text:p text:style-name="Table_20_Contents">Byelf2007</text:p>
          </table:table-cell>
        </table:table-row>
        <table:table-row>
          <table:table-cell table:style-name="Table5.A1" office:value-type="string">
            <text:p text:style-name="Table_20_Contents">Djeg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eegsC"><text:span text:style-name="T1">MeegsC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risonermonkeys"><text:span text:style-name="T1">Prisonermonkeys</text:span></text:a></text:p>
          </table:table-cell>
        </table:table-row>
        <table:table-row>
          <table:table-cell table:style-name="Table5.A1" office:value-type="string">
            <text:p text:style-name="Table_20_Contents">Night w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utterMouse"><text:span text:style-name="T1">TutterMous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ricSerge"><text:span text:style-name="T1">EricSerg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edius_Zanarukando"><text:span text:style-name="T1">Tedius Zanarukand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rianann_MacAmhlaidh"><text:span text:style-name="T1">Brianann MacAmhlaid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tevey7788"><text:span text:style-name="T1">Stevey7788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rbidthoughts"><text:span text:style-name="T1">Morbidthoughts</text:span></text:a></text:p>
          </table:table-cell>
        </table:table-row>
        <table:table-row>
          <table:table-cell table:style-name="Table5.A1" office:value-type="string">
            <text:p text:style-name="Table_20_Contents">Bobet</text:p>
          </table:table-cell>
        </table:table-row>
        <table:table-row>
          <table:table-cell table:style-name="Table5.A1" office:value-type="string">
            <text:p text:style-name="Table_20_Contents">IndianGeneralis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erbyCountyinNZ"><text:span text:style-name="T1">DerbyCountyinNZ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andykitty"><text:span text:style-name="T1">Randykitty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sinbill"><text:span text:style-name="T1">Isinbill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hvanwinkle"><text:span text:style-name="T1">Rhvanwinkl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lisonFoley"><text:span text:style-name="T1">AllisonFoley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haddack"><text:span text:style-name="T1">Shaddack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rmanaziz"><text:span text:style-name="T1">Armanaziz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ierzek"><text:span text:style-name="T1">Kierzek</text:span></text:a></text:p>
          </table:table-cell>
        </table:table-row>
        <table:table-row>
          <table:table-cell table:style-name="Table5.A1" office:value-type="string">
            <text:p text:style-name="Table_20_Contents">Mustafa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ovineone"><text:span text:style-name="T1">Bovineone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CesarB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yewalker"><text:span text:style-name="T1">Dayewalk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y1963"><text:span text:style-name="T1">Joy1963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eithp"><text:span text:style-name="T1">Leithp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online"><text:span text:style-name="T1">Ronlin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immeh"><text:span text:style-name="T1">Timme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iagara"><text:span text:style-name="T1">Niagara</text:span></text:a></text:p>
          </table:table-cell>
        </table:table-row>
        <table:table-row>
          <table:table-cell table:style-name="Table5.A1" office:value-type="string">
            <text:p text:style-name="Table_20_Contents">JohnFromPinckney</text:p>
          </table:table-cell>
        </table:table-row>
        <table:table-row>
          <table:table-cell table:style-name="Table5.A1" office:value-type="string">
            <text:p text:style-name="Table_20_Contents">JohnnyPolo24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cott_MacDonald"><text:span text:style-name="T1">Scott MacDonald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mian_Yerrick"><text:span text:style-name="T1">Damian Yerrick</text:span></text:a></text:p>
          </table:table-cell>
        </table:table-row>
        <table:table-row>
          <table:table-cell table:style-name="Table5.A1" office:value-type="string">
            <text:p text:style-name="Table_20_Contents">Charmed36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gebraist"><text:span text:style-name="T1">Algebrais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atGertler"><text:span text:style-name="T1">NatGertler</text:span></text:a></text:p>
          </table:table-cell>
        </table:table-row>
        <table:table-row>
          <table:table-cell table:style-name="Table5.A1" office:value-type="string">
            <text:p text:style-name="Table_20_Contents">Jacksinterweb</text:p>
          </table:table-cell>
        </table:table-row>
        <table:table-row>
          <table:table-cell table:style-name="Table5.A1" office:value-type="string">
            <text:p text:style-name="Table_20_Contents">Squash Racke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RSpriggs"><text:span text:style-name="T1">JRSpriggs</text:span></text:a></text:p>
          </table:table-cell>
        </table:table-row>
        <table:table-row>
          <table:table-cell table:style-name="Table5.A1" office:value-type="string">
            <text:p text:style-name="Table_20_Contents">Plrk</text:p>
          </table:table-cell>
        </table:table-row>
        <table:table-row>
          <table:table-cell table:style-name="Table5.A1" office:value-type="string">
            <text:p text:style-name="Table_20_Contents">Joshdboz</text:p>
          </table:table-cell>
        </table:table-row>
        <table:table-row>
          <table:table-cell table:style-name="Table5.A1" office:value-type="string">
            <text:p text:style-name="Table_20_Contents">Dcmacnu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gungfu"><text:span text:style-name="T1">Wgungfu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tfg"><text:span text:style-name="T1">Stf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pacini"><text:span text:style-name="T1">Spacini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reeRangeFrog"><text:span text:style-name="T1">FreeRangeFro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ree-quarter-ten"><text:span text:style-name="T1">Three-quarter-te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ike_hayes"><text:span text:style-name="T1">Mike haye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egoon"><text:span text:style-name="T1">Begoon</text:span></text:a></text:p>
          </table:table-cell>
        </table:table-row>
        <table:table-row>
          <table:table-cell table:style-name="Table5.A1" office:value-type="string">
            <text:p text:style-name="Table_20_Contents">Arakunem</text:p>
          </table:table-cell>
        </table:table-row>
        <table:table-row>
          <table:table-cell table:style-name="Table5.A1" office:value-type="string">
            <text:p text:style-name="Table_20_Contents">Kainaw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PK2"><text:span text:style-name="T1">BPK2</text:span></text:a></text:p>
          </table:table-cell>
        </table:table-row>
        <table:table-row>
          <table:table-cell table:style-name="Table5.A1" office:value-type="string">
            <text:p text:style-name="Table_20_Contents">Murderbik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irrages"><text:span text:style-name="T1">Kirrage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ovaSkola"><text:span text:style-name="T1">NovaSkol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lenn"><text:span text:style-name="T1">Glen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ichardMills65"><text:span text:style-name="T1">RichardMills65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aeedparva"><text:span text:style-name="T1">Saeedparv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omputerJA"><text:span text:style-name="T1">ComputerJ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diotSavant"><text:span text:style-name="T1">IdiotSavant</text:span></text:a></text:p>
          </table:table-cell>
        </table:table-row>
        <table:table-row>
          <table:table-cell table:style-name="Table5.A1" office:value-type="string">
            <text:p text:style-name="Table_20_Contents">Percy Snoodl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vodd"><text:span text:style-name="T1">Davodd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Tkynerd</text:p>
          </table:table-cell>
        </table:table-row>
        <table:table-row>
          <table:table-cell table:style-name="Table5.A1" office:value-type="string">
            <text:p text:style-name="Table_20_Contents">PeaceN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SJapan"><text:span text:style-name="T1">MSJap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rRadioGuy"><text:span text:style-name="T1">MrRadioGuy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residentman"><text:span text:style-name="T1">Presidentm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elmadatter"><text:span text:style-name="T1">Thelmadatt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angasyd"><text:span text:style-name="T1">Rangasyd</text:span></text:a></text:p>
          </table:table-cell>
        </table:table-row>
        <table:table-row>
          <table:table-cell table:style-name="Table5.A1" office:value-type="string">
            <text:p text:style-name="Table_20_Contents">Molobo</text:p>
          </table:table-cell>
        </table:table-row>
        <table:table-row>
          <table:table-cell table:style-name="Table5.A1" office:value-type="string">
            <text:p text:style-name="Table_20_Contents">Winhunter</text:p>
          </table:table-cell>
        </table:table-row>
        <table:table-row>
          <table:table-cell table:style-name="Table5.A1" office:value-type="string">
            <text:p text:style-name="Table_20_Contents">Antonio Lopez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urv1v4l1st"><text:span text:style-name="T1">Surv1v4l1st</text:span></text:a></text:p>
          </table:table-cell>
        </table:table-row>
        <table:table-row>
          <table:table-cell table:style-name="Table5.A1" office:value-type="string">
            <text:p text:style-name="Table_20_Contents">Misarxist</text:p>
          </table:table-cell>
        </table:table-row>
        <table:table-row>
          <table:table-cell table:style-name="Table5.A1" office:value-type="string">
            <text:p text:style-name="Table_20_Contents">MaybeMaybeMayb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dgars2007"><text:span text:style-name="T1">Edgars2007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rambleclawx"><text:span text:style-name="T1">Brambleclawx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eatsgains"><text:span text:style-name="T1">Meatsgain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ilderien"><text:span text:style-name="T1">Gilderie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e_Devil%27s_Advocate"><text:span text:style-name="T1">The Devil's Advocat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earcats_fan"><text:span text:style-name="T1">Bearcats fan</text:span></text:a></text:p>
          </table:table-cell>
        </table:table-row>
        <table:table-row>
          <table:table-cell table:style-name="Table5.A1" office:value-type="string">
            <text:p text:style-name="Table_20_Contents">SQL</text:p>
          </table:table-cell>
        </table:table-row>
        <table:table-row>
          <table:table-cell table:style-name="Table5.A1" office:value-type="string">
            <text:p text:style-name="Table_20_Contents">DLJessup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essandro57"><text:span text:style-name="T1">Alessandro57</text:span></text:a></text:p>
          </table:table-cell>
        </table:table-row>
        <table:table-row>
          <table:table-cell table:style-name="Table5.A1" office:value-type="string">
            <text:p text:style-name="Table_20_Contents">Commodore Sloa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ozMo"><text:span text:style-name="T1">BozMo</text:span></text:a></text:p>
          </table:table-cell>
        </table:table-row>
        <table:table-row>
          <table:table-cell table:style-name="Table5.A1" office:value-type="string">
            <text:p text:style-name="Table_20_Contents">Michellecrisp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laming_Ferrari"><text:span text:style-name="T1">Flaming Ferrari</text:span></text:a></text:p>
          </table:table-cell>
        </table:table-row>
        <table:table-row>
          <table:table-cell table:style-name="Table5.A1" office:value-type="string">
            <text:p text:style-name="Table_20_Contents">SteinbDJ</text:p>
          </table:table-cell>
        </table:table-row>
        <table:table-row>
          <table:table-cell table:style-name="Table5.A1" office:value-type="string">
            <text:p text:style-name="Table_20_Contents">Karmafis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lemRutter"><text:span text:style-name="T1">ClemRutt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oppapa"><text:span text:style-name="T1">Koppap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Gigemag76&amp;action=edit&amp;redlink=1"><text:span text:style-name="T3">Gigemag76</text:span></text:a></text:p>
          </table:table-cell>
        </table:table-row>
        <table:table-row>
          <table:table-cell table:style-name="Table5.A1" office:value-type="string">
            <text:p text:style-name="Table_20_Contents">Spideron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ormerIP"><text:span text:style-name="T1">FormerIP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shua_Jonathan"><text:span text:style-name="T1">Joshua Jonath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allows_AG"><text:span text:style-name="T1">Hallows A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cott_Martin"><text:span text:style-name="T1">Scott Marti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2Kafir"><text:span text:style-name="T1">A2Kafi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oberman_Pharaoh"><text:span text:style-name="T1">Doberman Pharaoh</text:span></text:a></text:p>
          </table:table-cell>
        </table:table-row>
        <table:table-row>
          <table:table-cell table:style-name="Table5.A1" office:value-type="string">
            <text:p text:style-name="Table_20_Contents">Arjun01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len4names"><text:span text:style-name="T1">Allen4names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Grey_Wanderer"><text:span text:style-name="T1">Grey Wanderer</text:span></text:a></text:p>
          </table:table-cell>
        </table:table-row>
        <table:table-row>
          <table:table-cell table:style-name="Table5.A1" office:value-type="string">
            <text:p text:style-name="Table_20_Contents">SuperTank17</text:p>
          </table:table-cell>
        </table:table-row>
        <table:table-row>
          <table:table-cell table:style-name="Table5.A1" office:value-type="string">
            <text:p text:style-name="Table_20_Contents">Jorfe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Wenger"><text:span text:style-name="T1">CWeng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marinas86"><text:span text:style-name="T1">Kmarinas86</text:span></text:a></text:p>
          </table:table-cell>
        </table:table-row>
        <table:table-row>
          <table:table-cell table:style-name="Table5.A1" office:value-type="string">
            <text:p text:style-name="Table_20_Contents">Emperorbma</text:p>
          </table:table-cell>
        </table:table-row>
        <table:table-row>
          <table:table-cell table:style-name="Table5.A1" office:value-type="string">
            <text:p text:style-name="Table_20_Contents">LouisPhilippeCharles</text:p>
          </table:table-cell>
        </table:table-row>
        <table:table-row>
          <table:table-cell table:style-name="Table5.A1" office:value-type="string">
            <text:p text:style-name="Table_20_Contents">SE7</text:p>
          </table:table-cell>
        </table:table-row>
        <table:table-row>
          <table:table-cell table:style-name="Table5.A1" office:value-type="string">
            <text:p text:style-name="Table_20_Contents">Nandesuk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ogru144"><text:span text:style-name="T1">Dogru144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cottalter"><text:span text:style-name="T1">Scottalt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intin1107"><text:span text:style-name="T1">Tintin1107</text:span></text:a></text:p>
          </table:table-cell>
        </table:table-row>
        <table:table-row>
          <table:table-cell table:style-name="Table5.A1" office:value-type="string">
            <text:p text:style-name="Table_20_Contents">Femt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efromrandb"><text:span text:style-name="T1">Joefromrandb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xS"><text:span text:style-name="T1">RxS</text:span></text:a></text:p>
          </table:table-cell>
        </table:table-row>
        <table:table-row>
          <table:table-cell table:style-name="Table5.A1" office:value-type="string">
            <text:p text:style-name="Table_20_Contents">Snowysus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know23"><text:span text:style-name="T1">Iknow23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ereToHelp"><text:span text:style-name="T1">HereToHelp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lpass93"><text:span text:style-name="T1">Malpass93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ikipedianMarlith"><text:span text:style-name="T1">WikipedianMarlit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ikipedian_Penguin"><text:span text:style-name="T1">Wikipedian Pengui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ob_Castle"><text:span text:style-name="T1">Bob Castl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nni95"><text:span text:style-name="T1">Monni95</text:span></text:a></text:p>
          </table:table-cell>
        </table:table-row>
        <table:table-row>
          <table:table-cell table:style-name="Table5.A1" office:value-type="string">
            <text:p text:style-name="Table_20_Contents">FrancisTyer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eppage"><text:span text:style-name="T1">Peppage</text:span></text:a></text:p>
          </table:table-cell>
        </table:table-row>
        <table:table-row>
          <table:table-cell table:style-name="Table5.A1" office:value-type="string">
            <text:p text:style-name="Table_20_Contents">Bunchofgrapes</text:p>
          </table:table-cell>
        </table:table-row>
        <table:table-row>
          <table:table-cell table:style-name="Table5.A1" office:value-type="string">
            <text:p text:style-name="Table_20_Contents">Basketball110</text:p>
          </table:table-cell>
        </table:table-row>
        <table:table-row>
          <table:table-cell table:style-name="Table5.A1" office:value-type="string">
            <text:p text:style-name="Table_20_Contents">Sesmit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hrism"><text:span text:style-name="T1">Chrism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illiamborg"><text:span text:style-name="T1">Williamborg</text:span></text:a></text:p>
          </table:table-cell>
        </table:table-row>
        <table:table-row>
          <table:table-cell table:style-name="Table5.A1" office:value-type="string">
            <text:p text:style-name="Table_20_Contents">Dfrg.msc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rio"><text:span text:style-name="T1">Mori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dann52"><text:span text:style-name="T1">Mdann52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ohenloh"><text:span text:style-name="T1">Hohenlo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isillusionedBitterAndKnackered"><text:span text:style-name="T1">DisillusionedBitterAndKnackered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raw-daddy"><text:span text:style-name="T1">Craw-daddy</text:span></text:a></text:p>
          </table:table-cell>
        </table:table-row>
        <table:table-row>
          <table:table-cell table:style-name="Table5.A1" office:value-type="string">
            <text:p text:style-name="Table_20_Contents">Computerjoe</text:p>
          </table:table-cell>
        </table:table-row>
        <table:table-row>
          <table:table-cell table:style-name="Table5.A1" office:value-type="string">
            <text:p text:style-name="Table_20_Contents">Ilse@</text:p>
          </table:table-cell>
        </table:table-row>
        <table:table-row>
          <table:table-cell table:style-name="Table5.A1" office:value-type="string">
            <text:p text:style-name="Table_20_Contents">Qutezuc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igitgem2009"><text:span text:style-name="T1">Migitgem2009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Gigs"><text:span text:style-name="T1">Gigs</text:span></text:a></text:p>
          </table:table-cell>
        </table:table-row>
        <table:table-row>
          <table:table-cell table:style-name="Table5.A1" office:value-type="string">
            <text:p text:style-name="Table_20_Contents">Cvene64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pcbg"><text:span text:style-name="T1">Apcb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ncraton"><text:span text:style-name="T1">Jncrat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Viridae"><text:span text:style-name="T1">Viridae</text:span></text:a></text:p>
          </table:table-cell>
        </table:table-row>
        <table:table-row>
          <table:table-cell table:style-name="Table5.A1" office:value-type="string">
            <text:p text:style-name="Table_20_Contents">Gonzonoi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lashme"><text:span text:style-name="T1">Slashme</text:span></text:a></text:p>
          </table:table-cell>
        </table:table-row>
        <table:table-row>
          <table:table-cell table:style-name="Table5.A1" office:value-type="string">
            <text:p text:style-name="Table_20_Contents">Speciat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insengbomb"><text:span text:style-name="T1">Ginsengbomb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ikiLaurent"><text:span text:style-name="T1">WikiLauren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uigi-ish"><text:span text:style-name="T1">Luigi-ish</text:span></text:a></text:p>
          </table:table-cell>
        </table:table-row>
        <table:table-row>
          <table:table-cell table:style-name="Table5.A1" office:value-type="string">
            <text:p text:style-name="Table_20_Contents">The Obento Musubi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aul_Benjamin_Austin"><text:span text:style-name="T1">Paul Benjamin Austi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Zollerriia"><text:span text:style-name="T1">Zollerrii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sve05a"><text:span text:style-name="T1">Josve05a</text:span></text:a></text:p>
          </table:table-cell>
        </table:table-row>
        <table:table-row>
          <table:table-cell table:style-name="Table5.A1" office:value-type="string">
            <text:p text:style-name="Table_20_Contents">Tree Biting Conspirac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adiojon"><text:span text:style-name="T1">Radioj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.W."><text:span text:style-name="T1">G.W.</text:span></text:a></text:p>
          </table:table-cell>
        </table:table-row>
        <table:table-row>
          <table:table-cell table:style-name="Table5.A1" office:value-type="string">
            <text:p text:style-name="Table_20_Contents">21655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owenstein115"><text:span text:style-name="T1">Howenstein115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tNOWIS"><text:span text:style-name="T1">LtNOWIS</text:span></text:a></text:p>
          </table:table-cell>
        </table:table-row>
        <table:table-row>
          <table:table-cell table:style-name="Table5.A1" office:value-type="string">
            <text:p text:style-name="Table_20_Contents">Tizi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uzyBody"><text:span text:style-name="T1">BuzyBody</text:span></text:a></text:p>
          </table:table-cell>
        </table:table-row>
        <table:table-row>
          <table:table-cell table:style-name="Table5.A1" office:value-type="string">
            <text:p text:style-name="Table_20_Contents">Java7837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ransporterMan"><text:span text:style-name="T1">TransporterM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jankuloski06en"><text:span text:style-name="T1">Bjankuloski06en</text:span></text:a></text:p>
          </table:table-cell>
        </table:table-row>
        <table:table-row>
          <table:table-cell table:style-name="Table5.A1" office:value-type="string">
            <text:p text:style-name="Table_20_Contents">Welshleprechau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reyshark09"><text:span text:style-name="T1">Greyshark09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enFrantzDale"><text:span text:style-name="T1">BenFrantzDale</text:span></text:a></text:p>
          </table:table-cell>
        </table:table-row>
        <table:table-row>
          <table:table-cell table:style-name="Table5.A1" office:value-type="string">
            <text:p text:style-name="Table_20_Contents">Arniep</text:p>
          </table:table-cell>
        </table:table-row>
        <table:table-row>
          <table:table-cell table:style-name="Table5.A1" office:value-type="string">
            <text:p text:style-name="Table_20_Contents">Ryoung122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Zeorymer"><text:span text:style-name="T1">Zeorym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srulle"><text:span text:style-name="T1">Ssrulle</text:span></text:a></text:p>
          </table:table-cell>
        </table:table-row>
        <table:table-row>
          <table:table-cell table:style-name="Table5.A1" office:value-type="string">
            <text:p text:style-name="Table_20_Contents">Kacie Jane</text:p>
          </table:table-cell>
        </table:table-row>
        <table:table-row>
          <table:table-cell table:style-name="Table5.A1" office:value-type="string">
            <text:p text:style-name="Table_20_Contents">Burningcle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XPTO"><text:span text:style-name="T1">XPTO</text:span></text:a></text:p>
          </table:table-cell>
        </table:table-row>
        <table:table-row>
          <table:table-cell table:style-name="Table5.A1" office:value-type="string">
            <text:p text:style-name="Table_20_Contents">Station1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elipe_P"><text:span text:style-name="T1">Felipe P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likeeatingwaffles"><text:span text:style-name="T1">Ilikeeatingwaffles</text:span></text:a></text:p>
          </table:table-cell>
        </table:table-row>
        <table:table-row>
          <table:table-cell table:style-name="Table5.A1" office:value-type="string">
            <text:p text:style-name="Table_20_Contents">Samir</text:p>
          </table:table-cell>
        </table:table-row>
        <text:soft-page-break/>
        <table:table-row>
          <table:table-cell table:style-name="Table5.A1" office:value-type="string">
            <text:p text:style-name="Table_20_Contents">WODUP</text:p>
          </table:table-cell>
        </table:table-row>
        <table:table-row>
          <table:table-cell table:style-name="Table5.A1" office:value-type="string">
            <text:p text:style-name="Table_20_Contents">Paul Beds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THO"><text:span text:style-name="T1">GTH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bm1058"><text:span text:style-name="T1">Wbm1058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Yllosubmarine"><text:span text:style-name="T1">Yllosubmarin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edroPVZ"><text:span text:style-name="T1">PedroPVZ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ampabay721"><text:span text:style-name="T1">Tampabay721</text:span></text:a></text:p>
          </table:table-cell>
        </table:table-row>
        <table:table-row>
          <table:table-cell table:style-name="Table5.A1" office:value-type="string">
            <text:p text:style-name="Table_20_Contents">The Hybrid</text:p>
          </table:table-cell>
        </table:table-row>
        <table:table-row>
          <table:table-cell table:style-name="Table5.A1" office:value-type="string">
            <text:p text:style-name="Table_20_Contents">No1lakersf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el7687"><text:span text:style-name="T1">Joel7687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atellizer"><text:span text:style-name="T1">Satelliz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ailil"><text:span text:style-name="T1">Cailil</text:span></text:a></text:p>
          </table:table-cell>
        </table:table-row>
        <table:table-row>
          <table:table-cell table:style-name="Table5.A1" office:value-type="string">
            <text:p text:style-name="Table_20_Contents">Chacor</text:p>
          </table:table-cell>
        </table:table-row>
        <table:table-row>
          <table:table-cell table:style-name="Table5.A1" office:value-type="string">
            <text:p text:style-name="Table_20_Contents">Musical Linguis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khilleus"><text:span text:style-name="T1">Akhilleus</text:span></text:a></text:p>
          </table:table-cell>
        </table:table-row>
        <table:table-row>
          <table:table-cell table:style-name="Table5.A1" office:value-type="string">
            <text:p text:style-name="Table_20_Contents">Megistias</text:p>
          </table:table-cell>
        </table:table-row>
        <table:table-row>
          <table:table-cell table:style-name="Table5.A1" office:value-type="string">
            <text:p text:style-name="Table_20_Contents">Tuesdaily</text:p>
          </table:table-cell>
        </table:table-row>
        <table:table-row>
          <table:table-cell table:style-name="Table5.A1" office:value-type="string">
            <text:p text:style-name="Table_20_Contents">Bsherr</text:p>
          </table:table-cell>
        </table:table-row>
        <table:table-row>
          <table:table-cell table:style-name="Table5.A1" office:value-type="string">
            <text:p text:style-name="Table_20_Contents">Faradayplank</text:p>
          </table:table-cell>
        </table:table-row>
        <table:table-row>
          <table:table-cell table:style-name="Table5.A1" office:value-type="string">
            <text:p text:style-name="Table_20_Contents">Kozuch</text:p>
          </table:table-cell>
        </table:table-row>
        <table:table-row>
          <table:table-cell table:style-name="Table5.A1" office:value-type="string">
            <text:p text:style-name="Table_20_Contents">Zod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tsZippy"><text:span text:style-name="T1">ItsZippy</text:span></text:a></text:p>
          </table:table-cell>
        </table:table-row>
        <table:table-row>
          <table:table-cell table:style-name="Table5.A1" office:value-type="string">
            <text:p text:style-name="Table_20_Contents">Shirahadash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rystal_Clear_x3"><text:span text:style-name="T1">Crystal Clear x3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ynchronism"><text:span text:style-name="T1">Synchronism</text:span></text:a></text:p>
          </table:table-cell>
        </table:table-row>
        <table:table-row>
          <table:table-cell table:style-name="Table5.A1" office:value-type="string">
            <text:p text:style-name="Table_20_Contents">JYolkowski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omoskedasticity"><text:span text:style-name="T1">Nomoskedasticity</text:span></text:a></text:p>
          </table:table-cell>
        </table:table-row>
        <table:table-row>
          <table:table-cell table:style-name="Table5.A1" office:value-type="string">
            <text:p text:style-name="Table_20_Contents">DShamen</text:p>
          </table:table-cell>
        </table:table-row>
        <table:table-row>
          <table:table-cell table:style-name="Table5.A1" office:value-type="string">
            <text:p text:style-name="Table_20_Contents">NikoSilve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ibmetal77"><text:span text:style-name="T1">Gibmetal77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Vincelord"><text:span text:style-name="T1">Vincelord</text:span></text:a></text:p>
          </table:table-cell>
        </table:table-row>
        <table:table-row>
          <table:table-cell table:style-name="Table5.A1" office:value-type="string">
            <text:p text:style-name="Table_20_Contents">Hardyplant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ialectric"><text:span text:style-name="T1">Dialectric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ishhead2100"><text:span text:style-name="T1">Fishhead2100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eegan"><text:span text:style-name="T1">Keeg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alphierce"><text:span text:style-name="T1">Ralphierce</text:span></text:a></text:p>
          </table:table-cell>
        </table:table-row>
        <table:table-row>
          <table:table-cell table:style-name="Table5.A1" office:value-type="string">
            <text:p text:style-name="Table_20_Contents">Bento00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Tox"><text:span text:style-name="T1">NTox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usti"><text:span text:style-name="T1">Dusti</text:span></text:a></text:p>
          </table:table-cell>
        </table:table-row>
        <table:table-row>
          <table:table-cell table:style-name="Table5.A1" office:value-type="string">
            <text:p text:style-name="Table_20_Contents">Res2216firestar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Peruvianllama"><text:span text:style-name="T1">Peruvianllam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haos5023"><text:span text:style-name="T1">Chaos5023</text:span></text:a></text:p>
          </table:table-cell>
        </table:table-row>
        <table:table-row>
          <table:table-cell table:style-name="Table5.A1" office:value-type="string">
            <text:p text:style-name="Table_20_Contents">Wyss</text:p>
          </table:table-cell>
        </table:table-row>
        <table:table-row>
          <table:table-cell table:style-name="Table5.A1" office:value-type="string">
            <text:p text:style-name="Table_20_Contents">Yngvar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aniwako"><text:span text:style-name="T1">Naniwako</text:span></text:a></text:p>
          </table:table-cell>
        </table:table-row>
        <table:table-row>
          <table:table-cell table:style-name="Table5.A1" office:value-type="string">
            <text:p text:style-name="Table_20_Contents">A3R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rapesoda22"><text:span text:style-name="T1">Grapesoda22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teveStrummer"><text:span text:style-name="T1">SteveStrummer</text:span></text:a></text:p>
          </table:table-cell>
        </table:table-row>
        <table:table-row>
          <table:table-cell table:style-name="Table5.A1" office:value-type="string">
            <text:p text:style-name="Table_20_Contents">Dr. Submillimeter</text:p>
          </table:table-cell>
        </table:table-row>
        <table:table-row>
          <table:table-cell table:style-name="Table5.A1" office:value-type="string">
            <text:p text:style-name="Table_20_Contents">Everything count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riginator"><text:span text:style-name="T1">Friginator</text:span></text:a></text:p>
          </table:table-cell>
        </table:table-row>
        <table:table-row>
          <table:table-cell table:style-name="Table5.A1" office:value-type="string">
            <text:p text:style-name="Table_20_Contents">SouthernNight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hn_Smith%27s"><text:span text:style-name="T1">John Smith's</text:span></text:a></text:p>
          </table:table-cell>
        </table:table-row>
        <table:table-row>
          <table:table-cell table:style-name="Table5.A1" office:value-type="string">
            <text:p text:style-name="Table_20_Contents">Koyaanis Qatsi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Underwaterbuffalo"><text:span text:style-name="T1">Underwaterbuffal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tepp-Wulf"><text:span text:style-name="T1">Stepp-Wulf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wkozak91"><text:span text:style-name="T1">Jwkozak91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uerillero"><text:span text:style-name="T1">Gueriller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arics"><text:span text:style-name="T1">Alarics</text:span></text:a></text:p>
          </table:table-cell>
        </table:table-row>
        <table:table-row>
          <table:table-cell table:style-name="Table5.A1" office:value-type="string">
            <text:p text:style-name="Table_20_Contents">Jubileeclipm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imboid13"><text:span text:style-name="T1">Gimboid13</text:span></text:a></text:p>
          </table:table-cell>
        </table:table-row>
        <table:table-row>
          <table:table-cell table:style-name="Table5.A1" office:value-type="string">
            <text:p text:style-name="Table_20_Contents">21stCenturyGreenstuff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vidRF"><text:span text:style-name="T1">DavidRF</text:span></text:a></text:p>
          </table:table-cell>
        </table:table-row>
        <table:table-row>
          <table:table-cell table:style-name="Table5.A1" office:value-type="string">
            <text:p text:style-name="Table_20_Contents">Klilidiplomu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eni"><text:span text:style-name="T1">Jeni</text:span></text:a></text:p>
          </table:table-cell>
        </table:table-row>
        <table:table-row>
          <table:table-cell table:style-name="Table5.A1" office:value-type="string">
            <text:p text:style-name="Table_20_Contents">Demophon</text:p>
          </table:table-cell>
        </table:table-row>
        <table:table-row>
          <table:table-cell table:style-name="Table5.A1" office:value-type="string">
            <text:p text:style-name="Table_20_Contents">Royboycrashfan</text:p>
          </table:table-cell>
        </table:table-row>
        <table:table-row>
          <table:table-cell table:style-name="Table5.A1" office:value-type="string">
            <text:p text:style-name="Table_20_Contents">Ndunru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hem1805"><text:span text:style-name="T1">Shem1805</text:span></text:a></text:p>
          </table:table-cell>
        </table:table-row>
        <table:table-row>
          <table:table-cell table:style-name="Table5.A1" office:value-type="string">
            <text:p text:style-name="Table_20_Contents">Swarm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üstenfuchs"><text:span text:style-name="T1">Wüstenfuchs</text:span></text:a></text:p>
          </table:table-cell>
        </table:table-row>
        <table:table-row>
          <table:table-cell table:style-name="Table5.A1" office:value-type="string">
            <text:p text:style-name="Table_20_Contents">Dylan620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erzeykydd"><text:span text:style-name="T1">Jerzeykydd</text:span></text:a></text:p>
          </table:table-cell>
        </table:table-row>
        <table:table-row>
          <table:table-cell table:style-name="Table5.A1" office:value-type="string">
            <text:p text:style-name="Table_20_Contents">Deeptrivi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vng"><text:span text:style-name="T1">Kvng</text:span></text:a></text:p>
          </table:table-cell>
        </table:table-row>
        <table:table-row>
          <table:table-cell table:style-name="Table5.A1" office:value-type="string">
            <text:p text:style-name="Table_20_Contents">Lawrence Cohe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ysid"><text:span text:style-name="T1">Mysid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bakkel2"><text:span text:style-name="T1">Mbakkel2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ebwite"><text:span text:style-name="T1">Sebwite</text:span></text:a></text:p>
          </table:table-cell>
        </table:table-row>
        <table:table-row>
          <table:table-cell table:style-name="Table5.A1" office:value-type="string">
            <text:p text:style-name="Table_20_Contents">Jimmy Slade</text:p>
          </table:table-cell>
        </table:table-row>
        <text:soft-page-break/>
        <table:table-row>
          <table:table-cell table:style-name="Table5.A1" office:value-type="string">
            <text:p text:style-name="Table_20_Contents">Exxol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RODUCER"><text:span text:style-name="T1">PRODUC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ellant"><text:span text:style-name="T1">Dellan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ollision"><text:span text:style-name="T1">Kollision</text:span></text:a></text:p>
          </table:table-cell>
        </table:table-row>
        <table:table-row>
          <table:table-cell table:style-name="Table5.A1" office:value-type="string">
            <text:p text:style-name="Table_20_Contents">SMC</text:p>
          </table:table-cell>
        </table:table-row>
        <table:table-row>
          <table:table-cell table:style-name="Table5.A1" office:value-type="string">
            <text:p text:style-name="Table_20_Contents">Seb26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be123"><text:span text:style-name="T1">Ebe123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ain_Bell"><text:span text:style-name="T1">Iain Bell</text:span></text:a></text:p>
          </table:table-cell>
        </table:table-row>
        <table:table-row>
          <table:table-cell table:style-name="Table5.A1" office:value-type="string">
            <text:p text:style-name="Table_20_Contents">Steve2011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Xfansd"><text:span text:style-name="T1">Xfansd</text:span></text:a></text:p>
          </table:table-cell>
        </table:table-row>
        <table:table-row>
          <table:table-cell table:style-name="Table5.A1" office:value-type="string">
            <text:p text:style-name="Table_20_Contents">Etacar11</text:p>
          </table:table-cell>
        </table:table-row>
        <table:table-row>
          <table:table-cell table:style-name="Table5.A1" office:value-type="string">
            <text:p text:style-name="Table_20_Contents">UpDow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arragutful"><text:span text:style-name="T1">Farragutful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rowsnest"><text:span text:style-name="T1">Crowsnes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rbogdan"><text:span text:style-name="T1">Drbogd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ifelfoo"><text:span text:style-name="T1">Fifelfo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iri"><text:span text:style-name="T1">Mairi</text:span></text:a></text:p>
          </table:table-cell>
        </table:table-row>
        <table:table-row>
          <table:table-cell table:style-name="Table5.A1" office:value-type="string">
            <text:p text:style-name="Table_20_Contents">Amorus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ezmar9"><text:span text:style-name="T1">Fezmar9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ndrewDressel"><text:span text:style-name="T1">AndrewDressel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eles"><text:span text:style-name="T1">Tele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reatWhiteNortherner"><text:span text:style-name="T1">GreatWhiteNortherner</text:span></text:a></text:p>
          </table:table-cell>
        </table:table-row>
        <table:table-row>
          <table:table-cell table:style-name="Table5.A1" office:value-type="string">
            <text:p text:style-name="Table_20_Contents">Rnb</text:p>
          </table:table-cell>
        </table:table-row>
        <table:table-row>
          <table:table-cell table:style-name="Table5.A1" office:value-type="string">
            <text:p text:style-name="Table_20_Contents">Geologygu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mol42"><text:span text:style-name="T1">Tmol42</text:span></text:a></text:p>
          </table:table-cell>
        </table:table-row>
        <table:table-row>
          <table:table-cell table:style-name="Table5.A1" office:value-type="string">
            <text:p text:style-name="Table_20_Contents">Jsfouche</text:p>
          </table:table-cell>
        </table:table-row>
        <table:table-row>
          <table:table-cell table:style-name="Table5.A1" office:value-type="string">
            <text:p text:style-name="Table_20_Contents">RG2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TC"><text:span text:style-name="T1">ATC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eorgia_guy"><text:span text:style-name="T1">Georgia guy</text:span></text:a></text:p>
          </table:table-cell>
        </table:table-row>
        <table:table-row>
          <table:table-cell table:style-name="Table5.A1" office:value-type="string">
            <text:p text:style-name="Table_20_Contents">AngChenrui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elket"><text:span text:style-name="T1">Selket</text:span></text:a></text:p>
          </table:table-cell>
        </table:table-row>
        <table:table-row>
          <table:table-cell table:style-name="Table5.A1" office:value-type="string">
            <text:p text:style-name="Table_20_Contents">Suriel1981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uzapicabit"><text:span text:style-name="T1">Tuzapicabit</text:span></text:a></text:p>
          </table:table-cell>
        </table:table-row>
        <table:table-row>
          <table:table-cell table:style-name="Table5.A1" office:value-type="string">
            <text:p text:style-name="Table_20_Contents">Notinasnaid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vosta"><text:span text:style-name="T1">Pvost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irkvdM"><text:span text:style-name="T1">DirkvdM</text:span></text:a></text:p>
          </table:table-cell>
        </table:table-row>
        <table:table-row>
          <table:table-cell table:style-name="Table5.A1" office:value-type="string">
            <text:p text:style-name="Table_20_Contents">Jonathan.s.kt</text:p>
          </table:table-cell>
        </table:table-row>
        <table:table-row>
          <table:table-cell table:style-name="Table5.A1" office:value-type="string">
            <text:p text:style-name="Table_20_Contents">Bib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egis"><text:span text:style-name="T1">Legi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uchraeumer"><text:span text:style-name="T1">Buchraeumer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Socal gal at heart</text:p>
          </table:table-cell>
        </table:table-row>
        <table:table-row>
          <table:table-cell table:style-name="Table5.A1" office:value-type="string">
            <text:p text:style-name="Table_20_Contents">Kevin Murra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ralwik"><text:span text:style-name="T1">Dralwik</text:span></text:a></text:p>
          </table:table-cell>
        </table:table-row>
        <table:table-row>
          <table:table-cell table:style-name="Table5.A1" office:value-type="string">
            <text:p text:style-name="Table_20_Contents">Jahiegel</text:p>
          </table:table-cell>
        </table:table-row>
        <table:table-row>
          <table:table-cell table:style-name="Table5.A1" office:value-type="string">
            <text:p text:style-name="Table_20_Contents">EliasAlucard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ry1989"><text:span text:style-name="T1">Fry1989</text:span></text:a></text:p>
          </table:table-cell>
        </table:table-row>
        <table:table-row>
          <table:table-cell table:style-name="Table5.A1" office:value-type="string">
            <text:p text:style-name="Table_20_Contents">TDogg310</text:p>
          </table:table-cell>
        </table:table-row>
        <table:table-row>
          <table:table-cell table:style-name="Table5.A1" office:value-type="string">
            <text:p text:style-name="Table_20_Contents">Jon Awbrey</text:p>
          </table:table-cell>
        </table:table-row>
        <table:table-row>
          <table:table-cell table:style-name="Table5.A1" office:value-type="string">
            <text:p text:style-name="Table_20_Contents">Raymond arrit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oeticbent"><text:span text:style-name="T1">Poeticben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RsE"><text:span text:style-name="T1">MoRsE</text:span></text:a></text:p>
          </table:table-cell>
        </table:table-row>
        <table:table-row>
          <table:table-cell table:style-name="Table5.A1" office:value-type="string">
            <text:p text:style-name="Table_20_Contents">SockPuppetForTomrue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03md"><text:span text:style-name="T1">03md</text:span></text:a></text:p>
          </table:table-cell>
        </table:table-row>
        <table:table-row>
          <table:table-cell table:style-name="Table5.A1" office:value-type="string">
            <text:p text:style-name="Table_20_Contents">Martinp23</text:p>
          </table:table-cell>
        </table:table-row>
        <table:table-row>
          <table:table-cell table:style-name="Table5.A1" office:value-type="string">
            <text:p text:style-name="Table_20_Contents">Poetic Deca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JZombie"><text:span text:style-name="T1">NJZombie</text:span></text:a></text:p>
          </table:table-cell>
        </table:table-row>
        <table:table-row>
          <table:table-cell table:style-name="Table5.A1" office:value-type="string">
            <text:p text:style-name="Table_20_Contents">Khukri</text:p>
          </table:table-cell>
        </table:table-row>
        <table:table-row>
          <table:table-cell table:style-name="Table5.A1" office:value-type="string">
            <text:p text:style-name="Table_20_Contents">Royalguard11</text:p>
          </table:table-cell>
        </table:table-row>
        <table:table-row>
          <table:table-cell table:style-name="Table5.A1" office:value-type="string">
            <text:p text:style-name="Table_20_Contents">Kahuroa</text:p>
          </table:table-cell>
        </table:table-row>
        <table:table-row>
          <table:table-cell table:style-name="Table5.A1" office:value-type="string">
            <text:p text:style-name="Table_20_Contents">Scott Mingus</text:p>
          </table:table-cell>
        </table:table-row>
        <table:table-row>
          <table:table-cell table:style-name="Table5.A1" office:value-type="string">
            <text:p text:style-name="Table_20_Contents">Merope</text:p>
          </table:table-cell>
        </table:table-row>
        <table:table-row>
          <table:table-cell table:style-name="Table5.A1" office:value-type="string">
            <text:p text:style-name="Table_20_Contents">Sue Ann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LRoss"><text:span text:style-name="T1">WLRoss</text:span></text:a></text:p>
          </table:table-cell>
        </table:table-row>
        <table:table-row>
          <table:table-cell table:style-name="Table5.A1" office:value-type="string">
            <text:p text:style-name="Table_20_Contents">ClaretAs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eav"><text:span text:style-name="T1">Seav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iki13"><text:span text:style-name="T1">Wiki13</text:span></text:a></text:p>
          </table:table-cell>
        </table:table-row>
        <table:table-row>
          <table:table-cell table:style-name="Table5.A1" office:value-type="string">
            <text:p text:style-name="Table_20_Contents">Aaron Booth</text:p>
          </table:table-cell>
        </table:table-row>
        <table:table-row>
          <table:table-cell table:style-name="Table5.A1" office:value-type="string">
            <text:p text:style-name="Table_20_Contents">O Fenian</text:p>
          </table:table-cell>
        </table:table-row>
        <table:table-row>
          <table:table-cell table:style-name="Table5.A1" office:value-type="string">
            <text:p text:style-name="Table_20_Contents">IanMank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octorWho42"><text:span text:style-name="T1">DoctorWho42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nonEMouse"><text:span text:style-name="T1">AnonEMous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.K"><text:span text:style-name="T1">M.K</text:span></text:a></text:p>
          </table:table-cell>
        </table:table-row>
        <table:table-row>
          <table:table-cell table:style-name="Table5.A1" office:value-type="string">
            <text:p text:style-name="Table_20_Contents">Hottentot</text:p>
          </table:table-cell>
        </table:table-row>
        <table:table-row>
          <table:table-cell table:style-name="Table5.A1" office:value-type="string">
            <text:p text:style-name="Table_20_Contents">Zxcvbnm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Faraone"><text:span text:style-name="T1">LFaraone</text:span></text:a></text:p>
          </table:table-cell>
        </table:table-row>
        <table:table-row>
          <table:table-cell table:style-name="Table5.A1" office:value-type="string">
            <text:p text:style-name="Table_20_Contents">Appleseed</text:p>
          </table:table-cell>
        </table:table-row>
        <table:table-row>
          <table:table-cell table:style-name="Table5.A1" office:value-type="string">
            <text:p text:style-name="Table_20_Contents">Ace Class Shadow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brose"><text:span text:style-name="T1">Kbros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oktorbuk"><text:span text:style-name="T1">Doktorbuk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tephen_G._Brown"><text:span text:style-name="T1">Stephen G. Brown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Rfc1394"><text:span text:style-name="T1">Rfc1394</text:span></text:a></text:p>
          </table:table-cell>
        </table:table-row>
        <table:table-row>
          <table:table-cell table:style-name="Table5.A1" office:value-type="string">
            <text:p text:style-name="Table_20_Contents">Spawn M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otros"><text:span text:style-name="T1">Mootros</text:span></text:a></text:p>
          </table:table-cell>
        </table:table-row>
        <table:table-row>
          <table:table-cell table:style-name="Table5.A1" office:value-type="string">
            <text:p text:style-name="Table_20_Contents">Catba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Hack&amp;action=edit&amp;redlink=1"><text:span text:style-name="T3">Hack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bfirs"><text:span text:style-name="T1">Dbfir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esley_Mouse"><text:span text:style-name="T1">Wesley Mous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jsmith141"><text:span text:style-name="T1">Ajsmith141</text:span></text:a></text:p>
          </table:table-cell>
        </table:table-row>
        <table:table-row>
          <table:table-cell table:style-name="Table5.A1" office:value-type="string">
            <text:p text:style-name="Table_20_Contents">Minghong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ingularity42"><text:span text:style-name="T1">Singularity42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vin_Seville"><text:span text:style-name="T1">Alvin Seville</text:span></text:a></text:p>
          </table:table-cell>
        </table:table-row>
        <table:table-row>
          <table:table-cell table:style-name="Table5.A1" office:value-type="string">
            <text:p text:style-name="Table_20_Contents">BanRa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eardo"><text:span text:style-name="T1">Beardo</text:span></text:a></text:p>
          </table:table-cell>
        </table:table-row>
        <table:table-row>
          <table:table-cell table:style-name="Table5.A1" office:value-type="string">
            <text:p text:style-name="Table_20_Contents">Undead warrior</text:p>
          </table:table-cell>
        </table:table-row>
        <table:table-row>
          <table:table-cell table:style-name="Table5.A1" office:value-type="string">
            <text:p text:style-name="Table_20_Contents">Mcoraza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derot"><text:span text:style-name="T1">Daderot</text:span></text:a></text:p>
          </table:table-cell>
        </table:table-row>
        <table:table-row>
          <table:table-cell table:style-name="Table5.A1" office:value-type="string">
            <text:p text:style-name="Table_20_Contents">Jerryseinfeld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rikHaugen"><text:span text:style-name="T1">ErikHauge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oren.wilton"><text:span text:style-name="T1">Loren.wilton</text:span></text:a></text:p>
          </table:table-cell>
        </table:table-row>
        <table:table-row>
          <table:table-cell table:style-name="Table5.A1" office:value-type="string">
            <text:p text:style-name="Table_20_Contents">Katefan0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oponpop69"><text:span text:style-name="T1">Hoponpop69</text:span></text:a></text:p>
          </table:table-cell>
        </table:table-row>
        <table:table-row>
          <table:table-cell table:style-name="Table5.A1" office:value-type="string">
            <text:p text:style-name="Table_20_Contents">Dex1337</text:p>
          </table:table-cell>
        </table:table-row>
        <table:table-row>
          <table:table-cell table:style-name="Table5.A1" office:value-type="string">
            <text:p text:style-name="Table_20_Contents">Qworty</text:p>
          </table:table-cell>
        </table:table-row>
        <table:table-row>
          <table:table-cell table:style-name="Table5.A1" office:value-type="string">
            <text:p text:style-name="Table_20_Contents">Bookkeeperoftheoccult</text:p>
          </table:table-cell>
        </table:table-row>
        <table:table-row>
          <table:table-cell table:style-name="Table5.A1" office:value-type="string">
            <text:p text:style-name="Table_20_Contents">Kuban kazak</text:p>
          </table:table-cell>
        </table:table-row>
        <table:table-row>
          <table:table-cell table:style-name="Table5.A1" office:value-type="string">
            <text:p text:style-name="Table_20_Contents">Grm wnr</text:p>
          </table:table-cell>
        </table:table-row>
        <table:table-row>
          <table:table-cell table:style-name="Table5.A1" office:value-type="string">
            <text:p text:style-name="Table_20_Contents">Skipsievert</text:p>
          </table:table-cell>
        </table:table-row>
        <table:table-row>
          <table:table-cell table:style-name="Table5.A1" office:value-type="string">
            <text:p text:style-name="Table_20_Contents">Valrit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HuzyBru"><text:span text:style-name="T1">DaHuzyBru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beychok"><text:span text:style-name="T1">Mbeychok</text:span></text:a></text:p>
          </table:table-cell>
        </table:table-row>
        <table:table-row>
          <table:table-cell table:style-name="Table5.A1" office:value-type="string">
            <text:p text:style-name="Table_20_Contents">Setanta747 (locked)</text:p>
          </table:table-cell>
        </table:table-row>
        <table:table-row>
          <table:table-cell table:style-name="Table5.A1" office:value-type="string">
            <text:p text:style-name="Table_20_Contents">AbsolutD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rb"><text:span text:style-name="T1">Arb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sherin"><text:span text:style-name="T1">Ksherin</text:span></text:a></text:p>
          </table:table-cell>
        </table:table-row>
        <table:table-row>
          <table:table-cell table:style-name="Table5.A1" office:value-type="string">
            <text:p text:style-name="Table_20_Contents">II MusLiM HyBRiD II</text:p>
          </table:table-cell>
        </table:table-row>
        <table:table-row>
          <table:table-cell table:style-name="Table5.A1" office:value-type="string">
            <text:p text:style-name="Table_20_Contents">Swanrizla</text:p>
          </table:table-cell>
        </table:table-row>
        <table:table-row>
          <table:table-cell table:style-name="Table5.A1" office:value-type="string">
            <text:p text:style-name="Table_20_Contents">GFHandel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shbaumgartner"><text:span text:style-name="T1">Joshbaumgartn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aerkastUA"><text:span text:style-name="T1">TaerkastUA</text:span></text:a></text:p>
          </table:table-cell>
        </table:table-row>
        <table:table-row>
          <table:table-cell table:style-name="Table5.A1" office:value-type="string">
            <text:p text:style-name="Table_20_Contents">Shoessss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Audacity"><text:span text:style-name="T1">Audacity</text:span></text:a></text:p>
          </table:table-cell>
        </table:table-row>
        <table:table-row>
          <table:table-cell table:style-name="Table5.A1" office:value-type="string">
            <text:p text:style-name="Table_20_Contents">GoldDragon</text:p>
          </table:table-cell>
        </table:table-row>
        <table:table-row>
          <table:table-cell table:style-name="Table5.A1" office:value-type="string">
            <text:p text:style-name="Table_20_Contents">Masterpiece2000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eJJJunk"><text:span text:style-name="T1">TheJJJunk</text:span></text:a></text:p>
          </table:table-cell>
        </table:table-row>
        <table:table-row>
          <table:table-cell table:style-name="Table5.A1" office:value-type="string">
            <text:p text:style-name="Table_20_Contents">Darkness2005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henderson777"><text:span text:style-name="T1">Jhenderson777</text:span></text:a></text:p>
          </table:table-cell>
        </table:table-row>
        <table:table-row>
          <table:table-cell table:style-name="Table5.A1" office:value-type="string">
            <text:p text:style-name="Table_20_Contents">Itaqalla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teveprutz"><text:span text:style-name="T1">Steveprutz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vn0413"><text:span text:style-name="T1">Hvn0413</text:span></text:a></text:p>
          </table:table-cell>
        </table:table-row>
        <table:table-row>
          <table:table-cell table:style-name="Table5.A1" office:value-type="string">
            <text:p text:style-name="Table_20_Contents">Livest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ameboat"><text:span text:style-name="T1">Sameboa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actus.man"><text:span text:style-name="T1">Cactus.m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opher99"><text:span text:style-name="T1">Sopher99</text:span></text:a></text:p>
          </table:table-cell>
        </table:table-row>
        <table:table-row>
          <table:table-cell table:style-name="Table5.A1" office:value-type="string">
            <text:p text:style-name="Table_20_Contents">Reflex Reaction</text:p>
          </table:table-cell>
        </table:table-row>
        <table:table-row>
          <table:table-cell table:style-name="Table5.A1" office:value-type="string">
            <text:p text:style-name="Table_20_Contents">Iulius</text:p>
          </table:table-cell>
        </table:table-row>
        <table:table-row>
          <table:table-cell table:style-name="Table5.A1" office:value-type="string">
            <text:p text:style-name="Table_20_Contents">Husnock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appyCamper"><text:span text:style-name="T1">HappyCamp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talia2006"><text:span text:style-name="T1">Italia2006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aakon"><text:span text:style-name="T1">Haakon</text:span></text:a></text:p>
          </table:table-cell>
        </table:table-row>
        <table:table-row>
          <table:table-cell table:style-name="Table5.A1" office:value-type="string">
            <text:p text:style-name="Table_20_Contents">Kizor</text:p>
          </table:table-cell>
        </table:table-row>
        <table:table-row>
          <table:table-cell table:style-name="Table5.A1" office:value-type="string">
            <text:p text:style-name="Table_20_Contents">Aervanath</text:p>
          </table:table-cell>
        </table:table-row>
        <table:table-row>
          <table:table-cell table:style-name="Table5.A1" office:value-type="string">
            <text:p text:style-name="Table_20_Contents">JayHenr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lexsautographs"><text:span text:style-name="T1">Alexsautographs</text:span></text:a></text:p>
          </table:table-cell>
        </table:table-row>
        <table:table-row>
          <table:table-cell table:style-name="Table5.A1" office:value-type="string">
            <text:p text:style-name="Table_20_Contents">Thunderboltz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akshade"><text:span text:style-name="T1">Oakshad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red_Bradstadt"><text:span text:style-name="T1">Fred Bradstad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Qwerty_Binary"><text:span text:style-name="T1">Qwerty Binary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odrinb"><text:span text:style-name="T1">Codrinb</text:span></text:a></text:p>
          </table:table-cell>
        </table:table-row>
        <table:table-row>
          <table:table-cell table:style-name="Table5.A1" office:value-type="string">
            <text:p text:style-name="Table_20_Contents">PDTantisocial</text:p>
          </table:table-cell>
        </table:table-row>
        <table:table-row>
          <table:table-cell table:style-name="Table5.A1" office:value-type="string">
            <text:p text:style-name="Table_20_Contents">Hobartimu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Zoupan"><text:span text:style-name="T1">Zoupan</text:span></text:a></text:p>
          </table:table-cell>
        </table:table-row>
        <table:table-row>
          <table:table-cell table:style-name="Table5.A1" office:value-type="string">
            <text:p text:style-name="Table_20_Contents">Doulos Christos</text:p>
          </table:table-cell>
        </table:table-row>
        <table:table-row>
          <table:table-cell table:style-name="Table5.A1" office:value-type="string">
            <text:p text:style-name="Table_20_Contents">[Placeholder]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salai"><text:span text:style-name="T1">Masalai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py007au"><text:span text:style-name="T1">Spy007au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oconutHead65"><text:span text:style-name="T1">CoconutHead65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The_PIPE&amp;action=edit&amp;redlink=1"><text:span text:style-name="T3">The PIPE</text:span></text:a></text:p>
          </table:table-cell>
        </table:table-row>
        <table:table-row>
          <table:table-cell table:style-name="Table5.A1" office:value-type="string">
            <text:p text:style-name="Table_20_Contents">Brighterorang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iMike"><text:span text:style-name="T1">TiMik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OGDEN"><text:span text:style-name="T1">COGDEN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Mpatel</text:p>
          </table:table-cell>
        </table:table-row>
        <table:table-row>
          <table:table-cell table:style-name="Table5.A1" office:value-type="string">
            <text:p text:style-name="Table_20_Contents">DeLarg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lackjays1"><text:span text:style-name="T1">Blackjays1</text:span></text:a></text:p>
          </table:table-cell>
        </table:table-row>
        <table:table-row>
          <table:table-cell table:style-name="Table5.A1" office:value-type="string">
            <text:p text:style-name="Table_20_Contents">Leolaurse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azhk"><text:span text:style-name="T1">Hazhk</text:span></text:a></text:p>
          </table:table-cell>
        </table:table-row>
        <table:table-row>
          <table:table-cell table:style-name="Table5.A1" office:value-type="string">
            <text:p text:style-name="Table_20_Contents">CsDix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hrisRuvolo"><text:span text:style-name="T1">ChrisRuvolo</text:span></text:a></text:p>
          </table:table-cell>
        </table:table-row>
        <table:table-row>
          <table:table-cell table:style-name="Table5.A1" office:value-type="string">
            <text:p text:style-name="Table_20_Contents">MaxSem</text:p>
          </table:table-cell>
        </table:table-row>
        <table:table-row>
          <table:table-cell table:style-name="Table5.A1" office:value-type="string">
            <text:p text:style-name="Table_20_Contents">Gioto</text:p>
          </table:table-cell>
        </table:table-row>
        <table:table-row>
          <table:table-cell table:style-name="Table5.A1" office:value-type="string">
            <text:p text:style-name="Table_20_Contents">Skier Dude2</text:p>
          </table:table-cell>
        </table:table-row>
        <table:table-row>
          <table:table-cell table:style-name="Table5.A1" office:value-type="string">
            <text:p text:style-name="Table_20_Contents">Drumguy8800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Kkm010&amp;action=edit&amp;redlink=1"><text:span text:style-name="T3">Kkm010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gadant"><text:span text:style-name="T1">Agadan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ee_M"><text:span text:style-name="T1">Lee M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areh"><text:span text:style-name="T1">Wareh</text:span></text:a></text:p>
          </table:table-cell>
        </table:table-row>
        <table:table-row>
          <table:table-cell table:style-name="Table5.A1" office:value-type="string">
            <text:p text:style-name="Table_20_Contents">Pennsylvania Penguin</text:p>
          </table:table-cell>
        </table:table-row>
        <table:table-row>
          <table:table-cell table:style-name="Table5.A1" office:value-type="string">
            <text:p text:style-name="Table_20_Contents">M.Mari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Carty"><text:span text:style-name="T1">GCarty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althazarduju"><text:span text:style-name="T1">Balthazarduju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aschiff"><text:span text:style-name="T1">Easchiff</text:span></text:a></text:p>
          </table:table-cell>
        </table:table-row>
        <table:table-row>
          <table:table-cell table:style-name="Table5.A1" office:value-type="string">
            <text:p text:style-name="Table_20_Contents">Kate</text:p>
          </table:table-cell>
        </table:table-row>
        <table:table-row>
          <table:table-cell table:style-name="Table5.A1" office:value-type="string">
            <text:p text:style-name="Table_20_Contents">Tadakuni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olklore1"><text:span text:style-name="T1">Folklore1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usted_AutoParts"><text:span text:style-name="T1">Rusted AutoPart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ominus"><text:span text:style-name="T1">Dominus</text:span></text:a></text:p>
          </table:table-cell>
        </table:table-row>
        <table:table-row>
          <table:table-cell table:style-name="Table5.A1" office:value-type="string">
            <text:p text:style-name="Table_20_Contents">Benjah-bmm27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Youreallycan&amp;action=edit&amp;redlink=1"><text:span text:style-name="T3">Youreallycan</text:span></text:a></text:p>
          </table:table-cell>
        </table:table-row>
        <table:table-row>
          <table:table-cell table:style-name="Table5.A1" office:value-type="string">
            <text:p text:style-name="Table_20_Contents">Parrothead1983</text:p>
          </table:table-cell>
        </table:table-row>
        <table:table-row>
          <table:table-cell table:style-name="Table5.A1" office:value-type="string">
            <text:p text:style-name="Table_20_Contents">2D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GT141"><text:span text:style-name="T1">SGT141</text:span></text:a></text:p>
          </table:table-cell>
        </table:table-row>
        <table:table-row>
          <table:table-cell table:style-name="Table5.A1" office:value-type="string">
            <text:p text:style-name="Table_20_Contents">Ism schism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uffbeerforme"><text:span text:style-name="T1">Duffbeerform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ishiehelper2"><text:span text:style-name="T1">Fishiehelper2</text:span></text:a></text:p>
          </table:table-cell>
        </table:table-row>
        <table:table-row>
          <table:table-cell table:style-name="Table5.A1" office:value-type="string">
            <text:p text:style-name="Table_20_Contents">Clubmarx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lestash"><text:span text:style-name="T1">Molestas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amelbinky"><text:span text:style-name="T1">Camelbinky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epressedPer"><text:span text:style-name="T1">DepressedPer</text:span></text:a></text:p>
          </table:table-cell>
        </table:table-row>
        <table:table-row>
          <table:table-cell table:style-name="Table5.A1" office:value-type="string">
            <text:p text:style-name="Table_20_Contents">KrebMarkt</text:p>
          </table:table-cell>
        </table:table-row>
        <table:table-row>
          <table:table-cell table:style-name="Table5.A1" office:value-type="string">
            <text:p text:style-name="Table_20_Contents">Rosenknospe</text:p>
          </table:table-cell>
        </table:table-row>
        <table:table-row>
          <table:table-cell table:style-name="Table5.A1" office:value-type="string">
            <text:p text:style-name="Table_20_Contents">Wallie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JMK"><text:span text:style-name="T1">JMK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ristiano_Tomás"><text:span text:style-name="T1">Cristiano Tomá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hivap"><text:span text:style-name="T1">Shivap</text:span></text:a></text:p>
          </table:table-cell>
        </table:table-row>
        <table:table-row>
          <table:table-cell table:style-name="Table5.A1" office:value-type="string">
            <text:p text:style-name="Table_20_Contents">Pixelface</text:p>
          </table:table-cell>
        </table:table-row>
        <table:table-row>
          <table:table-cell table:style-name="Table5.A1" office:value-type="string">
            <text:p text:style-name="Table_20_Contents">Roswell nativ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ergen"><text:span text:style-name="T1">Jerge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illiamH"><text:span text:style-name="T1">William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olarra"><text:span text:style-name="T1">Solarra</text:span></text:a></text:p>
          </table:table-cell>
        </table:table-row>
        <table:table-row>
          <table:table-cell table:style-name="Table5.A1" office:value-type="string">
            <text:p text:style-name="Table_20_Contents">Guest9999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igHaz"><text:span text:style-name="T1">BigHaz</text:span></text:a></text:p>
          </table:table-cell>
        </table:table-row>
        <table:table-row>
          <table:table-cell table:style-name="Table5.A1" office:value-type="string">
            <text:p text:style-name="Table_20_Contents">Tyw7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Ute_in_DC"><text:span text:style-name="T1">Ute in DC</text:span></text:a></text:p>
          </table:table-cell>
        </table:table-row>
        <table:table-row>
          <table:table-cell table:style-name="Table5.A1" office:value-type="string">
            <text:p text:style-name="Table_20_Contents">Bmg916</text:p>
          </table:table-cell>
        </table:table-row>
        <table:table-row>
          <table:table-cell table:style-name="Table5.A1" office:value-type="string">
            <text:p text:style-name="Table_20_Contents">John J. Bulten</text:p>
          </table:table-cell>
        </table:table-row>
        <table:table-row>
          <table:table-cell table:style-name="Table5.A1" office:value-type="string">
            <text:p text:style-name="Table_20_Contents">Sciurinæ</text:p>
          </table:table-cell>
        </table:table-row>
        <table:table-row>
          <table:table-cell table:style-name="Table5.A1" office:value-type="string">
            <text:p text:style-name="Table_20_Contents">Sox23</text:p>
          </table:table-cell>
        </table:table-row>
        <table:table-row>
          <table:table-cell table:style-name="Table5.A1" office:value-type="string">
            <text:p text:style-name="Table_20_Contents">Forbsey</text:p>
          </table:table-cell>
        </table:table-row>
        <table:table-row>
          <table:table-cell table:style-name="Table5.A1" office:value-type="string">
            <text:p text:style-name="Table_20_Contents">[Placeholder]</text:p>
          </table:table-cell>
        </table:table-row>
        <table:table-row>
          <table:table-cell table:style-name="Table5.A1" office:value-type="string">
            <text:p text:style-name="Table_20_Contents">Marcus2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urocopter"><text:span text:style-name="T1">Eurocopter</text:span></text:a></text:p>
          </table:table-cell>
        </table:table-row>
        <table:table-row>
          <table:table-cell table:style-name="Table5.A1" office:value-type="string">
            <text:p text:style-name="Table_20_Contents">Ing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ill"><text:span text:style-name="T1">Till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cej"><text:span text:style-name="T1">Rcej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gan002"><text:span text:style-name="T1">Pgan002</text:span></text:a></text:p>
          </table:table-cell>
        </table:table-row>
        <table:table-row>
          <table:table-cell table:style-name="Table5.A1" office:value-type="string">
            <text:p text:style-name="Table_20_Contents">Lexor</text:p>
          </table:table-cell>
        </table:table-row>
        <table:table-row>
          <table:table-cell table:style-name="Table5.A1" office:value-type="string">
            <text:p text:style-name="Table_20_Contents">4twenty42o</text:p>
          </table:table-cell>
        </table:table-row>
        <table:table-row>
          <table:table-cell table:style-name="Table5.A1" office:value-type="string">
            <text:p text:style-name="Table_20_Contents">Nath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VOFFA"><text:span text:style-name="T1">VOFFA</text:span></text:a></text:p>
          </table:table-cell>
        </table:table-row>
        <table:table-row>
          <table:table-cell table:style-name="Table5.A1" office:value-type="string">
            <text:p text:style-name="Table_20_Contents">TheMadBaron</text:p>
          </table:table-cell>
        </table:table-row>
        <table:table-row>
          <table:table-cell table:style-name="Table5.A1" office:value-type="string">
            <text:p text:style-name="Table_20_Contents">[Placeholder]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oSeptember"><text:span text:style-name="T1">NoSeptember</text:span></text:a></text:p>
          </table:table-cell>
        </table:table-row>
        <table:table-row>
          <table:table-cell table:style-name="Table5.A1" office:value-type="string">
            <text:p text:style-name="Table_20_Contents">Michaelbusc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omasmeeks"><text:span text:style-name="T1">Thomasmeeks</text:span></text:a></text:p>
          </table:table-cell>
        </table:table-row>
        <table:table-row>
          <table:table-cell table:style-name="Table5.A1" office:value-type="string">
            <text:p text:style-name="Table_20_Contents">Gokhantig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endodge"><text:span text:style-name="T1">Dendodg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ndreasJS"><text:span text:style-name="T1">AndreasJS</text:span></text:a></text:p>
          </table:table-cell>
        </table:table-row>
        <table:table-row>
          <table:table-cell table:style-name="Table5.A1" office:value-type="string">
            <text:p text:style-name="Table_20_Contents">ScottyBerg</text:p>
          </table:table-cell>
        </table:table-row>
        <table:table-row>
          <table:table-cell table:style-name="Table5.A1" office:value-type="string">
            <text:p text:style-name="Table_20_Contents">ZayZayEM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e_C_of_E"><text:span text:style-name="T1">The C of 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Xanchester"><text:span text:style-name="T1">Xanchester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Manway"><text:span text:style-name="T1">Manway</text:span></text:a></text:p>
          </table:table-cell>
        </table:table-row>
        <table:table-row>
          <table:table-cell table:style-name="Table5.A1" office:value-type="string">
            <text:p text:style-name="Table_20_Contents">HighwayCell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raftlos"><text:span text:style-name="T1">Kraftlo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ageantUpdater"><text:span text:style-name="T1">PageantUpdat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ndyDan2007"><text:span text:style-name="T1">DandyDan2007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winsday"><text:span text:style-name="T1">Twinsday</text:span></text:a></text:p>
          </table:table-cell>
        </table:table-row>
        <table:table-row>
          <table:table-cell table:style-name="Table5.A1" office:value-type="string">
            <text:p text:style-name="Table_20_Contents">Crohni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hoop_whoop_pull_up"><text:span text:style-name="T1">Whoop whoop pull up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ast"><text:span text:style-name="T1">Cas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oomsdayer520"><text:span text:style-name="T1">Doomsdayer520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esse_Viviano"><text:span text:style-name="T1">Jesse Viviano</text:span></text:a></text:p>
          </table:table-cell>
        </table:table-row>
        <table:table-row>
          <table:table-cell table:style-name="Table5.A1" office:value-type="string">
            <text:p text:style-name="Table_20_Contents">Fritzpoll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hrisCork"><text:span text:style-name="T1">ChrisCork</text:span></text:a></text:p>
          </table:table-cell>
        </table:table-row>
        <table:table-row>
          <table:table-cell table:style-name="Table5.A1" office:value-type="string">
            <text:p text:style-name="Table_20_Contents">Mtking</text:p>
          </table:table-cell>
        </table:table-row>
        <table:table-row>
          <table:table-cell table:style-name="Table5.A1" office:value-type="string">
            <text:p text:style-name="Table_20_Contents">Logologis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yesnore"><text:span text:style-name="T1">Eyesnore</text:span></text:a></text:p>
          </table:table-cell>
        </table:table-row>
        <table:table-row>
          <table:table-cell table:style-name="Table5.A1" office:value-type="string">
            <text:p text:style-name="Table_20_Contents">Outrigg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ootwarrior"><text:span text:style-name="T1">Footwarrio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vid_in_DC"><text:span text:style-name="T1">David in DC</text:span></text:a></text:p>
          </table:table-cell>
        </table:table-row>
        <table:table-row>
          <table:table-cell table:style-name="Table5.A1" office:value-type="string">
            <text:p text:style-name="Table_20_Contents">Balcer</text:p>
          </table:table-cell>
        </table:table-row>
        <table:table-row>
          <table:table-cell table:style-name="Table5.A1" office:value-type="string">
            <text:p text:style-name="Table_20_Contents">Александр Мотин</text:p>
          </table:table-cell>
        </table:table-row>
        <table:table-row>
          <table:table-cell table:style-name="Table5.A1" office:value-type="string">
            <text:p text:style-name="Table_20_Contents">Cmapm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iquonranger03"><text:span text:style-name="T1">Miquonranger03</text:span></text:a></text:p>
          </table:table-cell>
        </table:table-row>
        <table:table-row>
          <table:table-cell table:style-name="Table5.A1" office:value-type="string">
            <text:p text:style-name="Table_20_Contents">Lillygirl</text:p>
          </table:table-cell>
        </table:table-row>
        <table:table-row>
          <table:table-cell table:style-name="Table5.A1" office:value-type="string">
            <text:p text:style-name="Table_20_Contents">Rocket000</text:p>
          </table:table-cell>
        </table:table-row>
        <table:table-row>
          <table:table-cell table:style-name="Table5.A1" office:value-type="string">
            <text:p text:style-name="Table_20_Contents">Giftiger wunsc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renBochman"><text:span text:style-name="T1">OrenBochman</text:span></text:a></text:p>
          </table:table-cell>
        </table:table-row>
        <table:table-row>
          <table:table-cell table:style-name="Table5.A1" office:value-type="string">
            <text:p text:style-name="Table_20_Contents">Troy 07</text:p>
          </table:table-cell>
        </table:table-row>
        <table:table-row>
          <table:table-cell table:style-name="Table5.A1" office:value-type="string">
            <text:p text:style-name="Table_20_Contents">Wikialexdx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.tak"><text:span text:style-name="T1">L.tak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gies"><text:span text:style-name="T1">Dgies</text:span></text:a></text:p>
          </table:table-cell>
        </table:table-row>
        <table:table-row>
          <table:table-cell table:style-name="Table5.A1" office:value-type="string">
            <text:p text:style-name="Table_20_Contents">EdGl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engyanan"><text:span text:style-name="T1">Pengyan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ick_Cooper"><text:span text:style-name="T1">Nick Coop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renburg1"><text:span text:style-name="T1">Orenburg1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oug"><text:span text:style-name="T1">Dou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eter_cohen"><text:span text:style-name="T1">Peter cohen</text:span></text:a></text:p>
          </table:table-cell>
        </table:table-row>
        <table:table-row>
          <table:table-cell table:style-name="Table5.A1" office:value-type="string">
            <text:p text:style-name="Table_20_Contents">Jmundo</text:p>
          </table:table-cell>
        </table:table-row>
        <table:table-row>
          <table:table-cell table:style-name="Table5.A1" office:value-type="string">
            <text:p text:style-name="Table_20_Contents">Secret of succes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tt_Deres"><text:span text:style-name="T1">Matt Deres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Go_Phightins!"><text:span text:style-name="T1">Go Phightins!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eezo"><text:span text:style-name="T1">Feez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ef"><text:span text:style-name="T1">Ief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aespinoza"><text:span text:style-name="T1">Jaespinoz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ttbrundage"><text:span text:style-name="T1">Mattbrundage</text:span></text:a></text:p>
          </table:table-cell>
        </table:table-row>
        <table:table-row>
          <table:table-cell table:style-name="Table5.A1" office:value-type="string">
            <text:p text:style-name="Table_20_Contents">Xguilex</text:p>
          </table:table-cell>
        </table:table-row>
        <table:table-row>
          <table:table-cell table:style-name="Table5.A1" office:value-type="string">
            <text:p text:style-name="Table_20_Contents">Joole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aul_012"><text:span text:style-name="T1">Paul 012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a.vakilian"><text:span text:style-name="T1">Sa.vakili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ossde"><text:span text:style-name="T1">Cossd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oginnigol"><text:span text:style-name="T1">Loginnigol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ocation"><text:span text:style-name="T1">Locati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Danlaycock&amp;action=edit&amp;redlink=1"><text:span text:style-name="T3">Danlaycock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une"><text:span text:style-name="T1">Iun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kmurray"><text:span text:style-name="T1">Kkmurray</text:span></text:a></text:p>
          </table:table-cell>
        </table:table-row>
        <table:table-row>
          <table:table-cell table:style-name="Table5.A1" office:value-type="string">
            <text:p text:style-name="Table_20_Contents">Wipsenade</text:p>
          </table:table-cell>
        </table:table-row>
        <table:table-row>
          <table:table-cell table:style-name="Table5.A1" office:value-type="string">
            <text:p text:style-name="Table_20_Contents">MeltBanana</text:p>
          </table:table-cell>
        </table:table-row>
        <table:table-row>
          <table:table-cell table:style-name="Table5.A1" office:value-type="string">
            <text:p text:style-name="Table_20_Contents">NJGW</text:p>
          </table:table-cell>
        </table:table-row>
        <table:table-row>
          <table:table-cell table:style-name="Table5.A1" office:value-type="string">
            <text:p text:style-name="Table_20_Contents">Kedadi</text:p>
          </table:table-cell>
        </table:table-row>
        <table:table-row>
          <table:table-cell table:style-name="Table5.A1" office:value-type="string">
            <text:p text:style-name="Table_20_Contents">Xiner</text:p>
          </table:table-cell>
        </table:table-row>
        <table:table-row>
          <table:table-cell table:style-name="Table5.A1" office:value-type="string">
            <text:p text:style-name="Table_20_Contents">Loopl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dam78"><text:span text:style-name="T1">Adam78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ichard_Harvey"><text:span text:style-name="T1">Richard Harvey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rianyoumans"><text:span text:style-name="T1">Brianyouman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yteto"><text:span text:style-name="T1">Kytet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reo_Priest"><text:span text:style-name="T1">Oreo Pries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akuran"><text:span text:style-name="T1">Wakur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mmette_Hernandez_Coleman"><text:span text:style-name="T1">Emmette Hernandez Coleman</text:span></text:a></text:p>
          </table:table-cell>
        </table:table-row>
        <table:table-row>
          <table:table-cell table:style-name="Table5.A1" office:value-type="string">
            <text:p text:style-name="Table_20_Contents">Staffwaterbo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yur"><text:span text:style-name="T1">Mayu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DDJS"><text:span text:style-name="T1">JDDJS</text:span></text:a></text:p>
          </table:table-cell>
        </table:table-row>
        <table:table-row>
          <table:table-cell table:style-name="Table5.A1" office:value-type="string">
            <text:p text:style-name="Table_20_Contents">Silenc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schiffler"><text:span text:style-name="T1">Mschiffl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ugene-elgato"><text:span text:style-name="T1">Eugene-elgato</text:span></text:a></text:p>
          </table:table-cell>
        </table:table-row>
        <table:table-row>
          <table:table-cell table:style-name="Table5.A1" office:value-type="string">
            <text:p text:style-name="Table_20_Contents">Sadalmelik</text:p>
          </table:table-cell>
        </table:table-row>
        <table:table-row>
          <table:table-cell table:style-name="Table5.A1" office:value-type="string">
            <text:p text:style-name="Table_20_Contents">Kyorosuk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imione001"><text:span text:style-name="T1">Simione001</text:span></text:a></text:p>
          </table:table-cell>
        </table:table-row>
        <table:table-row>
          <table:table-cell table:style-name="Table5.A1" office:value-type="string">
            <text:p text:style-name="Table_20_Contents">Shannon1 (usurped3)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anryuu"><text:span text:style-name="T1">Ganryuu</text:span></text:a></text:p>
          </table:table-cell>
        </table:table-row>
        <table:table-row>
          <table:table-cell table:style-name="Table5.A1" office:value-type="string">
            <text:p text:style-name="Table_20_Contents">Arbustoo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Hybernator"><text:span text:style-name="T1">Hybernato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ikiLeon"><text:span text:style-name="T1">WikiLeon</text:span></text:a></text:p>
          </table:table-cell>
        </table:table-row>
        <table:table-row>
          <table:table-cell table:style-name="Table5.A1" office:value-type="string">
            <text:p text:style-name="Table_20_Contents">Nufy8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e_Moose"><text:span text:style-name="T1">The Moos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Ostalocutanje"><text:span text:style-name="T1">Ostalocutanj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ichwales"><text:span text:style-name="T1">Richwales</text:span></text:a></text:p>
          </table:table-cell>
        </table:table-row>
        <table:table-row>
          <table:table-cell table:style-name="Table5.A1" office:value-type="string">
            <text:p text:style-name="Table_20_Contents">Edelmand</text:p>
          </table:table-cell>
        </table:table-row>
        <table:table-row>
          <table:table-cell table:style-name="Table5.A1" office:value-type="string">
            <text:p text:style-name="Table_20_Contents">MoondyneAWB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Yaf"><text:span text:style-name="T1">Yaf</text:span></text:a></text:p>
          </table:table-cell>
        </table:table-row>
        <table:table-row>
          <table:table-cell table:style-name="Table5.A1" office:value-type="string">
            <text:p text:style-name="Table_20_Contents">Admiral Nort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hoebe"><text:span text:style-name="T1">Phoeb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ad_Hatter"><text:span text:style-name="T1">Mad Hatt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ord_Gøn"><text:span text:style-name="T1">Lord Gø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ucia_Black"><text:span text:style-name="T1">Lucia Black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now_Blizzard"><text:span text:style-name="T1">Snow Blizzard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Theilert&amp;action=edit&amp;redlink=1"><text:span text:style-name="T3">Theilert</text:span></text:a></text:p>
          </table:table-cell>
        </table:table-row>
        <table:table-row>
          <table:table-cell table:style-name="Table5.A1" office:value-type="string">
            <text:p text:style-name="Table_20_Contents">NSR77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ophie_means_wisdom"><text:span text:style-name="T1">Sophie means wisdom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dsds"><text:span text:style-name="T1">Sdsd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ntelligentsium"><text:span text:style-name="T1">Intelligentsium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uliolopez"><text:span text:style-name="T1">Guliolopez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ndrewrabbott"><text:span text:style-name="T1">Andrewrabbott</text:span></text:a></text:p>
          </table:table-cell>
        </table:table-row>
        <table:table-row>
          <table:table-cell table:style-name="Table5.A1" office:value-type="string">
            <text:p text:style-name="Table_20_Contents">Elliskev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ancini87"><text:span text:style-name="T1">Lancini87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rankRizzo2006"><text:span text:style-name="T1">FrankRizzo2006</text:span></text:a></text:p>
          </table:table-cell>
        </table:table-row>
        <table:table-row>
          <table:table-cell table:style-name="Table5.A1" office:value-type="string">
            <text:p text:style-name="Table_20_Contents">Igoldste</text:p>
          </table:table-cell>
        </table:table-row>
        <table:table-row>
          <table:table-cell table:style-name="Table5.A1" office:value-type="string">
            <text:p text:style-name="Table_20_Contents">Lahiru k</text:p>
          </table:table-cell>
        </table:table-row>
        <table:table-row>
          <table:table-cell table:style-name="Table5.A1" office:value-type="string">
            <text:p text:style-name="Table_20_Contents">Kermanshahi</text:p>
          </table:table-cell>
        </table:table-row>
        <table:table-row>
          <table:table-cell table:style-name="Table5.A1" office:value-type="string">
            <text:p text:style-name="Table_20_Contents">Ratarsed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antryl"><text:span text:style-name="T1">Santryl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dgeNavidad"><text:span text:style-name="T1">EdgeNavidad</text:span></text:a></text:p>
          </table:table-cell>
        </table:table-row>
        <table:table-row>
          <table:table-cell table:style-name="Table5.A1" office:value-type="string">
            <text:p text:style-name="Table_20_Contents">Cecropi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ootwiks"><text:span text:style-name="T1">Footwik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eLeopard"><text:span text:style-name="T1">TheLeopard</text:span></text:a></text:p>
          </table:table-cell>
        </table:table-row>
        <table:table-row>
          <table:table-cell table:style-name="Table5.A1" office:value-type="string">
            <text:p text:style-name="Table_20_Contents">Martinphi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hris857"><text:span text:style-name="T1">Chris857</text:span></text:a></text:p>
          </table:table-cell>
        </table:table-row>
        <table:table-row>
          <table:table-cell table:style-name="Table5.A1" office:value-type="string">
            <text:p text:style-name="Table_20_Contents">Singularity</text:p>
          </table:table-cell>
        </table:table-row>
        <table:table-row>
          <table:table-cell table:style-name="Table5.A1" office:value-type="string">
            <text:p text:style-name="Table_20_Contents">Street20</text:p>
          </table:table-cell>
        </table:table-row>
        <table:table-row>
          <table:table-cell table:style-name="Table5.A1" office:value-type="string">
            <text:p text:style-name="Table_20_Contents">Weregerbil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mjg"><text:span text:style-name="T1">Smjg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The_Wookieepedian"><text:span text:style-name="T1">The Wookieepedi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vid_A"><text:span text:style-name="T1">David A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zar"><text:span text:style-name="T1">Czar</text:span></text:a></text:p>
          </table:table-cell>
        </table:table-row>
        <table:table-row>
          <table:table-cell table:style-name="Table5.A1" office:value-type="string">
            <text:p text:style-name="Table_20_Contents">AKee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Hergilei&amp;action=edit&amp;redlink=1"><text:span text:style-name="T3">Hergilei</text:span></text:a></text:p>
          </table:table-cell>
        </table:table-row>
        <table:table-row>
          <table:table-cell table:style-name="Table5.A1" office:value-type="string">
            <text:p text:style-name="Table_20_Contents">Mira</text:p>
          </table:table-cell>
        </table:table-row>
        <table:table-row>
          <table:table-cell table:style-name="Table5.A1" office:value-type="string">
            <text:p text:style-name="Table_20_Contents">Master s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arenjc"><text:span text:style-name="T1">Karenjc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eanlaw"><text:span text:style-name="T1">Deanlaw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ust_plain_Bill"><text:span text:style-name="T1">Just plain Bill</text:span></text:a></text:p>
          </table:table-cell>
        </table:table-row>
        <table:table-row>
          <table:table-cell table:style-name="Table5.A1" office:value-type="string">
            <text:p text:style-name="Table_20_Contents">Cliché Onlin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rm500"><text:span text:style-name="T1">Krm500</text:span></text:a></text:p>
          </table:table-cell>
        </table:table-row>
        <table:table-row>
          <table:table-cell table:style-name="Table5.A1" office:value-type="string">
            <text:p text:style-name="Table_20_Contents">ArmadilloFromHell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ane023"><text:span text:style-name="T1">Jane023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lrx"><text:span text:style-name="T1">Glrx</text:span></text:a></text:p>
          </table:table-cell>
        </table:table-row>
        <table:table-row>
          <table:table-cell table:style-name="Table5.A1" office:value-type="string">
            <text:p text:style-name="Table_20_Contents">Noetic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ojoo_ra"><text:span text:style-name="T1">Joojoo ra</text:span></text:a></text:p>
          </table:table-cell>
        </table:table-row>
        <table:table-row>
          <table:table-cell table:style-name="Table5.A1" office:value-type="string">
            <text:p text:style-name="Table_20_Contents">Dreaded Walru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yunck(click)"><text:span text:style-name="T1">Fyunck(click)</text:span></text:a></text:p>
          </table:table-cell>
        </table:table-row>
        <table:table-row>
          <table:table-cell table:style-name="Table5.A1" office:value-type="string">
            <text:p text:style-name="Table_20_Contents">Histori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cljr"><text:span text:style-name="T1">Dcljr</text:span></text:a></text:p>
          </table:table-cell>
        </table:table-row>
        <table:table-row>
          <table:table-cell table:style-name="Table5.A1" office:value-type="string">
            <text:p text:style-name="Table_20_Contents">NAHID</text:p>
          </table:table-cell>
        </table:table-row>
        <table:table-row>
          <table:table-cell table:style-name="Table5.A1" office:value-type="string">
            <text:p text:style-name="Table_20_Contents">Mitsukai</text:p>
          </table:table-cell>
        </table:table-row>
        <table:table-row>
          <table:table-cell table:style-name="Table5.A1" office:value-type="string">
            <text:p text:style-name="Table_20_Contents">Henrygb</text:p>
          </table:table-cell>
        </table:table-row>
        <table:table-row>
          <table:table-cell table:style-name="Table5.A1" office:value-type="string">
            <text:p text:style-name="Table_20_Contents">Jappalang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jones"><text:span text:style-name="T1">Bjones</text:span></text:a></text:p>
          </table:table-cell>
        </table:table-row>
        <table:table-row>
          <table:table-cell table:style-name="Table5.A1" office:value-type="string">
            <text:p text:style-name="Table_20_Contents">Squilibob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HN"><text:span text:style-name="T1">DHN</text:span></text:a></text:p>
          </table:table-cell>
        </table:table-row>
        <table:table-row>
          <table:table-cell table:style-name="Table5.A1" office:value-type="string">
            <text:p text:style-name="Table_20_Contents">Eriann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nas_kam"><text:span text:style-name="T1">Jonas kam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hilipmj24"><text:span text:style-name="T1">Philipmj24</text:span></text:a></text:p>
          </table:table-cell>
        </table:table-row>
        <table:table-row>
          <table:table-cell table:style-name="Table5.A1" office:value-type="string">
            <text:p text:style-name="Table_20_Contents">Yorkshiri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enkvD"><text:span text:style-name="T1">HenkvD</text:span></text:a></text:p>
          </table:table-cell>
        </table:table-row>
        <table:table-row>
          <table:table-cell table:style-name="Table5.A1" office:value-type="string">
            <text:p text:style-name="Table_20_Contents">Kevin Baa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chowat"><text:span text:style-name="T1">Achowat</text:span></text:a></text:p>
          </table:table-cell>
        </table:table-row>
        <table:table-row>
          <table:table-cell table:style-name="Table5.A1" office:value-type="string">
            <text:p text:style-name="Table_20_Contents">Hroðulf</text:p>
          </table:table-cell>
        </table:table-row>
        <table:table-row>
          <table:table-cell table:style-name="Table5.A1" office:value-type="string">
            <text:p text:style-name="Table_20_Contents">Yanksox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rgento_Surfer"><text:span text:style-name="T1">Argento Surfer</text:span></text:a></text:p>
          </table:table-cell>
        </table:table-row>
        <table:table-row>
          <table:table-cell table:style-name="Table5.A1" office:value-type="string">
            <text:p text:style-name="Table_20_Contents">Ultraviolet scissor flame</text:p>
          </table:table-cell>
        </table:table-row>
        <table:table-row>
          <table:table-cell table:style-name="Table5.A1" office:value-type="string">
            <text:p text:style-name="Table_20_Contents">Audude08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Bob_rulz"><text:span text:style-name="T1">Bob rulz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ack_Greenmaven"><text:span text:style-name="T1">Jack Greenmave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Smetanahue&amp;action=edit&amp;redlink=1"><text:span text:style-name="T3">Smetanahue</text:span></text:a></text:p>
          </table:table-cell>
        </table:table-row>
        <table:table-row>
          <table:table-cell table:style-name="Table5.A1" office:value-type="string">
            <text:p text:style-name="Table_20_Contents">Mikae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inbierbitte"><text:span text:style-name="T1">Einbierbitte</text:span></text:a></text:p>
          </table:table-cell>
        </table:table-row>
        <table:table-row>
          <table:table-cell table:style-name="Table5.A1" office:value-type="string">
            <text:p text:style-name="Table_20_Contents">J.smith</text:p>
          </table:table-cell>
        </table:table-row>
        <table:table-row>
          <table:table-cell table:style-name="Table5.A1" office:value-type="string">
            <text:p text:style-name="Table_20_Contents">Nuttah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GC"><text:span text:style-name="T1">BGC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ickW557"><text:span text:style-name="T1">NickW557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endono"><text:span text:style-name="T1">Bendon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ogsquinge"><text:span text:style-name="T1">Kogsquinge</text:span></text:a></text:p>
          </table:table-cell>
        </table:table-row>
        <table:table-row>
          <table:table-cell table:style-name="Table5.A1" office:value-type="string">
            <text:p text:style-name="Table_20_Contents">[Placeholder]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ppemberton"><text:span text:style-name="T1">Mppemberton</text:span></text:a></text:p>
          </table:table-cell>
        </table:table-row>
        <table:table-row>
          <table:table-cell table:style-name="Table5.A1" office:value-type="string">
            <text:p text:style-name="Table_20_Contents">Nanobear</text:p>
          </table:table-cell>
        </table:table-row>
        <table:table-row>
          <table:table-cell table:style-name="Table5.A1" office:value-type="string">
            <text:p text:style-name="Table_20_Contents">Fabricationary</text:p>
          </table:table-cell>
        </table:table-row>
        <table:table-row>
          <table:table-cell table:style-name="Table5.A1" office:value-type="string">
            <text:p text:style-name="Table_20_Contents">Reconsideration</text:p>
          </table:table-cell>
        </table:table-row>
        <table:table-row>
          <table:table-cell table:style-name="Table5.A1" office:value-type="string">
            <text:p text:style-name="Table_20_Contents">Kanabekobaton</text:p>
          </table:table-cell>
        </table:table-row>
        <table:table-row>
          <table:table-cell table:style-name="Table5.A1" office:value-type="string">
            <text:p text:style-name="Table_20_Contents">Marty Rockatansk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/index.php?title=User:Corker1&amp;action=edit&amp;redlink=1"><text:span text:style-name="T3">Corker1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etx2002"><text:span text:style-name="T1">Fetx2002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Kateshortforbob"><text:span text:style-name="T1">Kateshortforbob</text:span></text:a></text:p>
          </table:table-cell>
        </table:table-row>
        <table:table-row>
          <table:table-cell table:style-name="Table5.A1" office:value-type="string">
            <text:p text:style-name="Table_20_Contents">Horkana</text:p>
          </table:table-cell>
        </table:table-row>
        <table:table-row>
          <table:table-cell table:style-name="Table5.A1" office:value-type="string">
            <text:p text:style-name="Table_20_Contents">Snoye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arryTheUnicorn"><text:span text:style-name="T1">BarryTheUnicorn</text:span></text:a></text:p>
          </table:table-cell>
        </table:table-row>
        <table:table-row>
          <table:table-cell table:style-name="Table5.A1" office:value-type="string">
            <text:p text:style-name="Table_20_Contents">Roke</text:p>
          </table:table-cell>
        </table:table-row>
        <table:table-row>
          <table:table-cell table:style-name="Table5.A1" office:value-type="string">
            <text:p text:style-name="Table_20_Contents">Arfaz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annin"><text:span text:style-name="T1">Tannin</text:span></text:a></text:p>
          </table:table-cell>
        </table:table-row>
        <table:table-row>
          <table:table-cell table:style-name="Table5.A1" office:value-type="string">
            <text:p text:style-name="Table_20_Contents">Basique</text:p>
          </table:table-cell>
        </table:table-row>
        <table:table-row>
          <table:table-cell table:style-name="Table5.A1" office:value-type="string">
            <text:p text:style-name="Table_20_Contents">Million Little Gods</text:p>
          </table:table-cell>
        </table:table-row>
        <table:table-row>
          <table:table-cell table:style-name="Table5.A1" office:value-type="string">
            <text:p text:style-name="Table_20_Contents">Ryan Norton</text:p>
          </table:table-cell>
        </table:table-row>
        <table:table-row>
          <table:table-cell table:style-name="Table5.A1" office:value-type="string">
            <text:p text:style-name="Table_20_Contents">BrokenSegu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Zachlipton"><text:span text:style-name="T1">Zachlipt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oul_Crusher"><text:span text:style-name="T1">Soul Crusher</text:span></text:a></text:p>
          </table:table-cell>
        </table:table-row>
        <table:table-row>
          <table:table-cell table:style-name="Table5.A1" office:value-type="string">
            <text:p text:style-name="Table_20_Contents">NatureA16</text:p>
          </table:table-cell>
        </table:table-row>
        <table:table-row>
          <table:table-cell table:style-name="Table5.A1" office:value-type="string">
            <text:p text:style-name="Table_20_Contents">Jump Guru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oaopais"><text:span text:style-name="T1">Joaopai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usicMaker5376"><text:span text:style-name="T1">MusicMaker5376</text:span></text:a></text:p>
          </table:table-cell>
        </table:table-row>
        <table:table-row>
          <table:table-cell table:style-name="Table5.A1" office:value-type="string">
            <text:p text:style-name="Table_20_Contents">WillC</text:p>
          </table:table-cell>
        </table:table-row>
        <table:table-row>
          <table:table-cell table:style-name="Table5.A1" office:value-type="string">
            <text:p text:style-name="Table_20_Contents">Koman90</text:p>
          </table:table-cell>
        </table:table-row>
        <table:table-row>
          <table:table-cell table:style-name="Table5.A1" office:value-type="string">
            <text:p text:style-name="Table_20_Contents">Soumitrahazra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Andres"><text:span text:style-name="T1">Andres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ichael_Drew"><text:span text:style-name="T1">Michael Drew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nDud88"><text:span text:style-name="T1">DanDud88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ndrewcrawford"><text:span text:style-name="T1">Andrewcrawford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Rosenbach"><text:span text:style-name="T1">DRosenbac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athan_Johnson"><text:span text:style-name="T1">Nathan Johns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almstad"><text:span text:style-name="T1">Halmstad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arutolovehinata5"><text:span text:style-name="T1">Narutolovehinata5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enjamin_Trovato"><text:span text:style-name="T1">Benjamin Trovat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assianto"><text:span text:style-name="T1">Cassiant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ddihockey10"><text:span text:style-name="T1">Addihockey10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alassi"><text:span text:style-name="T1">Galassi</text:span></text:a></text:p>
          </table:table-cell>
        </table:table-row>
        <table:table-row>
          <table:table-cell table:style-name="Table5.A1" office:value-type="string">
            <text:p text:style-name="Table_20_Contents">Madcoverbo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madler"><text:span text:style-name="T1">Cmadler</text:span></text:a></text:p>
          </table:table-cell>
        </table:table-row>
        <table:table-row>
          <table:table-cell table:style-name="Table5.A1" office:value-type="string">
            <text:p text:style-name="Table_20_Contents">Joelr31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ikola_Smolenski"><text:span text:style-name="T1">Nikola Smolenski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ZjarriRrethues"><text:span text:style-name="T1">ZjarriRrethues</text:span></text:a></text:p>
          </table:table-cell>
        </table:table-row>
        <table:table-row>
          <table:table-cell table:style-name="Table5.A1" office:value-type="string">
            <text:p text:style-name="Table_20_Contents">Mosedschurte</text:p>
          </table:table-cell>
        </table:table-row>
        <table:table-row>
          <table:table-cell table:style-name="Table5.A1" office:value-type="string">
            <text:p text:style-name="Table_20_Contents">Opark 77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Vegaswikian1"><text:span text:style-name="T1">Vegaswikian1</text:span></text:a></text:p>
          </table:table-cell>
        </table:table-row>
        <table:table-row>
          <table:table-cell table:style-name="Table5.A1" office:value-type="string">
            <text:p text:style-name="Table_20_Contents">Loganberr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tobias"><text:span text:style-name="T1">Dtobias</text:span></text:a></text:p>
          </table:table-cell>
        </table:table-row>
        <table:table-row>
          <table:table-cell table:style-name="Table5.A1" office:value-type="string">
            <text:p text:style-name="Table_20_Contents">Shinerunner</text:p>
          </table:table-cell>
        </table:table-row>
        <table:table-row>
          <table:table-cell table:style-name="Table5.A1" office:value-type="string">
            <text:p text:style-name="Table_20_Contents">MarcoTol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omatmebro"><text:span text:style-name="T1">Comatmebr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DC808"><text:span text:style-name="T1">JDC808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MBJ"><text:span text:style-name="T1">CMBJ</text:span></text:a></text:p>
          </table:table-cell>
        </table:table-row>
        <table:table-row>
          <table:table-cell table:style-name="Table5.A1" office:value-type="string">
            <text:p text:style-name="Table_20_Contents">Thiseye</text:p>
          </table:table-cell>
        </table:table-row>
        <table:table-row>
          <table:table-cell table:style-name="Table5.A1" office:value-type="string">
            <text:p text:style-name="Table_20_Contents">P4k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rikeit"><text:span text:style-name="T1">Srikei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uttons_to_Push_Buttons"><text:span text:style-name="T1">Buttons to Push Buttons</text:span></text:a></text:p>
          </table:table-cell>
        </table:table-row>
        <table:table-row>
          <table:table-cell table:style-name="Table5.A1" office:value-type="string">
            <text:p text:style-name="Table_20_Contents">Twelsh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eroeswithmetaphors"><text:span text:style-name="T1">Heroeswithmetaphors</text:span></text:a></text:p>
          </table:table-cell>
        </table:table-row>
        <table:table-row>
          <table:table-cell table:style-name="Table5.A1" office:value-type="string">
            <text:p text:style-name="Table_20_Contents">Random832</text:p>
          </table:table-cell>
        </table:table-row>
        <table:table-row>
          <table:table-cell table:style-name="Table5.A1" office:value-type="string">
            <text:p text:style-name="Table_20_Contents">Gurubrahm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ikDig"><text:span text:style-name="T1">PikDi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akobSteenberg"><text:span text:style-name="T1">JakobSteenberg</text:span></text:a></text:p>
          </table:table-cell>
        </table:table-row>
        <table:table-row>
          <table:table-cell table:style-name="Table5.A1" office:value-type="string">
            <text:p text:style-name="Table_20_Contents">Stephen Bai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ranitethighs"><text:span text:style-name="T1">Granitethighs</text:span></text:a></text:p>
          </table:table-cell>
        </table:table-row>
        <table:table-row>
          <table:table-cell table:style-name="Table5.A1" office:value-type="string">
            <text:p text:style-name="Table_20_Contents">Lightdarkness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Scolaire"><text:span text:style-name="T1">Scolair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Urselius"><text:span text:style-name="T1">Urselius</text:span></text:a></text:p>
          </table:table-cell>
        </table:table-row>
        <table:table-row>
          <table:table-cell table:style-name="Table5.A1" office:value-type="string">
            <text:p text:style-name="Table_20_Contents">Radiant chain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aaninjo"><text:span text:style-name="T1">Haaninjo</text:span></text:a></text:p>
          </table:table-cell>
        </table:table-row>
        <table:table-row>
          <table:table-cell table:style-name="Table5.A1" office:value-type="string">
            <text:p text:style-name="Table_20_Contents">Vsi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evanFan"><text:span text:style-name="T1">RevanFa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anya3"><text:span text:style-name="T1">Sanya3</text:span></text:a></text:p>
          </table:table-cell>
        </table:table-row>
        <table:table-row>
          <table:table-cell table:style-name="Table5.A1" office:value-type="string">
            <text:p text:style-name="Table_20_Contents">GearedBull</text:p>
          </table:table-cell>
        </table:table-row>
        <table:table-row>
          <table:table-cell table:style-name="Table5.A1" office:value-type="string">
            <text:p text:style-name="Table_20_Contents">Nivix</text:p>
          </table:table-cell>
        </table:table-row>
        <table:table-row>
          <table:table-cell table:style-name="Table5.A1" office:value-type="string">
            <text:p text:style-name="Table_20_Contents">Leifern</text:p>
          </table:table-cell>
        </table:table-row>
        <table:table-row>
          <table:table-cell table:style-name="Table5.A1" office:value-type="string">
            <text:p text:style-name="Table_20_Contents">Arilang1234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acts707"><text:span text:style-name="T1">Facts707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illiamb"><text:span text:style-name="T1">Williamb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Acabashi"><text:span text:style-name="T1">Acabashi</text:span></text:a></text:p>
          </table:table-cell>
        </table:table-row>
        <table:table-row>
          <table:table-cell table:style-name="Table5.A1" office:value-type="string">
            <text:p text:style-name="Table_20_Contents">Carthage44</text:p>
          </table:table-cell>
        </table:table-row>
        <table:table-row>
          <table:table-cell table:style-name="Table5.A1" office:value-type="string">
            <text:p text:style-name="Table_20_Contents">Phga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Felipe_Menegaz"><text:span text:style-name="T1">Felipe Menegaz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MP0328."><text:span text:style-name="T1">SMP0328.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epulwiki"><text:span text:style-name="T1">Sepulwiki</text:span></text:a></text:p>
          </table:table-cell>
        </table:table-row>
        <table:table-row>
          <table:table-cell table:style-name="Table5.A1" office:value-type="string">
            <text:p text:style-name="Table_20_Contents">Zser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orden1990"><text:span text:style-name="T1">Norden1990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1nkles"><text:span text:style-name="T1">H1nkles</text:span></text:a></text:p>
          </table:table-cell>
        </table:table-row>
        <table:table-row>
          <table:table-cell table:style-name="Table5.A1" office:value-type="string">
            <text:p text:style-name="Table_20_Contents">Panyd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vecrosby_uk"><text:span text:style-name="T1">Davecrosby uk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e_Magnificent_Clean-keeper"><text:span text:style-name="T1">The Magnificent Clean-keepe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ulia_W"><text:span text:style-name="T1">Julia W</text:span></text:a></text:p>
          </table:table-cell>
        </table:table-row>
        <table:table-row>
          <table:table-cell table:style-name="Table5.A1" office:value-type="string">
            <text:p text:style-name="Table_20_Contents">Wikifan12345</text:p>
          </table:table-cell>
        </table:table-row>
        <table:table-row>
          <table:table-cell table:style-name="Table5.A1" office:value-type="string">
            <text:p text:style-name="Table_20_Contents">RedSpruce</text:p>
          </table:table-cell>
        </table:table-row>
        <table:table-row>
          <table:table-cell table:style-name="Table5.A1" office:value-type="string">
            <text:p text:style-name="Table_20_Contents">Yamar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YArtsnWords"><text:span text:style-name="T1">NYArtsnWords</text:span></text:a></text:p>
          </table:table-cell>
        </table:table-row>
        <table:table-row>
          <table:table-cell table:style-name="Table5.A1" office:value-type="string">
            <text:p text:style-name="Table_20_Contents">Saranghae honey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c3s5h"><text:span text:style-name="T1">Jc3s5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rsHudson"><text:span text:style-name="T1">MrsHudson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Rwendland"><text:span text:style-name="T1">Rwendland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eofric1"><text:span text:style-name="T1">Leofric1</text:span></text:a></text:p>
          </table:table-cell>
        </table:table-row>
        <table:table-row>
          <table:table-cell table:style-name="Table5.A1" office:value-type="string">
            <text:p text:style-name="Table_20_Contents">Islander</text:p>
          </table:table-cell>
        </table:table-row>
        <table:table-row>
          <table:table-cell table:style-name="Table5.A1" office:value-type="string">
            <text:p text:style-name="Table_20_Contents">Blackngold29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cshank"><text:span text:style-name="T1">Dcshank</text:span></text:a></text:p>
          </table:table-cell>
        </table:table-row>
        <table:table-row>
          <table:table-cell table:style-name="Table5.A1" office:value-type="string">
            <text:p text:style-name="Table_20_Contents">Brandmeister (old)</text:p>
          </table:table-cell>
        </table:table-row>
        <table:table-row>
          <table:table-cell table:style-name="Table5.A1" office:value-type="string">
            <text:p text:style-name="Table_20_Contents">Cyrus XIII</text:p>
          </table:table-cell>
        </table:table-row>
        <text:soft-page-break/>
        <table:table-row>
          <table:table-cell table:style-name="Table5.A1" office:value-type="string">
            <text:p text:style-name="Table_20_Contents"><text:a xlink:type="simple" xlink:href="https://en.wikipedia.org/wiki/User:SBFCEdit"><text:span text:style-name="T1">SBFCEdit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rhange"><text:span text:style-name="T1">Morhang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H2g2bob"><text:span text:style-name="T1">H2g2bob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Vanisaac"><text:span text:style-name="T1">Vanisaac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Canthusus"><text:span text:style-name="T1">Canthusus</text:span></text:a></text:p>
          </table:table-cell>
        </table:table-row>
        <table:table-row>
          <table:table-cell table:style-name="Table5.A1" office:value-type="string">
            <text:p text:style-name="Table_20_Contents">Nopetr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an_Murphy"><text:span text:style-name="T1">Dan Murphy</text:span></text:a></text:p>
          </table:table-cell>
        </table:table-row>
        <table:table-row>
          <table:table-cell table:style-name="Table5.A1" office:value-type="string">
            <text:p text:style-name="Table_20_Contents">Kaiba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arujo"><text:span text:style-name="T1">Sarujo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Laveol"><text:span text:style-name="T1">Laveol</text:span></text:a></text:p>
          </table:table-cell>
        </table:table-row>
        <table:table-row>
          <table:table-cell table:style-name="Table5.A1" office:value-type="string">
            <text:p text:style-name="Table_20_Contents">Baseball Watcher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Evertype"><text:span text:style-name="T1">Evertype</text:span></text:a></text:p>
          </table:table-cell>
        </table:table-row>
        <table:table-row>
          <table:table-cell table:style-name="Table5.A1" office:value-type="string">
            <text:p text:style-name="Table_20_Contents">Gujuguy</text:p>
          </table:table-cell>
        </table:table-row>
        <table:table-row>
          <table:table-cell table:style-name="Table5.A1" office:value-type="string">
            <text:p text:style-name="Table_20_Contents">MPerel</text:p>
          </table:table-cell>
        </table:table-row>
        <table:table-row>
          <table:table-cell table:style-name="Table5.A1" office:value-type="string">
            <text:p text:style-name="Table_20_Contents">Skarebo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hilg88"><text:span text:style-name="T1">Philg88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Jeancey"><text:span text:style-name="T1">Jeancey</text:span></text:a></text:p>
          </table:table-cell>
        </table:table-row>
        <table:table-row>
          <table:table-cell table:style-name="Table5.A1" office:value-type="string">
            <text:p text:style-name="Table_20_Contents">Willirennen</text:p>
          </table:table-cell>
        </table:table-row>
        <table:table-row>
          <table:table-cell table:style-name="Table5.A1" office:value-type="string">
            <text:p text:style-name="Table_20_Contents">Neon whit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ucknish"><text:span text:style-name="T1">Ducknis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Moshe_Constantine_Hassan_Al-Silverburg"><text:span text:style-name="T1">Moshe Constantine Hassan Al-Silverbur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Paul_venter"><text:span text:style-name="T1">Paul venter</text:span></text:a></text:p>
          </table:table-cell>
        </table:table-row>
        <table:table-row>
          <table:table-cell table:style-name="Table5.A1" office:value-type="string">
            <text:p text:style-name="Table_20_Contents">Radagast3</text:p>
          </table:table-cell>
        </table:table-row>
        <table:table-row>
          <table:table-cell table:style-name="Table5.A1" office:value-type="string">
            <text:p text:style-name="Table_20_Contents">MarkSweep</text:p>
          </table:table-cell>
        </table:table-row>
        <table:table-row>
          <table:table-cell table:style-name="Table5.A1" office:value-type="string">
            <text:p text:style-name="Table_20_Contents">Sfacet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Night_Gyr"><text:span text:style-name="T1">Night Gy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GabrielF"><text:span text:style-name="T1">GabrielF</text:span></text:a></text:p>
          </table:table-cell>
        </table:table-row>
        <table:table-row>
          <table:table-cell table:style-name="Table5.A1" office:value-type="string">
            <text:p text:style-name="Table_20_Contents">Majorclanger</text:p>
          </table:table-cell>
        </table:table-row>
        <table:table-row>
          <table:table-cell table:style-name="Table5.A1" office:value-type="string">
            <text:p text:style-name="Table_20_Contents">Rambo's Reveng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orsodog"><text:span text:style-name="T1">Torsodog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Int21h"><text:span text:style-name="T1">Int21h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The_Anonymouse"><text:span text:style-name="T1">The Anonymouse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DWC_LR"><text:span text:style-name="T1">DWC LR</text:span></text:a>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Work_permit"><text:span text:style-name="T1">Work permit</text:span></text:a></text:p>
          </table:table-cell>
        </table:table-row>
        <table:table-row>
          <table:table-cell table:style-name="Table5.A1" office:value-type="string">
            <text:p text:style-name="Table_20_Contents">Dunca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Blake"><text:span text:style-name="T1">Blake</text:span></text:a></text:p>
          </table:table-cell>
        </table:table-row>
        <table:table-row>
          <table:table-cell table:style-name="Table5.A1" office:value-type="string">
            <text:p text:style-name="Table_20_Contents">Dan100</text:p>
          </table:table-cell>
        </table:table-row>
        <table:table-row>
          <table:table-cell table:style-name="Table5.A1" office:value-type="string">
            <text:p text:style-name="Table_20_Contents">Denni</text:p>
          </table:table-cell>
        </table:table-row>
        <table:table-row>
          <table:table-cell table:style-name="Table5.A1" office:value-type="string">
            <text:p text:style-name="Table_20_Contents">Jackal4</text:p>
          </table:table-cell>
        </table:table-row>
        <table:table-row>
          <table:table-cell table:style-name="Table5.A1" office:value-type="string">
            <text:p text:style-name="Table_20_Contents">Thedemonhog</text:p>
          </table:table-cell>
        </table:table-row>
        <text:soft-page-break/>
        <table:table-row>
          <table:table-cell table:style-name="Table5.A1" office:value-type="string">
            <text:p text:style-name="Table_20_Contents">PhantomS</text:p>
          </table:table-cell>
        </table:table-row>
        <table:table-row>
          <table:table-cell table:style-name="Table5.A1" office:value-type="string">
            <text:p text:style-name="Table_20_Contents">Panairjdde</text:p>
          </table:table-cell>
        </table:table-row>
        <table:table-row>
          <table:table-cell table:style-name="Table5.A1" office:value-type="string">
            <text:p text:style-name="Table_20_Contents">Sparthors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en.wikipedia.org/wiki/User:Shannon1"><text:span text:style-name="T1">Shannon1</text:span></text:a></text:p>
          </table:table-cell>
        </table:table-row>
        <table:table-row>
          <table:table-cell table:style-name="Table5.A1" office:value-type="string">
            <text:p text:style-name="P7"><text:a xlink:type="simple" xlink:href="https://en.wikipedia.org/wiki/User:Dave.Dunford"><text:span text:style-name="T5">Dave.Dunford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7-06T23:07:45</meta:creation-date>
    <dc:date>2013-07-06T23:23:03</dc:date>
    <dc:creator>David </dc:creator>
    <meta:editing-duration>PT3M55S</meta:editing-duration>
    <meta:editing-cycles>3</meta:editing-cycles>
    <meta:generator>LibreOffice/3.5$Linux_x86 LibreOffice_project/350m1$Build-2</meta:generator>
    <meta:document-statistic meta:table-count="5" meta:image-count="0" meta:object-count="0" meta:page-count="126" meta:paragraph-count="5000" meta:word-count="6112" meta:character-count="46954" meta:non-whitespace-character-count="45847"/>
  </office:meta>
</office:document-meta>
</file>